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pitch="variable"/>
    <style:font-face style:name="Segoe UI1" svg:font-family="'Segoe UI'"/>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8d8d8" draw:shadow="hidden"/>
    </style:style>
    <style:style style:name="gr2" style:family="graphic" style:parent-style-name="standard">
      <style:graphic-properties draw:stroke="dash" draw:stroke-dash="Dash_5f_0" svg:stroke-width="0.039cm" svg:stroke-color="#0078d7" svg:stroke-opacity="100%" draw:stroke-linejoin="round" svg:stroke-linecap="round" draw:fill="none" fo:padding-top="0.144cm" fo:padding-bottom="0.144cm" fo:padding-left="0.269cm" fo:padding-right="0.269cm"/>
    </style:style>
    <style:style style:name="gr3" style:family="graphic" style:parent-style-name="standard">
      <style:graphic-properties draw:stroke="none" draw:fill="solid" draw:fill-color="#0078d7" draw:shadow="hidden"/>
    </style:style>
    <style:style style:name="gr4" style:family="graphic" style:parent-style-name="standard">
      <style:graphic-properties draw:stroke="none" draw:fill="none" draw:textarea-vertical-align="top" fo:min-height="1.821cm" fo:min-width="2.54cm" fo:padding-top="0cm" fo:padding-bottom="0cm" fo:padding-left="0cm" fo:padding-right="0cm"/>
      <style:paragraph-properties style:writing-mode="lr-tb"/>
    </style:style>
    <style:style style:name="gr5" style:family="graphic" style:parent-style-name="standard">
      <style:graphic-properties draw:stroke="none" draw:marker-start="Marker_5f_0" draw:marker-start-width="0.455cm" draw:marker-end="Marker_5f_0" draw:marker-end-width="0.455cm" draw:fill="solid" draw:fill-color="#f2f2f2" draw:shadow="hidden"/>
    </style:style>
    <style:style style:name="gr6" style:family="graphic" style:parent-style-name="standard">
      <style:graphic-properties draw:stroke="dash" draw:stroke-dash="Dash_5f_0" svg:stroke-width="0.079cm" svg:stroke-color="#000000" draw:marker-start="Marker_5f_0" draw:marker-start-width="0.455cm" draw:marker-end="Marker_5f_0" draw:marker-end-width="0.455cm" svg:stroke-opacity="100%" draw:stroke-linejoin="round" svg:stroke-linecap="round" draw:fill="none" fo:padding-top="0.164cm" fo:padding-bottom="0.164cm" fo:padding-left="0.289cm" fo:padding-right="0.289cm"/>
    </style:style>
    <style:style style:name="gr7" style:family="graphic" style:parent-style-name="standard">
      <style:graphic-properties draw:stroke="none" draw:fill="none" draw:textarea-vertical-align="top" fo:min-height="1.411cm" fo:min-width="2.54cm" fo:padding-top="0.141cm" fo:padding-bottom="0.141cm" fo:padding-left="0.141cm" fo:padding-right="0.141cm"/>
      <style:paragraph-properties style:writing-mode="lr-tb"/>
    </style:style>
    <style:style style:name="gr8" style:family="graphic" style:parent-style-name="standard">
      <style:graphic-properties draw:stroke="none" draw:fill="none" draw:textarea-vertical-align="top" fo:min-height="0.471cm" fo:min-width="2.54cm" fo:padding-top="0.141cm" fo:padding-bottom="0.141cm" fo:padding-left="0.141cm" fo:padding-right="0.141cm"/>
      <style:paragraph-properties style:writing-mode="lr-tb"/>
    </style:style>
    <style:style style:name="gr9" style:family="graphic" style:parent-style-name="standard">
      <style:graphic-properties draw:stroke="none" draw:marker-start="Marker_5f_0" draw:marker-start-width="0.455cm" draw:marker-end="Marker_5f_0" draw:marker-end-width="0.455cm" draw:fill="solid" draw:fill-color="#ffffff" draw:shadow="hidden"/>
    </style:style>
    <style:style style:name="gr10" style:family="graphic" style:parent-style-name="standard">
      <style:graphic-properties draw:stroke="solid" svg:stroke-width="0.088cm" svg:stroke-color="#0070c0" draw:marker-end="Marker_5f_1" draw:marker-end-width="0.478cm" svg:stroke-opacity="100%" draw:stroke-linejoin="miter" svg:stroke-linecap="butt" draw:fill="none" fo:padding-top="0.169cm" fo:padding-bottom="0.169cm" fo:padding-left="0.294cm" fo:padding-right="0.294cm"/>
    </style:style>
    <style:style style:name="gr11"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12" style:family="graphic" style:parent-style-name="standard">
      <style:graphic-properties draw:stroke="none" draw:fill="none" draw:textarea-vertical-align="middle" fo:min-height="0.943cm" fo:min-width="2.54cm" fo:padding-top="0.141cm" fo:padding-bottom="0.141cm" fo:padding-left="0.141cm" fo:padding-right="0.141cm"/>
      <style:paragraph-properties style:writing-mode="lr-tb"/>
    </style:style>
    <style:style style:name="gr13" style:family="graphic" style:parent-style-name="standard">
      <style:graphic-properties draw:stroke="solid" svg:stroke-width="0.176cm" svg:stroke-color="#0070c0" draw:marker-end="Marker_5f_1" draw:marker-end-width="0.701cm" svg:stroke-opacity="100%" draw:stroke-linejoin="miter" svg:stroke-linecap="butt" draw:fill="none" fo:padding-top="0.213cm" fo:padding-bottom="0.213cm" fo:padding-left="0.338cm" fo:padding-right="0.338cm"/>
    </style:style>
    <style:style style:name="gr14" style:family="graphic" style:parent-style-name="standard">
      <style:graphic-properties draw:stroke="none" draw:fill="solid" draw:fill-color="#ffffff" draw:shadow="hidden"/>
    </style:style>
    <style:style style:name="gr15" style:family="graphic" style:parent-style-name="standard">
      <style:graphic-properties draw:stroke="solid" svg:stroke-width="0.026cm" svg:stroke-color="#0078d7" svg:stroke-opacity="100%" draw:stroke-linejoin="round" svg:stroke-linecap="round" draw:fill="none" fo:padding-top="0.138cm" fo:padding-bottom="0.138cm" fo:padding-left="0.263cm" fo:padding-right="0.263cm"/>
    </style:style>
    <style:style style:name="gr16" style:family="graphic" style:parent-style-name="standard">
      <style:graphic-properties draw:stroke="none" draw:fill="none" draw:textarea-vertical-align="middle" fo:min-height="0.988cm" fo:min-width="2.54cm" fo:padding-top="0.141cm" fo:padding-bottom="0.141cm" fo:padding-left="0.141cm" fo:padding-right="0.141cm"/>
      <style:paragraph-properties style:writing-mode="lr-tb"/>
    </style:style>
    <style:style style:name="gr17" style:family="graphic" style:parent-style-name="standard">
      <style:graphic-properties draw:stroke="none" draw:fill="none" draw:textarea-vertical-align="top" fo:min-height="2.487cm" fo:min-width="2.54cm" fo:padding-top="0cm" fo:padding-bottom="0cm" fo:padding-left="0cm" fo:padding-right="0cm"/>
      <style:paragraph-properties style:writing-mode="lr-tb"/>
    </style:style>
    <style:style style:name="gr18" style:family="graphic" style:parent-style-name="standard">
      <style:graphic-properties draw:stroke="none" draw:fill="none" draw:textarea-vertical-align="top" fo:min-height="2.54cm" fo:min-width="2.54cm" fo:padding-top="0cm" fo:padding-bottom="0cm" fo:padding-left="0cm" fo:padding-right="0cm"/>
      <style:paragraph-properties style:writing-mode="lr-tb"/>
    </style:style>
    <style:style style:name="gr19" style:family="graphic" style:parent-style-name="standard">
      <style:graphic-properties draw:stroke="none" draw:fill="none" draw:textarea-vertical-align="top" fo:min-height="2.442cm" fo:min-width="2.54cm" fo:padding-top="0cm" fo:padding-bottom="0cm" fo:padding-left="0cm" fo:padding-right="0cm"/>
      <style:paragraph-properties style:writing-mode="lr-tb"/>
    </style:style>
    <style:style style:name="gr20" style:family="graphic" style:parent-style-name="standard">
      <style:graphic-properties draw:stroke="none" draw:fill="none" draw:textarea-vertical-align="middle" fo:min-height="2.258cm" fo:min-width="2.54cm" fo:padding-top="0.141cm" fo:padding-bottom="0.141cm" fo:padding-left="0.141cm" fo:padding-right="0.141cm"/>
      <style:paragraph-properties style:writing-mode="lr-tb"/>
    </style:style>
    <style:style style:name="gr21" style:family="graphic" style:parent-style-name="standard">
      <style:graphic-properties draw:stroke="none" draw:marker-start="Marker_5f_0" draw:marker-start-width="0.299cm" draw:marker-end="Marker_5f_0" draw:marker-end-width="0.299cm" draw:fill="solid" draw:fill-color="#e8f7ff" draw:shadow="hidden"/>
    </style:style>
    <style:style style:name="gr22" style:family="graphic" style:parent-style-name="standard">
      <style:graphic-properties draw:stroke="solid" svg:stroke-width="0.018cm" svg:stroke-color="#0078d7" draw:marker-start="Marker_5f_0" draw:marker-start-width="0.299cm" draw:marker-end="Marker_5f_0" draw:marker-end-width="0.299cm" svg:stroke-opacity="100%" draw:stroke-linejoin="round" svg:stroke-linecap="round" draw:fill="none" fo:padding-top="0.134cm" fo:padding-bottom="0.134cm" fo:padding-left="0.259cm" fo:padding-right="0.259cm"/>
    </style:style>
    <style:style style:name="gr23" style:family="graphic" style:parent-style-name="standard">
      <style:graphic-properties draw:stroke="none" draw:fill="none" draw:textarea-vertical-align="middle" fo:min-height="1.503cm" fo:min-width="2.54cm" fo:padding-top="0.141cm" fo:padding-bottom="0.141cm" fo:padding-left="0.141cm" fo:padding-right="0.141cm"/>
      <style:paragraph-properties style:writing-mode="lr-tb"/>
    </style:style>
    <style:style style:name="gr24" style:family="graphic" style:parent-style-name="standard">
      <style:graphic-properties draw:stroke="solid" svg:stroke-width="0.025cm" svg:stroke-color="#0070c0" svg:stroke-opacity="100%" draw:stroke-linejoin="round" svg:stroke-linecap="round" draw:fill="none" fo:padding-top="0.137cm" fo:padding-bottom="0.137cm" fo:padding-left="0.262cm" fo:padding-right="0.262cm"/>
    </style:style>
    <style:style style:name="gr25" style:family="graphic" style:parent-style-name="standard">
      <style:graphic-properties draw:stroke="none" draw:fill="none" draw:textarea-vertical-align="middle" fo:min-height="1.256cm" fo:min-width="2.54cm" fo:padding-top="0cm" fo:padding-bottom="0cm" fo:padding-left="0cm" fo:padding-right="0cm"/>
      <style:paragraph-properties style:writing-mode="lr-tb"/>
    </style:style>
    <style:style style:name="gr26" style:family="graphic" style:parent-style-name="standard">
      <style:graphic-properties draw:stroke="solid" svg:stroke-width="0.053cm" svg:stroke-color="#000000" draw:marker-end="Marker_5f_1" draw:marker-end-width="0.388cm" svg:stroke-opacity="100%" draw:stroke-linejoin="round" svg:stroke-linecap="round" draw:fill="none" fo:padding-top="0.151cm" fo:padding-bottom="0.151cm" fo:padding-left="0.276cm" fo:padding-right="0.276cm"/>
    </style:style>
    <style:style style:name="gr27" style:family="graphic" style:parent-style-name="standard">
      <style:graphic-properties draw:stroke="none" draw:fill="none" draw:textarea-vertical-align="middle" fo:min-height="2.481cm" fo:min-width="2.54cm" fo:padding-top="0cm" fo:padding-bottom="0cm" fo:padding-left="0cm" fo:padding-right="0cm"/>
    </style:style>
    <style:style style:name="gr28" style:family="graphic" style:parent-style-name="standard">
      <style:graphic-properties draw:stroke="none" draw:fill="none" draw:textarea-vertical-align="middle" fo:min-height="1.044cm" fo:min-width="2.54cm" fo:padding-top="0cm" fo:padding-bottom="0cm" fo:padding-left="0cm" fo:padding-right="0cm"/>
      <style:paragraph-properties style:writing-mode="lr-tb"/>
    </style:style>
    <style:style style:name="gr29" style:family="graphic" style:parent-style-name="standard">
      <style:graphic-properties draw:stroke="none" draw:fill="none" draw:textarea-vertical-align="top" fo:min-height="2.095cm" fo:min-width="2.54cm" fo:padding-top="0cm" fo:padding-bottom="0cm" fo:padding-left="0cm" fo:padding-right="0cm"/>
      <style:paragraph-properties style:writing-mode="lr-tb"/>
    </style:style>
    <style:style style:name="gr30" style:family="graphic" style:parent-style-name="standard">
      <style:graphic-properties draw:stroke="none" draw:fill="none" draw:textarea-vertical-align="top" fo:min-height="19.562cm" fo:min-width="2.54cm" fo:padding-top="0.141cm" fo:padding-bottom="0.141cm" fo:padding-left="0.141cm" fo:padding-right="0.141cm"/>
      <style:paragraph-properties style:writing-mode="lr-tb"/>
    </style:style>
    <style:style style:name="gr31" style:family="graphic" style:parent-style-name="standard">
      <style:graphic-properties draw:stroke="dash" draw:stroke-dash="Dash_5f_1" svg:stroke-width="0.026cm" svg:stroke-color="#0000ff" svg:stroke-opacity="100%" draw:stroke-linejoin="round" svg:stroke-linecap="round" draw:fill="none" fo:padding-top="0.138cm" fo:padding-bottom="0.138cm" fo:padding-left="0.263cm" fo:padding-right="0.263cm"/>
    </style:style>
    <style:style style:name="gr32" style:family="graphic" style:parent-style-name="standard">
      <style:graphic-properties draw:stroke="none" draw:fill="none" draw:textarea-vertical-align="top" fo:min-height="10.471cm" fo:min-width="2.54cm" fo:padding-top="0.141cm" fo:padding-bottom="0.141cm" fo:padding-left="0.141cm" fo:padding-right="0.141cm"/>
      <style:paragraph-properties style:writing-mode="lr-tb"/>
    </style:style>
    <style:style style:name="gr33" style:family="graphic" style:parent-style-name="standard">
      <style:graphic-properties draw:stroke="none" draw:fill="solid" draw:fill-color="#00188f" draw:shadow="hidden"/>
    </style:style>
    <style:style style:name="gr34" style:family="graphic" style:parent-style-name="standard">
      <style:graphic-properties draw:stroke="none" draw:fill="none" draw:textarea-vertical-align="top" fo:min-height="2.481cm" fo:min-width="2.54cm" fo:padding-top="0cm" fo:padding-bottom="0cm" fo:padding-left="0cm" fo:padding-right="0cm"/>
    </style:style>
    <style:style style:name="gr35" style:family="graphic" style:parent-style-name="standard">
      <style:graphic-properties draw:stroke="none" draw:fill="none" draw:textarea-vertical-align="middle" fo:min-height="2.487cm" fo:min-width="2.54cm" fo:padding-top="0cm" fo:padding-bottom="0cm" fo:padding-left="0cm" fo:padding-right="0cm"/>
      <style:paragraph-properties style:writing-mode="lr-tb"/>
    </style:style>
    <style:style style:name="gr36" style:family="graphic" style:parent-style-name="standard">
      <style:graphic-properties draw:stroke="none" draw:fill="none" draw:textarea-vertical-align="top" fo:min-height="3.048cm" fo:min-width="2.54cm" fo:padding-top="0cm" fo:padding-bottom="0cm" fo:padding-left="0cm" fo:padding-right="0cm"/>
      <style:paragraph-properties style:writing-mode="lr-tb"/>
    </style:style>
    <style:style style:name="gr37" style:family="graphic" style:parent-style-name="standard">
      <style:graphic-properties draw:stroke="solid" svg:stroke-width="0.176cm" svg:stroke-color="#0070c0" svg:stroke-opacity="100%" draw:stroke-linejoin="round" svg:stroke-linecap="round" draw:fill="none" fo:padding-top="0.213cm" fo:padding-bottom="0.213cm" fo:padding-left="0.338cm" fo:padding-right="0.338cm"/>
    </style:style>
    <style:style style:name="gr38" style:family="graphic" style:parent-style-name="standard">
      <style:graphic-properties draw:stroke="solid" svg:stroke-width="0.026cm" svg:stroke-color="#0070c0" svg:stroke-opacity="100%" draw:stroke-linejoin="round" svg:stroke-linecap="round" draw:fill="none" fo:padding-top="0.138cm" fo:padding-bottom="0.138cm" fo:padding-left="0.263cm" fo:padding-right="0.263cm"/>
    </style:style>
    <style:style style:name="gr39" style:family="graphic" style:parent-style-name="standard">
      <style:graphic-properties draw:stroke="none" draw:fill="none" draw:textarea-vertical-align="middle" fo:min-height="0.762cm" fo:min-width="2.54cm" fo:padding-top="0.141cm" fo:padding-bottom="0.141cm" fo:padding-left="0.141cm" fo:padding-right="0.141cm"/>
      <style:paragraph-properties style:writing-mode="lr-tb"/>
    </style:style>
    <style:style style:name="gr40" style:family="graphic" style:parent-style-name="standard">
      <style:graphic-properties draw:stroke="none" draw:fill="none" draw:textarea-vertical-align="top" fo:min-height="1.014cm" fo:min-width="2.54cm" fo:padding-top="0.141cm" fo:padding-bottom="0.141cm" fo:padding-left="0.141cm" fo:padding-right="0.141cm"/>
      <style:paragraph-properties style:writing-mode="lr-tb"/>
    </style:style>
    <style:style style:name="gr41" style:family="graphic" style:parent-style-name="standard">
      <style:graphic-properties draw:stroke="none" draw:fill="none" draw:textarea-vertical-align="top" fo:min-height="16.525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top" fo:min-height="0.494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4.142cm" fo:min-width="2.54cm" fo:padding-top="0.141cm" fo:padding-bottom="0.141cm" fo:padding-left="0.141cm" fo:padding-right="0.141cm"/>
      <style:paragraph-properties style:writing-mode="lr-tb"/>
    </style:style>
    <style:style style:name="gr44" style:family="graphic" style:parent-style-name="standard">
      <style:graphic-properties draw:stroke="dash" draw:stroke-dash="Dash_5f_2" svg:stroke-width="0cm" svg:stroke-color="#7f7f7f" svg:stroke-opacity="100%" draw:stroke-linejoin="round" svg:stroke-linecap="round" draw:fill="none"/>
    </style:style>
    <style:style style:name="gr45" style:family="graphic" style:parent-style-name="standard">
      <style:graphic-properties draw:stroke="none" draw:fill="none" draw:textarea-vertical-align="top" fo:min-height="1.033cm" fo:min-width="2.54cm" fo:padding-top="0.141cm" fo:padding-bottom="0.141cm" fo:padding-left="0.141cm" fo:padding-right="0.141cm"/>
      <style:paragraph-properties style:writing-mode="lr-tb"/>
    </style:style>
    <style:style style:name="gr46" style:family="graphic" style:parent-style-name="standard">
      <style:graphic-properties draw:stroke="none" draw:fill="none" draw:textarea-vertical-align="top" fo:min-height="14.536cm" fo:min-width="2.54cm" fo:padding-top="0.141cm" fo:padding-bottom="0.141cm" fo:padding-left="0.141cm" fo:padding-right="0.141cm"/>
      <style:paragraph-properties style:writing-mode="lr-tb"/>
    </style:style>
    <style:style style:name="gr47"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style:style>
    <style:style style:name="gr48" style:family="graphic" style:parent-style-name="standard">
      <style:graphic-properties draw:stroke="none" draw:fill="none" draw:textarea-vertical-align="top" fo:min-height="2.424cm" fo:min-width="2.54cm" fo:padding-top="0cm" fo:padding-bottom="0cm" fo:padding-left="0cm" fo:padding-right="0cm"/>
      <style:paragraph-properties style:writing-mode="lr-tb"/>
    </style:style>
    <style:style style:name="gr49" style:family="graphic" style:parent-style-name="standard">
      <style:graphic-properties draw:stroke="solid" svg:stroke-width="0.176cm" svg:stroke-color="#0070c0" draw:marker-start="Marker_5f_1" draw:marker-start-width="0.701cm" draw:marker-end="Marker_5f_1" draw:marker-end-width="0.701cm" svg:stroke-opacity="100%" draw:stroke-linejoin="miter" svg:stroke-linecap="butt" draw:fill="none" fo:padding-top="0.213cm" fo:padding-bottom="0.213cm" fo:padding-left="0.338cm" fo:padding-right="0.338cm"/>
    </style:style>
    <style:style style:name="gr50" style:family="graphic" style:parent-style-name="standard">
      <style:graphic-properties draw:stroke="none" draw:fill="none" draw:textarea-vertical-align="top" fo:min-height="3.274cm" fo:min-width="2.54cm" fo:padding-top="0cm" fo:padding-bottom="0cm" fo:padding-left="0cm" fo:padding-right="0cm"/>
      <style:paragraph-properties style:writing-mode="lr-tb"/>
    </style:style>
    <style:style style:name="gr51" style:family="graphic" style:parent-style-name="standard">
      <style:graphic-properties draw:stroke="none" draw:fill="none" draw:textarea-vertical-align="top" fo:min-height="17.218cm" fo:min-width="2.54cm" fo:padding-top="0.141cm" fo:padding-bottom="0.141cm" fo:padding-left="0.141cm" fo:padding-right="0.141cm"/>
      <style:paragraph-properties style:writing-mode="lr-tb"/>
    </style:style>
    <style:style style:name="gr52" style:family="graphic" style:parent-style-name="standard">
      <style:graphic-properties draw:stroke="none" draw:fill="solid" draw:fill-color="#0070c0" draw:shadow="hidden"/>
    </style:style>
    <style:style style:name="gr53" style:family="graphic" style:parent-style-name="standard">
      <style:graphic-properties draw:stroke="none" draw:fill="none" draw:textarea-vertical-align="middle" fo:min-height="10.753cm" fo:min-width="2.54cm" fo:padding-top="0cm" fo:padding-bottom="0cm" fo:padding-left="0cm" fo:padding-right="0cm"/>
      <style:paragraph-properties style:writing-mode="lr-tb"/>
    </style:style>
    <style:style style:name="gr54" style:family="graphic" style:parent-style-name="standard">
      <style:graphic-properties draw:stroke="none" draw:fill="none" draw:textarea-vertical-align="middle" fo:min-height="2.602cm" fo:min-width="2.54cm" fo:padding-top="0cm" fo:padding-bottom="0cm" fo:padding-left="0cm" fo:padding-right="0cm"/>
      <style:paragraph-properties style:writing-mode="lr-tb"/>
    </style:style>
    <style:style style:name="gr55" style:family="graphic" style:parent-style-name="standard">
      <style:graphic-properties draw:stroke="solid" svg:stroke-width="0.706cm" svg:stroke-color="#0070c0" draw:marker-start="Marker_5f_1" draw:marker-start-width="2.028cm" draw:marker-end="Marker_5f_1" draw:marker-end-width="2.028cm" svg:stroke-opacity="100%" draw:stroke-linejoin="miter" svg:stroke-linecap="butt" draw:fill="none" fo:padding-top="0.478cm" fo:padding-bottom="0.478cm" fo:padding-left="0.603cm" fo:padding-right="0.603cm"/>
    </style:style>
    <style:style style:name="gr56" style:family="graphic" style:parent-style-name="standard">
      <style:graphic-properties draw:stroke="none" draw:fill="none" draw:textarea-vertical-align="middle" fo:min-height="1.524cm" fo:min-width="2.54cm" fo:padding-top="0.141cm" fo:padding-bottom="0.141cm" fo:padding-left="0.141cm" fo:padding-right="0.141cm"/>
      <style:paragraph-properties style:writing-mode="lr-tb"/>
    </style:style>
    <style:style style:name="gr57" style:family="graphic" style:parent-style-name="standard">
      <style:graphic-properties draw:stroke="none" draw:fill="none" draw:textarea-vertical-align="top" fo:min-height="2.392cm" fo:min-width="2.54cm" fo:padding-top="0.141cm" fo:padding-bottom="0.141cm" fo:padding-left="0.141cm" fo:padding-right="0.141cm"/>
      <style:paragraph-properties style:writing-mode="lr-tb"/>
    </style:style>
    <style:style style:name="gr58" style:family="graphic" style:parent-style-name="standard">
      <style:graphic-properties draw:stroke="none" draw:fill="none" draw:textarea-vertical-align="middle" fo:min-height="1.623cm" fo:min-width="2.54cm" fo:padding-top="0.141cm" fo:padding-bottom="0.141cm" fo:padding-left="0.141cm" fo:padding-right="0.141cm"/>
      <style:paragraph-properties style:writing-mode="lr-tb"/>
    </style:style>
    <style:style style:name="gr59" style:family="graphic" style:parent-style-name="standard">
      <style:graphic-properties draw:stroke="none" draw:fill="none" draw:textarea-vertical-align="middle" fo:min-height="2.54cm" fo:min-width="2.54cm" fo:padding-top="0cm" fo:padding-bottom="0cm" fo:padding-left="0cm" fo:padding-right="0cm"/>
      <style:paragraph-properties style:writing-mode="lr-tb"/>
    </style:style>
    <style:style style:name="gr60" style:family="graphic" style:parent-style-name="standard">
      <style:graphic-properties draw:stroke="solid" svg:stroke-width="0.176cm" svg:stroke-color="#9dbb61" draw:marker-end="Marker_5f_1" draw:marker-end-width="0.701cm" svg:stroke-opacity="100%" draw:stroke-linejoin="miter" svg:stroke-linecap="butt" draw:fill="none" fo:padding-top="0.213cm" fo:padding-bottom="0.213cm" fo:padding-left="0.338cm" fo:padding-right="0.338cm"/>
    </style:style>
    <style:style style:name="gr61" style:family="graphic" style:parent-style-name="standard">
      <style:graphic-properties draw:stroke="solid" svg:stroke-width="0.176cm" svg:stroke-color="#9dbb61" svg:stroke-opacity="100%" draw:stroke-linejoin="miter" svg:stroke-linecap="butt" draw:fill="none" fo:padding-top="0.213cm" fo:padding-bottom="0.213cm" fo:padding-left="0.338cm" fo:padding-right="0.338cm"/>
    </style:style>
    <style:style style:name="gr62" style:family="graphic" style:parent-style-name="standard">
      <style:graphic-properties draw:stroke="none" draw:fill="solid" draw:fill-color="#9dbb61" draw:shadow="hidden"/>
    </style:style>
    <style:style style:name="gr63" style:family="graphic" style:parent-style-name="standard">
      <style:graphic-properties draw:stroke="none" draw:fill="none" draw:textarea-vertical-align="top" fo:min-height="4.934cm" fo:min-width="2.54cm" fo:padding-top="0cm" fo:padding-bottom="0cm" fo:padding-left="0cm" fo:padding-right="0cm"/>
      <style:paragraph-properties style:writing-mode="lr-tb"/>
    </style:style>
    <style:style style:name="gr64" style:family="graphic" style:parent-style-name="standard">
      <style:graphic-properties draw:stroke="solid" svg:stroke-width="0.088cm" svg:stroke-color="#9dbb61" draw:marker-end="Marker_5f_1" draw:marker-end-width="0.478cm" svg:stroke-opacity="100%" draw:stroke-linejoin="miter" svg:stroke-linecap="butt" draw:fill="none" fo:padding-top="0.169cm" fo:padding-bottom="0.169cm" fo:padding-left="0.294cm" fo:padding-right="0.294cm"/>
    </style:style>
    <style:style style:name="gr65" style:family="graphic" style:parent-style-name="standard">
      <style:graphic-properties draw:stroke="none" draw:fill="solid" draw:fill-color="#c05046" draw:shadow="hidden"/>
    </style:style>
    <style:style style:name="gr66" style:family="graphic" style:parent-style-name="standard">
      <style:graphic-properties draw:stroke="solid" svg:stroke-width="0.088cm" svg:stroke-color="#c05046" draw:marker-end="Marker_5f_1" draw:marker-end-width="0.478cm" svg:stroke-opacity="100%" draw:stroke-linejoin="miter" svg:stroke-linecap="butt" draw:fill="none" fo:padding-top="0.169cm" fo:padding-bottom="0.169cm" fo:padding-left="0.294cm" fo:padding-right="0.294cm"/>
    </style:style>
    <style:style style:name="gr67" style:family="graphic" style:parent-style-name="standard">
      <style:graphic-properties draw:stroke="solid" svg:stroke-width="0.026cm" svg:stroke-color="#000000" svg:stroke-opacity="100%" draw:stroke-linejoin="round" svg:stroke-linecap="round" draw:fill="none" fo:padding-top="0.138cm" fo:padding-bottom="0.138cm" fo:padding-left="0.263cm" fo:padding-right="0.263cm"/>
    </style:style>
    <style:style style:name="gr68" style:family="graphic" style:parent-style-name="standard">
      <style:graphic-properties draw:stroke="solid" svg:stroke-width="0.176cm" svg:stroke-color="#f59d56" svg:stroke-opacity="100%" draw:stroke-linejoin="miter" svg:stroke-linecap="butt" draw:fill="none" fo:padding-top="0.213cm" fo:padding-bottom="0.213cm" fo:padding-left="0.338cm" fo:padding-right="0.338cm"/>
    </style:style>
    <style:style style:name="gr69" style:family="graphic" style:parent-style-name="standard">
      <style:graphic-properties draw:stroke="solid" svg:stroke-width="0.176cm" svg:stroke-color="#f59d56" draw:marker-end="Marker_5f_1" draw:marker-end-width="0.701cm" svg:stroke-opacity="100%" draw:stroke-linejoin="miter" svg:stroke-linecap="butt" draw:fill="none" fo:padding-top="0.213cm" fo:padding-bottom="0.213cm" fo:padding-left="0.338cm" fo:padding-right="0.338cm"/>
    </style:style>
    <style:style style:name="gr70" style:family="graphic" style:parent-style-name="standard">
      <style:graphic-properties draw:stroke="solid" svg:stroke-width="0.176cm" svg:stroke-color="#ab9ac0" draw:marker-end="Marker_5f_1" draw:marker-end-width="0.701cm" svg:stroke-opacity="100%" draw:stroke-linejoin="miter" svg:stroke-linecap="butt" draw:fill="none" fo:padding-top="0.213cm" fo:padding-bottom="0.213cm" fo:padding-left="0.338cm" fo:padding-right="0.338cm"/>
    </style:style>
    <style:style style:name="gr71" style:family="graphic" style:parent-style-name="standard">
      <style:graphic-properties draw:stroke="none" draw:fill="none" draw:textarea-vertical-align="top" fo:min-height="6.703cm" fo:min-width="2.54cm" fo:padding-top="0.141cm" fo:padding-bottom="0.141cm" fo:padding-left="0.141cm" fo:padding-right="0.141cm"/>
      <style:paragraph-properties style:writing-mode="lr-tb"/>
    </style:style>
    <style:style style:name="gr72" style:family="graphic" style:parent-style-name="standard">
      <style:graphic-properties draw:stroke="dash" draw:stroke-dash="Dash_5f_3" svg:stroke-width="0.176cm" svg:stroke-color="#0070c0" draw:marker-end="Marker_5f_1" draw:marker-end-width="0.701cm" svg:stroke-opacity="100%" draw:stroke-linejoin="miter" svg:stroke-linecap="butt" draw:fill="none" fo:padding-top="0.213cm" fo:padding-bottom="0.213cm" fo:padding-left="0.338cm" fo:padding-right="0.338cm"/>
    </style:style>
    <style:style style:name="gr73" style:family="graphic" style:parent-style-name="standard">
      <style:graphic-properties draw:stroke="solid" svg:stroke-width="0.176cm" svg:stroke-color="#ab9ac0" svg:stroke-opacity="100%" draw:stroke-linejoin="miter" svg:stroke-linecap="butt" draw:fill="none" fo:padding-top="0.213cm" fo:padding-bottom="0.213cm" fo:padding-left="0.338cm" fo:padding-right="0.338cm"/>
    </style:style>
    <style:style style:name="P1" style:family="paragraph">
      <loext:graphic-properties draw:fill="solid" draw:fill-color="#d8d8d8"/>
    </style:style>
    <style:style style:name="P2" style:family="paragraph">
      <loext:graphic-properties draw:fill="none"/>
    </style:style>
    <style:style style:name="P3" style:family="paragraph">
      <loext:graphic-properties draw:fill="solid" draw:fill-color="#0078d7"/>
    </style:style>
    <style:style style:name="P4" style:family="paragraph">
      <style:paragraph-properties fo:margin-left="0cm" fo:margin-right="0cm" fo:margin-top="0cm" fo:margin-bottom="0cm" fo:line-height="120%" fo:text-align="start" fo:text-indent="0cm"/>
    </style:style>
    <style:style style:name="P5" style:family="paragraph">
      <loext:graphic-properties draw:fill="solid" draw:fill-color="#f2f2f2"/>
    </style:style>
    <style:style style:name="P6" style:family="paragraph">
      <loext:graphic-properties draw:fill="solid" draw:fill-color="#ffffff"/>
    </style:style>
    <style:style style:name="P7" style:family="paragraph">
      <style:paragraph-properties fo:margin-left="0cm" fo:margin-right="0cm" fo:margin-top="0cm" fo:margin-bottom="0cm" fo:line-height="120%" fo:text-align="center" fo:text-indent="0cm"/>
    </style:style>
    <style:style style:name="P8" style:family="paragraph">
      <loext:graphic-properties draw:fill="solid" draw:fill-color="#e8f7ff"/>
    </style:style>
    <style:style style:name="P9" style:family="paragraph">
      <loext:graphic-properties draw:fill="solid" draw:fill-color="#00188f"/>
    </style:style>
    <style:style style:name="P10" style:family="paragraph">
      <style:paragraph-properties fo:margin-left="0.635cm" fo:margin-right="0cm" fo:margin-top="0cm" fo:margin-bottom="0cm" fo:line-height="120%" fo:text-align="start" fo:text-indent="0cm"/>
    </style:style>
    <style:style style:name="P11" style:family="paragraph">
      <loext:graphic-properties draw:fill="solid" draw:fill-color="#0070c0"/>
    </style:style>
    <style:style style:name="P12" style:family="paragraph">
      <loext:graphic-properties draw:fill="solid" draw:fill-color="#9dbb61"/>
    </style:style>
    <style:style style:name="P13" style:family="paragraph">
      <loext:graphic-properties draw:fill="solid" draw:fill-color="#c05046"/>
    </style:style>
    <style:style style:name="T1" style:family="text">
      <style:text-properties fo:color="#0078d7" loext:opacity="100%" style:font-name="Segoe UI1" fo:font-size="18pt" style:font-name-asian="Segoe UI1" style:font-size-asian="18pt" style:font-name-complex="Segoe UI1" style:font-size-complex="18pt"/>
    </style:style>
    <style:style style:name="T2" style:family="text">
      <style:text-properties fo:color="#000000" loext:opacity="100%" style:font-name="Segoe UI1" fo:font-size="18pt" style:font-name-asian="Segoe UI1" style:font-size-asian="18pt" style:font-name-complex="Segoe UI1" style:font-size-complex="18pt"/>
    </style:style>
    <style:style style:name="T3" style:family="text">
      <style:text-properties fo:color="#ffffff" loext:opacity="100%" style:font-name="Segoe UI1" fo:font-size="18pt" style:font-name-asian="Segoe UI1" style:font-size-asian="18pt" style:font-name-complex="Segoe UI1" style:font-size-complex="18pt"/>
    </style:style>
    <style:style style:name="T4" style:family="text">
      <style:text-properties fo:color="#0070c0" loext:opacity="100%" style:font-name="Segoe UI1" fo:font-size="18pt" style:font-name-asian="Segoe UI1" style:font-size-asian="18pt" style:font-name-complex="Segoe UI1" style:font-size-complex="18pt"/>
    </style:style>
    <style:style style:name="T5" style:family="text">
      <style:text-properties fo:color="#0070c0" loext:opacity="100%" style:font-name="Segoe UI1" fo:font-size="12pt" style:font-name-asian="Segoe UI1" style:font-size-asian="12pt" style:font-name-complex="Segoe UI1" style:font-size-complex="12pt"/>
    </style:style>
    <style:style style:name="T6" style:family="text">
      <style:text-properties fo:color="#000000" loext:opacity="100%" style:font-name="Arial1" fo:font-size="18pt" style:font-name-asian="Arial1" style:font-size-asian="18pt" style:font-name-complex="Arial1" style:font-size-complex="18pt"/>
    </style:style>
    <style:style style:name="T7" style:family="text">
      <style:text-properties fo:color="#0078d7" loext:opacity="100%" style:font-name="Segoe UI1" fo:font-size="16pt" style:font-name-asian="Segoe UI1" style:font-size-asian="16pt" style:font-name-complex="Segoe UI1" style:font-size-complex="16pt"/>
    </style:style>
    <style:style style:name="T8" style:family="text">
      <style:text-properties fo:color="#00188f" loext:opacity="100%" style:font-name="Segoe UI1" fo:font-size="18pt" style:font-name-asian="Segoe UI1" style:font-size-asian="18pt" style:font-name-complex="Segoe UI1" style:font-size-complex="18pt"/>
    </style:style>
    <style:style style:name="T9" style:family="text">
      <style:text-properties fo:color="#0078d7" loext:opacity="100%" style:font-name="Segoe UI1" fo:font-size="9pt" style:font-name-asian="Segoe UI1" style:font-size-asian="9pt" style:font-name-complex="Segoe UI1" style:font-size-complex="9pt"/>
    </style:style>
    <style:style style:name="T10" style:family="text">
      <style:text-properties fo:color="#9dbb61" loext:opacity="100%" style:font-name="Segoe UI1" fo:font-size="18pt" style:font-name-asian="Segoe UI1" style:font-size-asian="18pt" style:font-name-complex="Segoe UI1" style:font-size-complex="18pt"/>
    </style:style>
    <style:style style:name="T11" style:family="text">
      <style:text-properties fo:color="#9dbb61" loext:opacity="100%" style:font-name="Segoe UI1" fo:font-size="18pt" fo:background-color="#ffffff" style:font-name-asian="Segoe UI1" style:font-size-asian="18pt" style:font-name-complex="Segoe UI1" style:font-size-complex="18pt"/>
    </style:style>
    <style:style style:name="T12" style:family="text">
      <style:text-properties fo:color="#c05046" loext:opacity="100%" style:font-name="Segoe UI1" fo:font-size="18pt" style:font-name-asian="Segoe UI1" style:font-size-asian="18pt" style:font-name-complex="Segoe UI1" style:font-size-complex="18pt"/>
    </style:style>
    <style:style style:name="T13" style:family="text">
      <style:text-properties fo:color="#c05046" loext:opacity="100%" style:font-name="Segoe UI1" fo:font-size="18pt" fo:background-color="#ffffff" style:font-name-asian="Segoe UI1" style:font-size-asian="18pt" style:font-name-complex="Segoe UI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vnet" draw:style-name="dp1" draw:master-page-name="PM0">
        <draw:polygon draw:style-name="gr1" draw:text-style-name="P1" draw:layer="layout" svg:width="34.112cm" svg:height="24.073cm" svg:x="34.626cm" svg:y="3.493cm" svg:viewBox="0 0 34113 24074" draw:points="0,24074 34113,24074 34113,0 0,0">
          <text:p/>
        </draw:polygon>
        <draw:polygon draw:style-name="gr2" draw:text-style-name="P2" draw:layer="layout" svg:width="32.842cm" svg:height="20.898cm" svg:x="35.261cm" svg:y="6.078cm" svg:viewBox="0 0 32843 20899" draw:points="0,20899 32843,20899 32843,0 0,0">
          <text:p/>
        </draw:polygon>
        <draw:path draw:style-name="gr3" draw:text-style-name="P3" draw:layer="layout" svg:width="1.732cm" svg:height="1.299cm" svg:x="35.261cm" svg:y="4.173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35.822cm" svg:y="4.471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38.082cm" svg:y="4.215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35.896cm" svg:y="8.3cm" svg:viewBox="0 0 5081 11431" draw:points="0,11431 5081,11431 5081,0 0,0">
              <text:p/>
            </draw:polygon>
            <draw:polygon draw:style-name="gr6" draw:text-style-name="P2" draw:layer="layout" svg:width="5.08cm" svg:height="11.43cm" svg:x="35.896cm" svg:y="8.3cm" svg:viewBox="0 0 5081 11431" draw:points="0,11431 5081,11431 5081,0 0,0">
              <text:p/>
            </draw:polygon>
          </draw:g>
          <draw:frame draw:style-name="gr7" draw:text-style-name="P2" draw:layer="layout" svg:width="5.08cm" svg:height="2.315cm" svg:x="35.896cm" svg:y="6.607cm">
            <draw:text-box>
              <text:p text:style-name="P4"><text:span text:style-name="T2">Gateway subnet</text:span></text:p>
              <text:p text:style-name="P4"><text:span text:style-name="T2">10.0.255.224/27</text:span></text:p>
            </draw:text-box>
          </draw:frame>
        </draw:g>
        <draw:g>
          <draw:g>
            <draw:polygon draw:style-name="gr5" draw:text-style-name="P5" draw:layer="layout" svg:width="7.617cm" svg:height="5.08cm" svg:x="42.246cm" svg:y="21.318cm" svg:viewBox="0 0 7618 5081" draw:points="0,5081 7618,5081 7618,0 0,0">
              <text:p/>
            </draw:polygon>
            <draw:polygon draw:style-name="gr6" draw:text-style-name="P2" draw:layer="layout" svg:width="7.617cm" svg:height="5.08cm" svg:x="42.246cm" svg:y="21.318cm" svg:viewBox="0 0 7618 5081" draw:points="0,5081 7618,5081 7618,0 0,0">
              <text:p/>
            </draw:polygon>
          </draw:g>
          <draw:frame draw:style-name="gr8" draw:text-style-name="P2" draw:layer="layout" svg:width="7.617cm" svg:height="2.315cm" svg:x="42.246cm" svg:y="19.672cm">
            <draw:text-box>
              <text:p text:style-name="P4"><text:span text:style-name="T2">Management subnet</text:span></text:p>
              <text:p text:style-name="P4"><text:span text:style-name="T2">10.0.0.128/25</text:span></text:p>
            </draw:text-box>
          </draw:frame>
        </draw:g>
        <draw:g>
          <draw:g>
            <draw:polygon draw:style-name="gr5" draw:text-style-name="P5" draw:layer="layout" svg:width="7.62cm" svg:height="11.43cm" svg:x="42.246cm" svg:y="8.3cm" svg:viewBox="0 0 7621 11431" draw:points="0,11431 7621,11431 7621,0 0,0">
              <text:p/>
            </draw:polygon>
            <draw:polygon draw:style-name="gr6" draw:text-style-name="P2" draw:layer="layout" svg:width="7.62cm" svg:height="11.43cm" svg:x="42.246cm" svg:y="8.3cm" svg:viewBox="0 0 7621 11431" draw:points="0,11431 7621,11431 7621,0 0,0">
              <text:p/>
            </draw:polygon>
          </draw:g>
          <draw:frame draw:style-name="gr7" draw:text-style-name="P2" draw:layer="layout" svg:width="7.62cm" svg:height="2.315cm" svg:x="42.246cm" svg:y="6.607cm">
            <draw:text-box>
              <text:p text:style-name="P4"><text:span text:style-name="T2">Web tier</text:span></text:p>
              <text:p text:style-name="P4"><text:span text:style-name="T2">10.0.1.0/24</text:span></text:p>
            </draw:text-box>
          </draw:frame>
        </draw:g>
        <draw:g>
          <draw:g>
            <draw:polygon draw:style-name="gr5" draw:text-style-name="P5" draw:layer="layout" svg:width="7.62cm" svg:height="11.43cm" svg:x="51.136cm" svg:y="8.3cm" svg:viewBox="0 0 7621 11431" draw:points="0,11431 7621,11431 7621,0 0,0">
              <text:p/>
            </draw:polygon>
            <draw:polygon draw:style-name="gr6" draw:text-style-name="P2" draw:layer="layout" svg:width="7.62cm" svg:height="11.43cm" svg:x="51.136cm" svg:y="8.3cm" svg:viewBox="0 0 7621 11431" draw:points="0,11431 7621,11431 7621,0 0,0">
              <text:p/>
            </draw:polygon>
          </draw:g>
          <draw:frame draw:style-name="gr7" draw:text-style-name="P2" draw:layer="layout" svg:width="7.62cm" svg:height="2.315cm" svg:x="51.136cm" svg:y="6.607cm">
            <draw:text-box>
              <text:p text:style-name="P4"><text:span text:style-name="T2">Business tier</text:span></text:p>
              <text:p text:style-name="P4"><text:span text:style-name="T2">10.0.2.0/24</text:span></text:p>
            </draw:text-box>
          </draw:frame>
        </draw:g>
        <draw:g>
          <draw:g>
            <draw:polygon draw:style-name="gr5" draw:text-style-name="P5" draw:layer="layout" svg:width="7.62cm" svg:height="11.43cm" svg:x="60.026cm" svg:y="8.3cm" svg:viewBox="0 0 7621 11431" draw:points="0,11431 7621,11431 7621,0 0,0">
              <text:p/>
            </draw:polygon>
            <draw:polygon draw:style-name="gr6" draw:text-style-name="P2" draw:layer="layout" svg:width="7.62cm" svg:height="11.43cm" svg:x="60.026cm" svg:y="8.3cm" svg:viewBox="0 0 7621 11431" draw:points="0,11431 7621,11431 7621,0 0,0">
              <text:p/>
            </draw:polygon>
          </draw:g>
          <draw:frame draw:style-name="gr7" draw:text-style-name="P2" draw:layer="layout" svg:width="7.62cm" svg:height="2.315cm" svg:x="60.026cm" svg:y="6.607cm">
            <draw:text-box>
              <text:p text:style-name="P4"><text:span text:style-name="T2">Data tier</text:span></text:p>
              <text:p text:style-name="P4"><text:span text:style-name="T2">10.0.3.0/24</text:span></text:p>
            </draw:text-box>
          </draw:frame>
        </draw:g>
      </draw:page>
      <draw:page draw:name="Compute - single VM" draw:style-name="dp1" draw:master-page-name="PM1">
        <draw:g>
          <draw:polygon draw:style-name="gr9" draw:text-style-name="P6" draw:layer="layout" svg:width="26.829cm" svg:height="18.891cm" svg:x="509.588cm" svg:y="27.781cm" svg:viewBox="0 0 26830 18892" draw:points="0,18892 26830,18892 26830,0 0,0">
            <text:p/>
          </draw:polygon>
          <draw:polygon draw:style-name="gr6" draw:text-style-name="P2" draw:layer="layout" svg:width="26.829cm" svg:height="18.891cm" svg:x="509.588cm" svg:y="27.781cm" svg:viewBox="0 0 26830 18892" draw:points="0,18892 26830,18892 26830,0 0,0">
            <text:p/>
          </draw:polygon>
        </draw:g>
        <draw:polygon draw:style-name="gr1" draw:text-style-name="P1" draw:layer="layout" svg:width="10.051cm" svg:height="17.203cm" svg:x="515.779cm" svg:y="28.647cm" svg:viewBox="0 0 10052 17204" draw:points="0,17204 10052,17204 10052,0 0,0">
          <text:p/>
        </draw:polygon>
        <draw:polygon draw:style-name="gr2" draw:text-style-name="P2" draw:layer="layout" svg:width="8.623cm" svg:height="14.187cm" svg:x="516.493cm" svg:y="31.187cm" svg:viewBox="0 0 8624 14188" draw:points="0,14188 8624,14188 8624,0 0,0">
          <text:p/>
        </draw:polygon>
        <draw:path draw:style-name="gr3" draw:text-style-name="P3" draw:layer="layout" svg:width="1.732cm" svg:height="1.299cm" svg:x="516.493cm" svg:y="29.282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517.055cm" svg:y="29.5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519.314cm" svg:y="29.325cm">
          <draw:text-box>
            <text:p text:style-name="P4"><text:span text:style-name="T1">Azure Vnet</text:span></text:p>
            <text:p text:style-name="P4"><text:span text:style-name="T1">10.0.0.0/16</text:span></text:p>
          </draw:text-box>
        </draw:frame>
        <draw:g>
          <draw:g>
            <draw:polygon draw:style-name="gr5" draw:text-style-name="P5" draw:layer="layout" svg:width="7.62cm" svg:height="11.43cm" svg:x="517.001cm" svg:y="33.41cm" svg:viewBox="0 0 7621 11431" draw:points="0,11431 7621,11431 7621,0 0,0">
              <text:p/>
            </draw:polygon>
            <draw:polygon draw:style-name="gr6" draw:text-style-name="P2" draw:layer="layout" svg:width="7.62cm" svg:height="11.43cm" svg:x="517.001cm" svg:y="33.41cm" svg:viewBox="0 0 7621 11431" draw:points="0,11431 7621,11431 7621,0 0,0">
              <text:p/>
            </draw:polygon>
          </draw:g>
          <draw:frame draw:style-name="gr7" draw:text-style-name="P2" draw:layer="layout" svg:width="7.62cm" svg:height="2.315cm" svg:x="517.001cm" svg:y="31.716cm">
            <draw:text-box>
              <text:p text:style-name="P4"><text:span text:style-name="T2">Web tier</text:span></text:p>
              <text:p text:style-name="P4"><text:span text:style-name="T2">10.0.1.0/24</text:span></text:p>
            </draw:text-box>
          </draw:frame>
        </draw:g>
        <draw:line draw:style-name="gr10" draw:text-style-name="P2" draw:layer="layout" svg:x1="514.35cm" svg:y1="39.125cm" svg:x2="517.243cm" svg:y2="39.125cm">
          <text:p/>
        </draw:line>
        <draw:g>
          <draw:path draw:style-name="gr3" draw:text-style-name="P3" draw:layer="layout" svg:width="1.653cm" svg:height="2.133cm" svg:x="517.445cm" svg:y="33.817cm" svg:viewBox="0 0 1654 2134" svg:d="M1545 841h-108v-200l-636-641-584 841h-109l-108 1185 1545 108 109-1184zM910 1476v447h-160v-447zM1236 841h-818v-200l434-453z">
            <text:p/>
          </draw:path>
          <draw:path draw:style-name="gr11" draw:text-style-name="P2" draw:layer="layout" svg:width="1.653cm" svg:height="2.133cm" svg:x="517.445cm" svg:y="33.817cm" svg:viewBox="0 0 1654 2134" svg:d="M1545 841h-108v-200l-636-641-584 841h-109l-108 1185 1545 108 109-1184zM910 1476v447h-160v-447zM1236 841h-818v-200l434-453z">
            <text:p/>
          </draw:path>
        </draw:g>
        <draw:polygon draw:style-name="gr3" draw:text-style-name="P3" draw:layer="layout" svg:width="1.161cm" svg:height="1.118cm" svg:x="517.691cm" svg:y="34.789cm" svg:viewBox="0 0 1162 1119" draw:points="0,1119 1162,1119 1162,0 0,0">
          <text:p/>
        </draw:polygon>
        <draw:frame draw:style-name="gr12" draw:text-style-name="P2" draw:layer="layout" svg:width="1.653cm" svg:height="1.299cm" svg:x="517.445cm" svg:y="34.688cm">
          <draw:text-box>
            <text:p text:style-name="P7"><text:span text:style-name="T3">NSG</text:span></text:p>
          </draw:text-box>
        </draw:frame>
        <draw:line draw:style-name="gr13" draw:text-style-name="P2" draw:layer="layout" svg:x1="507.812cm" svg:y1="37.445cm" svg:x2="510.541cm" svg:y2="39.125cm">
          <text:p/>
        </draw:line>
        <draw:g>
          <draw:g>
            <draw:polygon draw:style-name="gr14" draw:text-style-name="P6" draw:layer="layout" svg:width="3.81cm" svg:height="1.27cm" svg:x="510.54cm" svg:y="38.49cm" svg:viewBox="0 0 3811 1271" draw:points="0,1271 3811,1271 3811,0 0,0">
              <text:p/>
            </draw:polygon>
            <draw:polygon draw:style-name="gr15" draw:text-style-name="P2" draw:layer="layout" svg:width="3.81cm" svg:height="1.27cm" svg:x="510.54cm" svg:y="38.49cm" svg:viewBox="0 0 3811 1271" draw:points="0,1271 3811,1271 3811,0 0,0">
              <text:p/>
            </draw:polygon>
          </draw:g>
          <draw:frame draw:style-name="gr16" draw:text-style-name="P2" draw:layer="layout" svg:width="3.81cm" svg:height="1.299cm" svg:x="510.54cm" svg:y="38.476cm">
            <draw:text-box>
              <text:p text:style-name="P7"><text:span text:style-name="T1">PIP</text:span></text:p>
            </draw:text-box>
          </draw:frame>
        </draw:g>
        <draw:polygon draw:style-name="gr1" draw:text-style-name="P1" draw:layer="layout" svg:width="9.258cm" svg:height="11.43cm" svg:x="526.336cm" svg:y="28.647cm" svg:viewBox="0 0 9259 11431" draw:points="0,11431 9259,11431 9259,0 0,0">
          <text:p/>
        </draw:polygon>
        <draw:g>
          <draw:path draw:style-name="gr3" draw:text-style-name="P3" draw:layer="layout" svg:width="2.573cm" svg:height="2.209cm" svg:x="532.306cm" svg:y="29.156cm" svg:viewBox="0 0 2574 2210" svg:d="M2194 861h-169v-785c0-41-36-76-77-76h-1872c-41 0-76 35-76 76v1575c0 41 35 77 76 77h1061l278 482h774l385-672zM1502 451h375v225h-375zM1877 748v113h-375v-113zM1050 451h375v225h-375zM1050 748h375v113h-5l-66 112h-304zM1050 1050h258l-130 227h-128zM1137 1349l-87 148v-148zM527 1574h-374v-225h374zM527 1277h-374v-227h374zM527 973h-374v-225h374zM527 676h-374v-225h374zM979 1574h-375v-225h375zM979 1277h-375v-227h375zM979 973h-375v-225h375zM979 676h-375v-225h375zM1050 1574v-5z">
            <text:p/>
          </draw:path>
          <draw:frame draw:style-name="gr17" draw:text-style-name="P2" draw:layer="layout" svg:width="5.789cm" svg:height="2.487cm" svg:x="530.697cm" svg:y="31.508cm">
            <draw:text-box>
              <text:p text:style-name="P7"><text:span text:style-name="T1">VM1 Storage account</text:span></text:p>
            </draw:text-box>
          </draw:frame>
        </draw:g>
        <draw:path draw:style-name="gr3" draw:text-style-name="P3" draw:layer="layout" svg:width="1.151cm" svg:height="0.804cm" svg:x="519.65cm" svg:y="38.451cm" svg:viewBox="0 0 1152 805" svg:d="M0 805h1152v-805h-1152zM829 570l-216 131v-261l216-130zM593 142l217 132-215 129-219-130zM356 309l216 130v262l-216-131z">
          <text:p/>
        </draw:path>
        <draw:path draw:style-name="gr3" draw:text-style-name="P3" draw:layer="layout" svg:width="3.048cm" svg:height="2.54cm" svg:x="518.652cm" svg:y="37.85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518.652cm" svg:y="40.453cm">
          <draw:text-box>
            <text:p text:style-name="P7"><text:span text:style-name="T4">VM1</text:span></text:p>
          </draw:text-box>
        </draw:frame>
        <draw:path draw:style-name="gr3" draw:text-style-name="P3" draw:layer="layout" svg:width="0.198cm" svg:height="0.2cm" svg:x="528.494cm" svg:y="29.95cm" svg:viewBox="0 0 199 201" svg:d="M0 100c0-17 5-34 13-50 9-15 22-28 37-37 15-8 32-13 49-13 18 0 35 5 50 13 15 9 28 22 37 37 8 16 13 33 13 50 0 18-5 35-13 51-9 15-22 28-37 37-15 8-32 13-50 13-17 0-34-5-49-13-15-9-28-22-37-37-8-16-13-33-13-51z">
          <text:p/>
        </draw:path>
        <draw:path draw:style-name="gr3" draw:text-style-name="P3" draw:layer="layout" svg:width="0.07cm" svg:height="0.07cm" svg:x="528.559cm" svg:y="30.189cm" svg:viewBox="0 0 71 71" svg:d="M0 35c0-6 2-12 5-17 3-6 7-10 13-13 5-3 11-5 17-5 7 0 13 2 18 5 6 3 10 7 13 13 3 5 5 11 5 17 0 7-2 13-5 18-3 6-7 10-13 13-5 3-11 5-17 5-7 0-13-2-18-5-6-3-10-7-13-13-3-5-5-11-5-18z">
          <text:p/>
        </draw:path>
        <draw:path draw:style-name="gr3" draw:text-style-name="P3" draw:layer="layout" svg:width="0.07cm" svg:height="0.07cm" svg:x="528.731cm" svg:y="30.016cm" svg:viewBox="0 0 71 71" svg:d="M0 36c0-7 2-13 5-18 3-6 7-10 13-13 5-3 11-5 17-5 7 0 13 2 18 5 6 3 10 7 13 13 3 5 5 11 5 17 0 7-2 13-5 18-3 6-7 10-13 13-5 3-11 5-17 5-7 0-13-2-18-5-6-3-10-7-13-13-3-5-5-11-5-17z">
          <text:p/>
        </draw:path>
        <draw:path draw:style-name="gr3" draw:text-style-name="P3" draw:layer="layout" svg:width="0.071cm" svg:height="0.071cm" svg:x="528.68cm" svg:y="30.139cm" svg:viewBox="0 0 72 72" svg:d="M62 10c13 14 13 37 0 52-7 7-17 10-26 10-10 0-20-3-26-10-7-7-10-17-10-26 0-10 3-20 10-26 14-13 37-13 52 0z">
          <text:p/>
        </draw:path>
        <draw:path draw:style-name="gr3" draw:text-style-name="P3" draw:layer="layout" svg:width="0.071cm" svg:height="0.071cm" svg:x="528.68cm" svg:y="29.894cm" svg:viewBox="0 0 72 72" svg:d="M36 72c-10 0-20-3-26-10-7-7-10-17-10-26 0-10 3-20 10-26 14-13 37-13 52 0 13 14 13 37 0 52-7 7-17 10-26 10z">
          <text:p/>
        </draw:path>
        <draw:path draw:style-name="gr3" draw:text-style-name="P3" draw:layer="layout" svg:width="0.172cm" svg:height="0.173cm" svg:x="529.062cm" svg:y="30.925cm" svg:viewBox="0 0 173 174" svg:d="M0 87c0-15 4-30 12-44 7-13 18-24 31-31 13-8 28-12 43-12 16 0 31 4 44 12 13 7 24 18 31 31 8 14 12 29 12 44s-4 30-12 43c-7 14-18 25-31 32-13 8-28 12-43 12-16 0-31-4-44-12-13-7-24-18-31-32-8-13-12-28-12-43z">
          <text:p/>
        </draw:path>
        <draw:path draw:style-name="gr3" draw:text-style-name="P3" draw:layer="layout" svg:width="0.071cm" svg:height="0.071cm" svg:x="528.437cm" svg:y="29.894cm" svg:viewBox="0 0 72 72" svg:d="M36 72c-10 0-20-3-26-10-7-7-10-17-10-26 0-10 3-20 10-26 14-13 37-13 52 0 13 14 13 37 0 52-7 7-17 10-26 10z">
          <text:p/>
        </draw:path>
        <draw:path draw:style-name="gr3" draw:text-style-name="P3" draw:layer="layout" svg:width="0.071cm" svg:height="0.07cm" svg:x="528.559cm" svg:y="29.842cm" svg:viewBox="0 0 72 71" svg:d="M0 35c0-6 2-12 5-17 3-6 8-10 13-13s12-5 18-5c6 0 13 2 18 5s10 7 13 13c3 5 5 11 5 17 0 7-2 13-5 18-3 6-8 10-13 13s-12 5-18 5-13-2-18-5-10-7-13-13c-3-5-5-11-5-18z">
          <text:p/>
        </draw:path>
        <draw:path draw:style-name="gr3" draw:text-style-name="P3" draw:layer="layout" svg:width="1.705cm" svg:height="2.155cm" svg:x="527.742cm" svg:y="29.156cm" svg:viewBox="0 0 1706 2156" svg:d="M781 1571c25 3 50 4 76 4 42 0 82-4 122-10l-63-125c-1-3-2-5-3-8-9-21-13-42-13-63 0-89 71-162 159-162 44 0 84 17 114 48l140 141c134-124 218-302 218-501 0-377-302-682-674-682-373 0-676 305-676 682 0 174 66 332 172 453-2 0-5-1-8-1-130 0-261 30-345 88v-1379c0-31 25-56 55-56h1596c29 0 55 25 55 56v2045c0 30-26 55-55 55h-869v-574c0-4-1-7-1-11zM124 54c-27 0-48 22-48 48 0 27 21 48 48 48 26 0 48-21 48-48 0-26-22-48-48-48zM1637 102c0-26-22-48-48-48s-48 21-48 48c0 26 22 48 48 48s48-22 48-48zM1238 1950v2c34 59 97 100 169 100 107 0 193-88 193-195 0-55-22-105-58-140l-412-419c-18-18-43-30-71-30-55 0-99 45-99 101 0 15 4 30 10 44l266 532c0 2 1 4 2 5z">
          <text:p/>
        </draw:path>
        <draw:path draw:style-name="gr3" draw:text-style-name="P3" draw:layer="layout" svg:width="0.071cm" svg:height="0.071cm" svg:x="528.437cm" svg:y="30.139cm" svg:viewBox="0 0 72 72" svg:d="M62 10c13 14 13 37 0 52-7 7-17 10-26 10-10 0-20-3-26-10-7-7-10-17-10-26 0-10 3-20 10-26 14-13 37-13 52 0z">
          <text:p/>
        </draw:path>
        <draw:path draw:style-name="gr3" draw:text-style-name="P3" draw:layer="layout" svg:width="0.634cm" svg:height="0.64cm" svg:x="528.281cm" svg:y="29.731cm" svg:viewBox="0 0 635 641" svg:d="M318 0c175 0 317 143 317 320 0 178-142 321-317 321-177 0-318-143-318-321 0-177 141-320 318-320zM313 578c141 0 254-116 254-258 0-141-113-257-254-257s-254 116-254 257c0 142 113 258 254 258z">
          <text:p/>
        </draw:path>
        <draw:path draw:style-name="gr3" draw:text-style-name="P3" draw:layer="layout" svg:width="0.071cm" svg:height="0.07cm" svg:x="528.387cm" svg:y="30.016cm" svg:viewBox="0 0 72 71" svg:d="M0 35c0-6 2-12 5-17 3-6 8-10 13-13s12-5 18-5c6 0 13 2 18 5s10 7 13 13c3 5 5 11 5 17 0 7-2 13-5 18-3 6-8 10-13 13s-12 5-18 5-13-2-18-5-10-7-13-13c-3-5-5-11-5-18z">
          <text:p/>
        </draw:path>
        <draw:path draw:style-name="gr3" draw:text-style-name="P3" draw:layer="layout" svg:width="0.67cm" svg:height="0.894cm" svg:x="527.752cm" svg:y="30.605cm" svg:viewBox="0 0 671 895" svg:d="M336 0c185 0 335 63 335 132v629c0 69-150 134-335 134-187 0-336-62-336-131v-629c0-69 149-135 336-135zM336 194c132 0 239-33 239-73 0-41-107-73-239-73-133 0-240 32-240 73 0 40 107 73 240 73z">
          <text:p/>
        </draw:path>
        <draw:frame draw:style-name="gr19" draw:text-style-name="P2" draw:layer="layout" svg:width="5.581cm" svg:height="2.442cm" svg:x="525.804cm" svg:y="31.91cm">
          <draw:text-box>
            <text:p text:style-name="P7"><text:span text:style-name="T1">.vhd</text:span></text:p>
          </draw:text-box>
        </draw:frame>
        <draw:g>
          <draw:g>
            <draw:polygon draw:style-name="gr14" draw:text-style-name="P6" draw:layer="layout" svg:width="1.27cm" svg:height="2.54cm" svg:x="517.243cm" svg:y="37.855cm" svg:viewBox="0 0 1271 2541" draw:points="0,2541 1271,2541 1271,0 0,0">
              <text:p/>
            </draw:polygon>
            <draw:polygon draw:style-name="gr15" draw:text-style-name="P2" draw:layer="layout" svg:width="1.27cm" svg:height="2.54cm" svg:x="517.243cm" svg:y="37.855cm" svg:viewBox="0 0 1271 2541" draw:points="0,2541 1271,2541 1271,0 0,0">
              <text:p/>
            </draw:polygon>
          </draw:g>
          <draw:frame draw:style-name="gr20" draw:text-style-name="P2" draw:layer="layout" svg:width="1.27cm" svg:height="3.331cm" svg:x="517.243cm" svg:y="37.46cm">
            <draw:text-box>
              <text:p text:style-name="P7"><text:span text:style-name="T1">N</text:span></text:p>
              <text:p text:style-name="P7"><text:span text:style-name="T1">I</text:span></text:p>
              <text:p text:style-name="P7"><text:span text:style-name="T1">C</text:span></text:p>
            </draw:text-box>
          </draw:frame>
        </draw:g>
        <draw:line draw:style-name="gr13" draw:text-style-name="P2" draw:layer="layout" svg:x1="507.34cm" svg:y1="41.096cm" svg:x2="510.541cm" svg:y2="39.125cm">
          <text:p/>
        </draw:line>
        <draw:path draw:style-name="gr3" draw:text-style-name="P3" draw:layer="layout" svg:width="0.198cm" svg:height="0.2cm" svg:x="528.494cm" svg:y="33.595cm" svg:viewBox="0 0 199 201" svg:d="M0 100c0-17 5-34 13-50 9-15 22-28 37-37 15-8 32-13 49-13 18 0 35 5 50 13 15 9 28 22 37 37 8 16 13 33 13 50 0 18-5 35-13 51-9 15-22 28-37 37-15 8-32 13-50 13-17 0-34-5-49-13-15-9-28-22-37-37-8-16-13-33-13-51z">
          <text:p/>
        </draw:path>
        <draw:path draw:style-name="gr3" draw:text-style-name="P3" draw:layer="layout" svg:width="0.07cm" svg:height="0.07cm" svg:x="528.559cm" svg:y="33.834cm" svg:viewBox="0 0 71 71" svg:d="M0 35c0-6 2-12 5-17 3-6 7-10 13-13 5-3 11-5 17-5 7 0 13 2 18 5 6 3 10 7 13 13 3 5 5 11 5 17 0 7-2 13-5 18-3 6-7 10-13 13-5 3-11 5-17 5-7 0-13-2-18-5-6-3-10-7-13-13-3-5-5-11-5-18z">
          <text:p/>
        </draw:path>
        <draw:path draw:style-name="gr3" draw:text-style-name="P3" draw:layer="layout" svg:width="0.07cm" svg:height="0.07cm" svg:x="528.731cm" svg:y="33.661cm" svg:viewBox="0 0 71 71" svg:d="M0 36c0-7 2-13 5-18 3-6 7-10 13-13 5-3 11-5 17-5 7 0 13 2 18 5 6 3 10 7 13 13 3 5 5 11 5 17 0 7-2 13-5 18-3 6-7 10-13 13-5 3-11 5-17 5-7 0-13-2-18-5-6-3-10-7-13-13-3-5-5-11-5-17z">
          <text:p/>
        </draw:path>
        <draw:path draw:style-name="gr3" draw:text-style-name="P3" draw:layer="layout" svg:width="0.071cm" svg:height="0.071cm" svg:x="528.68cm" svg:y="33.784cm" svg:viewBox="0 0 72 72" svg:d="M62 10c13 14 13 37 0 52-7 7-17 10-26 10-10 0-20-3-26-10-7-7-10-17-10-26 0-10 3-20 10-26 14-13 37-13 52 0z">
          <text:p/>
        </draw:path>
        <draw:path draw:style-name="gr3" draw:text-style-name="P3" draw:layer="layout" svg:width="0.071cm" svg:height="0.071cm" svg:x="528.68cm" svg:y="33.538cm" svg:viewBox="0 0 72 72" svg:d="M36 72c-10 0-20-3-26-10-7-7-10-17-10-26 0-10 3-20 10-26 14-13 37-13 52 0 13 14 13 37 0 52-7 7-17 10-26 10z">
          <text:p/>
        </draw:path>
        <draw:path draw:style-name="gr3" draw:text-style-name="P3" draw:layer="layout" svg:width="0.172cm" svg:height="0.173cm" svg:x="529.062cm" svg:y="34.569cm" svg:viewBox="0 0 173 174" svg:d="M0 87c0-15 4-30 12-44 7-13 18-24 31-31 13-8 28-12 43-12 16 0 31 4 44 12 13 7 24 18 31 31 8 14 12 29 12 44s-4 30-12 43c-7 14-18 25-31 32-13 8-28 12-43 12-16 0-31-4-44-12-13-7-24-18-31-32-8-13-12-28-12-43z">
          <text:p/>
        </draw:path>
        <draw:path draw:style-name="gr3" draw:text-style-name="P3" draw:layer="layout" svg:width="0.071cm" svg:height="0.071cm" svg:x="528.437cm" svg:y="33.538cm" svg:viewBox="0 0 72 72" svg:d="M36 72c-10 0-20-3-26-10-7-7-10-17-10-26 0-10 3-20 10-26 14-13 37-13 52 0 13 14 13 37 0 52-7 7-17 10-26 10z">
          <text:p/>
        </draw:path>
        <draw:path draw:style-name="gr3" draw:text-style-name="P3" draw:layer="layout" svg:width="0.071cm" svg:height="0.07cm" svg:x="528.559cm" svg:y="33.487cm" svg:viewBox="0 0 72 71" svg:d="M0 35c0-6 2-12 5-17 3-6 8-10 13-13s12-5 18-5c6 0 13 2 18 5s10 7 13 13c3 5 5 11 5 17 0 7-2 13-5 18-3 6-8 10-13 13s-12 5-18 5-13-2-18-5-10-7-13-13c-3-5-5-11-5-18z">
          <text:p/>
        </draw:path>
        <draw:path draw:style-name="gr3" draw:text-style-name="P3" draw:layer="layout" svg:width="1.705cm" svg:height="2.155cm" svg:x="527.742cm" svg:y="32.801cm" svg:viewBox="0 0 1706 2156" svg:d="M781 1571c25 3 50 4 76 4 42 0 82-4 122-10l-63-125c-1-3-2-5-3-8-9-21-13-42-13-63 0-89 71-162 159-162 44 0 84 17 114 48l140 141c134-124 218-302 218-501 0-377-302-682-674-682-373 0-676 305-676 682 0 174 66 332 172 453-2 0-5-1-8-1-130 0-261 30-345 88v-1379c0-31 25-56 55-56h1596c29 0 55 25 55 56v2045c0 30-26 55-55 55h-869v-574c0-4-1-7-1-11zM124 54c-27 0-48 22-48 48 0 27 21 48 48 48 26 0 48-21 48-48 0-26-22-48-48-48zM1637 102c0-26-22-48-48-48s-48 21-48 48c0 26 22 48 48 48s48-22 48-48zM1238 1950v2c34 59 97 100 169 100 107 0 193-88 193-195 0-55-22-105-58-140l-412-419c-18-18-43-30-71-30-55 0-99 45-99 101 0 15 4 30 10 44l266 532c0 2 1 4 2 5z">
          <text:p/>
        </draw:path>
        <draw:path draw:style-name="gr3" draw:text-style-name="P3" draw:layer="layout" svg:width="0.071cm" svg:height="0.071cm" svg:x="528.437cm" svg:y="33.784cm" svg:viewBox="0 0 72 72" svg:d="M62 10c13 14 13 37 0 52-7 7-17 10-26 10-10 0-20-3-26-10-7-7-10-17-10-26 0-10 3-20 10-26 14-13 37-13 52 0z">
          <text:p/>
        </draw:path>
        <draw:path draw:style-name="gr3" draw:text-style-name="P3" draw:layer="layout" svg:width="0.634cm" svg:height="0.64cm" svg:x="528.281cm" svg:y="33.376cm" svg:viewBox="0 0 635 641" svg:d="M318 0c175 0 317 143 317 320 0 178-142 321-317 321-177 0-318-143-318-321 0-177 141-320 318-320zM313 578c141 0 254-116 254-258 0-141-113-257-254-257s-254 116-254 257c0 142 113 258 254 258z">
          <text:p/>
        </draw:path>
        <draw:path draw:style-name="gr3" draw:text-style-name="P3" draw:layer="layout" svg:width="0.071cm" svg:height="0.07cm" svg:x="528.387cm" svg:y="33.661cm" svg:viewBox="0 0 72 71" svg:d="M0 35c0-6 2-12 5-17 3-6 8-10 13-13s12-5 18-5c6 0 13 2 18 5s10 7 13 13c3 5 5 11 5 17 0 7-2 13-5 18-3 6-8 10-13 13s-12 5-18 5-13-2-18-5-10-7-13-13c-3-5-5-11-5-18z">
          <text:p/>
        </draw:path>
        <draw:path draw:style-name="gr3" draw:text-style-name="P3" draw:layer="layout" svg:width="0.67cm" svg:height="0.894cm" svg:x="527.752cm" svg:y="34.25cm" svg:viewBox="0 0 671 895" svg:d="M336 0c185 0 335 63 335 132v629c0 69-150 134-335 134-187 0-336-62-336-131v-629c0-69 149-135 336-135zM336 194c132 0 239-33 239-73 0-41-107-73-239-73-133 0-240 32-240 73 0 40 107 73 240 73z">
          <text:p/>
        </draw:path>
        <draw:frame draw:style-name="gr19" draw:text-style-name="P2" draw:layer="layout" svg:width="5.581cm" svg:height="2.442cm" svg:x="525.804cm" svg:y="35.555cm">
          <draw:text-box>
            <text:p text:style-name="P7"><text:span text:style-name="T1">.vhd</text:span></text:p>
          </draw:text-box>
        </draw:frame>
        <draw:path draw:style-name="gr3" draw:text-style-name="P3" draw:layer="layout" svg:width="0.198cm" svg:height="0.2cm" svg:x="528.494cm" svg:y="37.247cm" svg:viewBox="0 0 199 201" svg:d="M0 100c0-17 5-34 13-50 9-15 22-28 37-37 15-8 32-13 49-13 18 0 35 5 50 13 15 9 28 22 37 37 8 16 13 33 13 50 0 18-5 35-13 51-9 15-22 28-37 37-15 8-32 13-50 13-17 0-34-5-49-13-15-9-28-22-37-37-8-16-13-33-13-51z">
          <text:p/>
        </draw:path>
        <draw:path draw:style-name="gr3" draw:text-style-name="P3" draw:layer="layout" svg:width="0.07cm" svg:height="0.07cm" svg:x="528.559cm" svg:y="37.486cm" svg:viewBox="0 0 71 71" svg:d="M0 35c0-6 2-12 5-17 3-6 7-10 13-13 5-3 11-5 17-5 7 0 13 2 18 5 6 3 10 7 13 13 3 5 5 11 5 17 0 7-2 13-5 18-3 6-7 10-13 13-5 3-11 5-17 5-7 0-13-2-18-5-6-3-10-7-13-13-3-5-5-11-5-18z">
          <text:p/>
        </draw:path>
        <draw:path draw:style-name="gr3" draw:text-style-name="P3" draw:layer="layout" svg:width="0.07cm" svg:height="0.07cm" svg:x="528.731cm" svg:y="37.312cm" svg:viewBox="0 0 71 71" svg:d="M0 36c0-7 2-13 5-18 3-6 7-10 13-13 5-3 11-5 17-5 7 0 13 2 18 5 6 3 10 7 13 13 3 5 5 11 5 17 0 7-2 13-5 18-3 6-7 10-13 13-5 3-11 5-17 5-7 0-13-2-18-5-6-3-10-7-13-13-3-5-5-11-5-17z">
          <text:p/>
        </draw:path>
        <draw:path draw:style-name="gr3" draw:text-style-name="P3" draw:layer="layout" svg:width="0.071cm" svg:height="0.071cm" svg:x="528.68cm" svg:y="37.435cm" svg:viewBox="0 0 72 72" svg:d="M62 10c13 14 13 37 0 52-7 7-17 10-26 10-10 0-20-3-26-10-7-7-10-17-10-26 0-10 3-20 10-26 14-13 37-13 52 0z">
          <text:p/>
        </draw:path>
        <draw:path draw:style-name="gr3" draw:text-style-name="P3" draw:layer="layout" svg:width="0.071cm" svg:height="0.071cm" svg:x="528.68cm" svg:y="37.19cm" svg:viewBox="0 0 72 72" svg:d="M36 72c-10 0-20-3-26-10-7-7-10-17-10-26 0-10 3-20 10-26 14-13 37-13 52 0 13 14 13 37 0 52-7 7-17 10-26 10z">
          <text:p/>
        </draw:path>
        <draw:path draw:style-name="gr3" draw:text-style-name="P3" draw:layer="layout" svg:width="0.172cm" svg:height="0.173cm" svg:x="529.062cm" svg:y="38.221cm" svg:viewBox="0 0 173 174" svg:d="M0 87c0-15 4-30 12-44 7-13 18-24 31-31 13-8 28-12 43-12 16 0 31 4 44 12 13 7 24 18 31 31 8 14 12 29 12 44s-4 30-12 43c-7 14-18 25-31 32-13 8-28 12-43 12-16 0-31-4-44-12-13-7-24-18-31-32-8-13-12-28-12-43z">
          <text:p/>
        </draw:path>
        <draw:path draw:style-name="gr3" draw:text-style-name="P3" draw:layer="layout" svg:width="0.071cm" svg:height="0.071cm" svg:x="528.437cm" svg:y="37.19cm" svg:viewBox="0 0 72 72" svg:d="M36 72c-10 0-20-3-26-10-7-7-10-17-10-26 0-10 3-20 10-26 14-13 37-13 52 0 13 14 13 37 0 52-7 7-17 10-26 10z">
          <text:p/>
        </draw:path>
        <draw:path draw:style-name="gr3" draw:text-style-name="P3" draw:layer="layout" svg:width="0.071cm" svg:height="0.07cm" svg:x="528.559cm" svg:y="37.139cm" svg:viewBox="0 0 72 71" svg:d="M0 35c0-6 2-12 5-17 3-6 8-10 13-13s12-5 18-5c6 0 13 2 18 5s10 7 13 13c3 5 5 11 5 17 0 7-2 13-5 18-3 6-8 10-13 13s-12 5-18 5-13-2-18-5-10-7-13-13c-3-5-5-11-5-18z">
          <text:p/>
        </draw:path>
        <draw:path draw:style-name="gr3" draw:text-style-name="P3" draw:layer="layout" svg:width="1.705cm" svg:height="2.155cm" svg:x="527.742cm" svg:y="36.453cm" svg:viewBox="0 0 1706 2156" svg:d="M781 1571c25 3 50 4 76 4 42 0 82-4 122-10l-63-125c-1-3-2-5-3-8-9-21-13-42-13-63 0-89 71-162 159-162 44 0 84 17 114 48l140 141c134-124 218-302 218-501 0-377-302-682-674-682-373 0-676 305-676 682 0 174 66 332 172 453-2 0-5-1-8-1-130 0-261 30-345 88v-1379c0-31 25-56 55-56h1596c29 0 55 25 55 56v2045c0 30-26 55-55 55h-869v-574c0-4-1-7-1-11zM124 54c-27 0-48 22-48 48 0 27 21 48 48 48 26 0 48-21 48-48 0-26-22-48-48-48zM1637 102c0-26-22-48-48-48s-48 21-48 48c0 26 22 48 48 48s48-22 48-48zM1238 1950v2c34 59 97 100 169 100 107 0 193-88 193-195 0-55-22-105-58-140l-412-419c-18-18-43-30-71-30-55 0-99 45-99 101 0 15 4 30 10 44l266 532c0 2 1 4 2 5z">
          <text:p/>
        </draw:path>
        <draw:path draw:style-name="gr3" draw:text-style-name="P3" draw:layer="layout" svg:width="0.071cm" svg:height="0.071cm" svg:x="528.437cm" svg:y="37.435cm" svg:viewBox="0 0 72 72" svg:d="M62 10c13 14 13 37 0 52-7 7-17 10-26 10-10 0-20-3-26-10-7-7-10-17-10-26 0-10 3-20 10-26 14-13 37-13 52 0z">
          <text:p/>
        </draw:path>
        <draw:path draw:style-name="gr3" draw:text-style-name="P3" draw:layer="layout" svg:width="0.634cm" svg:height="0.64cm" svg:x="528.281cm" svg:y="37.027cm" svg:viewBox="0 0 635 641" svg:d="M318 0c175 0 317 143 317 320 0 178-142 321-317 321-177 0-318-143-318-321 0-177 141-320 318-320zM313 578c141 0 254-116 254-258 0-141-113-257-254-257s-254 116-254 257c0 142 113 258 254 258z">
          <text:p/>
        </draw:path>
        <draw:path draw:style-name="gr3" draw:text-style-name="P3" draw:layer="layout" svg:width="0.071cm" svg:height="0.07cm" svg:x="528.387cm" svg:y="37.312cm" svg:viewBox="0 0 72 71" svg:d="M0 35c0-6 2-12 5-17 3-6 8-10 13-13s12-5 18-5c6 0 13 2 18 5s10 7 13 13c3 5 5 11 5 17 0 7-2 13-5 18-3 6-8 10-13 13s-12 5-18 5-13-2-18-5-10-7-13-13c-3-5-5-11-5-18z">
          <text:p/>
        </draw:path>
        <draw:path draw:style-name="gr3" draw:text-style-name="P3" draw:layer="layout" svg:width="0.67cm" svg:height="0.894cm" svg:x="527.752cm" svg:y="37.902cm" svg:viewBox="0 0 671 895" svg:d="M336 0c185 0 335 63 335 132v629c0 69-150 134-335 134-187 0-336-62-336-131v-629c0-69 149-135 336-135zM336 194c132 0 239-33 239-73 0-41-107-73-239-73-133 0-240 32-240 73 0 40 107 73 240 73z">
          <text:p/>
        </draw:path>
        <draw:frame draw:style-name="gr19" draw:text-style-name="P2" draw:layer="layout" svg:width="5.581cm" svg:height="2.442cm" svg:x="525.804cm" svg:y="39.206cm">
          <draw:text-box>
            <text:p text:style-name="P7"><text:span text:style-name="T1">.vhd</text:span></text:p>
          </draw:text-box>
        </draw:frame>
        <draw:polygon draw:style-name="gr1" draw:text-style-name="P1" draw:layer="layout" svg:width="9.258cm" svg:height="5.101cm" svg:x="526.361cm" svg:y="40.75cm" svg:viewBox="0 0 9259 5102" draw:points="0,5102 9259,5102 9259,0 0,0">
          <text:p/>
        </draw:polygon>
        <draw:g>
          <draw:path draw:style-name="gr3" draw:text-style-name="P3" draw:layer="layout" svg:width="2.573cm" svg:height="2.209cm" svg:x="532.306cm" svg:y="41.385cm" svg:viewBox="0 0 2574 2210" svg:d="M2194 861h-169v-785c0-41-36-76-77-76h-1872c-41 0-76 35-76 76v1575c0 41 35 77 76 77h1061l278 482h774l385-672zM1502 451h375v225h-375zM1877 748v113h-375v-113zM1050 451h375v225h-375zM1050 748h375v113h-5l-66 112h-304zM1050 1050h258l-130 227h-128zM1137 1349l-87 148v-148zM527 1574h-374v-225h374zM527 1277h-374v-227h374zM527 973h-374v-225h374zM527 676h-374v-225h374zM979 1574h-375v-225h375zM979 1277h-375v-227h375zM979 973h-375v-225h375zM979 676h-375v-225h375zM1050 1574v-5z">
            <text:p/>
          </draw:path>
          <draw:frame draw:style-name="gr17" draw:text-style-name="P2" draw:layer="layout" svg:width="5.789cm" svg:height="2.487cm" svg:x="530.697cm" svg:y="43.737cm">
            <draw:text-box>
              <text:p text:style-name="P7"><text:span text:style-name="T1">Logs Storage account</text:span></text:p>
            </draw:text-box>
          </draw:frame>
        </draw:g>
        <draw:g>
          <draw:g>
            <draw:polygon draw:style-name="gr21" draw:text-style-name="P8" draw:layer="layout" svg:width="3.749cm" svg:height="1.785cm" svg:x="527.112cm" svg:y="42.408cm" svg:viewBox="0 0 3750 1786" draw:points="3750,1786 0,1786 0,0 3750,0">
              <text:p/>
            </draw:polygon>
            <draw:polygon draw:style-name="gr22" draw:text-style-name="P2" draw:layer="layout" svg:width="3.749cm" svg:height="1.785cm" svg:x="527.112cm" svg:y="42.408cm" svg:viewBox="0 0 3750 1786" draw:points="3750,1786 0,1786 0,0 3750,0">
              <text:p/>
            </draw:polygon>
          </draw:g>
          <draw:frame draw:style-name="gr23" draw:text-style-name="P2" draw:layer="layout" svg:width="3.749cm" svg:height="2.315cm" svg:x="527.112cm" svg:y="42.143cm">
            <draw:text-box>
              <text:p text:style-name="P7"><text:span text:style-name="T1">Diagnostic logs</text:span></text:p>
            </draw:text-box>
          </draw:frame>
        </draw:g>
        <draw:g>
          <draw:path draw:style-name="gr24" draw:text-style-name="P2" draw:layer="layout" svg:width="0.868cm" svg:height="1.375cm" svg:x="522.641cm" svg:y="35.082cm" svg:viewBox="0 0 869 1376" svg:d="M131 188c29-54 72-100 123-133 52-33 112-52 173-55 61-2 121 11 174 40 54 28 99 71 131 123 5 8 9 17 14 25 23 46 35 96 37 148 1 61-13 123-42 177-29 55-72 101-124 134s-111 52-172 55c-61 2-121-11-175-40-53-28-98-71-130-123-32-51-49-111-51-173-2-61 13-123 42-177zM869 362v751c-8 24-19 48-32 71-34 58-82 107-140 140-59 34-125 52-192 52-24 0-48-3-72-7-23 4-47 7-70 7-67 0-133-18-191-51-58-34-106-82-140-140-13-23-24-47-32-72v-751">
            <text:p/>
          </draw:path>
          <draw:frame draw:style-name="gr25" draw:text-style-name="P2" draw:layer="layout" svg:width="0.801cm" svg:height="1.256cm" svg:x="522.735cm" svg:y="34.238cm">
            <draw:text-box>
              <text:p text:style-name="P7"><text:span text:style-name="T5">OS</text:span></text:p>
            </draw:text-box>
          </draw:frame>
        </draw:g>
        <draw:g>
          <draw:path draw:style-name="gr24" draw:text-style-name="P2" draw:layer="layout" svg:width="0.868cm" svg:height="1.375cm" svg:x="522.641cm" svg:y="37.28cm" svg:viewBox="0 0 869 1376" svg:d="M131 188c29-54 72-100 123-133 52-33 112-52 173-55 61-2 121 11 174 40 54 28 99 71 131 123 5 8 9 17 14 25 23 46 35 96 37 148 1 61-13 123-42 177-29 55-72 101-124 134s-111 52-172 55c-61 2-121-11-175-40-53-28-98-71-130-123-32-51-49-111-51-173-2-61 13-123 42-177zM869 362v751c-8 24-19 48-32 71-34 58-82 107-140 140-59 34-125 52-192 52-24 0-48-3-72-7-23 4-47 7-70 7-67 0-133-18-191-51-58-34-106-82-140-140-13-23-24-47-32-72v-751">
            <text:p/>
          </draw:path>
          <draw:frame draw:style-name="gr25" draw:text-style-name="P2" draw:layer="layout" svg:width="1.356cm" svg:height="1.256cm" svg:x="522.395cm" svg:y="36.435cm">
            <draw:text-box>
              <text:p text:style-name="P7"><text:span text:style-name="T5">Data1</text:span></text:p>
            </draw:text-box>
          </draw:frame>
        </draw:g>
        <draw:g>
          <draw:path draw:style-name="gr24" draw:text-style-name="P2" draw:layer="layout" svg:width="0.868cm" svg:height="1.375cm" svg:x="522.641cm" svg:y="39.476cm" svg:viewBox="0 0 869 1376" svg:d="M131 188c29-54 72-100 123-133 52-33 112-52 173-55 61-2 121 11 174 40 54 28 99 71 131 123 5 8 9 17 14 25 23 46 35 96 37 148 1 61-13 123-42 177-29 55-72 101-124 134s-111 52-172 55c-61 2-121-11-175-40-53-28-98-71-130-123-32-51-49-111-51-173-2-61 13-123 42-177zM869 362v751c-8 24-19 48-32 71-34 58-82 107-140 140-59 34-125 52-192 52-24 0-48-3-72-7-23 4-47 7-70 7-67 0-133-18-191-51-58-34-106-82-140-140-13-23-24-47-32-72v-751">
            <text:p/>
          </draw:path>
          <draw:frame draw:style-name="gr25" draw:text-style-name="P2" draw:layer="layout" svg:width="1.356cm" svg:height="1.256cm" svg:x="522.395cm" svg:y="38.632cm">
            <draw:text-box>
              <text:p text:style-name="P7"><text:span text:style-name="T5">Data2</text:span></text:p>
            </draw:text-box>
          </draw:frame>
        </draw:g>
        <draw:g>
          <draw:path draw:style-name="gr24" draw:text-style-name="P2" draw:layer="layout" svg:width="0.868cm" svg:height="1.375cm" svg:x="522.641cm" svg:y="41.674cm" svg:viewBox="0 0 869 1376" svg:d="M131 188c29-54 72-100 123-133 52-33 112-52 173-55 61-2 121 11 174 40 54 28 99 71 131 123 5 8 9 17 14 25 23 46 35 96 37 148 1 61-13 123-42 177-29 55-72 101-124 134s-111 52-172 55c-61 2-121-11-175-40-53-28-98-71-130-123-32-51-49-111-51-173-2-61 13-123 42-177zM869 362v751c-8 24-19 48-32 71-34 58-82 107-140 140-59 34-125 52-192 52-24 0-48-3-72-7-23 4-47 7-70 7-67 0-133-18-191-51-58-34-106-82-140-140-13-23-24-47-32-72v-751">
            <text:p/>
          </draw:path>
          <draw:frame draw:style-name="gr25" draw:text-style-name="P2" draw:layer="layout" svg:width="1.314cm" svg:height="1.256cm" svg:x="522.46cm" svg:y="40.829cm">
            <draw:text-box>
              <text:p text:style-name="P7"><text:span text:style-name="T5">Temp</text:span></text:p>
            </draw:text-box>
          </draw:frame>
        </draw:g>
        <draw:line draw:style-name="gr26" draw:text-style-name="P2" draw:layer="layout" svg:x1="523.479cm" svg:y1="35.348cm" svg:x2="527.68cm" svg:y2="30.328cm">
          <text:p/>
        </draw:line>
        <draw:line draw:style-name="gr26" draw:text-style-name="P2" draw:layer="layout" svg:x1="523.509cm" svg:y1="37.646cm" svg:x2="527.68cm" svg:y2="33.973cm">
          <text:p/>
        </draw:line>
        <draw:line draw:style-name="gr26" draw:text-style-name="P2" draw:layer="layout" svg:x1="523.509cm" svg:y1="39.979cm" svg:x2="527.68cm" svg:y2="37.624cm">
          <text:p/>
        </draw:line>
        <draw:path draw:style-name="gr3" draw:text-style-name="P3" draw:layer="layout" svg:width="0.198cm" svg:height="0.2cm" svg:x="522.975cm" svg:y="48.2cm" svg:viewBox="0 0 199 201" svg:d="M0 100c0-17 5-34 13-50 9-15 22-28 37-37 15-8 32-13 49-13 18 0 35 5 50 13 15 9 28 22 37 37 8 16 13 33 13 50 0 18-5 35-13 51-9 15-22 28-37 37-15 8-32 13-50 13-17 0-34-5-49-13-15-9-28-22-37-37-8-16-13-33-13-51z">
          <text:p/>
        </draw:path>
        <draw:path draw:style-name="gr3" draw:text-style-name="P3" draw:layer="layout" svg:width="0.07cm" svg:height="0.07cm" svg:x="523.04cm" svg:y="48.439cm" svg:viewBox="0 0 71 71" svg:d="M0 35c0-6 2-12 5-17 3-6 7-10 13-13 5-3 11-5 17-5 7 0 13 2 18 5 6 3 10 7 13 13 3 5 5 11 5 17 0 7-2 13-5 18-3 6-7 10-13 13-5 3-11 5-17 5-7 0-13-2-18-5-6-3-10-7-13-13-3-5-5-11-5-18z">
          <text:p/>
        </draw:path>
        <draw:path draw:style-name="gr3" draw:text-style-name="P3" draw:layer="layout" svg:width="0.07cm" svg:height="0.07cm" svg:x="523.212cm" svg:y="48.266cm" svg:viewBox="0 0 71 71" svg:d="M0 36c0-7 2-13 5-18 3-6 7-10 13-13 5-3 11-5 17-5 7 0 13 2 18 5 6 3 10 7 13 13 3 5 5 11 5 17 0 7-2 13-5 18-3 6-7 10-13 13-5 3-11 5-17 5-7 0-13-2-18-5-6-3-10-7-13-13-3-5-5-11-5-17z">
          <text:p/>
        </draw:path>
        <draw:path draw:style-name="gr3" draw:text-style-name="P3" draw:layer="layout" svg:width="0.071cm" svg:height="0.071cm" svg:x="523.161cm" svg:y="48.389cm" svg:viewBox="0 0 72 72" svg:d="M62 10c13 14 13 37 0 52-7 7-17 10-26 10-10 0-20-3-26-10-7-7-10-17-10-26 0-10 3-20 10-26 14-13 37-13 52 0z">
          <text:p/>
        </draw:path>
        <draw:path draw:style-name="gr3" draw:text-style-name="P3" draw:layer="layout" svg:width="0.071cm" svg:height="0.071cm" svg:x="523.161cm" svg:y="48.143cm" svg:viewBox="0 0 72 72" svg:d="M36 72c-10 0-20-3-26-10-7-7-10-17-10-26 0-10 3-20 10-26 14-13 37-13 52 0 13 14 13 37 0 52-7 7-17 10-26 10z">
          <text:p/>
        </draw:path>
        <draw:path draw:style-name="gr3" draw:text-style-name="P3" draw:layer="layout" svg:width="0.172cm" svg:height="0.173cm" svg:x="523.543cm" svg:y="49.174cm" svg:viewBox="0 0 173 174" svg:d="M0 87c0-15 4-30 12-44 7-13 18-24 31-31 13-8 28-12 43-12 16 0 31 4 44 12 13 7 24 18 31 31 8 14 12 29 12 44s-4 30-12 43c-7 14-18 25-31 32-13 8-28 12-43 12-16 0-31-4-44-12-13-7-24-18-31-32-8-13-12-28-12-43z">
          <text:p/>
        </draw:path>
        <draw:path draw:style-name="gr3" draw:text-style-name="P3" draw:layer="layout" svg:width="0.071cm" svg:height="0.071cm" svg:x="522.918cm" svg:y="48.143cm" svg:viewBox="0 0 72 72" svg:d="M36 72c-10 0-20-3-26-10-7-7-10-17-10-26 0-10 3-20 10-26 14-13 37-13 52 0 13 14 13 37 0 52-7 7-17 10-26 10z">
          <text:p/>
        </draw:path>
        <draw:path draw:style-name="gr3" draw:text-style-name="P3" draw:layer="layout" svg:width="0.071cm" svg:height="0.07cm" svg:x="523.04cm" svg:y="48.092cm" svg:viewBox="0 0 72 71" svg:d="M0 35c0-6 2-12 5-17 3-6 8-10 13-13s12-5 18-5c6 0 13 2 18 5s10 7 13 13c3 5 5 11 5 17 0 7-2 13-5 18-3 6-8 10-13 13s-12 5-18 5-13-2-18-5-10-7-13-13c-3-5-5-11-5-18z">
          <text:p/>
        </draw:path>
        <draw:path draw:style-name="gr3" draw:text-style-name="P3" draw:layer="layout" svg:width="1.705cm" svg:height="2.155cm" svg:x="522.222cm" svg:y="47.406cm" svg:viewBox="0 0 1706 2156" svg:d="M781 1571c25 3 50 4 76 4 42 0 82-4 122-10l-63-125c-1-3-2-5-3-8-9-21-13-42-13-63 0-89 71-162 159-162 44 0 84 17 114 48l140 141c134-124 218-302 218-501 0-377-302-682-674-682-373 0-676 305-676 682 0 174 66 332 172 453-2 0-5-1-8-1-130 0-261 30-345 88v-1379c0-31 25-56 55-56h1596c29 0 55 25 55 56v2045c0 30-26 55-55 55h-869v-574c0-4-1-7-1-11zM124 54c-27 0-48 22-48 48 0 27 21 48 48 48 26 0 48-21 48-48 0-26-22-48-48-48zM1637 102c0-26-22-48-48-48s-48 21-48 48c0 26 22 48 48 48s48-22 48-48zM1238 1950v2c34 59 97 100 169 100 107 0 193-88 193-195 0-55-22-105-58-140l-412-419c-18-18-43-30-71-30-55 0-99 45-99 101 0 15 4 30 10 44l266 532c0 2 1 4 2 5z">
          <text:p/>
        </draw:path>
        <draw:path draw:style-name="gr3" draw:text-style-name="P3" draw:layer="layout" svg:width="0.071cm" svg:height="0.071cm" svg:x="522.918cm" svg:y="48.389cm" svg:viewBox="0 0 72 72" svg:d="M62 10c13 14 13 37 0 52-7 7-17 10-26 10-10 0-20-3-26-10-7-7-10-17-10-26 0-10 3-20 10-26 14-13 37-13 52 0z">
          <text:p/>
        </draw:path>
        <draw:path draw:style-name="gr3" draw:text-style-name="P3" draw:layer="layout" svg:width="0.634cm" svg:height="0.64cm" svg:x="522.762cm" svg:y="47.981cm" svg:viewBox="0 0 635 641" svg:d="M318 0c175 0 317 143 317 320 0 178-142 321-317 321-177 0-318-143-318-321 0-177 141-320 318-320zM313 578c141 0 254-116 254-258 0-141-113-257-254-257s-254 116-254 257c0 142 113 258 254 258z">
          <text:p/>
        </draw:path>
        <draw:path draw:style-name="gr3" draw:text-style-name="P3" draw:layer="layout" svg:width="0.071cm" svg:height="0.07cm" svg:x="522.868cm" svg:y="48.266cm" svg:viewBox="0 0 72 71" svg:d="M0 35c0-6 2-12 5-17 3-6 8-10 13-13s12-5 18-5c6 0 13 2 18 5s10 7 13 13c3 5 5 11 5 17 0 7-2 13-5 18-3 6-8 10-13 13s-12 5-18 5-13-2-18-5-10-7-13-13c-3-5-5-11-5-18z">
          <text:p/>
        </draw:path>
        <draw:path draw:style-name="gr3" draw:text-style-name="P3" draw:layer="layout" svg:width="0.67cm" svg:height="0.894cm" svg:x="522.233cm" svg:y="48.855cm" svg:viewBox="0 0 671 895" svg:d="M336 0c185 0 335 63 335 132v629c0 69-150 134-335 134-187 0-336-62-336-131v-629c0-69 149-135 336-135zM336 194c132 0 239-33 239-73 0-41-107-73-239-73-133 0-240 32-240 73 0 40 107 73 240 73z">
          <text:p/>
        </draw:path>
        <draw:frame draw:style-name="gr19" draw:text-style-name="P2" draw:layer="layout" svg:width="5.581cm" svg:height="2.442cm" svg:x="520.284cm" svg:y="50.16cm">
          <draw:text-box>
            <text:p text:style-name="P7"><text:span text:style-name="T1">Physical SSD</text:span></text:p>
            <text:p text:style-name="P7"><text:span text:style-name="T1">on host</text:span></text:p>
          </draw:text-box>
        </draw:frame>
        <draw:line draw:style-name="gr26" draw:text-style-name="P2" draw:layer="layout" svg:x1="523.075cm" svg:y1="43.041cm" svg:x2="523.075cm" svg:y2="47.356cm">
          <text:p/>
        </draw:line>
        <draw:polygon draw:style-name="gr11" draw:text-style-name="P2" draw:layer="layout" svg:width="0cm" svg:height="0cm" svg:x="506.73cm" svg:y="35.51cm" svg:viewBox="0 0 0 0" draw:points="0,0">
          <text:p/>
        </draw:polygon>
        <draw:polygon draw:style-name="gr11" draw:text-style-name="P2" draw:layer="layout" svg:width="0cm" svg:height="0cm" svg:x="507.623cm" svg:y="37.548cm" svg:viewBox="0 0 0 0" draw:points="0,0">
          <text:p/>
        </draw:polygon>
        <draw:polygon draw:style-name="gr11" draw:text-style-name="P2" draw:layer="layout" svg:width="0cm" svg:height="0cm" svg:x="507.646cm" svg:y="36.011cm" svg:viewBox="0 0 0 0" draw:points="0,0">
          <text:p/>
        </draw:polygon>
        <draw:polyline draw:style-name="gr11" draw:text-style-name="P2" draw:layer="layout" svg:width="2.363cm" svg:height="0.177cm" svg:x="505.519cm" svg:y="36.691cm" svg:viewBox="0 0 2364 178" draw:points="2364,178 2364,0 0,0">
          <text:p/>
        </draw:polyline>
        <draw:polyline draw:style-name="gr11" draw:text-style-name="P2" draw:layer="layout" svg:width="0.177cm" svg:height="2.422cm" svg:x="506.641cm" svg:y="35.578cm" svg:viewBox="0 0 178 2423" draw:points="178,2423 178,0 0,0">
          <text:p/>
        </draw:polyline>
        <draw:path draw:style-name="gr11" draw:text-style-name="P2" draw:layer="layout" svg:width="0cm" svg:height="2.243cm" svg:x="506.73cm" svg:y="35.731cm" svg:viewBox="0 0 0 2244" svg:d="M0 2244zM0 0z">
          <text:p/>
        </draw:path>
        <draw:frame draw:style-name="gr27" draw:text-style-name="P2" draw:layer="layout" svg:width="5.671cm" svg:height="2.481cm" svg:x="503.893cm" svg:y="38.388cm">
          <draw:text-box>
            <text:p/>
          </draw:text-box>
        </draw:frame>
        <draw:frame draw:style-name="gr28" draw:text-style-name="P2" draw:layer="layout" svg:width="2.659cm" svg:height="1.044cm" svg:x="505.4cm" svg:y="41.47cm">
          <draw:text-box>
            <text:p text:style-name="P7"><text:span text:style-name="T4">DevOps</text:span></text:p>
          </draw:text-box>
        </draw:frame>
        <draw:path draw:style-name="gr3" draw:text-style-name="P3" draw:layer="layout" svg:width="1.473cm" svg:height="0.875cm" svg:x="510.438cm" svg:y="28.232cm" svg:viewBox="0 0 1474 876" svg:d="M739 876c-5 0-5 0-10-5l-720-417c-5-4-9-9-9-19s4-15 9-20l715-412c5-4 15-4 20 0l720 417c5 5 10 10 10 20s-5 14-10 19l-715 412c-5 5-5 5-10 5z">
          <text:p/>
        </draw:path>
        <draw:path draw:style-name="gr3" draw:text-style-name="P3" draw:layer="layout" svg:width="0.759cm" svg:height="1.296cm" svg:x="510.336cm" svg:y="28.82cm" svg:viewBox="0 0 760 1297" svg:d="M740 1297c-4 0-9 0-9-5l-722-417c-5-5-9-9-9-19v-833c0-10 4-15 9-20 5-4 15-4 20 0l721 417c5 5 10 10 10 20v833c0 10-5 14-10 19s-10 5-10 5z">
          <text:p/>
        </draw:path>
        <draw:path draw:style-name="gr3" draw:text-style-name="P3" draw:layer="layout" svg:width="0.759cm" svg:height="1.291cm" svg:x="511.256cm" svg:y="28.825cm" svg:viewBox="0 0 760 1292" svg:d="M19 1292c-5 0-10 0-10-5-5-4-9-9-9-19v-828c0-10 4-15 9-20l722-417c5-4 14-4 19 0 5 5 10 10 10 20v828c0 10-5 15-10 19l-721 417c0 5-5 5-10 5z">
          <text:p/>
        </draw:path>
        <draw:path draw:style-name="gr3" draw:text-style-name="P3" draw:layer="layout" svg:width="0.538cm" svg:height="1.977cm" svg:x="509.954cm" svg:y="28.231cm" svg:viewBox="0 0 539 1978" svg:d="M465 1978c-9 0-24-5-34-10l-334-196c-58-34-97-102-97-166v-1234c0-64 39-137 97-167l334-196c34-18 78-9 98 25s10 78-24 98l-334 196c-10 4-25 29-25 44v1234c0 15 15 39 25 44l334 196c34 19 44 63 24 98-15 19-39 34-64 34z">
          <text:p/>
        </draw:path>
        <draw:path draw:style-name="gr3" draw:text-style-name="P3" draw:layer="layout" svg:width="0.538cm" svg:height="1.977cm" svg:x="511.857cm" svg:y="28.236cm" svg:viewBox="0 0 539 1978" svg:d="M73 0c10 0 25 4 34 9l334 196c59 34 98 103 98 166v1235c0 63-39 137-98 166l-334 196c-34 19-78 10-98-25-18-34-9-78 25-97l334-196c10-5 24-30 24-44v-1235c0-14-14-39-24-44l-334-195c-34-20-43-64-25-98 15-25 40-34 64-34z">
          <text:p/>
        </draw:path>
        <draw:frame draw:style-name="gr29" draw:text-style-name="P2" draw:layer="layout" svg:width="3.916cm" svg:height="2.095cm" svg:x="509.196cm" svg:y="30.605cm">
          <draw:text-box>
            <text:p text:style-name="P7"><text:span text:style-name="T1">Resource group</text:span></text:p>
          </draw:text-box>
        </draw:frame>
        <draw:frame draw:style-name="gr30" draw:text-style-name="P2" draw:layer="layout" svg:width="28.893cm" svg:height="19.844cm" svg:x="39.264cm" svg:y="89.429cm">
          <draw:text-box>
            <text:p text:style-name="P4"><text:span text:style-name="T2">Web tier</text:span></text:p>
            <text:p text:style-name="P4"><text:span text:style-name="T2">10.0.1.0/24</text:span></text:p>
          </draw:text-box>
        </draw:frame>
      </draw:page>
      <draw:page draw:name="Compute - multi VM" draw:style-name="dp1" draw:master-page-name="PM2">
        <draw:g>
          <draw:polygon draw:style-name="gr9" draw:text-style-name="P6" draw:layer="layout" svg:width="26.988cm" svg:height="18.574cm" svg:x="5.556cm" svg:y="27.305cm" svg:viewBox="0 0 26989 18575" draw:points="0,18575 26989,18575 26989,0 0,0">
            <text:p/>
          </draw:polygon>
          <draw:polygon draw:style-name="gr6" draw:text-style-name="P2" draw:layer="layout" svg:width="26.988cm" svg:height="18.574cm" svg:x="5.556cm" svg:y="27.305cm" svg:viewBox="0 0 26989 18575" draw:points="0,18575 26989,18575 26989,0 0,0">
            <text:p/>
          </draw:polygon>
        </draw:g>
        <draw:path draw:style-name="gr3" draw:text-style-name="P3" draw:layer="layout" svg:width="1.473cm" svg:height="0.875cm" svg:x="6.407cm" svg:y="27.756cm" svg:viewBox="0 0 1474 876" svg:d="M739 876c-5 0-5 0-10-5l-720-417c-5-4-9-9-9-19s4-15 9-20l715-412c5-4 15-4 20 0l720 417c5 5 10 10 10 20s-5 14-10 19l-715 412c-5 5-5 5-10 5z">
          <text:p/>
        </draw:path>
        <draw:path draw:style-name="gr3" draw:text-style-name="P3" draw:layer="layout" svg:width="0.759cm" svg:height="1.296cm" svg:x="6.305cm" svg:y="28.343cm" svg:viewBox="0 0 760 1297" svg:d="M740 1297c-4 0-9 0-9-5l-722-417c-5-5-9-9-9-19v-833c0-10 4-15 9-20 5-4 15-4 20 0l721 417c5 5 10 10 10 20v833c0 10-5 14-10 19s-10 5-10 5z">
          <text:p/>
        </draw:path>
        <draw:path draw:style-name="gr3" draw:text-style-name="P3" draw:layer="layout" svg:width="0.759cm" svg:height="1.291cm" svg:x="7.225cm" svg:y="28.348cm" svg:viewBox="0 0 760 1292" svg:d="M19 1292c-5 0-10 0-10-5-5-4-9-9-9-19v-828c0-10 4-15 9-20l722-417c5-4 14-4 19 0 5 5 10 10 10 20v828c0 10-5 15-10 19l-721 417c0 5-5 5-10 5z">
          <text:p/>
        </draw:path>
        <draw:path draw:style-name="gr3" draw:text-style-name="P3" draw:layer="layout" svg:width="0.538cm" svg:height="1.977cm" svg:x="5.923cm" svg:y="27.755cm" svg:viewBox="0 0 539 1978" svg:d="M465 1978c-9 0-24-5-34-10l-334-196c-58-34-97-102-97-166v-1234c0-64 39-137 97-167l334-196c34-18 78-9 98 25s10 78-24 98l-334 196c-10 4-25 29-25 44v1234c0 15 15 39 25 44l334 196c34 19 44 63 24 98-15 19-39 34-64 34z">
          <text:p/>
        </draw:path>
        <draw:path draw:style-name="gr3" draw:text-style-name="P3" draw:layer="layout" svg:width="0.538cm" svg:height="1.977cm" svg:x="7.826cm" svg:y="27.76cm" svg:viewBox="0 0 539 1978" svg:d="M73 0c10 0 25 4 34 9l334 196c59 34 98 103 98 166v1235c0 63-39 137-98 166l-334 196c-34 19-78 10-98-25-18-34-9-78 25-97l334-196c10-5 24-30 24-44v-1235c0-14-14-39-24-44l-334-195c-34-20-43-64-25-98 15-25 40-34 64-34z">
          <text:p/>
        </draw:path>
        <draw:frame draw:style-name="gr29" draw:text-style-name="P2" draw:layer="layout" svg:width="3.916cm" svg:height="2.095cm" svg:x="5.165cm" svg:y="30.128cm">
          <draw:text-box>
            <text:p text:style-name="P7"><text:span text:style-name="T1">Resource group</text:span></text:p>
          </draw:text-box>
        </draw:frame>
        <draw:polygon draw:style-name="gr1" draw:text-style-name="P1" draw:layer="layout" svg:width="10.051cm" svg:height="17.203cm" svg:x="11.911cm" svg:y="27.94cm" svg:viewBox="0 0 10052 17204" draw:points="0,17204 10052,17204 10052,0 0,0">
          <text:p/>
        </draw:polygon>
        <draw:polygon draw:style-name="gr2" draw:text-style-name="P2" draw:layer="layout" svg:width="8.623cm" svg:height="14.187cm" svg:x="12.625cm" svg:y="30.48cm" svg:viewBox="0 0 8624 14188" draw:points="0,14188 8624,14188 8624,0 0,0">
          <text:p/>
        </draw:polygon>
        <draw:path draw:style-name="gr3" draw:text-style-name="P3" draw:layer="layout" svg:width="1.732cm" svg:height="1.299cm" svg:x="12.625cm" svg:y="28.575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3.186cm" svg:y="28.873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5.446cm" svg:y="28.617cm">
          <draw:text-box>
            <text:p text:style-name="P4"><text:span text:style-name="T1">Azure Vnet</text:span></text:p>
            <text:p text:style-name="P4"><text:span text:style-name="T1">10.0.0.0/16</text:span></text:p>
          </draw:text-box>
        </draw:frame>
        <draw:g>
          <draw:g>
            <draw:polygon draw:style-name="gr5" draw:text-style-name="P5" draw:layer="layout" svg:width="7.62cm" svg:height="11.43cm" svg:x="13.133cm" svg:y="32.703cm" svg:viewBox="0 0 7621 11431" draw:points="0,11431 7621,11431 7621,0 0,0">
              <text:p/>
            </draw:polygon>
            <draw:polygon draw:style-name="gr6" draw:text-style-name="P2" draw:layer="layout" svg:width="7.62cm" svg:height="11.43cm" svg:x="13.133cm" svg:y="32.703cm" svg:viewBox="0 0 7621 11431" draw:points="0,11431 7621,11431 7621,0 0,0">
              <text:p/>
            </draw:polygon>
          </draw:g>
          <draw:frame draw:style-name="gr7" draw:text-style-name="P2" draw:layer="layout" svg:width="7.62cm" svg:height="2.315cm" svg:x="13.133cm" svg:y="31.009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16.712cm" svg:y="33.041cm" svg:viewBox="0 0 3637 10754" draw:points="0,10754 3637,10754 3637,0 0,0">
            <text:p/>
          </draw:polygon>
          <draw:frame draw:style-name="gr32" draw:text-style-name="P2" draw:layer="layout" svg:width="3.636cm" svg:height="10.753cm" svg:x="16.712cm" svg:y="33.041cm">
            <draw:text-box>
              <text:p text:style-name="P7"><text:span text:style-name="T1">Availability set</text:span></text:p>
            </draw:text-box>
          </draw:frame>
        </draw:g>
        <draw:path draw:style-name="gr3" draw:text-style-name="P3" draw:layer="layout" svg:width="2.452cm" svg:height="2.452cm" svg:x="7.351cm" svg:y="37.9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8.318cm" svg:y="38.848cm" svg:viewBox="0 0 519 519" svg:d="M259 0c-142 0-259 117-259 259 0 143 117 260 259 260 143 0 260-117 260-260 0-142-117-259-260-259z">
          <text:p/>
        </draw:path>
        <draw:line draw:style-name="gr10" draw:text-style-name="P2" draw:layer="layout" svg:x1="9.847cm" svg:y1="39.123cm" svg:x2="16.851cm" svg:y2="36.513cm">
          <text:p/>
        </draw:line>
        <draw:g>
          <draw:path draw:style-name="gr3" draw:text-style-name="P3" draw:layer="layout" svg:width="1.653cm" svg:height="2.133cm" svg:x="13.577cm" svg:y="33.11cm" svg:viewBox="0 0 1654 2134" svg:d="M1545 841h-108v-200l-636-641-584 841h-109l-108 1185 1545 108 109-1184zM910 1476v447h-160v-447zM1236 841h-818v-200l434-453z">
            <text:p/>
          </draw:path>
          <draw:path draw:style-name="gr11" draw:text-style-name="P2" draw:layer="layout" svg:width="1.653cm" svg:height="2.133cm" svg:x="13.577cm" svg:y="33.11cm" svg:viewBox="0 0 1654 2134" svg:d="M1545 841h-108v-200l-636-641-584 841h-109l-108 1185 1545 108 109-1184zM910 1476v447h-160v-447zM1236 841h-818v-200l434-453z">
            <text:p/>
          </draw:path>
        </draw:g>
        <draw:polygon draw:style-name="gr3" draw:text-style-name="P3" draw:layer="layout" svg:width="1.161cm" svg:height="1.118cm" svg:x="13.823cm" svg:y="34.082cm" svg:viewBox="0 0 1162 1119" draw:points="0,1119 1162,1119 1162,0 0,0">
          <text:p/>
        </draw:polygon>
        <draw:frame draw:style-name="gr12" draw:text-style-name="P2" draw:layer="layout" svg:width="1.653cm" svg:height="1.299cm" svg:x="13.577cm" svg:y="33.98cm">
          <draw:text-box>
            <text:p text:style-name="P7"><text:span text:style-name="T3">NSG</text:span></text:p>
          </draw:text-box>
        </draw:frame>
        <draw:line draw:style-name="gr13" draw:text-style-name="P2" draw:layer="layout" svg:x1="4.132cm" svg:y1="36.043cm" svg:x2="6.672cm" svg:y2="36.043cm">
          <text:p/>
        </draw:line>
        <draw:g>
          <draw:g>
            <draw:polygon draw:style-name="gr14" draw:text-style-name="P6" draw:layer="layout" svg:width="3.81cm" svg:height="1.27cm" svg:x="6.672cm" svg:y="35.408cm" svg:viewBox="0 0 3811 1271" draw:points="0,1271 3811,1271 3811,0 0,0">
              <text:p/>
            </draw:polygon>
            <draw:polygon draw:style-name="gr15" draw:text-style-name="P2" draw:layer="layout" svg:width="3.81cm" svg:height="1.27cm" svg:x="6.672cm" svg:y="35.408cm" svg:viewBox="0 0 3811 1271" draw:points="0,1271 3811,1271 3811,0 0,0">
              <text:p/>
            </draw:polygon>
          </draw:g>
          <draw:frame draw:style-name="gr16" draw:text-style-name="P2" draw:layer="layout" svg:width="3.81cm" svg:height="1.299cm" svg:x="6.672cm" svg:y="35.394cm">
            <draw:text-box>
              <text:p text:style-name="P7"><text:span text:style-name="T1">PIP</text:span></text:p>
            </draw:text-box>
          </draw:frame>
        </draw:g>
        <draw:path draw:style-name="gr33" draw:text-style-name="P9" draw:layer="layout" svg:width="2.54cm" svg:height="2.54cm" svg:x="1.592cm" svg:y="34.773cm" svg:viewBox="0 0 2541 2541" svg:d="M1271 177c602 0 1092 491 1092 1093 0 603-490 1094-1092 1094-604 0-1094-491-1094-1094 0-602 490-1093 1094-1093zM1271 0c-703 0-1271 568-1271 1270 0 703 568 1271 1271 1271 701 0 1270-568 1270-1271 0-702-569-1270-1270-1270z">
          <text:p/>
        </draw:path>
        <draw:path draw:style-name="gr33" draw:text-style-name="P9" draw:layer="layout" svg:width="1.808cm" svg:height="0.431cm" svg:x="1.946cm" svg:y="36.486cm" svg:viewBox="0 0 1809 432" svg:d="M1809 326c-32 38-66 73-102 106-202-174-487-285-803-285s-600 111-802 285c-36-33-71-69-102-106 228-201 548-326 904-326s676 125 905 326z">
          <text:p/>
        </draw:path>
        <draw:path draw:style-name="gr33" draw:text-style-name="P9" draw:layer="layout" svg:width="1.808cm" svg:height="0.431cm" svg:x="1.969cm" svg:y="35.168cm" svg:viewBox="0 0 1809 432" svg:d="M1809 105c-32-37-66-72-102-105-202 174-487 284-803 284s-600-110-802-284c-36 33-71 68-102 105 228 202 548 327 904 327s676-125 905-327z">
          <text:p/>
        </draw:path>
        <draw:polygon draw:style-name="gr33" draw:text-style-name="P9" draw:layer="layout" svg:width="2.363cm" svg:height="0.177cm" svg:x="1.651cm" svg:y="35.954cm" svg:viewBox="0 0 2364 178" draw:points="0,178 2364,178 2364,0 0,0">
          <text:p/>
        </draw:polygon>
        <draw:polygon draw:style-name="gr33" draw:text-style-name="P9" draw:layer="layout" svg:width="0.177cm" svg:height="2.422cm" svg:x="2.773cm" svg:y="34.841cm" svg:viewBox="0 0 178 2423" draw:points="0,2423 178,2423 178,0 0,0">
          <text:p/>
        </draw:polygon>
        <draw:path draw:style-name="gr33" draw:text-style-name="P9" draw:layer="layout" svg:width="1.684cm" svg:height="2.392cm" svg:x="2.02cm" svg:y="34.847cm" svg:viewBox="0 0 1685 2393" svg:d="M842 2393c-465 0-842-537-842-1196 0-661 377-1197 842-1197s843 536 843 1197c0 659-378 1196-843 1196zM842 147c-382 0-695 471-695 1050 0 578 313 1048 695 1048 383 0 695-470 695-1048 0-579-312-1050-695-1050z">
          <text:p/>
        </draw:path>
        <draw:frame draw:style-name="gr34" draw:text-style-name="P2" draw:layer="layout" svg:width="5.671cm" svg:height="2.481cm" svg:x="0.025cm" svg:y="37.65cm">
          <draw:text-box>
            <text:p/>
          </draw:text-box>
        </draw:frame>
        <draw:line draw:style-name="gr13" draw:text-style-name="P2" draw:layer="layout" svg:x1="8.577cm" svg:y1="36.678cm" svg:x2="8.577cm" svg:y2="37.851cm">
          <text:p/>
        </draw:line>
        <draw:polygon draw:style-name="gr1" draw:text-style-name="P1" draw:layer="layout" svg:width="9.258cm" svg:height="5.101cm" svg:x="22.467cm" svg:y="27.94cm" svg:viewBox="0 0 9259 5102" draw:points="0,5102 9259,5102 9259,0 0,0">
          <text:p/>
        </draw:polygon>
        <draw:g>
          <draw:path draw:style-name="gr3" draw:text-style-name="P3" draw:layer="layout" svg:width="2.573cm" svg:height="2.209cm" svg:x="23.629cm" svg:y="28.575cm" svg:viewBox="0 0 2574 2210" svg:d="M2194 861h-169v-785c0-41-36-76-77-76h-1872c-41 0-76 35-76 76v1575c0 41 35 77 76 77h1061l278 482h774l385-672zM1502 451h375v225h-375zM1877 748v113h-375v-113zM1050 451h375v225h-375zM1050 748h375v113h-5l-66 112h-304zM1050 1050h258l-130 227h-128zM1137 1349l-87 148v-148zM527 1574h-374v-225h374zM527 1277h-374v-227h374zM527 973h-374v-225h374zM527 676h-374v-225h374zM979 1574h-375v-225h375zM979 1277h-375v-227h375zM979 973h-375v-225h375zM979 676h-375v-225h375zM1050 1574v-5z">
            <text:p/>
          </draw:path>
          <draw:frame draw:style-name="gr17" draw:text-style-name="P2" draw:layer="layout" svg:width="5.789cm" svg:height="2.487cm" svg:x="22.021cm" svg:y="30.927cm">
            <draw:text-box>
              <text:p text:style-name="P7"><text:span text:style-name="T1">VM1 Storage account</text:span></text:p>
            </draw:text-box>
          </draw:frame>
        </draw:g>
        <draw:path draw:style-name="gr3" draw:text-style-name="P3" draw:layer="layout" svg:width="1.151cm" svg:height="0.804cm" svg:x="18.004cm" svg:y="35.839cm" svg:viewBox="0 0 1152 805" svg:d="M0 805h1152v-805h-1152zM829 570l-216 131v-261l216-130zM593 142l217 132-215 129-219-130zM356 309l216 130v262l-216-131z">
          <text:p/>
        </draw:path>
        <draw:path draw:style-name="gr3" draw:text-style-name="P3" draw:layer="layout" svg:width="3.048cm" svg:height="2.54cm" svg:x="17.007cm" svg:y="35.24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17.007cm" svg:y="37.841cm">
          <draw:text-box>
            <text:p text:style-name="P7"><text:span text:style-name="T4">VM1</text:span></text:p>
          </draw:text-box>
        </draw:frame>
        <draw:path draw:style-name="gr3" draw:text-style-name="P3" draw:layer="layout" svg:width="1.151cm" svg:height="0.804cm" svg:x="18.004cm" svg:y="41.057cm" svg:viewBox="0 0 1152 805" svg:d="M0 805h1152v-805h-1152zM829 570l-216 131v-261l216-130zM593 142l217 132-215 129-219-130zM356 309l216 130v262l-216-131z">
          <text:p/>
        </draw:path>
        <draw:path draw:style-name="gr3" draw:text-style-name="P3" draw:layer="layout" svg:width="3.048cm" svg:height="2.54cm" svg:x="17.007cm" svg:y="40.46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048cm" svg:height="2.54cm" svg:x="17.007cm" svg:y="43.059cm">
          <draw:text-box>
            <text:p text:style-name="P7"><text:span text:style-name="T4">VM2</text:span></text:p>
          </draw:text-box>
        </draw:frame>
        <draw:line draw:style-name="gr10" draw:text-style-name="P2" draw:layer="layout" svg:x1="9.847cm" svg:y1="39.121cm" svg:x2="16.851cm" svg:y2="41.731cm">
          <text:p/>
        </draw:line>
        <draw:path draw:style-name="gr3" draw:text-style-name="P3" draw:layer="layout" svg:width="0.198cm" svg:height="0.2cm" svg:x="29.144cm" svg:y="29.369cm" svg:viewBox="0 0 199 201" svg:d="M0 100c0-17 5-34 13-50 9-15 22-28 37-37 15-8 32-13 49-13 18 0 35 5 50 13 15 9 28 22 37 37 8 16 13 33 13 50 0 18-5 35-13 51-9 15-22 28-37 37-15 8-32 13-50 13-17 0-34-5-49-13-15-9-28-22-37-37-8-16-13-33-13-51z">
          <text:p/>
        </draw:path>
        <draw:path draw:style-name="gr3" draw:text-style-name="P3" draw:layer="layout" svg:width="0.07cm" svg:height="0.07cm" svg:x="29.208cm" svg:y="29.608cm" svg:viewBox="0 0 71 71" svg:d="M0 35c0-6 2-12 5-17 3-6 7-10 13-13 5-3 11-5 17-5 7 0 13 2 18 5 6 3 10 7 13 13 3 5 5 11 5 17 0 7-2 13-5 18-3 6-7 10-13 13-5 3-11 5-17 5-7 0-13-2-18-5-6-3-10-7-13-13-3-5-5-11-5-18z">
          <text:p/>
        </draw:path>
        <draw:path draw:style-name="gr3" draw:text-style-name="P3" draw:layer="layout" svg:width="0.07cm" svg:height="0.07cm" svg:x="29.38cm" svg:y="29.434cm" svg:viewBox="0 0 71 71" svg:d="M0 36c0-7 2-13 5-18 3-6 7-10 13-13 5-3 11-5 17-5 7 0 13 2 18 5 6 3 10 7 13 13 3 5 5 11 5 17 0 7-2 13-5 18-3 6-7 10-13 13-5 3-11 5-17 5-7 0-13-2-18-5-6-3-10-7-13-13-3-5-5-11-5-17z">
          <text:p/>
        </draw:path>
        <draw:path draw:style-name="gr3" draw:text-style-name="P3" draw:layer="layout" svg:width="0.071cm" svg:height="0.071cm" svg:x="29.33cm" svg:y="29.557cm" svg:viewBox="0 0 72 72" svg:d="M62 10c13 14 13 37 0 52-7 7-17 10-26 10-10 0-20-3-26-10-7-7-10-17-10-26 0-10 3-20 10-26 14-13 37-13 52 0z">
          <text:p/>
        </draw:path>
        <draw:path draw:style-name="gr3" draw:text-style-name="P3" draw:layer="layout" svg:width="0.071cm" svg:height="0.071cm" svg:x="29.33cm" svg:y="29.312cm" svg:viewBox="0 0 72 72" svg:d="M36 72c-10 0-20-3-26-10-7-7-10-17-10-26 0-10 3-20 10-26 14-13 37-13 52 0 13 14 13 37 0 52-7 7-17 10-26 10z">
          <text:p/>
        </draw:path>
        <draw:path draw:style-name="gr3" draw:text-style-name="P3" draw:layer="layout" svg:width="0.172cm" svg:height="0.173cm" svg:x="29.712cm" svg:y="30.343cm" svg:viewBox="0 0 173 174" svg:d="M0 87c0-15 4-30 12-44 7-13 18-24 31-31 13-8 28-12 43-12 16 0 31 4 44 12 13 7 24 18 31 31 8 14 12 29 12 44s-4 30-12 43c-7 14-18 25-31 32-13 8-28 12-43 12-16 0-31-4-44-12-13-7-24-18-31-32-8-13-12-28-12-43z">
          <text:p/>
        </draw:path>
        <draw:path draw:style-name="gr3" draw:text-style-name="P3" draw:layer="layout" svg:width="0.071cm" svg:height="0.071cm" svg:x="29.087cm" svg:y="29.312cm" svg:viewBox="0 0 72 72" svg:d="M36 72c-10 0-20-3-26-10-7-7-10-17-10-26 0-10 3-20 10-26 14-13 37-13 52 0 13 14 13 37 0 52-7 7-17 10-26 10z">
          <text:p/>
        </draw:path>
        <draw:path draw:style-name="gr3" draw:text-style-name="P3" draw:layer="layout" svg:width="0.071cm" svg:height="0.07cm" svg:x="29.208cm" svg:y="29.261cm" svg:viewBox="0 0 72 71" svg:d="M0 35c0-6 2-12 5-17 3-6 8-10 13-13s12-5 18-5c6 0 13 2 18 5s10 7 13 13c3 5 5 11 5 17 0 7-2 13-5 18-3 6-8 10-13 13s-12 5-18 5-13-2-18-5-10-7-13-13c-3-5-5-11-5-18z">
          <text:p/>
        </draw:path>
        <draw:path draw:style-name="gr3" draw:text-style-name="P3" draw:layer="layout" svg:width="1.705cm" svg:height="2.155cm" svg:x="28.391cm" svg:y="28.575cm" svg:viewBox="0 0 1706 2156" svg:d="M781 1571c25 3 50 4 76 4 42 0 82-4 122-10l-63-125c-1-3-2-5-3-8-9-21-13-42-13-63 0-89 71-162 159-162 44 0 84 17 114 48l140 141c134-124 218-302 218-501 0-377-302-682-674-682-373 0-676 305-676 682 0 174 66 332 172 453-2 0-5-1-8-1-130 0-261 30-345 88v-1379c0-31 25-56 55-56h1596c29 0 55 25 55 56v2045c0 30-26 55-55 55h-869v-574c0-4-1-7-1-11zM124 54c-27 0-48 22-48 48 0 27 21 48 48 48 26 0 48-21 48-48 0-26-22-48-48-48zM1637 102c0-26-22-48-48-48s-48 21-48 48c0 26 22 48 48 48s48-22 48-48zM1238 1950v2c34 59 97 100 169 100 107 0 193-88 193-195 0-55-22-105-58-140l-412-419c-18-18-43-30-71-30-55 0-99 45-99 101 0 15 4 30 10 44l266 532c0 2 1 4 2 5z">
          <text:p/>
        </draw:path>
        <draw:path draw:style-name="gr3" draw:text-style-name="P3" draw:layer="layout" svg:width="0.071cm" svg:height="0.071cm" svg:x="29.087cm" svg:y="29.557cm" svg:viewBox="0 0 72 72" svg:d="M62 10c13 14 13 37 0 52-7 7-17 10-26 10-10 0-20-3-26-10-7-7-10-17-10-26 0-10 3-20 10-26 14-13 37-13 52 0z">
          <text:p/>
        </draw:path>
        <draw:path draw:style-name="gr3" draw:text-style-name="P3" draw:layer="layout" svg:width="0.634cm" svg:height="0.64cm" svg:x="28.931cm" svg:y="29.15cm" svg:viewBox="0 0 635 641" svg:d="M318 0c175 0 317 143 317 320 0 178-142 321-317 321-177 0-318-143-318-321 0-177 141-320 318-320zM313 578c141 0 254-116 254-258 0-141-113-257-254-257s-254 116-254 257c0 142 113 258 254 258z">
          <text:p/>
        </draw:path>
        <draw:path draw:style-name="gr3" draw:text-style-name="P3" draw:layer="layout" svg:width="0.071cm" svg:height="0.07cm" svg:x="29.037cm" svg:y="29.434cm" svg:viewBox="0 0 72 71" svg:d="M0 35c0-6 2-12 5-17 3-6 8-10 13-13s12-5 18-5c6 0 13 2 18 5s10 7 13 13c3 5 5 11 5 17 0 7-2 13-5 18-3 6-8 10-13 13s-12 5-18 5-13-2-18-5-10-7-13-13c-3-5-5-11-5-18z">
          <text:p/>
        </draw:path>
        <draw:path draw:style-name="gr3" draw:text-style-name="P3" draw:layer="layout" svg:width="0.67cm" svg:height="0.894cm" svg:x="28.402cm" svg:y="30.024cm" svg:viewBox="0 0 671 895" svg:d="M336 0c185 0 335 63 335 132v629c0 69-150 134-335 134-187 0-336-62-336-131v-629c0-69 149-135 336-135zM336 194c132 0 239-33 239-73 0-41-107-73-239-73-133 0-240 32-240 73 0 40 107 73 240 73z">
          <text:p/>
        </draw:path>
        <draw:frame draw:style-name="gr19" draw:text-style-name="P2" draw:layer="layout" svg:width="5.581cm" svg:height="2.442cm" svg:x="26.453cm" svg:y="31.329cm">
          <draw:text-box>
            <text:p text:style-name="P7"><text:span text:style-name="T1">VM1 VHDs</text:span></text:p>
          </draw:text-box>
        </draw:frame>
        <draw:polygon draw:style-name="gr1" draw:text-style-name="P1" draw:layer="layout" svg:width="9.258cm" svg:height="5.101cm" svg:x="22.492cm" svg:y="34.01cm" svg:viewBox="0 0 9259 5102" draw:points="0,5102 9259,5102 9259,0 0,0">
          <text:p/>
        </draw:polygon>
        <draw:g>
          <draw:path draw:style-name="gr3" draw:text-style-name="P3" draw:layer="layout" svg:width="2.573cm" svg:height="2.209cm" svg:x="23.654cm" svg:y="34.645cm" svg:viewBox="0 0 2574 2210" svg:d="M2194 861h-169v-785c0-41-36-76-77-76h-1872c-41 0-76 35-76 76v1575c0 41 35 77 76 77h1061l278 482h774l385-672zM1502 451h375v225h-375zM1877 748v113h-375v-113zM1050 451h375v225h-375zM1050 748h375v113h-5l-66 112h-304zM1050 1050h258l-130 227h-128zM1137 1349l-87 148v-148zM527 1574h-374v-225h374zM527 1277h-374v-227h374zM527 973h-374v-225h374zM527 676h-374v-225h374zM979 1574h-375v-225h375zM979 1277h-375v-227h375zM979 973h-375v-225h375zM979 676h-375v-225h375zM1050 1574v-5z">
            <text:p/>
          </draw:path>
          <draw:frame draw:style-name="gr17" draw:text-style-name="P2" draw:layer="layout" svg:width="5.789cm" svg:height="2.487cm" svg:x="22.046cm" svg:y="36.997cm">
            <draw:text-box>
              <text:p text:style-name="P7"><text:span text:style-name="T1">VM2 Storage account</text:span></text:p>
            </draw:text-box>
          </draw:frame>
        </draw:g>
        <draw:path draw:style-name="gr3" draw:text-style-name="P3" draw:layer="layout" svg:width="0.198cm" svg:height="0.2cm" svg:x="29.169cm" svg:y="35.439cm" svg:viewBox="0 0 199 201" svg:d="M0 100c0-17 5-34 13-50 9-15 22-28 37-37 15-8 32-13 49-13 18 0 35 5 50 13 15 9 28 22 37 37 8 16 13 33 13 50 0 18-5 35-13 51-9 15-22 28-37 37-15 8-32 13-50 13-17 0-34-5-49-13-15-9-28-22-37-37-8-16-13-33-13-51z">
          <text:p/>
        </draw:path>
        <draw:path draw:style-name="gr3" draw:text-style-name="P3" draw:layer="layout" svg:width="0.07cm" svg:height="0.07cm" svg:x="29.234cm" svg:y="35.678cm" svg:viewBox="0 0 71 71" svg:d="M0 35c0-6 2-12 5-17 3-6 7-10 13-13 5-3 11-5 17-5 7 0 13 2 18 5 6 3 10 7 13 13 3 5 5 11 5 17 0 7-2 13-5 18-3 6-7 10-13 13-5 3-11 5-17 5-7 0-13-2-18-5-6-3-10-7-13-13-3-5-5-11-5-18z">
          <text:p/>
        </draw:path>
        <draw:path draw:style-name="gr3" draw:text-style-name="P3" draw:layer="layout" svg:width="0.07cm" svg:height="0.07cm" svg:x="29.406cm" svg:y="35.505cm" svg:viewBox="0 0 71 71" svg:d="M0 36c0-7 2-13 5-18 3-6 7-10 13-13 5-3 11-5 17-5 7 0 13 2 18 5 6 3 10 7 13 13 3 5 5 11 5 17 0 7-2 13-5 18-3 6-7 10-13 13-5 3-11 5-17 5-7 0-13-2-18-5-6-3-10-7-13-13-3-5-5-11-5-17z">
          <text:p/>
        </draw:path>
        <draw:path draw:style-name="gr3" draw:text-style-name="P3" draw:layer="layout" svg:width="0.071cm" svg:height="0.071cm" svg:x="29.355cm" svg:y="35.628cm" svg:viewBox="0 0 72 72" svg:d="M62 10c13 14 13 37 0 52-7 7-17 10-26 10-10 0-20-3-26-10-7-7-10-17-10-26 0-10 3-20 10-26 14-13 37-13 52 0z">
          <text:p/>
        </draw:path>
        <draw:path draw:style-name="gr3" draw:text-style-name="P3" draw:layer="layout" svg:width="0.071cm" svg:height="0.071cm" svg:x="29.355cm" svg:y="35.382cm" svg:viewBox="0 0 72 72" svg:d="M36 72c-10 0-20-3-26-10-7-7-10-17-10-26 0-10 3-20 10-26 14-13 37-13 52 0 13 14 13 37 0 52-7 7-17 10-26 10z">
          <text:p/>
        </draw:path>
        <draw:path draw:style-name="gr3" draw:text-style-name="P3" draw:layer="layout" svg:width="0.172cm" svg:height="0.173cm" svg:x="29.737cm" svg:y="36.413cm" svg:viewBox="0 0 173 174" svg:d="M0 87c0-15 4-30 12-44 7-13 18-24 31-31 13-8 28-12 43-12 16 0 31 4 44 12 13 7 24 18 31 31 8 14 12 29 12 44s-4 30-12 43c-7 14-18 25-31 32-13 8-28 12-43 12-16 0-31-4-44-12-13-7-24-18-31-32-8-13-12-28-12-43z">
          <text:p/>
        </draw:path>
        <draw:path draw:style-name="gr3" draw:text-style-name="P3" draw:layer="layout" svg:width="0.071cm" svg:height="0.071cm" svg:x="29.112cm" svg:y="35.382cm" svg:viewBox="0 0 72 72" svg:d="M36 72c-10 0-20-3-26-10-7-7-10-17-10-26 0-10 3-20 10-26 14-13 37-13 52 0 13 14 13 37 0 52-7 7-17 10-26 10z">
          <text:p/>
        </draw:path>
        <draw:path draw:style-name="gr3" draw:text-style-name="P3" draw:layer="layout" svg:width="0.071cm" svg:height="0.07cm" svg:x="29.234cm" svg:y="35.331cm" svg:viewBox="0 0 72 71" svg:d="M0 35c0-6 2-12 5-17 3-6 8-10 13-13s12-5 18-5c6 0 13 2 18 5s10 7 13 13c3 5 5 11 5 17 0 7-2 13-5 18-3 6-8 10-13 13s-12 5-18 5-13-2-18-5-10-7-13-13c-3-5-5-11-5-18z">
          <text:p/>
        </draw:path>
        <draw:path draw:style-name="gr3" draw:text-style-name="P3" draw:layer="layout" svg:width="1.705cm" svg:height="2.155cm" svg:x="28.416cm" svg:y="34.645cm" svg:viewBox="0 0 1706 2156" svg:d="M781 1571c25 3 50 4 76 4 42 0 82-4 122-10l-63-125c-1-3-2-5-3-8-9-21-13-42-13-63 0-89 71-162 159-162 44 0 84 17 114 48l140 141c134-124 218-302 218-501 0-377-302-682-674-682-373 0-676 305-676 682 0 174 66 332 172 453-2 0-5-1-8-1-130 0-261 30-345 88v-1379c0-31 25-56 55-56h1596c29 0 55 25 55 56v2045c0 30-26 55-55 55h-869v-574c0-4-1-7-1-11zM124 54c-27 0-48 22-48 48 0 27 21 48 48 48 26 0 48-21 48-48 0-26-22-48-48-48zM1637 102c0-26-22-48-48-48s-48 21-48 48c0 26 22 48 48 48s48-22 48-48zM1238 1950v2c34 59 97 100 169 100 107 0 193-88 193-195 0-55-22-105-58-140l-412-419c-18-18-43-30-71-30-55 0-99 45-99 101 0 15 4 30 10 44l266 532c0 2 1 4 2 5z">
          <text:p/>
        </draw:path>
        <draw:path draw:style-name="gr3" draw:text-style-name="P3" draw:layer="layout" svg:width="0.071cm" svg:height="0.071cm" svg:x="29.112cm" svg:y="35.628cm" svg:viewBox="0 0 72 72" svg:d="M62 10c13 14 13 37 0 52-7 7-17 10-26 10-10 0-20-3-26-10-7-7-10-17-10-26 0-10 3-20 10-26 14-13 37-13 52 0z">
          <text:p/>
        </draw:path>
        <draw:path draw:style-name="gr3" draw:text-style-name="P3" draw:layer="layout" svg:width="0.634cm" svg:height="0.64cm" svg:x="28.956cm" svg:y="35.22cm" svg:viewBox="0 0 635 641" svg:d="M318 0c175 0 317 143 317 320 0 178-142 321-317 321-177 0-318-143-318-321 0-177 141-320 318-320zM313 578c141 0 254-116 254-258 0-141-113-257-254-257s-254 116-254 257c0 142 113 258 254 258z">
          <text:p/>
        </draw:path>
        <draw:path draw:style-name="gr3" draw:text-style-name="P3" draw:layer="layout" svg:width="0.071cm" svg:height="0.07cm" svg:x="29.062cm" svg:y="35.505cm" svg:viewBox="0 0 72 71" svg:d="M0 35c0-6 2-12 5-17 3-6 8-10 13-13s12-5 18-5c6 0 13 2 18 5s10 7 13 13c3 5 5 11 5 17 0 7-2 13-5 18-3 6-8 10-13 13s-12 5-18 5-13-2-18-5-10-7-13-13c-3-5-5-11-5-18z">
          <text:p/>
        </draw:path>
        <draw:path draw:style-name="gr3" draw:text-style-name="P3" draw:layer="layout" svg:width="0.67cm" svg:height="0.894cm" svg:x="28.427cm" svg:y="36.094cm" svg:viewBox="0 0 671 895" svg:d="M336 0c185 0 335 63 335 132v629c0 69-150 134-335 134-187 0-336-62-336-131v-629c0-69 149-135 336-135zM336 194c132 0 239-33 239-73 0-41-107-73-239-73-133 0-240 32-240 73 0 40 107 73 240 73z">
          <text:p/>
        </draw:path>
        <draw:frame draw:style-name="gr19" draw:text-style-name="P2" draw:layer="layout" svg:width="5.581cm" svg:height="2.442cm" svg:x="26.478cm" svg:y="37.399cm">
          <draw:text-box>
            <text:p text:style-name="P7"><text:span text:style-name="T1">VM2 VHDs</text:span></text:p>
          </draw:text-box>
        </draw:frame>
        <draw:polygon draw:style-name="gr1" draw:text-style-name="P1" draw:layer="layout" svg:width="9.258cm" svg:height="5.101cm" svg:x="22.492cm" svg:y="40.043cm" svg:viewBox="0 0 9259 5102" draw:points="0,5102 9259,5102 9259,0 0,0">
          <text:p/>
        </draw:polygon>
        <draw:g>
          <draw:path draw:style-name="gr11" draw:text-style-name="P2" draw:layer="layout" svg:width="2.573cm" svg:height="2.209cm" svg:x="23.654cm" svg:y="40.678cm" svg:viewBox="0 0 2574 2210" svg:d="M2194 1349h-169v784l-1949 77-76-1652 1137-77 278-481h774l385 671zM1502 1759h375v-226h-375zM1877 1461v-112h-375v112zM1050 1759h375v-226h-375zM1050 1461h375v-112h-5l-66-113h-304zM1050 1159h258l-130-227h-128zM1137 861l-87-149v149zM527 635h-374v226h374zM527 932h-374v227h374zM527 1236h-374v225h374zM527 1533h-374v226h374zM979 635h-375v226h375zM979 932h-375v227h375zM979 1236h-375v225h375zM979 1533h-375v226h375zM1050 635v5z">
            <text:p/>
          </draw:path>
          <draw:frame draw:style-name="gr35" draw:text-style-name="P2" draw:layer="layout" svg:width="5.789cm" svg:height="2.487cm" svg:x="22.046cm" svg:y="38.048cm">
            <draw:text-box>
              <text:p text:style-name="P7"><text:span text:style-name="T6">Logs Storage account</text:span></text:p>
            </draw:text-box>
          </draw:frame>
        </draw:g>
        <draw:g>
          <draw:g>
            <draw:polygon draw:style-name="gr21" draw:text-style-name="P8" draw:layer="layout" svg:width="3.749cm" svg:height="1.785cm" svg:x="27.395cm" svg:y="40.89cm" svg:viewBox="0 0 3750 1786" draw:points="3750,1786 0,1786 0,0 3750,0">
              <text:p/>
            </draw:polygon>
            <draw:polygon draw:style-name="gr22" draw:text-style-name="P2" draw:layer="layout" svg:width="3.749cm" svg:height="1.785cm" svg:x="27.395cm" svg:y="40.89cm" svg:viewBox="0 0 3750 1786" draw:points="3750,1786 0,1786 0,0 3750,0">
              <text:p/>
            </draw:polygon>
          </draw:g>
          <draw:frame draw:style-name="gr23" draw:text-style-name="P2" draw:layer="layout" svg:width="3.749cm" svg:height="2.315cm" svg:x="27.395cm" svg:y="40.625cm">
            <draw:text-box>
              <text:p text:style-name="P7"><text:span text:style-name="T1">Diagnostic logs</text:span></text:p>
            </draw:text-box>
          </draw:frame>
        </draw:g>
      </draw:page>
      <draw:page draw:name="Compute - multi tier (Windows)" draw:style-name="dp1" draw:master-page-name="PM3">
        <draw:polygon draw:style-name="gr1" draw:text-style-name="P1" draw:layer="layout" svg:width="28.463cm" svg:height="31.721cm" svg:x="12.177cm" svg:y="1.934cm" svg:viewBox="0 0 28464 31722" draw:points="0,31722 28464,31722 28464,0 0,0">
          <text:p/>
        </draw:polygon>
        <draw:polygon draw:style-name="gr2" draw:text-style-name="P2" draw:layer="layout" svg:width="27cm" svg:height="28.546cm" svg:x="12.892cm" svg:y="4.474cm" svg:viewBox="0 0 27001 28547" draw:points="0,28547 27001,28547 27001,0 0,0">
          <text:p/>
        </draw:polygon>
        <draw:path draw:style-name="gr3" draw:text-style-name="P3" draw:layer="layout" svg:width="1.732cm" svg:height="1.299cm" svg:x="12.892cm" svg:y="2.569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3.453cm" svg:y="2.866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5.713cm" svg:y="2.611cm">
          <draw:text-box>
            <text:p text:style-name="P4"><text:span text:style-name="T1">Azure Vnet</text:span></text:p>
            <text:p text:style-name="P4"><text:span text:style-name="T1">10.0.0.0/16</text:span></text:p>
          </draw:text-box>
        </draw:frame>
        <draw:g>
          <draw:g>
            <draw:polygon draw:style-name="gr5" draw:text-style-name="P5" draw:layer="layout" svg:width="7.62cm" svg:height="5.08cm" svg:x="13.4cm" svg:y="27.305cm" svg:viewBox="0 0 7621 5081" draw:points="0,5081 7621,5081 7621,0 0,0">
              <text:p/>
            </draw:polygon>
            <draw:polygon draw:style-name="gr6" draw:text-style-name="P2" draw:layer="layout" svg:width="7.62cm" svg:height="5.08cm" svg:x="13.4cm" svg:y="27.305cm" svg:viewBox="0 0 7621 5081" draw:points="0,5081 7621,5081 7621,0 0,0">
              <text:p/>
            </draw:polygon>
          </draw:g>
          <draw:frame draw:style-name="gr8" draw:text-style-name="P2" draw:layer="layout" svg:width="7.62cm" svg:height="2.315cm" svg:x="13.4cm" svg:y="25.65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13.876cm" svg:y="27.76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14.897cm" svg:y="28.32cm" svg:viewBox="0 0 946 600" draw:points="946,296 472,0 0,296 0,303 472,600 946,303">
          <text:p/>
        </draw:polygon>
        <draw:polygon draw:style-name="gr3" draw:text-style-name="P3" draw:layer="layout" svg:width="0.473cm" svg:height="0.88cm" svg:x="15.419cm" svg:y="28.711cm" svg:viewBox="0 0 474 881" draw:points="0,295 0,881 474,585 474,0">
          <text:p/>
        </draw:polygon>
        <draw:polygon draw:style-name="gr3" draw:text-style-name="P3" draw:layer="layout" svg:width="0.473cm" svg:height="0.88cm" svg:x="14.849cm" svg:y="28.711cm" svg:viewBox="0 0 474 881" draw:points="474,295 0,0 0,585 474,881">
          <text:p/>
        </draw:polygon>
        <draw:frame draw:style-name="gr36" draw:text-style-name="P2" draw:layer="layout" svg:width="6.954cm" svg:height="3.048cm" svg:x="11.923cm" svg:y="31.37cm">
          <draw:text-box>
            <text:p text:style-name="P7"><text:span text:style-name="T1">Jump box</text:span></text:p>
          </draw:text-box>
        </draw:frame>
        <draw:g>
          <draw:path draw:style-name="gr3" draw:text-style-name="P3" draw:layer="layout" svg:width="1.653cm" svg:height="2.133cm" svg:x="18.859cm" svg:y="27.766cm" svg:viewBox="0 0 1654 2134" svg:d="M1545 841h-108v-200l-636-641-584 841h-109l-108 1185 1545 108 109-1184zM910 1476v447h-160v-447zM1236 841h-818v-200l434-453z">
            <text:p/>
          </draw:path>
          <draw:path draw:style-name="gr11" draw:text-style-name="P2" draw:layer="layout" svg:width="1.653cm" svg:height="2.133cm" svg:x="18.859cm" svg:y="27.766cm" svg:viewBox="0 0 1654 2134" svg:d="M1545 841h-108v-200l-636-641-584 841h-109l-108 1185 1545 108 109-1184zM910 1476v447h-160v-447zM1236 841h-818v-200l434-453z">
            <text:p/>
          </draw:path>
        </draw:g>
        <draw:polygon draw:style-name="gr3" draw:text-style-name="P3" draw:layer="layout" svg:width="1.161cm" svg:height="1.118cm" svg:x="19.105cm" svg:y="28.738cm" svg:viewBox="0 0 1162 1119" draw:points="0,1119 1162,1119 1162,0 0,0">
          <text:p/>
        </draw:polygon>
        <draw:frame draw:style-name="gr12" draw:text-style-name="P2" draw:layer="layout" svg:width="1.653cm" svg:height="1.299cm" svg:x="18.859cm" svg:y="28.636cm">
          <draw:text-box>
            <text:p text:style-name="P7"><text:span text:style-name="T3">NSG</text:span></text:p>
          </draw:text-box>
        </draw:frame>
        <draw:g>
          <draw:g>
            <draw:polygon draw:style-name="gr5" draw:text-style-name="P5" draw:layer="layout" svg:width="7.62cm" svg:height="11.43cm" svg:x="13.4cm" svg:y="6.696cm" svg:viewBox="0 0 7621 11431" draw:points="0,11431 7621,11431 7621,0 0,0">
              <text:p/>
            </draw:polygon>
            <draw:polygon draw:style-name="gr6" draw:text-style-name="P2" draw:layer="layout" svg:width="7.62cm" svg:height="11.43cm" svg:x="13.4cm" svg:y="6.696cm" svg:viewBox="0 0 7621 11431" draw:points="0,11431 7621,11431 7621,0 0,0">
              <text:p/>
            </draw:polygon>
          </draw:g>
          <draw:frame draw:style-name="gr7" draw:text-style-name="P2" draw:layer="layout" svg:width="7.62cm" svg:height="2.315cm" svg:x="13.4cm" svg:y="5.003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16.979cm" svg:y="7.035cm" svg:viewBox="0 0 3637 10754" draw:points="0,10754 3637,10754 3637,0 0,0">
            <text:p/>
          </draw:polygon>
          <draw:frame draw:style-name="gr32" draw:text-style-name="P2" draw:layer="layout" svg:width="3.636cm" svg:height="10.753cm" svg:x="16.979cm" svg:y="7.035cm">
            <draw:text-box>
              <text:p text:style-name="P7"><text:span text:style-name="T1">Availability set</text:span></text:p>
            </draw:text-box>
          </draw:frame>
        </draw:g>
        <draw:path draw:style-name="gr3" draw:text-style-name="P3" draw:layer="layout" svg:width="2.452cm" svg:height="2.452cm" svg:x="7.617cm" svg:y="12.142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8.585cm" svg:y="13.09cm" svg:viewBox="0 0 519 519" svg:d="M259 0c-142 0-259 117-259 259 0 143 117 260 259 260 143 0 260-117 260-260 0-142-117-259-260-259z">
          <text:p/>
        </draw:path>
        <draw:path draw:style-name="gr3" draw:text-style-name="P3" draw:layer="layout" svg:width="1.151cm" svg:height="0.804cm" svg:x="18.271cm" svg:y="12.69cm" svg:viewBox="0 0 1152 805" svg:d="M0 805h1152v-805h-1152zM829 570l-216 131v-261l216-130zM593 142l217 132-215 129-219-130zM356 309l216 130v262l-216-131z">
          <text:p/>
        </draw:path>
        <draw:path draw:style-name="gr3" draw:text-style-name="P3" draw:layer="layout" svg:width="3.048cm" svg:height="2.54cm" svg:x="17.273cm" svg:y="12.094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18.271cm" svg:y="9.832cm" svg:viewBox="0 0 1152 805" svg:d="M0 805h1152v-805h-1152zM829 570l-216 131v-261l216-130zM593 142l217 132-215 129-219-130zM356 309l216 130v262l-216-131z">
          <text:p/>
        </draw:path>
        <draw:path draw:style-name="gr3" draw:text-style-name="P3" draw:layer="layout" svg:width="3.048cm" svg:height="2.54cm" svg:x="17.273cm" svg:y="9.23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18.271cm" svg:y="15.547cm" svg:viewBox="0 0 1152 805" svg:d="M0 805h1152v-805h-1152zM829 570l-216 131v-261l216-130zM593 142l217 132-215 129-219-130zM356 309l216 130v262l-216-131z">
          <text:p/>
        </draw:path>
        <draw:path draw:style-name="gr3" draw:text-style-name="P3" draw:layer="layout" svg:width="3.048cm" svg:height="2.54cm" svg:x="17.273cm" svg:y="14.951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10.114cm" svg:y1="13.365cm" svg:x2="17.118cm" svg:y2="10.506cm">
          <text:p/>
        </draw:line>
        <draw:line draw:style-name="gr10" draw:text-style-name="P2" draw:layer="layout" svg:x1="10.114cm" svg:y1="13.364cm" svg:x2="17.116cm" svg:y2="13.364cm">
          <text:p/>
        </draw:line>
        <draw:line draw:style-name="gr10" draw:text-style-name="P2" draw:layer="layout" svg:x1="10.114cm" svg:y1="13.364cm" svg:x2="17.118cm" svg:y2="16.223cm">
          <text:p/>
        </draw:line>
        <draw:g>
          <draw:path draw:style-name="gr3" draw:text-style-name="P3" draw:layer="layout" svg:width="1.653cm" svg:height="2.133cm" svg:x="13.844cm" svg:y="7.103cm" svg:viewBox="0 0 1654 2134" svg:d="M1545 841h-108v-200l-636-641-584 841h-109l-108 1185 1545 108 109-1184zM910 1476v447h-160v-447zM1236 841h-818v-200l434-453z">
            <text:p/>
          </draw:path>
          <draw:path draw:style-name="gr11" draw:text-style-name="P2" draw:layer="layout" svg:width="1.653cm" svg:height="2.133cm" svg:x="13.844cm" svg:y="7.103cm" svg:viewBox="0 0 1654 2134" svg:d="M1545 841h-108v-200l-636-641-584 841h-109l-108 1185 1545 108 109-1184zM910 1476v447h-160v-447zM1236 841h-818v-200l434-453z">
            <text:p/>
          </draw:path>
        </draw:g>
        <draw:polygon draw:style-name="gr3" draw:text-style-name="P3" draw:layer="layout" svg:width="1.161cm" svg:height="1.118cm" svg:x="14.09cm" svg:y="8.076cm" svg:viewBox="0 0 1162 1119" draw:points="0,1119 1162,1119 1162,0 0,0">
          <text:p/>
        </draw:polygon>
        <draw:frame draw:style-name="gr12" draw:text-style-name="P2" draw:layer="layout" svg:width="1.653cm" svg:height="1.299cm" svg:x="13.844cm" svg:y="7.974cm">
          <draw:text-box>
            <text:p text:style-name="P7"><text:span text:style-name="T3">NSG</text:span></text:p>
          </draw:text-box>
        </draw:frame>
        <draw:g>
          <draw:g>
            <draw:polygon draw:style-name="gr5" draw:text-style-name="P5" draw:layer="layout" svg:width="7.62cm" svg:height="11.43cm" svg:x="22.29cm" svg:y="6.696cm" svg:viewBox="0 0 7621 11431" draw:points="0,11431 7621,11431 7621,0 0,0">
              <text:p/>
            </draw:polygon>
            <draw:polygon draw:style-name="gr6" draw:text-style-name="P2" draw:layer="layout" svg:width="7.62cm" svg:height="11.43cm" svg:x="22.29cm" svg:y="6.696cm" svg:viewBox="0 0 7621 11431" draw:points="0,11431 7621,11431 7621,0 0,0">
              <text:p/>
            </draw:polygon>
          </draw:g>
          <draw:frame draw:style-name="gr7" draw:text-style-name="P2" draw:layer="layout" svg:width="7.62cm" svg:height="2.315cm" svg:x="22.29cm" svg:y="5.003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25.869cm" svg:y="7.035cm" svg:viewBox="0 0 3637 10754" draw:points="0,10754 3637,10754 3637,0 0,0">
            <text:p/>
          </draw:polygon>
          <draw:frame draw:style-name="gr32" draw:text-style-name="P2" draw:layer="layout" svg:width="3.636cm" svg:height="10.753cm" svg:x="25.869cm" svg:y="7.035cm">
            <draw:text-box>
              <text:p text:style-name="P7"><text:span text:style-name="T1">Availability set</text:span></text:p>
            </draw:text-box>
          </draw:frame>
        </draw:g>
        <draw:path draw:style-name="gr3" draw:text-style-name="P3" draw:layer="layout" svg:width="2.452cm" svg:height="2.452cm" svg:x="22.81cm" svg:y="12.142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3.777cm" svg:y="13.09cm" svg:viewBox="0 0 519 519" svg:d="M259 0c-142 0-259 117-259 259 0 143 117 260 259 260 143 0 260-117 260-260 0-142-117-259-260-259z">
          <text:p/>
        </draw:path>
        <draw:path draw:style-name="gr3" draw:text-style-name="P3" draw:layer="layout" svg:width="1.151cm" svg:height="0.804cm" svg:x="27.161cm" svg:y="12.69cm" svg:viewBox="0 0 1152 805" svg:d="M0 805h1152v-805h-1152zM829 570l-216 131v-261l216-130zM593 142l217 132-215 129-219-130zM356 309l216 130v262l-216-131z">
          <text:p/>
        </draw:path>
        <draw:path draw:style-name="gr3" draw:text-style-name="P3" draw:layer="layout" svg:width="3.048cm" svg:height="2.54cm" svg:x="26.163cm" svg:y="12.094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7.161cm" svg:y="9.832cm" svg:viewBox="0 0 1152 805" svg:d="M0 805h1152v-805h-1152zM829 570l-216 131v-261l216-130zM593 142l217 132-215 129-219-130zM356 309l216 130v262l-216-131z">
          <text:p/>
        </draw:path>
        <draw:path draw:style-name="gr3" draw:text-style-name="P3" draw:layer="layout" svg:width="3.048cm" svg:height="2.54cm" svg:x="26.163cm" svg:y="9.23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7.161cm" svg:y="15.547cm" svg:viewBox="0 0 1152 805" svg:d="M0 805h1152v-805h-1152zM829 570l-216 131v-261l216-130zM593 142l217 132-215 129-219-130zM356 309l216 130v262l-216-131z">
          <text:p/>
        </draw:path>
        <draw:path draw:style-name="gr3" draw:text-style-name="P3" draw:layer="layout" svg:width="3.048cm" svg:height="2.54cm" svg:x="26.163cm" svg:y="14.951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5.306cm" svg:y1="13.365cm" svg:x2="26.007cm" svg:y2="10.506cm">
          <text:p/>
        </draw:line>
        <draw:line draw:style-name="gr10" draw:text-style-name="P2" draw:layer="layout" svg:x1="25.306cm" svg:y1="13.364cm" svg:x2="26.005cm" svg:y2="13.364cm">
          <text:p/>
        </draw:line>
        <draw:line draw:style-name="gr10" draw:text-style-name="P2" draw:layer="layout" svg:x1="25.306cm" svg:y1="13.364cm" svg:x2="26.007cm" svg:y2="16.223cm">
          <text:p/>
        </draw:line>
        <draw:g>
          <draw:path draw:style-name="gr3" draw:text-style-name="P3" draw:layer="layout" svg:width="1.653cm" svg:height="2.133cm" svg:x="22.734cm" svg:y="7.103cm" svg:viewBox="0 0 1654 2134" svg:d="M1545 841h-108v-200l-636-641-584 841h-109l-108 1185 1545 108 109-1184zM910 1476v447h-160v-447zM1236 841h-818v-200l434-453z">
            <text:p/>
          </draw:path>
          <draw:path draw:style-name="gr11" draw:text-style-name="P2" draw:layer="layout" svg:width="1.653cm" svg:height="2.133cm" svg:x="22.734cm" svg:y="7.103cm" svg:viewBox="0 0 1654 2134" svg:d="M1545 841h-108v-200l-636-641-584 841h-109l-108 1185 1545 108 109-1184zM910 1476v447h-160v-447zM1236 841h-818v-200l434-453z">
            <text:p/>
          </draw:path>
        </draw:g>
        <draw:polygon draw:style-name="gr3" draw:text-style-name="P3" draw:layer="layout" svg:width="1.161cm" svg:height="1.118cm" svg:x="22.98cm" svg:y="8.076cm" svg:viewBox="0 0 1162 1119" draw:points="0,1119 1162,1119 1162,0 0,0">
          <text:p/>
        </draw:polygon>
        <draw:frame draw:style-name="gr12" draw:text-style-name="P2" draw:layer="layout" svg:width="1.653cm" svg:height="1.299cm" svg:x="22.734cm" svg:y="7.974cm">
          <draw:text-box>
            <text:p text:style-name="P7"><text:span text:style-name="T3">NSG</text:span></text:p>
          </draw:text-box>
        </draw:frame>
        <draw:line draw:style-name="gr13" draw:text-style-name="P2" draw:layer="layout" svg:x1="21.02cm" svg:y1="13.364cm" svg:x2="22.766cm" svg:y2="13.364cm">
          <text:p/>
        </draw:line>
        <draw:g>
          <draw:g>
            <draw:polygon draw:style-name="gr14" draw:text-style-name="P6" draw:layer="layout" svg:width="3.81cm" svg:height="1.27cm" svg:x="6.939cm" svg:y="28.655cm" svg:viewBox="0 0 3811 1271" draw:points="0,1271 3811,1271 3811,0 0,0">
              <text:p/>
            </draw:polygon>
            <draw:polygon draw:style-name="gr15" draw:text-style-name="P2" draw:layer="layout" svg:width="3.81cm" svg:height="1.27cm" svg:x="6.939cm" svg:y="28.655cm" svg:viewBox="0 0 3811 1271" draw:points="0,1271 3811,1271 3811,0 0,0">
              <text:p/>
            </draw:polygon>
          </draw:g>
          <draw:frame draw:style-name="gr16" draw:text-style-name="P2" draw:layer="layout" svg:width="3.81cm" svg:height="1.299cm" svg:x="6.939cm" svg:y="28.641cm">
            <draw:text-box>
              <text:p text:style-name="P7"><text:span text:style-name="T1">PIP</text:span></text:p>
            </draw:text-box>
          </draw:frame>
        </draw:g>
        <draw:line draw:style-name="gr37" draw:text-style-name="P2" draw:layer="layout" svg:x1="10.749cm" svg:y1="29.29cm" svg:x2="13.962cm" svg:y2="29.29cm">
          <text:p/>
        </draw:line>
        <draw:g>
          <draw:path draw:style-name="gr14" draw:text-style-name="P6" draw:layer="layout" svg:width="1.246cm" svg:height="2.54cm" svg:x="2.506cm" svg:y="28.02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path draw:style-name="gr38" draw:text-style-name="P2" draw:layer="layout" svg:width="1.246cm" svg:height="2.54cm" svg:x="2.506cm" svg:y="28.02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g>
        <draw:frame draw:style-name="gr39" draw:text-style-name="P2" draw:layer="layout" svg:width="2.659cm" svg:height="1.299cm" svg:x="1.799cm" svg:y="30.433cm">
          <draw:text-box>
            <text:p text:style-name="P7"><text:span text:style-name="T4">DevOps</text:span></text:p>
          </draw:text-box>
        </draw:frame>
        <draw:line draw:style-name="gr13" draw:text-style-name="P2" draw:layer="layout" svg:x1="3.751cm" svg:y1="29.29cm" svg:x2="6.938cm" svg:y2="29.29cm">
          <text:p/>
        </draw:line>
        <draw:line draw:style-name="gr13" draw:text-style-name="P2" draw:layer="layout" svg:x1="4.399cm" svg:y1="10.036cm" svg:x2="6.939cm" svg:y2="10.036cm">
          <text:p/>
        </draw:line>
        <draw:g>
          <draw:g>
            <draw:polygon draw:style-name="gr14" draw:text-style-name="P6" draw:layer="layout" svg:width="3.81cm" svg:height="1.27cm" svg:x="6.939cm" svg:y="9.401cm" svg:viewBox="0 0 3811 1271" draw:points="0,1271 3811,1271 3811,0 0,0">
              <text:p/>
            </draw:polygon>
            <draw:polygon draw:style-name="gr15" draw:text-style-name="P2" draw:layer="layout" svg:width="3.81cm" svg:height="1.27cm" svg:x="6.939cm" svg:y="9.401cm" svg:viewBox="0 0 3811 1271" draw:points="0,1271 3811,1271 3811,0 0,0">
              <text:p/>
            </draw:polygon>
          </draw:g>
          <draw:frame draw:style-name="gr16" draw:text-style-name="P2" draw:layer="layout" svg:width="3.81cm" svg:height="1.299cm" svg:x="6.939cm" svg:y="9.387cm">
            <draw:text-box>
              <text:p text:style-name="P7"><text:span text:style-name="T1">PIP</text:span></text:p>
            </draw:text-box>
          </draw:frame>
        </draw:g>
        <draw:path draw:style-name="gr33" draw:text-style-name="P9" draw:layer="layout" svg:width="2.54cm" svg:height="2.54cm" svg:x="1.859cm" svg:y="8.766cm" svg:viewBox="0 0 2541 2541" svg:d="M1271 177c602 0 1092 491 1092 1093 0 603-490 1094-1092 1094-604 0-1094-491-1094-1094 0-602 490-1093 1094-1093zM1271 0c-703 0-1271 568-1271 1270 0 703 568 1271 1271 1271 701 0 1270-568 1270-1271 0-702-569-1270-1270-1270z">
          <text:p/>
        </draw:path>
        <draw:path draw:style-name="gr33" draw:text-style-name="P9" draw:layer="layout" svg:width="1.808cm" svg:height="0.431cm" svg:x="2.213cm" svg:y="10.479cm" svg:viewBox="0 0 1809 432" svg:d="M1809 326c-32 38-66 73-102 106-202-174-487-285-803-285s-600 111-802 285c-36-33-71-69-102-106 228-201 548-326 904-326s676 125 905 326z">
          <text:p/>
        </draw:path>
        <draw:path draw:style-name="gr33" draw:text-style-name="P9" draw:layer="layout" svg:width="1.808cm" svg:height="0.431cm" svg:x="2.236cm" svg:y="9.162cm" svg:viewBox="0 0 1809 432" svg:d="M1809 105c-32-37-66-72-102-105-202 174-487 284-803 284s-600-110-802-284c-36 33-71 68-102 105 228 202 548 327 904 327s676-125 905-327z">
          <text:p/>
        </draw:path>
        <draw:polygon draw:style-name="gr33" draw:text-style-name="P9" draw:layer="layout" svg:width="2.363cm" svg:height="0.177cm" svg:x="1.918cm" svg:y="9.948cm" svg:viewBox="0 0 2364 178" draw:points="0,178 2364,178 2364,0 0,0">
          <text:p/>
        </draw:polygon>
        <draw:polygon draw:style-name="gr33" draw:text-style-name="P9" draw:layer="layout" svg:width="0.177cm" svg:height="2.422cm" svg:x="3.04cm" svg:y="8.834cm" svg:viewBox="0 0 178 2423" draw:points="0,2423 178,2423 178,0 0,0">
          <text:p/>
        </draw:polygon>
        <draw:path draw:style-name="gr33" draw:text-style-name="P9" draw:layer="layout" svg:width="1.684cm" svg:height="2.392cm" svg:x="2.287cm" svg:y="8.84cm" svg:viewBox="0 0 1685 2393" svg:d="M842 2393c-465 0-842-537-842-1196 0-661 377-1197 842-1197s843 536 843 1197c0 659-378 1196-843 1196zM842 147c-382 0-695 471-695 1050 0 578 313 1048 695 1048 383 0 695-470 695-1048 0-579-312-1050-695-1050z">
          <text:p/>
        </draw:path>
        <draw:frame draw:style-name="gr34" draw:text-style-name="P2" draw:layer="layout" svg:width="5.671cm" svg:height="2.481cm" svg:x="0.292cm" svg:y="11.644cm">
          <draw:text-box>
            <text:p/>
          </draw:text-box>
        </draw:frame>
        <draw:line draw:style-name="gr13" draw:text-style-name="P2" draw:layer="layout" svg:x1="8.844cm" svg:y1="10.671cm" svg:x2="8.844cm" svg:y2="12.093cm">
          <text:p/>
        </draw:line>
        <draw:g>
          <draw:g>
            <draw:polygon draw:style-name="gr5" draw:text-style-name="P5" draw:layer="layout" svg:width="8.344cm" svg:height="18.455cm" svg:x="31.026cm" svg:y="6.668cm" svg:viewBox="0 0 8345 18456" draw:points="0,18456 8345,18456 8345,0 0,0">
              <text:p/>
            </draw:polygon>
            <draw:polygon draw:style-name="gr6" draw:text-style-name="P2" draw:layer="layout" svg:width="8.344cm" svg:height="18.455cm" svg:x="31.026cm" svg:y="6.668cm" svg:viewBox="0 0 8345 18456" draw:points="0,18456 8345,18456 8345,0 0,0">
              <text:p/>
            </draw:polygon>
          </draw:g>
          <draw:frame draw:style-name="gr40" draw:text-style-name="P2" draw:layer="layout" svg:width="8.344cm" svg:height="2.315cm" svg:x="31.026cm" svg:y="4.99cm">
            <draw:text-box>
              <text:p text:style-name="P4"><text:span text:style-name="T2">SQL Server AlwaysOn</text:span></text:p>
              <text:p text:style-name="P4"><text:span text:style-name="T2">10.0.3.0/24</text:span></text:p>
            </draw:text-box>
          </draw:frame>
        </draw:g>
        <draw:g>
          <draw:polygon draw:style-name="gr31" draw:text-style-name="P2" draw:layer="layout" svg:width="3.636cm" svg:height="16.807cm" svg:x="35.488cm" svg:y="7.006cm" svg:viewBox="0 0 3637 16808" draw:points="0,16808 3637,16808 3637,0 0,0">
            <text:p/>
          </draw:polygon>
          <draw:frame draw:style-name="gr41" draw:text-style-name="P2" draw:layer="layout" svg:width="3.636cm" svg:height="16.807cm" svg:x="35.488cm" svg:y="7.006cm">
            <draw:text-box>
              <text:p text:style-name="P7"><text:span text:style-name="T1">Availability set</text:span></text:p>
            </draw:text-box>
          </draw:frame>
        </draw:g>
        <draw:path draw:style-name="gr3" draw:text-style-name="P3" draw:layer="layout" svg:width="2.452cm" svg:height="2.452cm" svg:x="31.953cm" svg:y="12.11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2.92cm" svg:y="13.061cm" svg:viewBox="0 0 519 519" svg:d="M259 0c-142 0-259 117-259 259 0 143 117 260 259 260 143 0 260-117 260-260 0-142-117-259-260-259z">
          <text:p/>
        </draw:path>
        <draw:frame draw:style-name="gr18" draw:text-style-name="P2" draw:layer="layout" svg:width="4.034cm" svg:height="2.701cm" svg:x="31.162cm" svg:y="14.848cm">
          <draw:text-box>
            <text:p text:style-name="P7"><text:span text:style-name="T7">Load balancer</text:span></text:p>
            <text:p text:style-name="P7"><text:span text:style-name="T7">(AlwaysOn</text:span></text:p>
            <text:p text:style-name="P7"><text:span text:style-name="T7">Listener)</text:span></text:p>
          </draw:text-box>
        </draw:frame>
        <draw:path draw:style-name="gr3" draw:text-style-name="P3" draw:layer="layout" svg:width="1.151cm" svg:height="0.804cm" svg:x="36.78cm" svg:y="9.804cm" svg:viewBox="0 0 1152 805" svg:d="M0 805h1152v-805h-1152zM829 570l-216 131v-261l216-130zM593 142l217 132-215 129-219-130zM356 309l216 130v262l-216-131z">
          <text:p/>
        </draw:path>
        <draw:path draw:style-name="gr3" draw:text-style-name="P3" draw:layer="layout" svg:width="3.048cm" svg:height="2.54cm" svg:x="35.782cm" svg:y="9.20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35.782cm" svg:y="11.747cm">
          <draw:text-box>
            <text:p text:style-name="P7"><text:span text:style-name="T4">SQL Server (primary)</text:span></text:p>
          </draw:text-box>
        </draw:frame>
        <draw:line draw:style-name="gr10" draw:text-style-name="P2" draw:layer="layout" svg:x1="34.449cm" svg:y1="13.336cm" svg:x2="35.626cm" svg:y2="10.477cm">
          <text:p/>
        </draw:line>
        <draw:g>
          <draw:path draw:style-name="gr3" draw:text-style-name="P3" draw:layer="layout" svg:width="1.653cm" svg:height="2.133cm" svg:x="31.47cm" svg:y="7.075cm" svg:viewBox="0 0 1654 2134" svg:d="M1545 841h-108v-200l-636-641-584 841h-109l-108 1185 1545 108 109-1184zM910 1476v447h-160v-447zM1236 841h-818v-200l434-453z">
            <text:p/>
          </draw:path>
          <draw:path draw:style-name="gr11" draw:text-style-name="P2" draw:layer="layout" svg:width="1.653cm" svg:height="2.133cm" svg:x="31.47cm" svg:y="7.075cm" svg:viewBox="0 0 1654 2134" svg:d="M1545 841h-108v-200l-636-641-584 841h-109l-108 1185 1545 108 109-1184zM910 1476v447h-160v-447zM1236 841h-818v-200l434-453z">
            <text:p/>
          </draw:path>
        </draw:g>
        <draw:polygon draw:style-name="gr3" draw:text-style-name="P3" draw:layer="layout" svg:width="1.161cm" svg:height="1.118cm" svg:x="31.716cm" svg:y="8.047cm" svg:viewBox="0 0 1162 1119" draw:points="0,1119 1162,1119 1162,0 0,0">
          <text:p/>
        </draw:polygon>
        <draw:frame draw:style-name="gr12" draw:text-style-name="P2" draw:layer="layout" svg:width="1.653cm" svg:height="1.299cm" svg:x="31.47cm" svg:y="7.945cm">
          <draw:text-box>
            <text:p text:style-name="P7"><text:span text:style-name="T3">NSG</text:span></text:p>
          </draw:text-box>
        </draw:frame>
        <draw:path draw:style-name="gr3" draw:text-style-name="P3" draw:layer="layout" svg:width="1.151cm" svg:height="0.804cm" svg:x="36.78cm" svg:y="14.884cm" svg:viewBox="0 0 1152 805" svg:d="M0 805h1152v-805h-1152zM829 570l-216 131v-261l216-130zM593 142l217 132-215 129-219-130zM356 309l216 130v262l-216-131z">
          <text:p/>
        </draw:path>
        <draw:path draw:style-name="gr3" draw:text-style-name="P3" draw:layer="layout" svg:width="3.048cm" svg:height="2.54cm" svg:x="35.782cm" svg:y="14.287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636cm" svg:height="2.54cm" svg:x="35.488cm" svg:y="16.827cm">
          <draw:text-box>
            <text:p text:style-name="P7"><text:span text:style-name="T4">SQL Server (secondary)</text:span></text:p>
          </draw:text-box>
        </draw:frame>
        <draw:path draw:style-name="gr3" draw:text-style-name="P3" draw:layer="layout" svg:width="1.151cm" svg:height="0.804cm" svg:x="36.78cm" svg:y="19.646cm" svg:viewBox="0 0 1152 805" svg:d="M0 805h1152v-805h-1152zM829 570l-216 131v-261l216-130zM593 142l217 132-215 129-219-130zM356 309l216 130v262l-216-131z">
          <text:p/>
        </draw:path>
        <draw:path draw:style-name="gr3" draw:text-style-name="P3" draw:layer="layout" svg:width="3.048cm" svg:height="2.54cm" svg:x="35.782cm" svg:y="19.0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3.049cm" svg:x="35.782cm" svg:y="21.59cm">
          <draw:text-box>
            <text:p text:style-name="P7"><text:span text:style-name="T4">File share witness</text:span></text:p>
            <text:p text:style-name="P7"><text:span text:style-name="T4">(FSW)</text:span></text:p>
          </draw:text-box>
        </draw:frame>
        <draw:line draw:style-name="gr10" draw:text-style-name="P2" draw:layer="layout" svg:x1="34.449cm" svg:y1="13.335cm" svg:x2="35.626cm" svg:y2="15.559cm">
          <text:p/>
        </draw:line>
        <draw:g>
          <draw:g>
            <draw:polygon draw:style-name="gr5" draw:text-style-name="P5" draw:layer="layout" svg:width="16.445cm" svg:height="5.239cm" svg:x="13.4cm" svg:y="19.902cm" svg:viewBox="0 0 16446 5240" draw:points="0,5240 16446,5240 16446,0 0,0">
              <text:p/>
            </draw:polygon>
            <draw:polygon draw:style-name="gr6" draw:text-style-name="P2" draw:layer="layout" svg:width="16.445cm" svg:height="5.239cm" svg:x="13.4cm" svg:y="19.902cm" svg:viewBox="0 0 16446 5240" draw:points="0,5240 16446,5240 16446,0 0,0">
              <text:p/>
            </draw:polygon>
          </draw:g>
          <draw:frame draw:style-name="gr42" draw:text-style-name="P2" draw:layer="layout" svg:width="16.445cm" svg:height="2.315cm" svg:x="13.4cm" svg:y="18.245cm">
            <draw:text-box>
              <text:p text:style-name="P4"><text:span text:style-name="T2">AD DS subnet</text:span></text:p>
              <text:p text:style-name="P4"><text:span text:style-name="T2">10.0.4.0/27</text:span></text:p>
            </draw:text-box>
          </draw:frame>
        </draw:g>
        <draw:g>
          <draw:polygon draw:style-name="gr31" draw:text-style-name="P2" draw:layer="layout" svg:width="11.479cm" svg:height="4.424cm" svg:x="17.78cm" svg:y="20.379cm" svg:viewBox="0 0 11480 4425" draw:points="0,4425 11480,4425 11480,0 0,0">
            <text:p/>
          </draw:polygon>
          <draw:frame draw:style-name="gr43" draw:text-style-name="P2" draw:layer="layout" svg:width="3.636cm" svg:height="4.424cm" svg:x="17.78cm" svg:y="20.379cm">
            <draw:text-box>
              <text:p text:style-name="P7"><text:span text:style-name="T1">Availability </text:span></text:p>
              <text:p text:style-name="P7"><text:span text:style-name="T1">set</text:span></text:p>
            </draw:text-box>
          </draw:frame>
        </draw:g>
        <draw:g>
          <draw:path draw:style-name="gr3" draw:text-style-name="P3" draw:layer="layout" svg:width="1.653cm" svg:height="2.133cm" svg:x="13.844cm" svg:y="20.524cm" svg:viewBox="0 0 1654 2134" svg:d="M1545 841h-108v-200l-636-641-584 841h-109l-108 1185 1545 108 109-1184zM910 1476v447h-160v-447zM1236 841h-818v-200l434-453z">
            <text:p/>
          </draw:path>
          <draw:path draw:style-name="gr11" draw:text-style-name="P2" draw:layer="layout" svg:width="1.653cm" svg:height="2.133cm" svg:x="13.844cm" svg:y="20.524cm" svg:viewBox="0 0 1654 2134" svg:d="M1545 841h-108v-200l-636-641-584 841h-109l-108 1185 1545 108 109-1184zM910 1476v447h-160v-447zM1236 841h-818v-200l434-453z">
            <text:p/>
          </draw:path>
        </draw:g>
        <draw:polygon draw:style-name="gr3" draw:text-style-name="P3" draw:layer="layout" svg:width="1.161cm" svg:height="1.118cm" svg:x="14.09cm" svg:y="21.496cm" svg:viewBox="0 0 1162 1119" draw:points="0,1119 1162,1119 1162,0 0,0">
          <text:p/>
        </draw:polygon>
        <draw:frame draw:style-name="gr12" draw:text-style-name="P2" draw:layer="layout" svg:width="1.653cm" svg:height="1.299cm" svg:x="13.844cm" svg:y="21.394cm">
          <draw:text-box>
            <text:p text:style-name="P7"><text:span text:style-name="T3">NSG</text:span></text:p>
          </draw:text-box>
        </draw:frame>
        <draw:path draw:style-name="gr3" draw:text-style-name="P3" draw:layer="layout" svg:width="1.151cm" svg:height="0.804cm" svg:x="22.366cm" svg:y="21.292cm" svg:viewBox="0 0 1152 805" svg:d="M0 805h1152v-805h-1152zM829 570l-216 131v-261l216-130zM593 142l217 132-215 129-219-130zM356 309l216 130v262l-216-131z">
          <text:p/>
        </draw:path>
        <draw:path draw:style-name="gr3" draw:text-style-name="P3" draw:layer="layout" svg:width="3.048cm" svg:height="2.54cm" svg:x="21.369cm" svg:y="20.69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21.369cm" svg:y="23.236cm">
          <draw:text-box>
            <text:p text:style-name="P7"><text:span text:style-name="T4">AD DS</text:span></text:p>
            <text:p text:style-name="P7"><text:span text:style-name="T4">Server</text:span></text:p>
          </draw:text-box>
        </draw:frame>
        <draw:path draw:style-name="gr3" draw:text-style-name="P3" draw:layer="layout" svg:width="1.151cm" svg:height="0.804cm" svg:x="26.335cm" svg:y="21.292cm" svg:viewBox="0 0 1152 805" svg:d="M0 805h1152v-805h-1152zM829 570l-216 131v-261l216-130zM593 142l217 132-215 129-219-130zM356 309l216 130v262l-216-131z">
          <text:p/>
        </draw:path>
        <draw:path draw:style-name="gr3" draw:text-style-name="P3" draw:layer="layout" svg:width="3.048cm" svg:height="2.54cm" svg:x="25.337cm" svg:y="20.69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25.337cm" svg:y="23.236cm">
          <draw:text-box>
            <text:p text:style-name="P7"><text:span text:style-name="T4">AD DS</text:span></text:p>
            <text:p text:style-name="P7"><text:span text:style-name="T4">Server</text:span></text:p>
          </draw:text-box>
        </draw:frame>
        <draw:line draw:style-name="gr13" draw:text-style-name="P2" draw:layer="layout" svg:x1="29.933cm" svg:y1="13.335cm" svg:x2="31.908cm" svg:y2="13.335cm">
          <text:p/>
        </draw:line>
      </draw:page>
      <draw:page draw:name="Compute - multi tier (Linux)" draw:style-name="dp1" draw:master-page-name="PM4">
        <draw:line draw:style-name="gr44" draw:text-style-name="P2" draw:layer="layout" svg:x1="0cm" svg:y1="25.4cm" svg:x2="85.09cm" svg:y2="25.4cm">
          <text:p/>
        </draw:line>
        <draw:polygon draw:style-name="gr1" draw:text-style-name="P1" draw:layer="layout" svg:width="34.178cm" svg:height="24.736cm" svg:x="12.177cm" svg:y="1.934cm" svg:viewBox="0 0 34179 24737" draw:points="0,24737 34179,24737 34179,0 0,0">
          <text:p/>
        </draw:polygon>
        <draw:polygon draw:style-name="gr2" draw:text-style-name="P2" draw:layer="layout" svg:width="32.828cm" svg:height="21.561cm" svg:x="12.892cm" svg:y="4.474cm" svg:viewBox="0 0 32829 21562" draw:points="0,21562 32829,21562 32829,0 0,0">
          <text:p/>
        </draw:polygon>
        <draw:path draw:style-name="gr3" draw:text-style-name="P3" draw:layer="layout" svg:width="1.732cm" svg:height="1.299cm" svg:x="12.892cm" svg:y="2.569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3.453cm" svg:y="2.866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5.713cm" svg:y="2.611cm">
          <draw:text-box>
            <text:p text:style-name="P4"><text:span text:style-name="T1">Azure Vnet</text:span></text:p>
            <text:p text:style-name="P4"><text:span text:style-name="T1">10.0.0.0/16</text:span></text:p>
          </draw:text-box>
        </draw:frame>
        <draw:g>
          <draw:g>
            <draw:polygon draw:style-name="gr5" draw:text-style-name="P5" draw:layer="layout" svg:width="7.62cm" svg:height="5.08cm" svg:x="13.4cm" svg:y="20.32cm" svg:viewBox="0 0 7621 5081" draw:points="0,5081 7621,5081 7621,0 0,0">
              <text:p/>
            </draw:polygon>
            <draw:polygon draw:style-name="gr6" draw:text-style-name="P2" draw:layer="layout" svg:width="7.62cm" svg:height="5.08cm" svg:x="13.4cm" svg:y="20.32cm" svg:viewBox="0 0 7621 5081" draw:points="0,5081 7621,5081 7621,0 0,0">
              <text:p/>
            </draw:polygon>
          </draw:g>
          <draw:frame draw:style-name="gr8" draw:text-style-name="P2" draw:layer="layout" svg:width="7.62cm" svg:height="2.315cm" svg:x="13.4cm" svg:y="18.674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13.876cm" svg:y="20.781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14.897cm" svg:y="21.335cm" svg:viewBox="0 0 946 600" draw:points="946,296 472,0 0,296 0,303 472,600 946,303">
          <text:p/>
        </draw:polygon>
        <draw:polygon draw:style-name="gr3" draw:text-style-name="P3" draw:layer="layout" svg:width="0.473cm" svg:height="0.88cm" svg:x="15.419cm" svg:y="21.726cm" svg:viewBox="0 0 474 881" draw:points="0,295 0,881 474,585 474,0">
          <text:p/>
        </draw:polygon>
        <draw:polygon draw:style-name="gr3" draw:text-style-name="P3" draw:layer="layout" svg:width="0.473cm" svg:height="0.88cm" svg:x="14.849cm" svg:y="21.726cm" svg:viewBox="0 0 474 881" draw:points="474,295 0,0 0,585 474,881">
          <text:p/>
        </draw:polygon>
        <draw:frame draw:style-name="gr36" draw:text-style-name="P2" draw:layer="layout" svg:width="6.954cm" svg:height="3.048cm" svg:x="11.923cm" svg:y="24.385cm">
          <draw:text-box>
            <text:p text:style-name="P7"><text:span text:style-name="T1">Jump box</text:span></text:p>
          </draw:text-box>
        </draw:frame>
        <draw:g>
          <draw:path draw:style-name="gr3" draw:text-style-name="P3" draw:layer="layout" svg:width="1.653cm" svg:height="2.133cm" svg:x="18.859cm" svg:y="20.781cm" svg:viewBox="0 0 1654 2134" svg:d="M1545 841h-108v-200l-636-641-584 841h-109l-108 1185 1545 108 109-1184zM910 1476v447h-160v-447zM1236 841h-818v-200l434-453z">
            <text:p/>
          </draw:path>
          <draw:path draw:style-name="gr11" draw:text-style-name="P2" draw:layer="layout" svg:width="1.653cm" svg:height="2.133cm" svg:x="18.859cm" svg:y="20.781cm" svg:viewBox="0 0 1654 2134" svg:d="M1545 841h-108v-200l-636-641-584 841h-109l-108 1185 1545 108 109-1184zM910 1476v447h-160v-447zM1236 841h-818v-200l434-453z">
            <text:p/>
          </draw:path>
        </draw:g>
        <draw:polygon draw:style-name="gr3" draw:text-style-name="P3" draw:layer="layout" svg:width="1.161cm" svg:height="1.118cm" svg:x="19.105cm" svg:y="21.753cm" svg:viewBox="0 0 1162 1119" draw:points="0,1119 1162,1119 1162,0 0,0">
          <text:p/>
        </draw:polygon>
        <draw:frame draw:style-name="gr12" draw:text-style-name="P2" draw:layer="layout" svg:width="1.653cm" svg:height="1.299cm" svg:x="18.859cm" svg:y="21.651cm">
          <draw:text-box>
            <text:p text:style-name="P7"><text:span text:style-name="T3">NSG</text:span></text:p>
          </draw:text-box>
        </draw:frame>
        <draw:g>
          <draw:g>
            <draw:polygon draw:style-name="gr5" draw:text-style-name="P5" draw:layer="layout" svg:width="7.62cm" svg:height="11.43cm" svg:x="13.4cm" svg:y="6.696cm" svg:viewBox="0 0 7621 11431" draw:points="0,11431 7621,11431 7621,0 0,0">
              <text:p/>
            </draw:polygon>
            <draw:polygon draw:style-name="gr6" draw:text-style-name="P2" draw:layer="layout" svg:width="7.62cm" svg:height="11.43cm" svg:x="13.4cm" svg:y="6.696cm" svg:viewBox="0 0 7621 11431" draw:points="0,11431 7621,11431 7621,0 0,0">
              <text:p/>
            </draw:polygon>
          </draw:g>
          <draw:frame draw:style-name="gr7" draw:text-style-name="P2" draw:layer="layout" svg:width="7.62cm" svg:height="2.315cm" svg:x="13.4cm" svg:y="5.003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16.979cm" svg:y="7.035cm" svg:viewBox="0 0 3637 10754" draw:points="0,10754 3637,10754 3637,0 0,0">
            <text:p/>
          </draw:polygon>
          <draw:frame draw:style-name="gr32" draw:text-style-name="P2" draw:layer="layout" svg:width="3.636cm" svg:height="10.753cm" svg:x="16.979cm" svg:y="7.035cm">
            <draw:text-box>
              <text:p text:style-name="P7"><text:span text:style-name="T1">Availability set</text:span></text:p>
            </draw:text-box>
          </draw:frame>
        </draw:g>
        <draw:path draw:style-name="gr3" draw:text-style-name="P3" draw:layer="layout" svg:width="2.452cm" svg:height="2.452cm" svg:x="7.617cm" svg:y="12.142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8.585cm" svg:y="13.09cm" svg:viewBox="0 0 519 519" svg:d="M259 0c-142 0-259 117-259 259 0 143 117 260 259 260 143 0 260-117 260-260 0-142-117-259-260-259z">
          <text:p/>
        </draw:path>
        <draw:path draw:style-name="gr3" draw:text-style-name="P3" draw:layer="layout" svg:width="1.151cm" svg:height="0.804cm" svg:x="18.271cm" svg:y="12.69cm" svg:viewBox="0 0 1152 805" svg:d="M0 805h1152v-805h-1152zM829 570l-216 131v-261l216-130zM593 142l217 132-215 129-219-130zM356 309l216 130v262l-216-131z">
          <text:p/>
        </draw:path>
        <draw:path draw:style-name="gr3" draw:text-style-name="P3" draw:layer="layout" svg:width="3.048cm" svg:height="2.54cm" svg:x="17.273cm" svg:y="12.094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18.271cm" svg:y="9.832cm" svg:viewBox="0 0 1152 805" svg:d="M0 805h1152v-805h-1152zM829 570l-216 131v-261l216-130zM593 142l217 132-215 129-219-130zM356 309l216 130v262l-216-131z">
          <text:p/>
        </draw:path>
        <draw:path draw:style-name="gr3" draw:text-style-name="P3" draw:layer="layout" svg:width="3.048cm" svg:height="2.54cm" svg:x="17.273cm" svg:y="9.23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18.271cm" svg:y="15.547cm" svg:viewBox="0 0 1152 805" svg:d="M0 805h1152v-805h-1152zM829 570l-216 131v-261l216-130zM593 142l217 132-215 129-219-130zM356 309l216 130v262l-216-131z">
          <text:p/>
        </draw:path>
        <draw:path draw:style-name="gr3" draw:text-style-name="P3" draw:layer="layout" svg:width="3.048cm" svg:height="2.54cm" svg:x="17.273cm" svg:y="14.951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10.114cm" svg:y1="13.365cm" svg:x2="17.118cm" svg:y2="10.506cm">
          <text:p/>
        </draw:line>
        <draw:line draw:style-name="gr10" draw:text-style-name="P2" draw:layer="layout" svg:x1="10.114cm" svg:y1="13.364cm" svg:x2="17.116cm" svg:y2="13.364cm">
          <text:p/>
        </draw:line>
        <draw:line draw:style-name="gr10" draw:text-style-name="P2" draw:layer="layout" svg:x1="10.114cm" svg:y1="13.364cm" svg:x2="17.118cm" svg:y2="16.223cm">
          <text:p/>
        </draw:line>
        <draw:g>
          <draw:path draw:style-name="gr3" draw:text-style-name="P3" draw:layer="layout" svg:width="1.653cm" svg:height="2.133cm" svg:x="13.844cm" svg:y="7.103cm" svg:viewBox="0 0 1654 2134" svg:d="M1545 841h-108v-200l-636-641-584 841h-109l-108 1185 1545 108 109-1184zM910 1476v447h-160v-447zM1236 841h-818v-200l434-453z">
            <text:p/>
          </draw:path>
          <draw:path draw:style-name="gr11" draw:text-style-name="P2" draw:layer="layout" svg:width="1.653cm" svg:height="2.133cm" svg:x="13.844cm" svg:y="7.103cm" svg:viewBox="0 0 1654 2134" svg:d="M1545 841h-108v-200l-636-641-584 841h-109l-108 1185 1545 108 109-1184zM910 1476v447h-160v-447zM1236 841h-818v-200l434-453z">
            <text:p/>
          </draw:path>
        </draw:g>
        <draw:polygon draw:style-name="gr3" draw:text-style-name="P3" draw:layer="layout" svg:width="1.161cm" svg:height="1.118cm" svg:x="14.09cm" svg:y="8.076cm" svg:viewBox="0 0 1162 1119" draw:points="0,1119 1162,1119 1162,0 0,0">
          <text:p/>
        </draw:polygon>
        <draw:frame draw:style-name="gr12" draw:text-style-name="P2" draw:layer="layout" svg:width="1.653cm" svg:height="1.299cm" svg:x="13.844cm" svg:y="7.974cm">
          <draw:text-box>
            <text:p text:style-name="P7"><text:span text:style-name="T3">NSG</text:span></text:p>
          </draw:text-box>
        </draw:frame>
        <draw:g>
          <draw:g>
            <draw:polygon draw:style-name="gr5" draw:text-style-name="P5" draw:layer="layout" svg:width="7.62cm" svg:height="11.43cm" svg:x="22.29cm" svg:y="6.696cm" svg:viewBox="0 0 7621 11431" draw:points="0,11431 7621,11431 7621,0 0,0">
              <text:p/>
            </draw:polygon>
            <draw:polygon draw:style-name="gr6" draw:text-style-name="P2" draw:layer="layout" svg:width="7.62cm" svg:height="11.43cm" svg:x="22.29cm" svg:y="6.696cm" svg:viewBox="0 0 7621 11431" draw:points="0,11431 7621,11431 7621,0 0,0">
              <text:p/>
            </draw:polygon>
          </draw:g>
          <draw:frame draw:style-name="gr7" draw:text-style-name="P2" draw:layer="layout" svg:width="7.62cm" svg:height="2.315cm" svg:x="22.29cm" svg:y="5.003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25.869cm" svg:y="7.035cm" svg:viewBox="0 0 3637 10754" draw:points="0,10754 3637,10754 3637,0 0,0">
            <text:p/>
          </draw:polygon>
          <draw:frame draw:style-name="gr32" draw:text-style-name="P2" draw:layer="layout" svg:width="3.636cm" svg:height="10.753cm" svg:x="25.869cm" svg:y="7.035cm">
            <draw:text-box>
              <text:p text:style-name="P7"><text:span text:style-name="T1">Availability set</text:span></text:p>
            </draw:text-box>
          </draw:frame>
        </draw:g>
        <draw:path draw:style-name="gr3" draw:text-style-name="P3" draw:layer="layout" svg:width="2.452cm" svg:height="2.452cm" svg:x="22.81cm" svg:y="12.142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3.777cm" svg:y="13.09cm" svg:viewBox="0 0 519 519" svg:d="M259 0c-142 0-259 117-259 259 0 143 117 260 259 260 143 0 260-117 260-260 0-142-117-259-260-259z">
          <text:p/>
        </draw:path>
        <draw:path draw:style-name="gr3" draw:text-style-name="P3" draw:layer="layout" svg:width="1.151cm" svg:height="0.804cm" svg:x="27.161cm" svg:y="12.69cm" svg:viewBox="0 0 1152 805" svg:d="M0 805h1152v-805h-1152zM829 570l-216 131v-261l216-130zM593 142l217 132-215 129-219-130zM356 309l216 130v262l-216-131z">
          <text:p/>
        </draw:path>
        <draw:path draw:style-name="gr3" draw:text-style-name="P3" draw:layer="layout" svg:width="3.048cm" svg:height="2.54cm" svg:x="26.163cm" svg:y="12.094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7.161cm" svg:y="9.832cm" svg:viewBox="0 0 1152 805" svg:d="M0 805h1152v-805h-1152zM829 570l-216 131v-261l216-130zM593 142l217 132-215 129-219-130zM356 309l216 130v262l-216-131z">
          <text:p/>
        </draw:path>
        <draw:path draw:style-name="gr3" draw:text-style-name="P3" draw:layer="layout" svg:width="3.048cm" svg:height="2.54cm" svg:x="26.163cm" svg:y="9.23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7.161cm" svg:y="15.547cm" svg:viewBox="0 0 1152 805" svg:d="M0 805h1152v-805h-1152zM829 570l-216 131v-261l216-130zM593 142l217 132-215 129-219-130zM356 309l216 130v262l-216-131z">
          <text:p/>
        </draw:path>
        <draw:path draw:style-name="gr3" draw:text-style-name="P3" draw:layer="layout" svg:width="3.048cm" svg:height="2.54cm" svg:x="26.163cm" svg:y="14.951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5.306cm" svg:y1="13.365cm" svg:x2="26.007cm" svg:y2="10.506cm">
          <text:p/>
        </draw:line>
        <draw:line draw:style-name="gr10" draw:text-style-name="P2" draw:layer="layout" svg:x1="25.306cm" svg:y1="13.364cm" svg:x2="26.005cm" svg:y2="13.364cm">
          <text:p/>
        </draw:line>
        <draw:line draw:style-name="gr10" draw:text-style-name="P2" draw:layer="layout" svg:x1="25.306cm" svg:y1="13.364cm" svg:x2="26.007cm" svg:y2="16.223cm">
          <text:p/>
        </draw:line>
        <draw:g>
          <draw:path draw:style-name="gr3" draw:text-style-name="P3" draw:layer="layout" svg:width="1.653cm" svg:height="2.133cm" svg:x="22.734cm" svg:y="7.103cm" svg:viewBox="0 0 1654 2134" svg:d="M1545 841h-108v-200l-636-641-584 841h-109l-108 1185 1545 108 109-1184zM910 1476v447h-160v-447zM1236 841h-818v-200l434-453z">
            <text:p/>
          </draw:path>
          <draw:path draw:style-name="gr11" draw:text-style-name="P2" draw:layer="layout" svg:width="1.653cm" svg:height="2.133cm" svg:x="22.734cm" svg:y="7.103cm" svg:viewBox="0 0 1654 2134" svg:d="M1545 841h-108v-200l-636-641-584 841h-109l-108 1185 1545 108 109-1184zM910 1476v447h-160v-447zM1236 841h-818v-200l434-453z">
            <text:p/>
          </draw:path>
        </draw:g>
        <draw:polygon draw:style-name="gr3" draw:text-style-name="P3" draw:layer="layout" svg:width="1.161cm" svg:height="1.118cm" svg:x="22.98cm" svg:y="8.076cm" svg:viewBox="0 0 1162 1119" draw:points="0,1119 1162,1119 1162,0 0,0">
          <text:p/>
        </draw:polygon>
        <draw:frame draw:style-name="gr12" draw:text-style-name="P2" draw:layer="layout" svg:width="1.653cm" svg:height="1.299cm" svg:x="22.734cm" svg:y="7.974cm">
          <draw:text-box>
            <text:p text:style-name="P7"><text:span text:style-name="T3">NSG</text:span></text:p>
          </draw:text-box>
        </draw:frame>
        <draw:line draw:style-name="gr13" draw:text-style-name="P2" draw:layer="layout" svg:x1="21.02cm" svg:y1="13.364cm" svg:x2="22.766cm" svg:y2="13.364cm">
          <text:p/>
        </draw:line>
        <draw:g>
          <draw:g>
            <draw:polygon draw:style-name="gr14" draw:text-style-name="P6" draw:layer="layout" svg:width="3.81cm" svg:height="1.27cm" svg:x="6.939cm" svg:y="21.67cm" svg:viewBox="0 0 3811 1271" draw:points="0,1271 3811,1271 3811,0 0,0">
              <text:p/>
            </draw:polygon>
            <draw:polygon draw:style-name="gr15" draw:text-style-name="P2" draw:layer="layout" svg:width="3.81cm" svg:height="1.27cm" svg:x="6.939cm" svg:y="21.67cm" svg:viewBox="0 0 3811 1271" draw:points="0,1271 3811,1271 3811,0 0,0">
              <text:p/>
            </draw:polygon>
          </draw:g>
          <draw:frame draw:style-name="gr16" draw:text-style-name="P2" draw:layer="layout" svg:width="3.81cm" svg:height="1.299cm" svg:x="6.939cm" svg:y="21.656cm">
            <draw:text-box>
              <text:p text:style-name="P7"><text:span text:style-name="T1">PIP</text:span></text:p>
            </draw:text-box>
          </draw:frame>
        </draw:g>
        <draw:line draw:style-name="gr37" draw:text-style-name="P2" draw:layer="layout" svg:x1="10.749cm" svg:y1="22.305cm" svg:x2="13.962cm" svg:y2="22.305cm">
          <text:p/>
        </draw:line>
        <draw:g>
          <draw:path draw:style-name="gr14" draw:text-style-name="P6" draw:layer="layout" svg:width="1.246cm" svg:height="2.54cm" svg:x="2.506cm" svg:y="21.035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path draw:style-name="gr38" draw:text-style-name="P2" draw:layer="layout" svg:width="1.246cm" svg:height="2.54cm" svg:x="2.506cm" svg:y="21.035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g>
        <draw:frame draw:style-name="gr39" draw:text-style-name="P2" draw:layer="layout" svg:width="2.659cm" svg:height="1.299cm" svg:x="1.799cm" svg:y="23.448cm">
          <draw:text-box>
            <text:p text:style-name="P7"><text:span text:style-name="T4">DevOps</text:span></text:p>
          </draw:text-box>
        </draw:frame>
        <draw:line draw:style-name="gr13" draw:text-style-name="P2" draw:layer="layout" svg:x1="3.751cm" svg:y1="22.305cm" svg:x2="6.938cm" svg:y2="22.305cm">
          <text:p/>
        </draw:line>
        <draw:line draw:style-name="gr13" draw:text-style-name="P2" draw:layer="layout" svg:x1="4.399cm" svg:y1="10.036cm" svg:x2="6.939cm" svg:y2="10.036cm">
          <text:p/>
        </draw:line>
        <draw:g>
          <draw:g>
            <draw:polygon draw:style-name="gr14" draw:text-style-name="P6" draw:layer="layout" svg:width="3.81cm" svg:height="1.27cm" svg:x="6.939cm" svg:y="9.401cm" svg:viewBox="0 0 3811 1271" draw:points="0,1271 3811,1271 3811,0 0,0">
              <text:p/>
            </draw:polygon>
            <draw:polygon draw:style-name="gr15" draw:text-style-name="P2" draw:layer="layout" svg:width="3.81cm" svg:height="1.27cm" svg:x="6.939cm" svg:y="9.401cm" svg:viewBox="0 0 3811 1271" draw:points="0,1271 3811,1271 3811,0 0,0">
              <text:p/>
            </draw:polygon>
          </draw:g>
          <draw:frame draw:style-name="gr16" draw:text-style-name="P2" draw:layer="layout" svg:width="3.81cm" svg:height="1.299cm" svg:x="6.939cm" svg:y="9.387cm">
            <draw:text-box>
              <text:p text:style-name="P7"><text:span text:style-name="T1">PIP</text:span></text:p>
            </draw:text-box>
          </draw:frame>
        </draw:g>
        <draw:path draw:style-name="gr33" draw:text-style-name="P9" draw:layer="layout" svg:width="2.54cm" svg:height="2.54cm" svg:x="1.859cm" svg:y="8.766cm" svg:viewBox="0 0 2541 2541" svg:d="M1271 177c602 0 1092 491 1092 1093 0 603-490 1094-1092 1094-604 0-1094-491-1094-1094 0-602 490-1093 1094-1093zM1271 0c-703 0-1271 568-1271 1270 0 703 568 1271 1271 1271 701 0 1270-568 1270-1271 0-702-569-1270-1270-1270z">
          <text:p/>
        </draw:path>
        <draw:path draw:style-name="gr33" draw:text-style-name="P9" draw:layer="layout" svg:width="1.808cm" svg:height="0.431cm" svg:x="2.213cm" svg:y="10.479cm" svg:viewBox="0 0 1809 432" svg:d="M1809 326c-32 38-66 73-102 106-202-174-487-285-803-285s-600 111-802 285c-36-33-71-69-102-106 228-201 548-326 904-326s676 125 905 326z">
          <text:p/>
        </draw:path>
        <draw:path draw:style-name="gr33" draw:text-style-name="P9" draw:layer="layout" svg:width="1.808cm" svg:height="0.431cm" svg:x="2.236cm" svg:y="9.162cm" svg:viewBox="0 0 1809 432" svg:d="M1809 105c-32-37-66-72-102-105-202 174-487 284-803 284s-600-110-802-284c-36 33-71 68-102 105 228 202 548 327 904 327s676-125 905-327z">
          <text:p/>
        </draw:path>
        <draw:polygon draw:style-name="gr33" draw:text-style-name="P9" draw:layer="layout" svg:width="2.363cm" svg:height="0.177cm" svg:x="1.918cm" svg:y="9.948cm" svg:viewBox="0 0 2364 178" draw:points="0,178 2364,178 2364,0 0,0">
          <text:p/>
        </draw:polygon>
        <draw:polygon draw:style-name="gr33" draw:text-style-name="P9" draw:layer="layout" svg:width="0.177cm" svg:height="2.422cm" svg:x="3.04cm" svg:y="8.834cm" svg:viewBox="0 0 178 2423" draw:points="0,2423 178,2423 178,0 0,0">
          <text:p/>
        </draw:polygon>
        <draw:path draw:style-name="gr33" draw:text-style-name="P9" draw:layer="layout" svg:width="1.684cm" svg:height="2.392cm" svg:x="2.287cm" svg:y="8.84cm" svg:viewBox="0 0 1685 2393" svg:d="M842 2393c-465 0-842-537-842-1196 0-661 377-1197 842-1197s843 536 843 1197c0 659-378 1196-843 1196zM842 147c-382 0-695 471-695 1050 0 578 313 1048 695 1048 383 0 695-470 695-1048 0-579-312-1050-695-1050z">
          <text:p/>
        </draw:path>
        <draw:frame draw:style-name="gr34" draw:text-style-name="P2" draw:layer="layout" svg:width="5.671cm" svg:height="2.481cm" svg:x="0.292cm" svg:y="11.644cm">
          <draw:text-box>
            <text:p/>
          </draw:text-box>
        </draw:frame>
        <draw:line draw:style-name="gr13" draw:text-style-name="P2" draw:layer="layout" svg:x1="8.844cm" svg:y1="10.671cm" svg:x2="8.844cm" svg:y2="12.093cm">
          <text:p/>
        </draw:line>
        <draw:g>
          <draw:g>
            <draw:polygon draw:style-name="gr5" draw:text-style-name="P5" draw:layer="layout" svg:width="14.059cm" svg:height="18.733cm" svg:x="31.071cm" svg:y="6.668cm" svg:viewBox="0 0 14060 18734" draw:points="0,18734 14060,18734 14060,0 0,0">
              <text:p/>
            </draw:polygon>
            <draw:polygon draw:style-name="gr6" draw:text-style-name="P2" draw:layer="layout" svg:width="14.059cm" svg:height="18.733cm" svg:x="31.071cm" svg:y="6.668cm" svg:viewBox="0 0 14060 18734" draw:points="0,18734 14060,18734 14060,0 0,0">
              <text:p/>
            </draw:polygon>
          </draw:g>
          <draw:frame draw:style-name="gr45" draw:text-style-name="P2" draw:layer="layout" svg:width="14.059cm" svg:height="2.315cm" svg:x="31.071cm" svg:y="4.964cm">
            <draw:text-box>
              <text:p text:style-name="P4"><text:span text:style-name="T2">Cassandra cluster</text:span></text:p>
              <text:p text:style-name="P4"><text:span text:style-name="T2">10.0.3.0/24</text:span></text:p>
            </draw:text-box>
          </draw:frame>
        </draw:g>
        <draw:g>
          <draw:polygon draw:style-name="gr31" draw:text-style-name="P2" draw:layer="layout" svg:width="12.7cm" svg:height="14.818cm" svg:x="31.794cm" svg:y="9.788cm" svg:viewBox="0 0 12701 14819" draw:points="0,14819 12701,14819 12701,0 0,0">
            <text:p/>
          </draw:polygon>
          <draw:frame draw:style-name="gr46" draw:text-style-name="P2" draw:layer="layout" svg:width="12.7cm" svg:height="14.818cm" svg:x="31.794cm" svg:y="9.788cm">
            <draw:text-box>
              <text:p text:style-name="P7"><text:span text:style-name="T1">Availability set</text:span></text:p>
            </draw:text-box>
          </draw:frame>
        </draw:g>
        <draw:g>
          <draw:path draw:style-name="gr3" draw:text-style-name="P3" draw:layer="layout" svg:width="1.653cm" svg:height="2.133cm" svg:x="31.514cm" svg:y="7.075cm" svg:viewBox="0 0 1654 2134" svg:d="M1545 841h-108v-200l-636-641-584 841h-109l-108 1185 1545 108 109-1184zM910 1476v447h-160v-447zM1236 841h-818v-200l434-453z">
            <text:p/>
          </draw:path>
          <draw:path draw:style-name="gr11" draw:text-style-name="P2" draw:layer="layout" svg:width="1.653cm" svg:height="2.133cm" svg:x="31.514cm" svg:y="7.075cm" svg:viewBox="0 0 1654 2134" svg:d="M1545 841h-108v-200l-636-641-584 841h-109l-108 1185 1545 108 109-1184zM910 1476v447h-160v-447zM1236 841h-818v-200l434-453z">
            <text:p/>
          </draw:path>
        </draw:g>
        <draw:polygon draw:style-name="gr3" draw:text-style-name="P3" draw:layer="layout" svg:width="1.161cm" svg:height="1.118cm" svg:x="31.76cm" svg:y="8.047cm" svg:viewBox="0 0 1162 1119" draw:points="0,1119 1162,1119 1162,0 0,0">
          <text:p/>
        </draw:polygon>
        <draw:frame draw:style-name="gr12" draw:text-style-name="P2" draw:layer="layout" svg:width="1.653cm" svg:height="1.299cm" svg:x="31.514cm" svg:y="7.945cm">
          <draw:text-box>
            <text:p text:style-name="P7"><text:span text:style-name="T3">NSG</text:span></text:p>
          </draw:text-box>
        </draw:frame>
        <draw:path draw:style-name="gr3" draw:text-style-name="P3" draw:layer="layout" svg:width="1.151cm" svg:height="0.804cm" svg:x="33.442cm" svg:y="16.63cm" svg:viewBox="0 0 1152 805" svg:d="M0 805h1152v-805h-1152zM829 570l-216 131v-261l216-130zM593 142l217 132-215 129-219-130zM356 309l216 130v262l-216-131z">
          <text:p/>
        </draw:path>
        <draw:path draw:style-name="gr3" draw:text-style-name="P3" draw:layer="layout" svg:width="3.048cm" svg:height="2.54cm" svg:x="32.444cm" svg:y="16.034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5.713cm" svg:y="12.766cm" svg:viewBox="0 0 1152 805" svg:d="M0 805h1152v-805h-1152zM829 570l-216 131v-261l216-130zM593 142l217 132-215 129-219-130zM356 309l216 130v262l-216-131z">
          <text:p/>
        </draw:path>
        <draw:path draw:style-name="gr3" draw:text-style-name="P3" draw:layer="layout" svg:width="3.048cm" svg:height="2.54cm" svg:x="34.715cm" svg:y="12.17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9.523cm" svg:y="12.766cm" svg:viewBox="0 0 1152 805" svg:d="M0 805h1152v-805h-1152zM829 570l-216 131v-261l216-130zM593 142l217 132-215 129-219-130zM356 309l216 130v262l-216-131z">
          <text:p/>
        </draw:path>
        <draw:path draw:style-name="gr3" draw:text-style-name="P3" draw:layer="layout" svg:width="3.048cm" svg:height="2.54cm" svg:x="38.525cm" svg:y="12.17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35.669cm" svg:y="20.916cm" svg:viewBox="0 0 1152 805" svg:d="M0 805h1152v-805h-1152zM829 570l-216 131v-261l216-130zM593 142l217 132-215 129-219-130zM356 309l216 130v262l-216-131z">
          <text:p/>
        </draw:path>
        <draw:path draw:style-name="gr3" draw:text-style-name="P3" draw:layer="layout" svg:width="3.048cm" svg:height="2.54cm" svg:x="34.671cm" svg:y="20.32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9.479cm" svg:y="20.916cm" svg:viewBox="0 0 1152 805" svg:d="M0 805h1152v-805h-1152zM829 570l-216 131v-261l216-130zM593 142l217 132-215 129-219-130zM356 309l216 130v262l-216-131z">
          <text:p/>
        </draw:path>
        <draw:path draw:style-name="gr3" draw:text-style-name="P3" draw:layer="layout" svg:width="3.048cm" svg:height="2.54cm" svg:x="38.481cm" svg:y="20.32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063cm" svg:y="16.789cm" svg:viewBox="0 0 1152 805" svg:d="M0 805h1152v-805h-1152zM829 570l-216 131v-261l216-130zM593 142l217 132-215 129-219-130zM356 309l216 130v262l-216-131z">
          <text:p/>
        </draw:path>
        <draw:path draw:style-name="gr3" draw:text-style-name="P3" draw:layer="layout" svg:width="3.048cm" svg:height="2.54cm" svg:x="41.065cm" svg:y="16.19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47" draw:text-style-name="P2" draw:layer="layout" svg:width="9.207cm" svg:height="8.17cm" svg:x="33.561cm" svg:y="13.42cm" svg:viewBox="0 0 9208 8171" svg:d="M9208 4086v-1c0 718-213 1422-617 2043s-985 1137-1685 1496c-700 358-1494 547-2302 547s-1602-189-2302-547c-700-359-1281-875-1685-1496s-617-1325-617-2043c0-717 213-1421 617-2042s985-1137 1685-1496c700-358 1493-547 2301-547h1c808 0 1602 189 2302 547 700 359 1281 875 1685 1496s617 1325 617 2042z">
          <text:p/>
        </draw:path>
        <draw:line draw:style-name="gr13" draw:text-style-name="P2" draw:layer="layout" svg:x1="29.924cm" svg:y1="13.414cm" svg:x2="31.101cm" svg:y2="13.414cm">
          <text:p/>
        </draw:line>
      </draw:page>
      <draw:page draw:name="Compute - Multi region (Windows)" draw:style-name="dp1" draw:master-page-name="PM5">
        <draw:polygon draw:style-name="gr1" draw:text-style-name="P1" draw:layer="layout" svg:width="28.463cm" svg:height="31.721cm" svg:x="23.607cm" svg:y="2.54cm" svg:viewBox="0 0 28464 31722" draw:points="0,31722 28464,31722 28464,0 0,0">
          <text:p/>
        </draw:polygon>
        <draw:polygon draw:style-name="gr2" draw:text-style-name="P2" draw:layer="layout" svg:width="27cm" svg:height="28.546cm" svg:x="24.322cm" svg:y="5.08cm" svg:viewBox="0 0 27001 28547" draw:points="0,28547 27001,28547 27001,0 0,0">
          <text:p/>
        </draw:polygon>
        <draw:path draw:style-name="gr3" draw:text-style-name="P3" draw:layer="layout" svg:width="1.732cm" svg:height="1.299cm" svg:x="24.322cm" svg:y="3.175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24.883cm" svg:y="3.473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27.143cm" svg:y="3.217cm">
          <draw:text-box>
            <text:p text:style-name="P4"><text:span text:style-name="T1">Azure Vnet</text:span></text:p>
            <text:p text:style-name="P4"><text:span text:style-name="T1">10.0.0.0/16</text:span></text:p>
          </draw:text-box>
        </draw:frame>
        <draw:g>
          <draw:g>
            <draw:polygon draw:style-name="gr5" draw:text-style-name="P5" draw:layer="layout" svg:width="7.62cm" svg:height="5.08cm" svg:x="24.83cm" svg:y="27.911cm" svg:viewBox="0 0 7621 5081" draw:points="0,5081 7621,5081 7621,0 0,0">
              <text:p/>
            </draw:polygon>
            <draw:polygon draw:style-name="gr6" draw:text-style-name="P2" draw:layer="layout" svg:width="7.62cm" svg:height="5.08cm" svg:x="24.83cm" svg:y="27.911cm" svg:viewBox="0 0 7621 5081" draw:points="0,5081 7621,5081 7621,0 0,0">
              <text:p/>
            </draw:polygon>
          </draw:g>
          <draw:frame draw:style-name="gr8" draw:text-style-name="P2" draw:layer="layout" svg:width="7.62cm" svg:height="2.315cm" svg:x="24.83cm" svg:y="26.265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5.306cm" svg:y="28.372cm" svg:viewBox="0 0 3049 3049" svg:d="M2865 0h-2700c-92 0-165 88-165 187v2040c0 99 73 186 165 186h925c99 381-35 436-622 436v200h747 544 704v-200c-587 0-645-55-545-436h947c91 0 184-87 184-186v-2040c0-99-93-187-184-187zM2815 254v1905h-2581v-1905l2589-5z">
          <text:p/>
        </draw:path>
        <draw:polygon draw:style-name="gr3" draw:text-style-name="P3" draw:layer="layout" svg:width="0.945cm" svg:height="0.599cm" svg:x="26.327cm" svg:y="28.926cm" svg:viewBox="0 0 946 600" draw:points="946,296 472,0 0,296 0,303 472,600 946,303">
          <text:p/>
        </draw:polygon>
        <draw:polygon draw:style-name="gr3" draw:text-style-name="P3" draw:layer="layout" svg:width="0.473cm" svg:height="0.88cm" svg:x="26.849cm" svg:y="29.317cm" svg:viewBox="0 0 474 881" draw:points="0,295 0,881 474,585 474,0">
          <text:p/>
        </draw:polygon>
        <draw:polygon draw:style-name="gr3" draw:text-style-name="P3" draw:layer="layout" svg:width="0.473cm" svg:height="0.88cm" svg:x="26.279cm" svg:y="29.317cm" svg:viewBox="0 0 474 881" draw:points="474,295 0,0 0,585 474,881">
          <text:p/>
        </draw:polygon>
        <draw:frame draw:style-name="gr36" draw:text-style-name="P2" draw:layer="layout" svg:width="6.954cm" svg:height="3.048cm" svg:x="23.353cm" svg:y="31.977cm">
          <draw:text-box>
            <text:p text:style-name="P7"><text:span text:style-name="T1">Jump box</text:span></text:p>
          </draw:text-box>
        </draw:frame>
        <draw:g>
          <draw:path draw:style-name="gr3" draw:text-style-name="P3" draw:layer="layout" svg:width="1.653cm" svg:height="2.133cm" svg:x="30.289cm" svg:y="28.372cm" svg:viewBox="0 0 1654 2134" svg:d="M1545 841h-108v-200l-636-641-584 841h-109l-108 1185 1545 108 109-1184zM910 1476v447h-160v-447zM1236 841h-818v-200l434-453z">
            <text:p/>
          </draw:path>
          <draw:path draw:style-name="gr11" draw:text-style-name="P2" draw:layer="layout" svg:width="1.653cm" svg:height="2.133cm" svg:x="30.289cm" svg:y="28.372cm" svg:viewBox="0 0 1654 2134" svg:d="M1545 841h-108v-200l-636-641-584 841h-109l-108 1185 1545 108 109-1184zM910 1476v447h-160v-447zM1236 841h-818v-200l434-453z">
            <text:p/>
          </draw:path>
        </draw:g>
        <draw:polygon draw:style-name="gr3" draw:text-style-name="P3" draw:layer="layout" svg:width="1.161cm" svg:height="1.118cm" svg:x="30.535cm" svg:y="29.344cm" svg:viewBox="0 0 1162 1119" draw:points="0,1119 1162,1119 1162,0 0,0">
          <text:p/>
        </draw:polygon>
        <draw:frame draw:style-name="gr12" draw:text-style-name="P2" draw:layer="layout" svg:width="1.653cm" svg:height="1.299cm" svg:x="30.289cm" svg:y="29.243cm">
          <draw:text-box>
            <text:p text:style-name="P7"><text:span text:style-name="T3">NSG</text:span></text:p>
          </draw:text-box>
        </draw:frame>
        <draw:g>
          <draw:g>
            <draw:polygon draw:style-name="gr5" draw:text-style-name="P5" draw:layer="layout" svg:width="7.62cm" svg:height="11.43cm" svg:x="24.83cm" svg:y="7.302cm" svg:viewBox="0 0 7621 11431" draw:points="0,11431 7621,11431 7621,0 0,0">
              <text:p/>
            </draw:polygon>
            <draw:polygon draw:style-name="gr6" draw:text-style-name="P2" draw:layer="layout" svg:width="7.62cm" svg:height="11.43cm" svg:x="24.83cm" svg:y="7.302cm" svg:viewBox="0 0 7621 11431" draw:points="0,11431 7621,11431 7621,0 0,0">
              <text:p/>
            </draw:polygon>
          </draw:g>
          <draw:frame draw:style-name="gr7" draw:text-style-name="P2" draw:layer="layout" svg:width="7.62cm" svg:height="2.315cm" svg:x="24.83cm" svg:y="5.609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28.409cm" svg:y="7.641cm" svg:viewBox="0 0 3637 10754" draw:points="0,10754 3637,10754 3637,0 0,0">
            <text:p/>
          </draw:polygon>
          <draw:frame draw:style-name="gr32" draw:text-style-name="P2" draw:layer="layout" svg:width="3.636cm" svg:height="10.753cm" svg:x="28.409cm" svg:y="7.641cm">
            <draw:text-box>
              <text:p text:style-name="P7"><text:span text:style-name="T1">Availability set</text:span></text:p>
            </draw:text-box>
          </draw:frame>
        </draw:g>
        <draw:path draw:style-name="gr3" draw:text-style-name="P3" draw:layer="layout" svg:width="2.452cm" svg:height="2.452cm" svg:x="19.047cm" svg:y="12.749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0.015cm" svg:y="13.696cm" svg:viewBox="0 0 519 519" svg:d="M259 0c-142 0-259 117-259 259 0 143 117 260 259 260 143 0 260-117 260-260 0-142-117-259-260-259z">
          <text:p/>
        </draw:path>
        <draw:path draw:style-name="gr3" draw:text-style-name="P3" draw:layer="layout" svg:width="1.151cm" svg:height="0.804cm" svg:x="29.701cm" svg:y="13.296cm" svg:viewBox="0 0 1152 805" svg:d="M0 805h1152v-805h-1152zM829 570l-216 131v-261l216-130zM593 142l217 132-215 129-219-130zM356 309l216 130v262l-216-131z">
          <text:p/>
        </draw:path>
        <draw:path draw:style-name="gr3" draw:text-style-name="P3" draw:layer="layout" svg:width="3.048cm" svg:height="2.54cm" svg:x="28.703cm" svg:y="12.7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9.701cm" svg:y="10.439cm" svg:viewBox="0 0 1152 805" svg:d="M0 805h1152v-805h-1152zM829 570l-216 131v-261l216-130zM593 142l217 132-215 129-219-130zM356 309l216 130v262l-216-131z">
          <text:p/>
        </draw:path>
        <draw:path draw:style-name="gr3" draw:text-style-name="P3" draw:layer="layout" svg:width="3.048cm" svg:height="2.54cm" svg:x="28.703cm" svg:y="9.842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9.701cm" svg:y="16.154cm" svg:viewBox="0 0 1152 805" svg:d="M0 805h1152v-805h-1152zM829 570l-216 131v-261l216-130zM593 142l217 132-215 129-219-130zM356 309l216 130v262l-216-131z">
          <text:p/>
        </draw:path>
        <draw:path draw:style-name="gr3" draw:text-style-name="P3" draw:layer="layout" svg:width="3.048cm" svg:height="2.54cm" svg:x="28.703cm" svg:y="15.557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1.544cm" svg:y1="13.972cm" svg:x2="28.548cm" svg:y2="11.113cm">
          <text:p/>
        </draw:line>
        <draw:line draw:style-name="gr10" draw:text-style-name="P2" draw:layer="layout" svg:x1="21.544cm" svg:y1="13.97cm" svg:x2="28.546cm" svg:y2="13.97cm">
          <text:p/>
        </draw:line>
        <draw:line draw:style-name="gr10" draw:text-style-name="P2" draw:layer="layout" svg:x1="21.544cm" svg:y1="13.97cm" svg:x2="28.548cm" svg:y2="16.829cm">
          <text:p/>
        </draw:line>
        <draw:g>
          <draw:path draw:style-name="gr3" draw:text-style-name="P3" draw:layer="layout" svg:width="1.653cm" svg:height="2.133cm" svg:x="25.274cm" svg:y="7.71cm" svg:viewBox="0 0 1654 2134" svg:d="M1545 841h-108v-200l-636-641-584 841h-109l-108 1185 1545 108 109-1184zM910 1476v447h-160v-447zM1236 841h-818v-200l434-453z">
            <text:p/>
          </draw:path>
          <draw:path draw:style-name="gr11" draw:text-style-name="P2" draw:layer="layout" svg:width="1.653cm" svg:height="2.133cm" svg:x="25.274cm" svg:y="7.71cm" svg:viewBox="0 0 1654 2134" svg:d="M1545 841h-108v-200l-636-641-584 841h-109l-108 1185 1545 108 109-1184zM910 1476v447h-160v-447zM1236 841h-818v-200l434-453z">
            <text:p/>
          </draw:path>
        </draw:g>
        <draw:polygon draw:style-name="gr3" draw:text-style-name="P3" draw:layer="layout" svg:width="1.161cm" svg:height="1.118cm" svg:x="25.52cm" svg:y="8.682cm" svg:viewBox="0 0 1162 1119" draw:points="0,1119 1162,1119 1162,0 0,0">
          <text:p/>
        </draw:polygon>
        <draw:frame draw:style-name="gr12" draw:text-style-name="P2" draw:layer="layout" svg:width="1.653cm" svg:height="1.299cm" svg:x="25.274cm" svg:y="8.58cm">
          <draw:text-box>
            <text:p text:style-name="P7"><text:span text:style-name="T3">NSG</text:span></text:p>
          </draw:text-box>
        </draw:frame>
        <draw:g>
          <draw:g>
            <draw:polygon draw:style-name="gr5" draw:text-style-name="P5" draw:layer="layout" svg:width="7.62cm" svg:height="11.43cm" svg:x="33.72cm" svg:y="7.302cm" svg:viewBox="0 0 7621 11431" draw:points="0,11431 7621,11431 7621,0 0,0">
              <text:p/>
            </draw:polygon>
            <draw:polygon draw:style-name="gr6" draw:text-style-name="P2" draw:layer="layout" svg:width="7.62cm" svg:height="11.43cm" svg:x="33.72cm" svg:y="7.302cm" svg:viewBox="0 0 7621 11431" draw:points="0,11431 7621,11431 7621,0 0,0">
              <text:p/>
            </draw:polygon>
          </draw:g>
          <draw:frame draw:style-name="gr7" draw:text-style-name="P2" draw:layer="layout" svg:width="7.62cm" svg:height="2.315cm" svg:x="33.72cm" svg:y="5.609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37.299cm" svg:y="7.641cm" svg:viewBox="0 0 3637 10754" draw:points="0,10754 3637,10754 3637,0 0,0">
            <text:p/>
          </draw:polygon>
          <draw:frame draw:style-name="gr32" draw:text-style-name="P2" draw:layer="layout" svg:width="3.636cm" svg:height="10.753cm" svg:x="37.299cm" svg:y="7.641cm">
            <draw:text-box>
              <text:p text:style-name="P7"><text:span text:style-name="T1">Availability set</text:span></text:p>
            </draw:text-box>
          </draw:frame>
        </draw:g>
        <draw:path draw:style-name="gr3" draw:text-style-name="P3" draw:layer="layout" svg:width="2.452cm" svg:height="2.452cm" svg:x="34.24cm" svg:y="12.749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5.207cm" svg:y="13.696cm" svg:viewBox="0 0 519 519" svg:d="M259 0c-142 0-259 117-259 259 0 143 117 260 259 260 143 0 260-117 260-260 0-142-117-259-260-259z">
          <text:p/>
        </draw:path>
        <draw:path draw:style-name="gr3" draw:text-style-name="P3" draw:layer="layout" svg:width="1.151cm" svg:height="0.804cm" svg:x="38.591cm" svg:y="13.296cm" svg:viewBox="0 0 1152 805" svg:d="M0 805h1152v-805h-1152zM829 570l-216 131v-261l216-130zM593 142l217 132-215 129-219-130zM356 309l216 130v262l-216-131z">
          <text:p/>
        </draw:path>
        <draw:path draw:style-name="gr3" draw:text-style-name="P3" draw:layer="layout" svg:width="3.048cm" svg:height="2.54cm" svg:x="37.593cm" svg:y="12.7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38.591cm" svg:y="10.439cm" svg:viewBox="0 0 1152 805" svg:d="M0 805h1152v-805h-1152zM829 570l-216 131v-261l216-130zM593 142l217 132-215 129-219-130zM356 309l216 130v262l-216-131z">
          <text:p/>
        </draw:path>
        <draw:path draw:style-name="gr3" draw:text-style-name="P3" draw:layer="layout" svg:width="3.048cm" svg:height="2.54cm" svg:x="37.593cm" svg:y="9.842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38.591cm" svg:y="16.154cm" svg:viewBox="0 0 1152 805" svg:d="M0 805h1152v-805h-1152zM829 570l-216 131v-261l216-130zM593 142l217 132-215 129-219-130zM356 309l216 130v262l-216-131z">
          <text:p/>
        </draw:path>
        <draw:path draw:style-name="gr3" draw:text-style-name="P3" draw:layer="layout" svg:width="3.048cm" svg:height="2.54cm" svg:x="37.593cm" svg:y="15.557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36.736cm" svg:y1="13.972cm" svg:x2="37.437cm" svg:y2="11.113cm">
          <text:p/>
        </draw:line>
        <draw:line draw:style-name="gr10" draw:text-style-name="P2" draw:layer="layout" svg:x1="36.736cm" svg:y1="13.97cm" svg:x2="37.435cm" svg:y2="13.97cm">
          <text:p/>
        </draw:line>
        <draw:line draw:style-name="gr10" draw:text-style-name="P2" draw:layer="layout" svg:x1="36.736cm" svg:y1="13.97cm" svg:x2="37.437cm" svg:y2="16.829cm">
          <text:p/>
        </draw:line>
        <draw:g>
          <draw:path draw:style-name="gr3" draw:text-style-name="P3" draw:layer="layout" svg:width="1.653cm" svg:height="2.133cm" svg:x="34.164cm" svg:y="7.71cm" svg:viewBox="0 0 1654 2134" svg:d="M1545 841h-108v-200l-636-641-584 841h-109l-108 1185 1545 108 109-1184zM910 1476v447h-160v-447zM1236 841h-818v-200l434-453z">
            <text:p/>
          </draw:path>
          <draw:path draw:style-name="gr11" draw:text-style-name="P2" draw:layer="layout" svg:width="1.653cm" svg:height="2.133cm" svg:x="34.164cm" svg:y="7.71cm" svg:viewBox="0 0 1654 2134" svg:d="M1545 841h-108v-200l-636-641-584 841h-109l-108 1185 1545 108 109-1184zM910 1476v447h-160v-447zM1236 841h-818v-200l434-453z">
            <text:p/>
          </draw:path>
        </draw:g>
        <draw:polygon draw:style-name="gr3" draw:text-style-name="P3" draw:layer="layout" svg:width="1.161cm" svg:height="1.118cm" svg:x="34.41cm" svg:y="8.682cm" svg:viewBox="0 0 1162 1119" draw:points="0,1119 1162,1119 1162,0 0,0">
          <text:p/>
        </draw:polygon>
        <draw:frame draw:style-name="gr12" draw:text-style-name="P2" draw:layer="layout" svg:width="1.653cm" svg:height="1.299cm" svg:x="34.164cm" svg:y="8.58cm">
          <draw:text-box>
            <text:p text:style-name="P7"><text:span text:style-name="T3">NSG</text:span></text:p>
          </draw:text-box>
        </draw:frame>
        <draw:line draw:style-name="gr13" draw:text-style-name="P2" draw:layer="layout" svg:x1="32.45cm" svg:y1="13.97cm" svg:x2="34.196cm" svg:y2="13.97cm">
          <text:p/>
        </draw:line>
        <draw:line draw:style-name="gr37" draw:text-style-name="P2" draw:layer="layout" svg:x1="22.179cm" svg:y1="29.896cm" svg:x2="25.392cm" svg:y2="29.896cm">
          <text:p/>
        </draw:line>
        <draw:g>
          <draw:path draw:style-name="gr14" draw:text-style-name="P6" draw:layer="layout" svg:width="1.246cm" svg:height="2.54cm" svg:x="14.379cm" svg:y="35.149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path draw:style-name="gr38" draw:text-style-name="P2" draw:layer="layout" svg:width="1.246cm" svg:height="2.54cm" svg:x="14.379cm" svg:y="35.149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g>
        <draw:frame draw:style-name="gr39" draw:text-style-name="P2" draw:layer="layout" svg:width="2.659cm" svg:height="1.299cm" svg:x="13.672cm" svg:y="37.562cm">
          <draw:text-box>
            <text:p text:style-name="P7"><text:span text:style-name="T4">DevOps</text:span></text:p>
          </draw:text-box>
        </draw:frame>
        <draw:line draw:style-name="gr13" draw:text-style-name="P2" draw:layer="layout" svg:x1="15.44cm" svg:y1="35.877cm" svg:x2="19.761cm" svg:y2="30.531cm">
          <text:p/>
        </draw:line>
        <draw:g>
          <draw:g>
            <draw:polygon draw:style-name="gr14" draw:text-style-name="P6" draw:layer="layout" svg:width="3.81cm" svg:height="1.27cm" svg:x="13.289cm" svg:y="13.335cm" svg:viewBox="0 0 3811 1271" draw:points="0,1271 3811,1271 3811,0 0,0">
              <text:p/>
            </draw:polygon>
            <draw:polygon draw:style-name="gr15" draw:text-style-name="P2" draw:layer="layout" svg:width="3.81cm" svg:height="1.27cm" svg:x="13.289cm" svg:y="13.335cm" svg:viewBox="0 0 3811 1271" draw:points="0,1271 3811,1271 3811,0 0,0">
              <text:p/>
            </draw:polygon>
          </draw:g>
          <draw:frame draw:style-name="gr16" draw:text-style-name="P2" draw:layer="layout" svg:width="3.81cm" svg:height="1.299cm" svg:x="13.289cm" svg:y="13.321cm">
            <draw:text-box>
              <text:p text:style-name="P7"><text:span text:style-name="T1">PIP</text:span></text:p>
            </draw:text-box>
          </draw:frame>
        </draw:g>
        <draw:line draw:style-name="gr13" draw:text-style-name="P2" draw:layer="layout" svg:x1="17.099cm" svg:y1="13.97cm" svg:x2="19.048cm" svg:y2="13.97cm">
          <text:p/>
        </draw:line>
        <draw:g>
          <draw:g>
            <draw:polygon draw:style-name="gr5" draw:text-style-name="P5" draw:layer="layout" svg:width="8.344cm" svg:height="18.455cm" svg:x="42.456cm" svg:y="7.274cm" svg:viewBox="0 0 8345 18456" draw:points="0,18456 8345,18456 8345,0 0,0">
              <text:p/>
            </draw:polygon>
            <draw:polygon draw:style-name="gr6" draw:text-style-name="P2" draw:layer="layout" svg:width="8.344cm" svg:height="18.455cm" svg:x="42.456cm" svg:y="7.274cm" svg:viewBox="0 0 8345 18456" draw:points="0,18456 8345,18456 8345,0 0,0">
              <text:p/>
            </draw:polygon>
          </draw:g>
          <draw:frame draw:style-name="gr40" draw:text-style-name="P2" draw:layer="layout" svg:width="8.344cm" svg:height="2.315cm" svg:x="42.456cm" svg:y="5.596cm">
            <draw:text-box>
              <text:p text:style-name="P4"><text:span text:style-name="T2">SQL Server AlwaysOn</text:span></text:p>
              <text:p text:style-name="P4"><text:span text:style-name="T2">10.0.3.0/24</text:span></text:p>
            </draw:text-box>
          </draw:frame>
        </draw:g>
        <draw:g>
          <draw:polygon draw:style-name="gr31" draw:text-style-name="P2" draw:layer="layout" svg:width="3.636cm" svg:height="16.807cm" svg:x="46.918cm" svg:y="7.612cm" svg:viewBox="0 0 3637 16808" draw:points="0,16808 3637,16808 3637,0 0,0">
            <text:p/>
          </draw:polygon>
          <draw:frame draw:style-name="gr41" draw:text-style-name="P2" draw:layer="layout" svg:width="3.636cm" svg:height="16.807cm" svg:x="46.918cm" svg:y="7.612cm">
            <draw:text-box>
              <text:p text:style-name="P7"><text:span text:style-name="T1">Availability set</text:span></text:p>
            </draw:text-box>
          </draw:frame>
        </draw:g>
        <draw:path draw:style-name="gr3" draw:text-style-name="P3" draw:layer="layout" svg:width="2.452cm" svg:height="2.452cm" svg:x="43.383cm" svg:y="12.72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44.35cm" svg:y="13.668cm" svg:viewBox="0 0 519 519" svg:d="M259 0c-142 0-259 117-259 259 0 143 117 260 259 260 143 0 260-117 260-260 0-142-117-259-260-259z">
          <text:p/>
        </draw:path>
        <draw:frame draw:style-name="gr18" draw:text-style-name="P2" draw:layer="layout" svg:width="4.034cm" svg:height="2.701cm" svg:x="42.592cm" svg:y="15.454cm">
          <draw:text-box>
            <text:p text:style-name="P7"><text:span text:style-name="T7">Load balancer</text:span></text:p>
            <text:p text:style-name="P7"><text:span text:style-name="T7">(AlwaysOn</text:span></text:p>
            <text:p text:style-name="P7"><text:span text:style-name="T7">Listener)</text:span></text:p>
          </draw:text-box>
        </draw:frame>
        <draw:path draw:style-name="gr3" draw:text-style-name="P3" draw:layer="layout" svg:width="1.151cm" svg:height="0.804cm" svg:x="48.21cm" svg:y="10.41cm" svg:viewBox="0 0 1152 805" svg:d="M0 805h1152v-805h-1152zM829 570l-216 131v-261l216-130zM593 142l217 132-215 129-219-130zM356 309l216 130v262l-216-131z">
          <text:p/>
        </draw:path>
        <draw:path draw:style-name="gr3" draw:text-style-name="P3" draw:layer="layout" svg:width="3.048cm" svg:height="2.54cm" svg:x="47.212cm" svg:y="9.814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048cm" svg:height="2.54cm" svg:x="47.212cm" svg:y="12.354cm">
          <draw:text-box>
            <text:p text:style-name="P7"><text:span text:style-name="T4">SQL Server (primary)</text:span></text:p>
          </draw:text-box>
        </draw:frame>
        <draw:line draw:style-name="gr10" draw:text-style-name="P2" draw:layer="layout" svg:x1="45.879cm" svg:y1="13.943cm" svg:x2="47.056cm" svg:y2="11.084cm">
          <text:p/>
        </draw:line>
        <draw:g>
          <draw:path draw:style-name="gr3" draw:text-style-name="P3" draw:layer="layout" svg:width="1.653cm" svg:height="2.133cm" svg:x="42.9cm" svg:y="7.681cm" svg:viewBox="0 0 1654 2134" svg:d="M1545 841h-108v-200l-636-641-584 841h-109l-108 1185 1545 108 109-1184zM910 1476v447h-160v-447zM1236 841h-818v-200l434-453z">
            <text:p/>
          </draw:path>
          <draw:path draw:style-name="gr11" draw:text-style-name="P2" draw:layer="layout" svg:width="1.653cm" svg:height="2.133cm" svg:x="42.9cm" svg:y="7.681cm" svg:viewBox="0 0 1654 2134" svg:d="M1545 841h-108v-200l-636-641-584 841h-109l-108 1185 1545 108 109-1184zM910 1476v447h-160v-447zM1236 841h-818v-200l434-453z">
            <text:p/>
          </draw:path>
        </draw:g>
        <draw:polygon draw:style-name="gr3" draw:text-style-name="P3" draw:layer="layout" svg:width="1.161cm" svg:height="1.118cm" svg:x="43.146cm" svg:y="8.654cm" svg:viewBox="0 0 1162 1119" draw:points="0,1119 1162,1119 1162,0 0,0">
          <text:p/>
        </draw:polygon>
        <draw:frame draw:style-name="gr12" draw:text-style-name="P2" draw:layer="layout" svg:width="1.653cm" svg:height="1.299cm" svg:x="42.9cm" svg:y="8.552cm">
          <draw:text-box>
            <text:p text:style-name="P7"><text:span text:style-name="T3">NSG</text:span></text:p>
          </draw:text-box>
        </draw:frame>
        <draw:path draw:style-name="gr3" draw:text-style-name="P3" draw:layer="layout" svg:width="1.151cm" svg:height="0.804cm" svg:x="48.21cm" svg:y="15.49cm" svg:viewBox="0 0 1152 805" svg:d="M0 805h1152v-805h-1152zM829 570l-216 131v-261l216-130zM593 142l217 132-215 129-219-130zM356 309l216 130v262l-216-131z">
          <text:p/>
        </draw:path>
        <draw:path draw:style-name="gr3" draw:text-style-name="P3" draw:layer="layout" svg:width="3.048cm" svg:height="2.54cm" svg:x="47.212cm" svg:y="14.894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636cm" svg:height="2.54cm" svg:x="46.918cm" svg:y="17.434cm">
          <draw:text-box>
            <text:p text:style-name="P7"><text:span text:style-name="T4">SQL Server (secondary)</text:span></text:p>
          </draw:text-box>
        </draw:frame>
        <draw:path draw:style-name="gr3" draw:text-style-name="P3" draw:layer="layout" svg:width="1.151cm" svg:height="0.804cm" svg:x="48.21cm" svg:y="20.252cm" svg:viewBox="0 0 1152 805" svg:d="M0 805h1152v-805h-1152zM829 570l-216 131v-261l216-130zM593 142l217 132-215 129-219-130zM356 309l216 130v262l-216-131z">
          <text:p/>
        </draw:path>
        <draw:path draw:style-name="gr3" draw:text-style-name="P3" draw:layer="layout" svg:width="3.048cm" svg:height="2.54cm" svg:x="47.212cm" svg:y="19.656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048cm" svg:height="3.049cm" svg:x="47.212cm" svg:y="22.196cm">
          <draw:text-box>
            <text:p text:style-name="P7"><text:span text:style-name="T4">File share witness</text:span></text:p>
            <text:p text:style-name="P7"><text:span text:style-name="T4">(FSW)</text:span></text:p>
          </draw:text-box>
        </draw:frame>
        <draw:line draw:style-name="gr10" draw:text-style-name="P2" draw:layer="layout" svg:x1="45.879cm" svg:y1="13.942cm" svg:x2="47.056cm" svg:y2="16.166cm">
          <text:p/>
        </draw:line>
        <draw:g>
          <draw:g>
            <draw:polygon draw:style-name="gr5" draw:text-style-name="P5" draw:layer="layout" svg:width="16.445cm" svg:height="5.239cm" svg:x="24.83cm" svg:y="20.509cm" svg:viewBox="0 0 16446 5240" draw:points="0,5240 16446,5240 16446,0 0,0">
              <text:p/>
            </draw:polygon>
            <draw:polygon draw:style-name="gr6" draw:text-style-name="P2" draw:layer="layout" svg:width="16.445cm" svg:height="5.239cm" svg:x="24.83cm" svg:y="20.509cm" svg:viewBox="0 0 16446 5240" draw:points="0,5240 16446,5240 16446,0 0,0">
              <text:p/>
            </draw:polygon>
          </draw:g>
          <draw:frame draw:style-name="gr42" draw:text-style-name="P2" draw:layer="layout" svg:width="16.445cm" svg:height="2.315cm" svg:x="24.83cm" svg:y="18.851cm">
            <draw:text-box>
              <text:p text:style-name="P4"><text:span text:style-name="T2">AD DS subnet</text:span></text:p>
              <text:p text:style-name="P4"><text:span text:style-name="T2">10.0.4.0/27</text:span></text:p>
            </draw:text-box>
          </draw:frame>
        </draw:g>
        <draw:g>
          <draw:polygon draw:style-name="gr31" draw:text-style-name="P2" draw:layer="layout" svg:width="11.479cm" svg:height="4.424cm" svg:x="29.21cm" svg:y="20.985cm" svg:viewBox="0 0 11480 4425" draw:points="0,4425 11480,4425 11480,0 0,0">
            <text:p/>
          </draw:polygon>
          <draw:frame draw:style-name="gr43" draw:text-style-name="P2" draw:layer="layout" svg:width="3.636cm" svg:height="4.424cm" svg:x="29.21cm" svg:y="20.985cm">
            <draw:text-box>
              <text:p text:style-name="P7"><text:span text:style-name="T1">Availability </text:span></text:p>
              <text:p text:style-name="P7"><text:span text:style-name="T1">set</text:span></text:p>
            </draw:text-box>
          </draw:frame>
        </draw:g>
        <draw:g>
          <draw:path draw:style-name="gr3" draw:text-style-name="P3" draw:layer="layout" svg:width="1.653cm" svg:height="2.133cm" svg:x="25.274cm" svg:y="21.13cm" svg:viewBox="0 0 1654 2134" svg:d="M1545 841h-108v-200l-636-641-584 841h-109l-108 1185 1545 108 109-1184zM910 1476v447h-160v-447zM1236 841h-818v-200l434-453z">
            <text:p/>
          </draw:path>
          <draw:path draw:style-name="gr11" draw:text-style-name="P2" draw:layer="layout" svg:width="1.653cm" svg:height="2.133cm" svg:x="25.274cm" svg:y="21.13cm" svg:viewBox="0 0 1654 2134" svg:d="M1545 841h-108v-200l-636-641-584 841h-109l-108 1185 1545 108 109-1184zM910 1476v447h-160v-447zM1236 841h-818v-200l434-453z">
            <text:p/>
          </draw:path>
        </draw:g>
        <draw:polygon draw:style-name="gr3" draw:text-style-name="P3" draw:layer="layout" svg:width="1.161cm" svg:height="1.118cm" svg:x="25.52cm" svg:y="22.102cm" svg:viewBox="0 0 1162 1119" draw:points="0,1119 1162,1119 1162,0 0,0">
          <text:p/>
        </draw:polygon>
        <draw:frame draw:style-name="gr12" draw:text-style-name="P2" draw:layer="layout" svg:width="1.653cm" svg:height="1.299cm" svg:x="25.274cm" svg:y="22.001cm">
          <draw:text-box>
            <text:p text:style-name="P7"><text:span text:style-name="T3">NSG</text:span></text:p>
          </draw:text-box>
        </draw:frame>
        <draw:path draw:style-name="gr3" draw:text-style-name="P3" draw:layer="layout" svg:width="1.151cm" svg:height="0.804cm" svg:x="33.796cm" svg:y="21.899cm" svg:viewBox="0 0 1152 805" svg:d="M0 805h1152v-805h-1152zM829 570l-216 131v-261l216-130zM593 142l217 132-215 129-219-130zM356 309l216 130v262l-216-131z">
          <text:p/>
        </draw:path>
        <draw:path draw:style-name="gr3" draw:text-style-name="P3" draw:layer="layout" svg:width="3.048cm" svg:height="2.54cm" svg:x="32.799cm" svg:y="21.30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32.799cm" svg:y="23.843cm">
          <draw:text-box>
            <text:p text:style-name="P7"><text:span text:style-name="T4">AD DS</text:span></text:p>
            <text:p text:style-name="P7"><text:span text:style-name="T4">Server</text:span></text:p>
          </draw:text-box>
        </draw:frame>
        <draw:path draw:style-name="gr3" draw:text-style-name="P3" draw:layer="layout" svg:width="1.151cm" svg:height="0.804cm" svg:x="37.765cm" svg:y="21.899cm" svg:viewBox="0 0 1152 805" svg:d="M0 805h1152v-805h-1152zM829 570l-216 131v-261l216-130zM593 142l217 132-215 129-219-130zM356 309l216 130v262l-216-131z">
          <text:p/>
        </draw:path>
        <draw:path draw:style-name="gr3" draw:text-style-name="P3" draw:layer="layout" svg:width="3.048cm" svg:height="2.54cm" svg:x="36.767cm" svg:y="21.30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36.767cm" svg:y="23.843cm">
          <draw:text-box>
            <text:p text:style-name="P7"><text:span text:style-name="T4">AD DS</text:span></text:p>
            <text:p text:style-name="P7"><text:span text:style-name="T4">Server</text:span></text:p>
          </draw:text-box>
        </draw:frame>
        <draw:line draw:style-name="gr13" draw:text-style-name="P2" draw:layer="layout" svg:x1="41.363cm" svg:y1="13.942cm" svg:x2="43.338cm" svg:y2="13.942cm">
          <text:p/>
        </draw:line>
        <draw:g>
          <draw:g>
            <draw:polygon draw:style-name="gr5" draw:text-style-name="P5" draw:layer="layout" svg:width="5.08cm" svg:height="5.08cm" svg:x="33.077cm" svg:y="27.888cm" svg:viewBox="0 0 5081 5081" draw:points="0,5081 5081,5081 5081,0 0,0">
              <text:p/>
            </draw:polygon>
            <draw:polygon draw:style-name="gr6" draw:text-style-name="P2" draw:layer="layout" svg:width="5.08cm" svg:height="5.08cm" svg:x="33.077cm" svg:y="27.888cm" svg:viewBox="0 0 5081 5081" draw:points="0,5081 5081,5081 5081,0 0,0">
              <text:p/>
            </draw:polygon>
          </draw:g>
          <draw:frame draw:style-name="gr8" draw:text-style-name="P2" draw:layer="layout" svg:width="5.08cm" svg:height="2.315cm" svg:x="33.077cm" svg:y="26.242cm">
            <draw:text-box>
              <text:p text:style-name="P4"><text:span text:style-name="T2">Gateway subnet</text:span></text:p>
              <text:p text:style-name="P4"><text:span text:style-name="T2">10.0.255.224/27</text:span></text:p>
            </draw:text-box>
          </draw:frame>
        </draw:g>
        <draw:g>
          <draw:path draw:style-name="gr33" draw:text-style-name="P9" draw:layer="layout" svg:width="2.54cm" svg:height="2.54cm" svg:x="34.347cm" svg:y="29.158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2.846cm" svg:y="28.205cm">
            <draw:text-box>
              <text:p text:style-name="P7"><text:span text:style-name="T8">VPN Gateway</text:span></text:p>
            </draw:text-box>
          </draw:frame>
        </draw:g>
        <draw:polygon draw:style-name="gr1" draw:text-style-name="P1" draw:layer="layout" svg:width="28.463cm" svg:height="31.721cm" svg:x="23.607cm" svg:y="36.195cm" svg:viewBox="0 0 28464 31722" draw:points="0,31722 28464,31722 28464,0 0,0">
          <text:p/>
        </draw:polygon>
        <draw:polygon draw:style-name="gr2" draw:text-style-name="P2" draw:layer="layout" svg:width="27cm" svg:height="28.546cm" svg:x="24.322cm" svg:y="38.735cm" svg:viewBox="0 0 27001 28547" draw:points="0,28547 27001,28547 27001,0 0,0">
          <text:p/>
        </draw:polygon>
        <draw:path draw:style-name="gr3" draw:text-style-name="P3" draw:layer="layout" svg:width="1.732cm" svg:height="1.299cm" svg:x="24.322cm" svg:y="36.83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24.883cm" svg:y="37.12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27.143cm" svg:y="36.872cm">
          <draw:text-box>
            <text:p text:style-name="P4"><text:span text:style-name="T1">Azure Vnet</text:span></text:p>
            <text:p text:style-name="P4"><text:span text:style-name="T1">10.1.0.0/16</text:span></text:p>
          </draw:text-box>
        </draw:frame>
        <draw:g>
          <draw:g>
            <draw:polygon draw:style-name="gr5" draw:text-style-name="P5" draw:layer="layout" svg:width="7.62cm" svg:height="5.08cm" svg:x="24.876cm" svg:y="40.958cm" svg:viewBox="0 0 7621 5081" draw:points="0,5081 7621,5081 7621,0 0,0">
              <text:p/>
            </draw:polygon>
            <draw:polygon draw:style-name="gr6" draw:text-style-name="P2" draw:layer="layout" svg:width="7.62cm" svg:height="5.08cm" svg:x="24.876cm" svg:y="40.958cm" svg:viewBox="0 0 7621 5081" draw:points="0,5081 7621,5081 7621,0 0,0">
              <text:p/>
            </draw:polygon>
          </draw:g>
          <draw:frame draw:style-name="gr8" draw:text-style-name="P2" draw:layer="layout" svg:width="7.62cm" svg:height="2.315cm" svg:x="24.876cm" svg:y="39.311cm">
            <draw:text-box>
              <text:p text:style-name="P4"><text:span text:style-name="T2">Management subnet</text:span></text:p>
              <text:p text:style-name="P4"><text:span text:style-name="T2">10.1.0.128/25</text:span></text:p>
            </draw:text-box>
          </draw:frame>
        </draw:g>
        <draw:path draw:style-name="gr3" draw:text-style-name="P3" draw:layer="layout" svg:width="3.048cm" svg:height="3.048cm" svg:x="25.353cm" svg:y="41.418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6.374cm" svg:y="41.972cm" svg:viewBox="0 0 946 600" draw:points="946,296 472,0 0,296 0,303 472,600 946,303">
          <text:p/>
        </draw:polygon>
        <draw:polygon draw:style-name="gr3" draw:text-style-name="P3" draw:layer="layout" svg:width="0.473cm" svg:height="0.88cm" svg:x="26.895cm" svg:y="42.363cm" svg:viewBox="0 0 474 881" draw:points="0,295 0,881 474,585 474,0">
          <text:p/>
        </draw:polygon>
        <draw:polygon draw:style-name="gr3" draw:text-style-name="P3" draw:layer="layout" svg:width="0.473cm" svg:height="0.88cm" svg:x="26.326cm" svg:y="42.363cm" svg:viewBox="0 0 474 881" draw:points="474,295 0,0 0,585 474,881">
          <text:p/>
        </draw:polygon>
        <draw:frame draw:style-name="gr36" draw:text-style-name="P2" draw:layer="layout" svg:width="6.954cm" svg:height="3.048cm" svg:x="23.399cm" svg:y="45.023cm">
          <draw:text-box>
            <text:p text:style-name="P7"><text:span text:style-name="T1">Jump box</text:span></text:p>
          </draw:text-box>
        </draw:frame>
        <draw:g>
          <draw:path draw:style-name="gr3" draw:text-style-name="P3" draw:layer="layout" svg:width="1.653cm" svg:height="2.133cm" svg:x="30.335cm" svg:y="41.418cm" svg:viewBox="0 0 1654 2134" svg:d="M1545 841h-108v-200l-636-641-584 841h-109l-108 1185 1545 108 109-1184zM910 1476v447h-160v-447zM1236 841h-818v-200l434-453z">
            <text:p/>
          </draw:path>
          <draw:path draw:style-name="gr11" draw:text-style-name="P2" draw:layer="layout" svg:width="1.653cm" svg:height="2.133cm" svg:x="30.335cm" svg:y="41.418cm" svg:viewBox="0 0 1654 2134" svg:d="M1545 841h-108v-200l-636-641-584 841h-109l-108 1185 1545 108 109-1184zM910 1476v447h-160v-447zM1236 841h-818v-200l434-453z">
            <text:p/>
          </draw:path>
        </draw:g>
        <draw:polygon draw:style-name="gr3" draw:text-style-name="P3" draw:layer="layout" svg:width="1.161cm" svg:height="1.118cm" svg:x="30.581cm" svg:y="42.391cm" svg:viewBox="0 0 1162 1119" draw:points="0,1119 1162,1119 1162,0 0,0">
          <text:p/>
        </draw:polygon>
        <draw:frame draw:style-name="gr12" draw:text-style-name="P2" draw:layer="layout" svg:width="1.653cm" svg:height="1.299cm" svg:x="30.335cm" svg:y="42.289cm">
          <draw:text-box>
            <text:p text:style-name="P7"><text:span text:style-name="T3">NSG</text:span></text:p>
          </draw:text-box>
        </draw:frame>
        <draw:g>
          <draw:g>
            <draw:polygon draw:style-name="gr5" draw:text-style-name="P5" draw:layer="layout" svg:width="7.62cm" svg:height="11.43cm" svg:x="24.83cm" svg:y="48.289cm" svg:viewBox="0 0 7621 11431" draw:points="0,11431 7621,11431 7621,0 0,0">
              <text:p/>
            </draw:polygon>
            <draw:polygon draw:style-name="gr6" draw:text-style-name="P2" draw:layer="layout" svg:width="7.62cm" svg:height="11.43cm" svg:x="24.83cm" svg:y="48.289cm" svg:viewBox="0 0 7621 11431" draw:points="0,11431 7621,11431 7621,0 0,0">
              <text:p/>
            </draw:polygon>
          </draw:g>
          <draw:frame draw:style-name="gr7" draw:text-style-name="P2" draw:layer="layout" svg:width="7.62cm" svg:height="2.315cm" svg:x="24.83cm" svg:y="46.595cm">
            <draw:text-box>
              <text:p text:style-name="P4"><text:span text:style-name="T2">Web tier</text:span></text:p>
              <text:p text:style-name="P4"><text:span text:style-name="T2">10.1.1.0/24</text:span></text:p>
            </draw:text-box>
          </draw:frame>
        </draw:g>
        <draw:g>
          <draw:polygon draw:style-name="gr31" draw:text-style-name="P2" draw:layer="layout" svg:width="3.636cm" svg:height="10.753cm" svg:x="28.409cm" svg:y="48.627cm" svg:viewBox="0 0 3637 10754" draw:points="0,10754 3637,10754 3637,0 0,0">
            <text:p/>
          </draw:polygon>
          <draw:frame draw:style-name="gr32" draw:text-style-name="P2" draw:layer="layout" svg:width="3.636cm" svg:height="10.753cm" svg:x="28.409cm" svg:y="48.627cm">
            <draw:text-box>
              <text:p text:style-name="P7"><text:span text:style-name="T1">Availability set</text:span></text:p>
            </draw:text-box>
          </draw:frame>
        </draw:g>
        <draw:path draw:style-name="gr3" draw:text-style-name="P3" draw:layer="layout" svg:width="2.452cm" svg:height="2.452cm" svg:x="19.047cm" svg:y="53.735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20.015cm" svg:y="54.683cm" svg:viewBox="0 0 519 519" svg:d="M259 0c-142 0-259 117-259 259 0 143 117 260 259 260 143 0 260-117 260-260 0-142-117-259-260-259z">
          <text:p/>
        </draw:path>
        <draw:path draw:style-name="gr3" draw:text-style-name="P3" draw:layer="layout" svg:width="1.151cm" svg:height="0.804cm" svg:x="29.701cm" svg:y="54.282cm" svg:viewBox="0 0 1152 805" svg:d="M0 805h1152v-805h-1152zM829 570l-216 131v-261l216-130zM593 142l217 132-215 129-219-130zM356 309l216 130v262l-216-131z">
          <text:p/>
        </draw:path>
        <draw:path draw:style-name="gr3" draw:text-style-name="P3" draw:layer="layout" svg:width="3.048cm" svg:height="2.54cm" svg:x="28.703cm" svg:y="53.686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9.701cm" svg:y="51.425cm" svg:viewBox="0 0 1152 805" svg:d="M0 805h1152v-805h-1152zM829 570l-216 131v-261l216-130zM593 142l217 132-215 129-219-130zM356 309l216 130v262l-216-131z">
          <text:p/>
        </draw:path>
        <draw:path draw:style-name="gr3" draw:text-style-name="P3" draw:layer="layout" svg:width="3.048cm" svg:height="2.54cm" svg:x="28.703cm" svg:y="50.829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9.701cm" svg:y="57.14cm" svg:viewBox="0 0 1152 805" svg:d="M0 805h1152v-805h-1152zM829 570l-216 131v-261l216-130zM593 142l217 132-215 129-219-130zM356 309l216 130v262l-216-131z">
          <text:p/>
        </draw:path>
        <draw:path draw:style-name="gr3" draw:text-style-name="P3" draw:layer="layout" svg:width="3.048cm" svg:height="2.54cm" svg:x="28.703cm" svg:y="56.544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1.544cm" svg:y1="54.958cm" svg:x2="28.548cm" svg:y2="52.099cm">
          <text:p/>
        </draw:line>
        <draw:line draw:style-name="gr10" draw:text-style-name="P2" draw:layer="layout" svg:x1="21.544cm" svg:y1="54.956cm" svg:x2="28.546cm" svg:y2="54.956cm">
          <text:p/>
        </draw:line>
        <draw:line draw:style-name="gr10" draw:text-style-name="P2" draw:layer="layout" svg:x1="21.544cm" svg:y1="54.956cm" svg:x2="28.548cm" svg:y2="57.815cm">
          <text:p/>
        </draw:line>
        <draw:g>
          <draw:path draw:style-name="gr3" draw:text-style-name="P3" draw:layer="layout" svg:width="1.653cm" svg:height="2.133cm" svg:x="25.274cm" svg:y="48.696cm" svg:viewBox="0 0 1654 2134" svg:d="M1545 841h-108v-200l-636-641-584 841h-109l-108 1185 1545 108 109-1184zM910 1476v447h-160v-447zM1236 841h-818v-200l434-453z">
            <text:p/>
          </draw:path>
          <draw:path draw:style-name="gr11" draw:text-style-name="P2" draw:layer="layout" svg:width="1.653cm" svg:height="2.133cm" svg:x="25.274cm" svg:y="48.696cm" svg:viewBox="0 0 1654 2134" svg:d="M1545 841h-108v-200l-636-641-584 841h-109l-108 1185 1545 108 109-1184zM910 1476v447h-160v-447zM1236 841h-818v-200l434-453z">
            <text:p/>
          </draw:path>
        </draw:g>
        <draw:polygon draw:style-name="gr3" draw:text-style-name="P3" draw:layer="layout" svg:width="1.161cm" svg:height="1.118cm" svg:x="25.52cm" svg:y="49.668cm" svg:viewBox="0 0 1162 1119" draw:points="0,1119 1162,1119 1162,0 0,0">
          <text:p/>
        </draw:polygon>
        <draw:frame draw:style-name="gr12" draw:text-style-name="P2" draw:layer="layout" svg:width="1.653cm" svg:height="1.299cm" svg:x="25.274cm" svg:y="49.566cm">
          <draw:text-box>
            <text:p text:style-name="P7"><text:span text:style-name="T3">NSG</text:span></text:p>
          </draw:text-box>
        </draw:frame>
        <draw:g>
          <draw:g>
            <draw:polygon draw:style-name="gr5" draw:text-style-name="P5" draw:layer="layout" svg:width="7.62cm" svg:height="11.43cm" svg:x="33.72cm" svg:y="48.289cm" svg:viewBox="0 0 7621 11431" draw:points="0,11431 7621,11431 7621,0 0,0">
              <text:p/>
            </draw:polygon>
            <draw:polygon draw:style-name="gr6" draw:text-style-name="P2" draw:layer="layout" svg:width="7.62cm" svg:height="11.43cm" svg:x="33.72cm" svg:y="48.289cm" svg:viewBox="0 0 7621 11431" draw:points="0,11431 7621,11431 7621,0 0,0">
              <text:p/>
            </draw:polygon>
          </draw:g>
          <draw:frame draw:style-name="gr7" draw:text-style-name="P2" draw:layer="layout" svg:width="7.62cm" svg:height="2.315cm" svg:x="33.72cm" svg:y="46.595cm">
            <draw:text-box>
              <text:p text:style-name="P4"><text:span text:style-name="T2">Business tier</text:span></text:p>
              <text:p text:style-name="P4"><text:span text:style-name="T2">10.1.2.0/24</text:span></text:p>
            </draw:text-box>
          </draw:frame>
        </draw:g>
        <draw:g>
          <draw:polygon draw:style-name="gr31" draw:text-style-name="P2" draw:layer="layout" svg:width="3.636cm" svg:height="10.753cm" svg:x="37.299cm" svg:y="48.627cm" svg:viewBox="0 0 3637 10754" draw:points="0,10754 3637,10754 3637,0 0,0">
            <text:p/>
          </draw:polygon>
          <draw:frame draw:style-name="gr32" draw:text-style-name="P2" draw:layer="layout" svg:width="3.636cm" svg:height="10.753cm" svg:x="37.299cm" svg:y="48.627cm">
            <draw:text-box>
              <text:p text:style-name="P7"><text:span text:style-name="T1">Availability set</text:span></text:p>
            </draw:text-box>
          </draw:frame>
        </draw:g>
        <draw:path draw:style-name="gr3" draw:text-style-name="P3" draw:layer="layout" svg:width="2.452cm" svg:height="2.452cm" svg:x="34.24cm" svg:y="53.735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35.207cm" svg:y="54.683cm" svg:viewBox="0 0 519 519" svg:d="M259 0c-142 0-259 117-259 259 0 143 117 260 259 260 143 0 260-117 260-260 0-142-117-259-260-259z">
          <text:p/>
        </draw:path>
        <draw:path draw:style-name="gr3" draw:text-style-name="P3" draw:layer="layout" svg:width="1.151cm" svg:height="0.804cm" svg:x="38.591cm" svg:y="54.282cm" svg:viewBox="0 0 1152 805" svg:d="M0 805h1152v-805h-1152zM829 570l-216 131v-261l216-130zM593 142l217 132-215 129-219-130zM356 309l216 130v262l-216-131z">
          <text:p/>
        </draw:path>
        <draw:path draw:style-name="gr3" draw:text-style-name="P3" draw:layer="layout" svg:width="3.048cm" svg:height="2.54cm" svg:x="37.593cm" svg:y="53.686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38.591cm" svg:y="51.425cm" svg:viewBox="0 0 1152 805" svg:d="M0 805h1152v-805h-1152zM829 570l-216 131v-261l216-130zM593 142l217 132-215 129-219-130zM356 309l216 130v262l-216-131z">
          <text:p/>
        </draw:path>
        <draw:path draw:style-name="gr3" draw:text-style-name="P3" draw:layer="layout" svg:width="3.048cm" svg:height="2.54cm" svg:x="37.593cm" svg:y="50.829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38.591cm" svg:y="57.14cm" svg:viewBox="0 0 1152 805" svg:d="M0 805h1152v-805h-1152zM829 570l-216 131v-261l216-130zM593 142l217 132-215 129-219-130zM356 309l216 130v262l-216-131z">
          <text:p/>
        </draw:path>
        <draw:path draw:style-name="gr3" draw:text-style-name="P3" draw:layer="layout" svg:width="3.048cm" svg:height="2.54cm" svg:x="37.593cm" svg:y="56.544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36.736cm" svg:y1="54.958cm" svg:x2="37.437cm" svg:y2="52.099cm">
          <text:p/>
        </draw:line>
        <draw:line draw:style-name="gr10" draw:text-style-name="P2" draw:layer="layout" svg:x1="36.736cm" svg:y1="54.956cm" svg:x2="37.435cm" svg:y2="54.956cm">
          <text:p/>
        </draw:line>
        <draw:line draw:style-name="gr10" draw:text-style-name="P2" draw:layer="layout" svg:x1="36.736cm" svg:y1="54.956cm" svg:x2="37.437cm" svg:y2="57.815cm">
          <text:p/>
        </draw:line>
        <draw:g>
          <draw:path draw:style-name="gr3" draw:text-style-name="P3" draw:layer="layout" svg:width="1.653cm" svg:height="2.133cm" svg:x="34.164cm" svg:y="48.696cm" svg:viewBox="0 0 1654 2134" svg:d="M1545 841h-108v-200l-636-641-584 841h-109l-108 1185 1545 108 109-1184zM910 1476v447h-160v-447zM1236 841h-818v-200l434-453z">
            <text:p/>
          </draw:path>
          <draw:path draw:style-name="gr11" draw:text-style-name="P2" draw:layer="layout" svg:width="1.653cm" svg:height="2.133cm" svg:x="34.164cm" svg:y="48.696cm" svg:viewBox="0 0 1654 2134" svg:d="M1545 841h-108v-200l-636-641-584 841h-109l-108 1185 1545 108 109-1184zM910 1476v447h-160v-447zM1236 841h-818v-200l434-453z">
            <text:p/>
          </draw:path>
        </draw:g>
        <draw:polygon draw:style-name="gr3" draw:text-style-name="P3" draw:layer="layout" svg:width="1.161cm" svg:height="1.118cm" svg:x="34.41cm" svg:y="49.668cm" svg:viewBox="0 0 1162 1119" draw:points="0,1119 1162,1119 1162,0 0,0">
          <text:p/>
        </draw:polygon>
        <draw:frame draw:style-name="gr12" draw:text-style-name="P2" draw:layer="layout" svg:width="1.653cm" svg:height="1.299cm" svg:x="34.164cm" svg:y="49.566cm">
          <draw:text-box>
            <text:p text:style-name="P7"><text:span text:style-name="T3">NSG</text:span></text:p>
          </draw:text-box>
        </draw:frame>
        <draw:line draw:style-name="gr13" draw:text-style-name="P2" draw:layer="layout" svg:x1="32.45cm" svg:y1="54.956cm" svg:x2="34.196cm" svg:y2="54.956cm">
          <text:p/>
        </draw:line>
        <draw:line draw:style-name="gr37" draw:text-style-name="P2" draw:layer="layout" svg:x1="22.225cm" svg:y1="42.942cm" svg:x2="25.438cm" svg:y2="42.942cm">
          <text:p/>
        </draw:line>
        <draw:g>
          <draw:g>
            <draw:polygon draw:style-name="gr14" draw:text-style-name="P6" draw:layer="layout" svg:width="3.81cm" svg:height="1.27cm" svg:x="13.289cm" svg:y="54.321cm" svg:viewBox="0 0 3811 1271" draw:points="0,1271 3811,1271 3811,0 0,0">
              <text:p/>
            </draw:polygon>
            <draw:polygon draw:style-name="gr15" draw:text-style-name="P2" draw:layer="layout" svg:width="3.81cm" svg:height="1.27cm" svg:x="13.289cm" svg:y="54.321cm" svg:viewBox="0 0 3811 1271" draw:points="0,1271 3811,1271 3811,0 0,0">
              <text:p/>
            </draw:polygon>
          </draw:g>
          <draw:frame draw:style-name="gr16" draw:text-style-name="P2" draw:layer="layout" svg:width="3.81cm" svg:height="1.299cm" svg:x="13.289cm" svg:y="54.307cm">
            <draw:text-box>
              <text:p text:style-name="P7"><text:span text:style-name="T1">PIP</text:span></text:p>
            </draw:text-box>
          </draw:frame>
        </draw:g>
        <draw:line draw:style-name="gr13" draw:text-style-name="P2" draw:layer="layout" svg:x1="17.099cm" svg:y1="54.956cm" svg:x2="19.048cm" svg:y2="54.956cm">
          <text:p/>
        </draw:line>
        <draw:g>
          <draw:g>
            <draw:polygon draw:style-name="gr5" draw:text-style-name="P5" draw:layer="layout" svg:width="8.344cm" svg:height="18.455cm" svg:x="42.456cm" svg:y="48.26cm" svg:viewBox="0 0 8345 18456" draw:points="0,18456 8345,18456 8345,0 0,0">
              <text:p/>
            </draw:polygon>
            <draw:polygon draw:style-name="gr6" draw:text-style-name="P2" draw:layer="layout" svg:width="8.344cm" svg:height="18.455cm" svg:x="42.456cm" svg:y="48.26cm" svg:viewBox="0 0 8345 18456" draw:points="0,18456 8345,18456 8345,0 0,0">
              <text:p/>
            </draw:polygon>
          </draw:g>
          <draw:frame draw:style-name="gr40" draw:text-style-name="P2" draw:layer="layout" svg:width="8.344cm" svg:height="2.315cm" svg:x="42.456cm" svg:y="46.582cm">
            <draw:text-box>
              <text:p text:style-name="P4"><text:span text:style-name="T2">SQL Server AlwaysOn</text:span></text:p>
              <text:p text:style-name="P4"><text:span text:style-name="T2">10.1.3.0/24</text:span></text:p>
            </draw:text-box>
          </draw:frame>
        </draw:g>
        <draw:g>
          <draw:polygon draw:style-name="gr31" draw:text-style-name="P2" draw:layer="layout" svg:width="3.636cm" svg:height="16.807cm" svg:x="46.918cm" svg:y="48.598cm" svg:viewBox="0 0 3637 16808" draw:points="0,16808 3637,16808 3637,0 0,0">
            <text:p/>
          </draw:polygon>
          <draw:frame draw:style-name="gr41" draw:text-style-name="P2" draw:layer="layout" svg:width="3.636cm" svg:height="16.807cm" svg:x="46.918cm" svg:y="48.598cm">
            <draw:text-box>
              <text:p text:style-name="P7"><text:span text:style-name="T1">Availability set</text:span></text:p>
            </draw:text-box>
          </draw:frame>
        </draw:g>
        <draw:path draw:style-name="gr3" draw:text-style-name="P3" draw:layer="layout" svg:width="2.452cm" svg:height="2.452cm" svg:x="43.383cm" svg:y="53.706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44.35cm" svg:y="54.654cm" svg:viewBox="0 0 519 519" svg:d="M259 0c-142 0-259 117-259 259 0 143 117 260 259 260 143 0 260-117 260-260 0-142-117-259-260-259z">
          <text:p/>
        </draw:path>
        <draw:frame draw:style-name="gr18" draw:text-style-name="P2" draw:layer="layout" svg:width="4.034cm" svg:height="2.701cm" svg:x="42.592cm" svg:y="56.44cm">
          <draw:text-box>
            <text:p text:style-name="P7"><text:span text:style-name="T7">Load balancer</text:span></text:p>
            <text:p text:style-name="P7"><text:span text:style-name="T7">(AlwaysOn</text:span></text:p>
            <text:p text:style-name="P7"><text:span text:style-name="T7">Listener)</text:span></text:p>
          </draw:text-box>
        </draw:frame>
        <draw:path draw:style-name="gr3" draw:text-style-name="P3" draw:layer="layout" svg:width="1.151cm" svg:height="0.804cm" svg:x="48.21cm" svg:y="51.396cm" svg:viewBox="0 0 1152 805" svg:d="M0 805h1152v-805h-1152zM829 570l-216 131v-261l216-130zM593 142l217 132-215 129-219-130zM356 309l216 130v262l-216-131z">
          <text:p/>
        </draw:path>
        <draw:path draw:style-name="gr3" draw:text-style-name="P3" draw:layer="layout" svg:width="3.048cm" svg:height="2.54cm" svg:x="47.212cm" svg:y="50.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048cm" svg:height="2.54cm" svg:x="47.212cm" svg:y="53.34cm">
          <draw:text-box>
            <text:p text:style-name="P7"><text:span text:style-name="T4">SQL Server (primary)</text:span></text:p>
          </draw:text-box>
        </draw:frame>
        <draw:line draw:style-name="gr10" draw:text-style-name="P2" draw:layer="layout" svg:x1="45.879cm" svg:y1="54.929cm" svg:x2="47.056cm" svg:y2="52.07cm">
          <text:p/>
        </draw:line>
        <draw:g>
          <draw:path draw:style-name="gr3" draw:text-style-name="P3" draw:layer="layout" svg:width="1.653cm" svg:height="2.133cm" svg:x="42.9cm" svg:y="48.667cm" svg:viewBox="0 0 1654 2134" svg:d="M1545 841h-108v-200l-636-641-584 841h-109l-108 1185 1545 108 109-1184zM910 1476v447h-160v-447zM1236 841h-818v-200l434-453z">
            <text:p/>
          </draw:path>
          <draw:path draw:style-name="gr11" draw:text-style-name="P2" draw:layer="layout" svg:width="1.653cm" svg:height="2.133cm" svg:x="42.9cm" svg:y="48.667cm" svg:viewBox="0 0 1654 2134" svg:d="M1545 841h-108v-200l-636-641-584 841h-109l-108 1185 1545 108 109-1184zM910 1476v447h-160v-447zM1236 841h-818v-200l434-453z">
            <text:p/>
          </draw:path>
        </draw:g>
        <draw:polygon draw:style-name="gr3" draw:text-style-name="P3" draw:layer="layout" svg:width="1.161cm" svg:height="1.118cm" svg:x="43.146cm" svg:y="49.639cm" svg:viewBox="0 0 1162 1119" draw:points="0,1119 1162,1119 1162,0 0,0">
          <text:p/>
        </draw:polygon>
        <draw:frame draw:style-name="gr12" draw:text-style-name="P2" draw:layer="layout" svg:width="1.653cm" svg:height="1.299cm" svg:x="42.9cm" svg:y="49.538cm">
          <draw:text-box>
            <text:p text:style-name="P7"><text:span text:style-name="T3">NSG</text:span></text:p>
          </draw:text-box>
        </draw:frame>
        <draw:path draw:style-name="gr3" draw:text-style-name="P3" draw:layer="layout" svg:width="1.151cm" svg:height="0.804cm" svg:x="48.21cm" svg:y="56.476cm" svg:viewBox="0 0 1152 805" svg:d="M0 805h1152v-805h-1152zM829 570l-216 131v-261l216-130zM593 142l217 132-215 129-219-130zM356 309l216 130v262l-216-131z">
          <text:p/>
        </draw:path>
        <draw:path draw:style-name="gr3" draw:text-style-name="P3" draw:layer="layout" svg:width="3.048cm" svg:height="2.54cm" svg:x="47.212cm" svg:y="55.8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636cm" svg:height="2.54cm" svg:x="46.918cm" svg:y="58.42cm">
          <draw:text-box>
            <text:p text:style-name="P7"><text:span text:style-name="T4">SQL Server (secondary)</text:span></text:p>
          </draw:text-box>
        </draw:frame>
        <draw:path draw:style-name="gr3" draw:text-style-name="P3" draw:layer="layout" svg:width="1.151cm" svg:height="0.804cm" svg:x="48.21cm" svg:y="61.239cm" svg:viewBox="0 0 1152 805" svg:d="M0 805h1152v-805h-1152zM829 570l-216 131v-261l216-130zM593 142l217 132-215 129-219-130zM356 309l216 130v262l-216-131z">
          <text:p/>
        </draw:path>
        <draw:path draw:style-name="gr3" draw:text-style-name="P3" draw:layer="layout" svg:width="3.048cm" svg:height="2.54cm" svg:x="47.212cm" svg:y="60.64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frame draw:style-name="gr18" draw:text-style-name="P2" draw:layer="layout" svg:width="3.048cm" svg:height="3.049cm" svg:x="47.212cm" svg:y="63.183cm">
          <draw:text-box>
            <text:p text:style-name="P7"><text:span text:style-name="T4">File share witness</text:span></text:p>
            <text:p text:style-name="P7"><text:span text:style-name="T4">(FSW)</text:span></text:p>
          </draw:text-box>
        </draw:frame>
        <draw:line draw:style-name="gr10" draw:text-style-name="P2" draw:layer="layout" svg:x1="45.879cm" svg:y1="54.928cm" svg:x2="47.056cm" svg:y2="57.152cm">
          <text:p/>
        </draw:line>
        <draw:g>
          <draw:g>
            <draw:polygon draw:style-name="gr5" draw:text-style-name="P5" draw:layer="layout" svg:width="16.445cm" svg:height="5.239cm" svg:x="24.83cm" svg:y="61.495cm" svg:viewBox="0 0 16446 5240" draw:points="0,5240 16446,5240 16446,0 0,0">
              <text:p/>
            </draw:polygon>
            <draw:polygon draw:style-name="gr6" draw:text-style-name="P2" draw:layer="layout" svg:width="16.445cm" svg:height="5.239cm" svg:x="24.83cm" svg:y="61.495cm" svg:viewBox="0 0 16446 5240" draw:points="0,5240 16446,5240 16446,0 0,0">
              <text:p/>
            </draw:polygon>
          </draw:g>
          <draw:frame draw:style-name="gr42" draw:text-style-name="P2" draw:layer="layout" svg:width="16.445cm" svg:height="2.315cm" svg:x="24.83cm" svg:y="59.837cm">
            <draw:text-box>
              <text:p text:style-name="P4"><text:span text:style-name="T2">AD DS subnet</text:span></text:p>
              <text:p text:style-name="P4"><text:span text:style-name="T2">10.1.4.0/27</text:span></text:p>
            </draw:text-box>
          </draw:frame>
        </draw:g>
        <draw:g>
          <draw:polygon draw:style-name="gr31" draw:text-style-name="P2" draw:layer="layout" svg:width="11.479cm" svg:height="4.424cm" svg:x="29.21cm" svg:y="61.971cm" svg:viewBox="0 0 11480 4425" draw:points="0,4425 11480,4425 11480,0 0,0">
            <text:p/>
          </draw:polygon>
          <draw:frame draw:style-name="gr43" draw:text-style-name="P2" draw:layer="layout" svg:width="3.636cm" svg:height="4.424cm" svg:x="29.21cm" svg:y="61.971cm">
            <draw:text-box>
              <text:p text:style-name="P7"><text:span text:style-name="T1">Availability </text:span></text:p>
              <text:p text:style-name="P7"><text:span text:style-name="T1">set</text:span></text:p>
            </draw:text-box>
          </draw:frame>
        </draw:g>
        <draw:g>
          <draw:path draw:style-name="gr3" draw:text-style-name="P3" draw:layer="layout" svg:width="1.653cm" svg:height="2.133cm" svg:x="25.274cm" svg:y="62.116cm" svg:viewBox="0 0 1654 2134" svg:d="M1545 841h-108v-200l-636-641-584 841h-109l-108 1185 1545 108 109-1184zM910 1476v447h-160v-447zM1236 841h-818v-200l434-453z">
            <text:p/>
          </draw:path>
          <draw:path draw:style-name="gr11" draw:text-style-name="P2" draw:layer="layout" svg:width="1.653cm" svg:height="2.133cm" svg:x="25.274cm" svg:y="62.116cm" svg:viewBox="0 0 1654 2134" svg:d="M1545 841h-108v-200l-636-641-584 841h-109l-108 1185 1545 108 109-1184zM910 1476v447h-160v-447zM1236 841h-818v-200l434-453z">
            <text:p/>
          </draw:path>
        </draw:g>
        <draw:polygon draw:style-name="gr3" draw:text-style-name="P3" draw:layer="layout" svg:width="1.161cm" svg:height="1.118cm" svg:x="25.52cm" svg:y="63.089cm" svg:viewBox="0 0 1162 1119" draw:points="0,1119 1162,1119 1162,0 0,0">
          <text:p/>
        </draw:polygon>
        <draw:frame draw:style-name="gr12" draw:text-style-name="P2" draw:layer="layout" svg:width="1.653cm" svg:height="1.299cm" svg:x="25.274cm" svg:y="62.987cm">
          <draw:text-box>
            <text:p text:style-name="P7"><text:span text:style-name="T3">NSG</text:span></text:p>
          </draw:text-box>
        </draw:frame>
        <draw:path draw:style-name="gr3" draw:text-style-name="P3" draw:layer="layout" svg:width="1.151cm" svg:height="0.804cm" svg:x="33.796cm" svg:y="62.885cm" svg:viewBox="0 0 1152 805" svg:d="M0 805h1152v-805h-1152zM829 570l-216 131v-261l216-130zM593 142l217 132-215 129-219-130zM356 309l216 130v262l-216-131z">
          <text:p/>
        </draw:path>
        <draw:path draw:style-name="gr3" draw:text-style-name="P3" draw:layer="layout" svg:width="3.048cm" svg:height="2.54cm" svg:x="32.799cm" svg:y="62.289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32.799cm" svg:y="64.829cm">
          <draw:text-box>
            <text:p text:style-name="P7"><text:span text:style-name="T4">AD DS</text:span></text:p>
            <text:p text:style-name="P7"><text:span text:style-name="T4">Server</text:span></text:p>
          </draw:text-box>
        </draw:frame>
        <draw:path draw:style-name="gr3" draw:text-style-name="P3" draw:layer="layout" svg:width="1.151cm" svg:height="0.804cm" svg:x="37.765cm" svg:y="62.885cm" svg:viewBox="0 0 1152 805" svg:d="M0 805h1152v-805h-1152zM829 570l-216 131v-261l216-130zM593 142l217 132-215 129-219-130zM356 309l216 130v262l-216-131z">
          <text:p/>
        </draw:path>
        <draw:path draw:style-name="gr3" draw:text-style-name="P3" draw:layer="layout" svg:width="3.048cm" svg:height="2.54cm" svg:x="36.767cm" svg:y="62.289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frame draw:style-name="gr18" draw:text-style-name="P2" draw:layer="layout" svg:width="3.048cm" svg:height="2.54cm" svg:x="36.767cm" svg:y="64.829cm">
          <draw:text-box>
            <text:p text:style-name="P7"><text:span text:style-name="T4">AD DS</text:span></text:p>
            <text:p text:style-name="P7"><text:span text:style-name="T4">Server</text:span></text:p>
          </draw:text-box>
        </draw:frame>
        <draw:line draw:style-name="gr13" draw:text-style-name="P2" draw:layer="layout" svg:x1="41.363cm" svg:y1="54.928cm" svg:x2="43.338cm" svg:y2="54.928cm">
          <text:p/>
        </draw:line>
        <draw:g>
          <draw:g>
            <draw:polygon draw:style-name="gr5" draw:text-style-name="P5" draw:layer="layout" svg:width="5.08cm" svg:height="5.08cm" svg:x="33.124cm" svg:y="40.934cm" svg:viewBox="0 0 5081 5081" draw:points="0,5081 5081,5081 5081,0 0,0">
              <text:p/>
            </draw:polygon>
            <draw:polygon draw:style-name="gr6" draw:text-style-name="P2" draw:layer="layout" svg:width="5.08cm" svg:height="5.08cm" svg:x="33.124cm" svg:y="40.934cm" svg:viewBox="0 0 5081 5081" draw:points="0,5081 5081,5081 5081,0 0,0">
              <text:p/>
            </draw:polygon>
          </draw:g>
          <draw:frame draw:style-name="gr8" draw:text-style-name="P2" draw:layer="layout" svg:width="5.08cm" svg:height="2.315cm" svg:x="33.124cm" svg:y="39.287cm">
            <draw:text-box>
              <text:p text:style-name="P4"><text:span text:style-name="T2">Gateway subnet</text:span></text:p>
              <text:p text:style-name="P4"><text:span text:style-name="T2">10.1.255.224/27</text:span></text:p>
            </draw:text-box>
          </draw:frame>
        </draw:g>
        <draw:g>
          <draw:path draw:style-name="gr33" draw:text-style-name="P9" draw:layer="layout" svg:width="2.54cm" svg:height="2.54cm" svg:x="34.394cm" svg:y="42.204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2.893cm" svg:y="41.251cm">
            <draw:text-box>
              <text:p text:style-name="P7"><text:span text:style-name="T8">VPN Gateway</text:span></text:p>
            </draw:text-box>
          </draw:frame>
        </draw:g>
        <draw:g>
          <draw:g>
            <draw:polygon draw:style-name="gr14" draw:text-style-name="P6" draw:layer="layout" svg:width="3.81cm" svg:height="1.27cm" svg:x="18.369cm" svg:y="29.261cm" svg:viewBox="0 0 3811 1271" draw:points="0,1271 3811,1271 3811,0 0,0">
              <text:p/>
            </draw:polygon>
            <draw:polygon draw:style-name="gr15" draw:text-style-name="P2" draw:layer="layout" svg:width="3.81cm" svg:height="1.27cm" svg:x="18.369cm" svg:y="29.261cm" svg:viewBox="0 0 3811 1271" draw:points="0,1271 3811,1271 3811,0 0,0">
              <text:p/>
            </draw:polygon>
          </draw:g>
          <draw:frame draw:style-name="gr16" draw:text-style-name="P2" draw:layer="layout" svg:width="3.81cm" svg:height="1.299cm" svg:x="18.369cm" svg:y="29.247cm">
            <draw:text-box>
              <text:p text:style-name="P7"><text:span text:style-name="T1">PIP</text:span></text:p>
            </draw:text-box>
          </draw:frame>
        </draw:g>
        <draw:g>
          <draw:g>
            <draw:polygon draw:style-name="gr14" draw:text-style-name="P6" draw:layer="layout" svg:width="3.81cm" svg:height="1.27cm" svg:x="18.415cm" svg:y="42.307cm" svg:viewBox="0 0 3811 1271" draw:points="0,1271 3811,1271 3811,0 0,0">
              <text:p/>
            </draw:polygon>
            <draw:polygon draw:style-name="gr15" draw:text-style-name="P2" draw:layer="layout" svg:width="3.81cm" svg:height="1.27cm" svg:x="18.415cm" svg:y="42.307cm" svg:viewBox="0 0 3811 1271" draw:points="0,1271 3811,1271 3811,0 0,0">
              <text:p/>
            </draw:polygon>
          </draw:g>
          <draw:frame draw:style-name="gr16" draw:text-style-name="P2" draw:layer="layout" svg:width="3.81cm" svg:height="1.299cm" svg:x="18.415cm" svg:y="42.293cm">
            <draw:text-box>
              <text:p text:style-name="P7"><text:span text:style-name="T1">PIP</text:span></text:p>
            </draw:text-box>
          </draw:frame>
        </draw:g>
        <draw:line draw:style-name="gr13" draw:text-style-name="P2" draw:layer="layout" svg:x1="15.491cm" svg:y1="37.019cm" svg:x2="19.803cm" svg:y2="42.308cm">
          <text:p/>
        </draw:line>
        <draw:polyline draw:style-name="gr49" draw:text-style-name="P2" draw:layer="layout" svg:width="4.2cm" svg:height="13.046cm" svg:x="36.916cm" svg:y="30.428cm" svg:viewBox="0 0 4201 13047" draw:points="0,0 4201,0 4201,13047 46,13047">
          <text:p/>
        </draw:polyline>
        <draw:g>
          <draw:polygon draw:style-name="gr3" draw:text-style-name="P3" draw:layer="layout" svg:width="3.048cm" svg:height="3.048cm" svg:x="3.81cm" svg:y="34.895cm" svg:viewBox="0 0 3049 3049" draw:points="2199,1774 1973,2000 1973,1344 2666,1344 2416,1571 3049,2164 3049,889 2156,0 893,0 665,228 1383,959 1704,641 1704,1614 723,1614 1030,1294 322,594 0,916 0,2159 892,3049 1999,3049 1148,2218 986,2395 986,1883 1484,1883 1338,2045 2251,2967 2811,2409">
            <text:p/>
          </draw:polygon>
          <draw:frame draw:style-name="gr50" draw:text-style-name="P2" draw:layer="layout" svg:width="7.751cm" svg:height="3.274cm" svg:x="1.459cm" svg:y="38.541cm">
            <draw:text-box>
              <text:p text:style-name="P7"><text:span text:style-name="T1">Traffic</text:span></text:p>
              <text:p text:style-name="P7"><text:span text:style-name="T1">Manager</text:span></text:p>
            </draw:text-box>
          </draw:frame>
        </draw:g>
        <draw:line draw:style-name="gr13" draw:text-style-name="P2" draw:layer="layout" svg:x1="6.087cm" svg:y1="37.835cm" svg:x2="14.857cm" svg:y2="54.322cm">
          <text:p/>
        </draw:line>
        <draw:line draw:style-name="gr13" draw:text-style-name="P2" draw:layer="layout" svg:x1="5.992cm" svg:y1="34.922cm" svg:x2="14.916cm" svg:y2="14.605cm">
          <text:p/>
        </draw:line>
      </draw:page>
      <draw:page draw:name="Compute - Multi region (Linux)" draw:style-name="dp1" draw:master-page-name="PM6">
        <draw:polygon draw:style-name="gr1" draw:text-style-name="P1" draw:layer="layout" svg:width="34.178cm" svg:height="24.765cm" svg:x="22.337cm" svg:y="0.635cm" svg:viewBox="0 0 34179 24766" draw:points="0,24766 34179,24766 34179,0 0,0">
          <text:p/>
        </draw:polygon>
        <draw:polygon draw:style-name="gr2" draw:text-style-name="P2" draw:layer="layout" svg:width="32.828cm" svg:height="21.59cm" svg:x="23.052cm" svg:y="3.175cm" svg:viewBox="0 0 32829 21591" draw:points="0,21591 32829,21591 32829,0 0,0">
          <text:p/>
        </draw:polygon>
        <draw:path draw:style-name="gr3" draw:text-style-name="P3" draw:layer="layout" svg:width="1.732cm" svg:height="1.299cm" svg:x="23.052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23.613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25.873cm" svg:y="1.312cm">
          <draw:text-box>
            <text:p text:style-name="P4"><text:span text:style-name="T1">Azure Vnet</text:span></text:p>
            <text:p text:style-name="P4"><text:span text:style-name="T1">10.0.0.0/16</text:span></text:p>
          </draw:text-box>
        </draw:frame>
        <draw:g>
          <draw:g>
            <draw:polygon draw:style-name="gr5" draw:text-style-name="P5" draw:layer="layout" svg:width="7.62cm" svg:height="5.08cm" svg:x="23.606cm" svg:y="19.074cm" svg:viewBox="0 0 7621 5081" draw:points="0,5081 7621,5081 7621,0 0,0">
              <text:p/>
            </draw:polygon>
            <draw:polygon draw:style-name="gr6" draw:text-style-name="P2" draw:layer="layout" svg:width="7.62cm" svg:height="5.08cm" svg:x="23.606cm" svg:y="19.074cm" svg:viewBox="0 0 7621 5081" draw:points="0,5081 7621,5081 7621,0 0,0">
              <text:p/>
            </draw:polygon>
          </draw:g>
          <draw:frame draw:style-name="gr8" draw:text-style-name="P2" draw:layer="layout" svg:width="7.62cm" svg:height="2.315cm" svg:x="23.606cm" svg:y="17.427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4.083cm" svg:y="19.534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5.104cm" svg:y="20.088cm" svg:viewBox="0 0 946 600" draw:points="946,296 472,0 0,296 0,303 472,600 946,303">
          <text:p/>
        </draw:polygon>
        <draw:polygon draw:style-name="gr3" draw:text-style-name="P3" draw:layer="layout" svg:width="0.473cm" svg:height="0.88cm" svg:x="25.625cm" svg:y="20.479cm" svg:viewBox="0 0 474 881" draw:points="0,295 0,881 474,585 474,0">
          <text:p/>
        </draw:polygon>
        <draw:polygon draw:style-name="gr3" draw:text-style-name="P3" draw:layer="layout" svg:width="0.473cm" svg:height="0.88cm" svg:x="25.056cm" svg:y="20.479cm" svg:viewBox="0 0 474 881" draw:points="474,295 0,0 0,585 474,881">
          <text:p/>
        </draw:polygon>
        <draw:frame draw:style-name="gr36" draw:text-style-name="P2" draw:layer="layout" svg:width="6.954cm" svg:height="3.048cm" svg:x="22.129cm" svg:y="23.139cm">
          <draw:text-box>
            <text:p text:style-name="P7"><text:span text:style-name="T1">Jump box</text:span></text:p>
          </draw:text-box>
        </draw:frame>
        <draw:g>
          <draw:path draw:style-name="gr3" draw:text-style-name="P3" draw:layer="layout" svg:width="1.653cm" svg:height="2.133cm" svg:x="29.065cm" svg:y="19.534cm" svg:viewBox="0 0 1654 2134" svg:d="M1545 841h-108v-200l-636-641-584 841h-109l-108 1185 1545 108 109-1184zM910 1476v447h-160v-447zM1236 841h-818v-200l434-453z">
            <text:p/>
          </draw:path>
          <draw:path draw:style-name="gr11" draw:text-style-name="P2" draw:layer="layout" svg:width="1.653cm" svg:height="2.133cm" svg:x="29.065cm" svg:y="19.534cm" svg:viewBox="0 0 1654 2134" svg:d="M1545 841h-108v-200l-636-641-584 841h-109l-108 1185 1545 108 109-1184zM910 1476v447h-160v-447zM1236 841h-818v-200l434-453z">
            <text:p/>
          </draw:path>
        </draw:g>
        <draw:polygon draw:style-name="gr3" draw:text-style-name="P3" draw:layer="layout" svg:width="1.161cm" svg:height="1.118cm" svg:x="29.311cm" svg:y="20.507cm" svg:viewBox="0 0 1162 1119" draw:points="0,1119 1162,1119 1162,0 0,0">
          <text:p/>
        </draw:polygon>
        <draw:frame draw:style-name="gr12" draw:text-style-name="P2" draw:layer="layout" svg:width="1.653cm" svg:height="1.299cm" svg:x="29.065cm" svg:y="20.405cm">
          <draw:text-box>
            <text:p text:style-name="P7"><text:span text:style-name="T3">NSG</text:span></text:p>
          </draw:text-box>
        </draw:frame>
        <draw:g>
          <draw:g>
            <draw:polygon draw:style-name="gr5" draw:text-style-name="P5" draw:layer="layout" svg:width="7.62cm" svg:height="11.43cm" svg:x="23.56cm" svg:y="5.398cm" svg:viewBox="0 0 7621 11431" draw:points="0,11431 7621,11431 7621,0 0,0">
              <text:p/>
            </draw:polygon>
            <draw:polygon draw:style-name="gr6" draw:text-style-name="P2" draw:layer="layout" svg:width="7.62cm" svg:height="11.43cm" svg:x="23.56cm" svg:y="5.398cm" svg:viewBox="0 0 7621 11431" draw:points="0,11431 7621,11431 7621,0 0,0">
              <text:p/>
            </draw:polygon>
          </draw:g>
          <draw:frame draw:style-name="gr7" draw:text-style-name="P2" draw:layer="layout" svg:width="7.62cm" svg:height="2.315cm" svg:x="23.56cm" svg:y="3.704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27.139cm" svg:y="5.736cm" svg:viewBox="0 0 3637 10754" draw:points="0,10754 3637,10754 3637,0 0,0">
            <text:p/>
          </draw:polygon>
          <draw:frame draw:style-name="gr32" draw:text-style-name="P2" draw:layer="layout" svg:width="3.636cm" svg:height="10.753cm" svg:x="27.139cm" svg:y="5.736cm">
            <draw:text-box>
              <text:p text:style-name="P7"><text:span text:style-name="T1">Availability set</text:span></text:p>
            </draw:text-box>
          </draw:frame>
        </draw:g>
        <draw:path draw:style-name="gr3" draw:text-style-name="P3" draw:layer="layout" svg:width="2.452cm" svg:height="2.452cm" svg:x="17.777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18.745cm" svg:y="11.791cm" svg:viewBox="0 0 519 519" svg:d="M259 0c-142 0-259 117-259 259 0 143 117 260 259 260 143 0 260-117 260-260 0-142-117-259-260-259z">
          <text:p/>
        </draw:path>
        <draw:path draw:style-name="gr3" draw:text-style-name="P3" draw:layer="layout" svg:width="1.151cm" svg:height="0.804cm" svg:x="28.431cm" svg:y="11.391cm" svg:viewBox="0 0 1152 805" svg:d="M0 805h1152v-805h-1152zM829 570l-216 131v-261l216-130zM593 142l217 132-215 129-219-130zM356 309l216 130v262l-216-131z">
          <text:p/>
        </draw:path>
        <draw:path draw:style-name="gr3" draw:text-style-name="P3" draw:layer="layout" svg:width="3.048cm" svg:height="2.54cm" svg:x="27.433cm" svg:y="10.79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431cm" svg:y="8.534cm" svg:viewBox="0 0 1152 805" svg:d="M0 805h1152v-805h-1152zM829 570l-216 131v-261l216-130zM593 142l217 132-215 129-219-130zM356 309l216 130v262l-216-131z">
          <text:p/>
        </draw:path>
        <draw:path draw:style-name="gr3" draw:text-style-name="P3" draw:layer="layout" svg:width="3.048cm" svg:height="2.54cm" svg:x="27.433cm" svg:y="7.93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431cm" svg:y="14.249cm" svg:viewBox="0 0 1152 805" svg:d="M0 805h1152v-805h-1152zM829 570l-216 131v-261l216-130zM593 142l217 132-215 129-219-130zM356 309l216 130v262l-216-131z">
          <text:p/>
        </draw:path>
        <draw:path draw:style-name="gr3" draw:text-style-name="P3" draw:layer="layout" svg:width="3.048cm" svg:height="2.54cm" svg:x="27.433cm" svg:y="13.65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0.274cm" svg:y1="12.067cm" svg:x2="27.278cm" svg:y2="9.208cm">
          <text:p/>
        </draw:line>
        <draw:line draw:style-name="gr10" draw:text-style-name="P2" draw:layer="layout" svg:x1="20.274cm" svg:y1="12.065cm" svg:x2="27.276cm" svg:y2="12.065cm">
          <text:p/>
        </draw:line>
        <draw:line draw:style-name="gr10" draw:text-style-name="P2" draw:layer="layout" svg:x1="20.274cm" svg:y1="12.065cm" svg:x2="27.278cm" svg:y2="14.924cm">
          <text:p/>
        </draw:line>
        <draw:g>
          <draw:path draw:style-name="gr3" draw:text-style-name="P3" draw:layer="layout" svg:width="1.653cm" svg:height="2.133cm" svg:x="24.004cm" svg:y="5.805cm" svg:viewBox="0 0 1654 2134" svg:d="M1545 841h-108v-200l-636-641-584 841h-109l-108 1185 1545 108 109-1184zM910 1476v447h-160v-447zM1236 841h-818v-200l434-453z">
            <text:p/>
          </draw:path>
          <draw:path draw:style-name="gr11" draw:text-style-name="P2" draw:layer="layout" svg:width="1.653cm" svg:height="2.133cm" svg:x="24.004cm" svg:y="5.805cm" svg:viewBox="0 0 1654 2134" svg:d="M1545 841h-108v-200l-636-641-584 841h-109l-108 1185 1545 108 109-1184zM910 1476v447h-160v-447zM1236 841h-818v-200l434-453z">
            <text:p/>
          </draw:path>
        </draw:g>
        <draw:polygon draw:style-name="gr3" draw:text-style-name="P3" draw:layer="layout" svg:width="1.161cm" svg:height="1.118cm" svg:x="24.25cm" svg:y="6.777cm" svg:viewBox="0 0 1162 1119" draw:points="0,1119 1162,1119 1162,0 0,0">
          <text:p/>
        </draw:polygon>
        <draw:frame draw:style-name="gr12" draw:text-style-name="P2" draw:layer="layout" svg:width="1.653cm" svg:height="1.299cm" svg:x="24.004cm" svg:y="6.675cm">
          <draw:text-box>
            <text:p text:style-name="P7"><text:span text:style-name="T3">NSG</text:span></text:p>
          </draw:text-box>
        </draw:frame>
        <draw:g>
          <draw:g>
            <draw:polygon draw:style-name="gr5" draw:text-style-name="P5" draw:layer="layout" svg:width="7.62cm" svg:height="11.43cm" svg:x="32.45cm" svg:y="5.398cm" svg:viewBox="0 0 7621 11431" draw:points="0,11431 7621,11431 7621,0 0,0">
              <text:p/>
            </draw:polygon>
            <draw:polygon draw:style-name="gr6" draw:text-style-name="P2" draw:layer="layout" svg:width="7.62cm" svg:height="11.43cm" svg:x="32.45cm" svg:y="5.398cm" svg:viewBox="0 0 7621 11431" draw:points="0,11431 7621,11431 7621,0 0,0">
              <text:p/>
            </draw:polygon>
          </draw:g>
          <draw:frame draw:style-name="gr7" draw:text-style-name="P2" draw:layer="layout" svg:width="7.62cm" svg:height="2.315cm" svg:x="32.45cm" svg:y="3.704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36.029cm" svg:y="5.736cm" svg:viewBox="0 0 3637 10754" draw:points="0,10754 3637,10754 3637,0 0,0">
            <text:p/>
          </draw:polygon>
          <draw:frame draw:style-name="gr32" draw:text-style-name="P2" draw:layer="layout" svg:width="3.636cm" svg:height="10.753cm" svg:x="36.029cm" svg:y="5.736cm">
            <draw:text-box>
              <text:p text:style-name="P7"><text:span text:style-name="T1">Availability set</text:span></text:p>
            </draw:text-box>
          </draw:frame>
        </draw:g>
        <draw:path draw:style-name="gr3" draw:text-style-name="P3" draw:layer="layout" svg:width="2.452cm" svg:height="2.452cm" svg:x="32.97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3.937cm" svg:y="11.791cm" svg:viewBox="0 0 519 519" svg:d="M259 0c-142 0-259 117-259 259 0 143 117 260 259 260 143 0 260-117 260-260 0-142-117-259-260-259z">
          <text:p/>
        </draw:path>
        <draw:path draw:style-name="gr3" draw:text-style-name="P3" draw:layer="layout" svg:width="1.151cm" svg:height="0.804cm" svg:x="37.321cm" svg:y="11.391cm" svg:viewBox="0 0 1152 805" svg:d="M0 805h1152v-805h-1152zM829 570l-216 131v-261l216-130zM593 142l217 132-215 129-219-130zM356 309l216 130v262l-216-131z">
          <text:p/>
        </draw:path>
        <draw:path draw:style-name="gr3" draw:text-style-name="P3" draw:layer="layout" svg:width="3.048cm" svg:height="2.54cm" svg:x="36.323cm" svg:y="10.79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7.321cm" svg:y="8.534cm" svg:viewBox="0 0 1152 805" svg:d="M0 805h1152v-805h-1152zM829 570l-216 131v-261l216-130zM593 142l217 132-215 129-219-130zM356 309l216 130v262l-216-131z">
          <text:p/>
        </draw:path>
        <draw:path draw:style-name="gr3" draw:text-style-name="P3" draw:layer="layout" svg:width="3.048cm" svg:height="2.54cm" svg:x="36.323cm" svg:y="7.93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7.321cm" svg:y="14.249cm" svg:viewBox="0 0 1152 805" svg:d="M0 805h1152v-805h-1152zM829 570l-216 131v-261l216-130zM593 142l217 132-215 129-219-130zM356 309l216 130v262l-216-131z">
          <text:p/>
        </draw:path>
        <draw:path draw:style-name="gr3" draw:text-style-name="P3" draw:layer="layout" svg:width="3.048cm" svg:height="2.54cm" svg:x="36.323cm" svg:y="13.65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35.466cm" svg:y1="12.067cm" svg:x2="36.167cm" svg:y2="9.208cm">
          <text:p/>
        </draw:line>
        <draw:line draw:style-name="gr10" draw:text-style-name="P2" draw:layer="layout" svg:x1="35.466cm" svg:y1="12.065cm" svg:x2="36.165cm" svg:y2="12.065cm">
          <text:p/>
        </draw:line>
        <draw:line draw:style-name="gr10" draw:text-style-name="P2" draw:layer="layout" svg:x1="35.466cm" svg:y1="12.065cm" svg:x2="36.167cm" svg:y2="14.924cm">
          <text:p/>
        </draw:line>
        <draw:g>
          <draw:path draw:style-name="gr3" draw:text-style-name="P3" draw:layer="layout" svg:width="1.653cm" svg:height="2.133cm" svg:x="32.894cm" svg:y="5.805cm" svg:viewBox="0 0 1654 2134" svg:d="M1545 841h-108v-200l-636-641-584 841h-109l-108 1185 1545 108 109-1184zM910 1476v447h-160v-447zM1236 841h-818v-200l434-453z">
            <text:p/>
          </draw:path>
          <draw:path draw:style-name="gr11" draw:text-style-name="P2" draw:layer="layout" svg:width="1.653cm" svg:height="2.133cm" svg:x="32.894cm" svg:y="5.805cm" svg:viewBox="0 0 1654 2134" svg:d="M1545 841h-108v-200l-636-641-584 841h-109l-108 1185 1545 108 109-1184zM910 1476v447h-160v-447zM1236 841h-818v-200l434-453z">
            <text:p/>
          </draw:path>
        </draw:g>
        <draw:polygon draw:style-name="gr3" draw:text-style-name="P3" draw:layer="layout" svg:width="1.161cm" svg:height="1.118cm" svg:x="33.14cm" svg:y="6.777cm" svg:viewBox="0 0 1162 1119" draw:points="0,1119 1162,1119 1162,0 0,0">
          <text:p/>
        </draw:polygon>
        <draw:frame draw:style-name="gr12" draw:text-style-name="P2" draw:layer="layout" svg:width="1.653cm" svg:height="1.299cm" svg:x="32.894cm" svg:y="6.675cm">
          <draw:text-box>
            <text:p text:style-name="P7"><text:span text:style-name="T3">NSG</text:span></text:p>
          </draw:text-box>
        </draw:frame>
        <draw:line draw:style-name="gr13" draw:text-style-name="P2" draw:layer="layout" svg:x1="31.18cm" svg:y1="12.065cm" svg:x2="32.926cm" svg:y2="12.065cm">
          <text:p/>
        </draw:line>
        <draw:line draw:style-name="gr37" draw:text-style-name="P2" draw:layer="layout" svg:x1="20.909cm" svg:y1="21.058cm" svg:x2="24.168cm" svg:y2="21.058cm">
          <text:p/>
        </draw:line>
        <draw:g>
          <draw:path draw:style-name="gr14" draw:text-style-name="P6" draw:layer="layout" svg:width="1.246cm" svg:height="2.54cm" svg:x="13.109cm" svg:y="26.605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path draw:style-name="gr38" draw:text-style-name="P2" draw:layer="layout" svg:width="1.246cm" svg:height="2.54cm" svg:x="13.109cm" svg:y="26.605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g>
        <draw:frame draw:style-name="gr39" draw:text-style-name="P2" draw:layer="layout" svg:width="2.659cm" svg:height="1.299cm" svg:x="12.402cm" svg:y="29.018cm">
          <draw:text-box>
            <text:p text:style-name="P7"><text:span text:style-name="T4">DevOps</text:span></text:p>
          </draw:text-box>
        </draw:frame>
        <draw:line draw:style-name="gr13" draw:text-style-name="P2" draw:layer="layout" svg:x1="14.155cm" svg:y1="27.329cm" svg:x2="18.514cm" svg:y2="21.693cm">
          <text:p/>
        </draw:line>
        <draw:g>
          <draw:g>
            <draw:polygon draw:style-name="gr14" draw:text-style-name="P6" draw:layer="layout" svg:width="3.81cm" svg:height="1.27cm" svg:x="12.019cm" svg:y="11.43cm" svg:viewBox="0 0 3811 1271" draw:points="0,1271 3811,1271 3811,0 0,0">
              <text:p/>
            </draw:polygon>
            <draw:polygon draw:style-name="gr15" draw:text-style-name="P2" draw:layer="layout" svg:width="3.81cm" svg:height="1.27cm" svg:x="12.019cm" svg:y="11.43cm" svg:viewBox="0 0 3811 1271" draw:points="0,1271 3811,1271 3811,0 0,0">
              <text:p/>
            </draw:polygon>
          </draw:g>
          <draw:frame draw:style-name="gr16" draw:text-style-name="P2" draw:layer="layout" svg:width="3.81cm" svg:height="1.299cm" svg:x="12.019cm" svg:y="11.416cm">
            <draw:text-box>
              <text:p text:style-name="P7"><text:span text:style-name="T1">PIP</text:span></text:p>
            </draw:text-box>
          </draw:frame>
        </draw:g>
        <draw:line draw:style-name="gr13" draw:text-style-name="P2" draw:layer="layout" svg:x1="15.829cm" svg:y1="12.065cm" svg:x2="17.778cm" svg:y2="12.065cm">
          <text:p/>
        </draw:line>
        <draw:g>
          <draw:g>
            <draw:polygon draw:style-name="gr5" draw:text-style-name="P5" draw:layer="layout" svg:width="5.08cm" svg:height="5.08cm" svg:x="31.854cm" svg:y="19.05cm" svg:viewBox="0 0 5081 5081" draw:points="0,5081 5081,5081 5081,0 0,0">
              <text:p/>
            </draw:polygon>
            <draw:polygon draw:style-name="gr6" draw:text-style-name="P2" draw:layer="layout" svg:width="5.08cm" svg:height="5.08cm" svg:x="31.854cm" svg:y="19.05cm" svg:viewBox="0 0 5081 5081" draw:points="0,5081 5081,5081 5081,0 0,0">
              <text:p/>
            </draw:polygon>
          </draw:g>
          <draw:frame draw:style-name="gr8" draw:text-style-name="P2" draw:layer="layout" svg:width="5.08cm" svg:height="2.315cm" svg:x="31.854cm" svg:y="17.404cm">
            <draw:text-box>
              <text:p text:style-name="P4"><text:span text:style-name="T2">Gateway subnet</text:span></text:p>
              <text:p text:style-name="P4"><text:span text:style-name="T2">10.0.255.224/27</text:span></text:p>
            </draw:text-box>
          </draw:frame>
        </draw:g>
        <draw:g>
          <draw:path draw:style-name="gr33" draw:text-style-name="P9" draw:layer="layout" svg:width="2.54cm" svg:height="2.54cm" svg:x="33.124cm" svg:y="20.3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1.623cm" svg:y="19.367cm">
            <draw:text-box>
              <text:p text:style-name="P7"><text:span text:style-name="T8">VPN Gateway</text:span></text:p>
            </draw:text-box>
          </draw:frame>
        </draw:g>
        <draw:polygon draw:style-name="gr1" draw:text-style-name="P1" draw:layer="layout" svg:width="34.178cm" svg:height="24.765cm" svg:x="22.337cm" svg:y="27.651cm" svg:viewBox="0 0 34179 24766" draw:points="0,24766 34179,24766 34179,0 0,0">
          <text:p/>
        </draw:polygon>
        <draw:polygon draw:style-name="gr2" draw:text-style-name="P2" draw:layer="layout" svg:width="32.828cm" svg:height="21.59cm" svg:x="23.052cm" svg:y="30.191cm" svg:viewBox="0 0 32829 21591" draw:points="0,21591 32829,21591 32829,0 0,0">
          <text:p/>
        </draw:polygon>
        <draw:path draw:style-name="gr3" draw:text-style-name="P3" draw:layer="layout" svg:width="1.732cm" svg:height="1.299cm" svg:x="23.052cm" svg:y="28.286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23.613cm" svg:y="28.584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25.873cm" svg:y="28.328cm">
          <draw:text-box>
            <text:p text:style-name="P4"><text:span text:style-name="T1">Azure Vnet</text:span></text:p>
            <text:p text:style-name="P4"><text:span text:style-name="T1">10.1.0.0/16</text:span></text:p>
          </draw:text-box>
        </draw:frame>
        <draw:g>
          <draw:g>
            <draw:polygon draw:style-name="gr5" draw:text-style-name="P5" draw:layer="layout" svg:width="7.62cm" svg:height="5.08cm" svg:x="23.606cm" svg:y="32.414cm" svg:viewBox="0 0 7621 5081" draw:points="0,5081 7621,5081 7621,0 0,0">
              <text:p/>
            </draw:polygon>
            <draw:polygon draw:style-name="gr6" draw:text-style-name="P2" draw:layer="layout" svg:width="7.62cm" svg:height="5.08cm" svg:x="23.606cm" svg:y="32.414cm" svg:viewBox="0 0 7621 5081" draw:points="0,5081 7621,5081 7621,0 0,0">
              <text:p/>
            </draw:polygon>
          </draw:g>
          <draw:frame draw:style-name="gr8" draw:text-style-name="P2" draw:layer="layout" svg:width="7.62cm" svg:height="2.315cm" svg:x="23.606cm" svg:y="30.767cm">
            <draw:text-box>
              <text:p text:style-name="P4"><text:span text:style-name="T2">Management subnet</text:span></text:p>
              <text:p text:style-name="P4"><text:span text:style-name="T2">10.1.0.128/25</text:span></text:p>
            </draw:text-box>
          </draw:frame>
        </draw:g>
        <draw:path draw:style-name="gr3" draw:text-style-name="P3" draw:layer="layout" svg:width="3.048cm" svg:height="3.048cm" svg:x="24.083cm" svg:y="32.874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5.104cm" svg:y="33.428cm" svg:viewBox="0 0 946 600" draw:points="946,296 472,0 0,296 0,303 472,600 946,303">
          <text:p/>
        </draw:polygon>
        <draw:polygon draw:style-name="gr3" draw:text-style-name="P3" draw:layer="layout" svg:width="0.473cm" svg:height="0.88cm" svg:x="25.625cm" svg:y="33.819cm" svg:viewBox="0 0 474 881" draw:points="0,295 0,881 474,585 474,0">
          <text:p/>
        </draw:polygon>
        <draw:polygon draw:style-name="gr3" draw:text-style-name="P3" draw:layer="layout" svg:width="0.473cm" svg:height="0.88cm" svg:x="25.056cm" svg:y="33.819cm" svg:viewBox="0 0 474 881" draw:points="474,295 0,0 0,585 474,881">
          <text:p/>
        </draw:polygon>
        <draw:frame draw:style-name="gr36" draw:text-style-name="P2" draw:layer="layout" svg:width="6.954cm" svg:height="3.048cm" svg:x="22.129cm" svg:y="36.479cm">
          <draw:text-box>
            <text:p text:style-name="P7"><text:span text:style-name="T1">Jump box</text:span></text:p>
          </draw:text-box>
        </draw:frame>
        <draw:g>
          <draw:path draw:style-name="gr3" draw:text-style-name="P3" draw:layer="layout" svg:width="1.653cm" svg:height="2.133cm" svg:x="29.065cm" svg:y="32.874cm" svg:viewBox="0 0 1654 2134" svg:d="M1545 841h-108v-200l-636-641-584 841h-109l-108 1185 1545 108 109-1184zM910 1476v447h-160v-447zM1236 841h-818v-200l434-453z">
            <text:p/>
          </draw:path>
          <draw:path draw:style-name="gr11" draw:text-style-name="P2" draw:layer="layout" svg:width="1.653cm" svg:height="2.133cm" svg:x="29.065cm" svg:y="32.874cm" svg:viewBox="0 0 1654 2134" svg:d="M1545 841h-108v-200l-636-641-584 841h-109l-108 1185 1545 108 109-1184zM910 1476v447h-160v-447zM1236 841h-818v-200l434-453z">
            <text:p/>
          </draw:path>
        </draw:g>
        <draw:polygon draw:style-name="gr3" draw:text-style-name="P3" draw:layer="layout" svg:width="1.161cm" svg:height="1.118cm" svg:x="29.311cm" svg:y="33.847cm" svg:viewBox="0 0 1162 1119" draw:points="0,1119 1162,1119 1162,0 0,0">
          <text:p/>
        </draw:polygon>
        <draw:frame draw:style-name="gr12" draw:text-style-name="P2" draw:layer="layout" svg:width="1.653cm" svg:height="1.299cm" svg:x="29.065cm" svg:y="33.745cm">
          <draw:text-box>
            <text:p text:style-name="P7"><text:span text:style-name="T3">NSG</text:span></text:p>
          </draw:text-box>
        </draw:frame>
        <draw:g>
          <draw:g>
            <draw:polygon draw:style-name="gr5" draw:text-style-name="P5" draw:layer="layout" svg:width="7.62cm" svg:height="11.43cm" svg:x="23.56cm" svg:y="39.745cm" svg:viewBox="0 0 7621 11431" draw:points="0,11431 7621,11431 7621,0 0,0">
              <text:p/>
            </draw:polygon>
            <draw:polygon draw:style-name="gr6" draw:text-style-name="P2" draw:layer="layout" svg:width="7.62cm" svg:height="11.43cm" svg:x="23.56cm" svg:y="39.745cm" svg:viewBox="0 0 7621 11431" draw:points="0,11431 7621,11431 7621,0 0,0">
              <text:p/>
            </draw:polygon>
          </draw:g>
          <draw:frame draw:style-name="gr7" draw:text-style-name="P2" draw:layer="layout" svg:width="7.62cm" svg:height="2.315cm" svg:x="23.56cm" svg:y="38.051cm">
            <draw:text-box>
              <text:p text:style-name="P4"><text:span text:style-name="T2">Web tier</text:span></text:p>
              <text:p text:style-name="P4"><text:span text:style-name="T2">10.1.1.0/24</text:span></text:p>
            </draw:text-box>
          </draw:frame>
        </draw:g>
        <draw:g>
          <draw:polygon draw:style-name="gr31" draw:text-style-name="P2" draw:layer="layout" svg:width="3.636cm" svg:height="10.753cm" svg:x="27.139cm" svg:y="40.083cm" svg:viewBox="0 0 3637 10754" draw:points="0,10754 3637,10754 3637,0 0,0">
            <text:p/>
          </draw:polygon>
          <draw:frame draw:style-name="gr32" draw:text-style-name="P2" draw:layer="layout" svg:width="3.636cm" svg:height="10.753cm" svg:x="27.139cm" svg:y="40.083cm">
            <draw:text-box>
              <text:p text:style-name="P7"><text:span text:style-name="T1">Availability set</text:span></text:p>
            </draw:text-box>
          </draw:frame>
        </draw:g>
        <draw:path draw:style-name="gr3" draw:text-style-name="P3" draw:layer="layout" svg:width="2.452cm" svg:height="2.452cm" svg:x="17.777cm" svg:y="45.191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18.745cm" svg:y="46.139cm" svg:viewBox="0 0 519 519" svg:d="M259 0c-142 0-259 117-259 259 0 143 117 260 259 260 143 0 260-117 260-260 0-142-117-259-260-259z">
          <text:p/>
        </draw:path>
        <draw:path draw:style-name="gr3" draw:text-style-name="P3" draw:layer="layout" svg:width="1.151cm" svg:height="0.804cm" svg:x="28.431cm" svg:y="45.738cm" svg:viewBox="0 0 1152 805" svg:d="M0 805h1152v-805h-1152zM829 570l-216 131v-261l216-130zM593 142l217 132-215 129-219-130zM356 309l216 130v262l-216-131z">
          <text:p/>
        </draw:path>
        <draw:path draw:style-name="gr3" draw:text-style-name="P3" draw:layer="layout" svg:width="3.048cm" svg:height="2.54cm" svg:x="27.433cm" svg:y="45.142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431cm" svg:y="42.881cm" svg:viewBox="0 0 1152 805" svg:d="M0 805h1152v-805h-1152zM829 570l-216 131v-261l216-130zM593 142l217 132-215 129-219-130zM356 309l216 130v262l-216-131z">
          <text:p/>
        </draw:path>
        <draw:path draw:style-name="gr3" draw:text-style-name="P3" draw:layer="layout" svg:width="3.048cm" svg:height="2.54cm" svg:x="27.433cm" svg:y="42.28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431cm" svg:y="48.596cm" svg:viewBox="0 0 1152 805" svg:d="M0 805h1152v-805h-1152zM829 570l-216 131v-261l216-130zM593 142l217 132-215 129-219-130zM356 309l216 130v262l-216-131z">
          <text:p/>
        </draw:path>
        <draw:path draw:style-name="gr3" draw:text-style-name="P3" draw:layer="layout" svg:width="3.048cm" svg:height="2.54cm" svg:x="27.433cm" svg:y="4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0.274cm" svg:y1="46.414cm" svg:x2="27.278cm" svg:y2="43.555cm">
          <text:p/>
        </draw:line>
        <draw:line draw:style-name="gr10" draw:text-style-name="P2" draw:layer="layout" svg:x1="20.274cm" svg:y1="46.412cm" svg:x2="27.276cm" svg:y2="46.412cm">
          <text:p/>
        </draw:line>
        <draw:line draw:style-name="gr10" draw:text-style-name="P2" draw:layer="layout" svg:x1="20.274cm" svg:y1="46.412cm" svg:x2="27.278cm" svg:y2="49.271cm">
          <text:p/>
        </draw:line>
        <draw:g>
          <draw:path draw:style-name="gr3" draw:text-style-name="P3" draw:layer="layout" svg:width="1.653cm" svg:height="2.133cm" svg:x="24.004cm" svg:y="40.152cm" svg:viewBox="0 0 1654 2134" svg:d="M1545 841h-108v-200l-636-641-584 841h-109l-108 1185 1545 108 109-1184zM910 1476v447h-160v-447zM1236 841h-818v-200l434-453z">
            <text:p/>
          </draw:path>
          <draw:path draw:style-name="gr11" draw:text-style-name="P2" draw:layer="layout" svg:width="1.653cm" svg:height="2.133cm" svg:x="24.004cm" svg:y="40.152cm" svg:viewBox="0 0 1654 2134" svg:d="M1545 841h-108v-200l-636-641-584 841h-109l-108 1185 1545 108 109-1184zM910 1476v447h-160v-447zM1236 841h-818v-200l434-453z">
            <text:p/>
          </draw:path>
        </draw:g>
        <draw:polygon draw:style-name="gr3" draw:text-style-name="P3" draw:layer="layout" svg:width="1.161cm" svg:height="1.118cm" svg:x="24.25cm" svg:y="41.124cm" svg:viewBox="0 0 1162 1119" draw:points="0,1119 1162,1119 1162,0 0,0">
          <text:p/>
        </draw:polygon>
        <draw:frame draw:style-name="gr12" draw:text-style-name="P2" draw:layer="layout" svg:width="1.653cm" svg:height="1.299cm" svg:x="24.004cm" svg:y="41.023cm">
          <draw:text-box>
            <text:p text:style-name="P7"><text:span text:style-name="T3">NSG</text:span></text:p>
          </draw:text-box>
        </draw:frame>
        <draw:g>
          <draw:g>
            <draw:polygon draw:style-name="gr5" draw:text-style-name="P5" draw:layer="layout" svg:width="7.62cm" svg:height="11.43cm" svg:x="32.45cm" svg:y="39.745cm" svg:viewBox="0 0 7621 11431" draw:points="0,11431 7621,11431 7621,0 0,0">
              <text:p/>
            </draw:polygon>
            <draw:polygon draw:style-name="gr6" draw:text-style-name="P2" draw:layer="layout" svg:width="7.62cm" svg:height="11.43cm" svg:x="32.45cm" svg:y="39.745cm" svg:viewBox="0 0 7621 11431" draw:points="0,11431 7621,11431 7621,0 0,0">
              <text:p/>
            </draw:polygon>
          </draw:g>
          <draw:frame draw:style-name="gr7" draw:text-style-name="P2" draw:layer="layout" svg:width="7.62cm" svg:height="2.315cm" svg:x="32.45cm" svg:y="38.051cm">
            <draw:text-box>
              <text:p text:style-name="P4"><text:span text:style-name="T2">Business tier</text:span></text:p>
              <text:p text:style-name="P4"><text:span text:style-name="T2">10.1.2.0/24</text:span></text:p>
            </draw:text-box>
          </draw:frame>
        </draw:g>
        <draw:g>
          <draw:polygon draw:style-name="gr31" draw:text-style-name="P2" draw:layer="layout" svg:width="3.636cm" svg:height="10.753cm" svg:x="36.029cm" svg:y="40.083cm" svg:viewBox="0 0 3637 10754" draw:points="0,10754 3637,10754 3637,0 0,0">
            <text:p/>
          </draw:polygon>
          <draw:frame draw:style-name="gr32" draw:text-style-name="P2" draw:layer="layout" svg:width="3.636cm" svg:height="10.753cm" svg:x="36.029cm" svg:y="40.083cm">
            <draw:text-box>
              <text:p text:style-name="P7"><text:span text:style-name="T1">Availability set</text:span></text:p>
            </draw:text-box>
          </draw:frame>
        </draw:g>
        <draw:path draw:style-name="gr3" draw:text-style-name="P3" draw:layer="layout" svg:width="2.452cm" svg:height="2.452cm" svg:x="32.97cm" svg:y="45.191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3.937cm" svg:y="46.139cm" svg:viewBox="0 0 519 519" svg:d="M259 0c-142 0-259 117-259 259 0 143 117 260 259 260 143 0 260-117 260-260 0-142-117-259-260-259z">
          <text:p/>
        </draw:path>
        <draw:path draw:style-name="gr3" draw:text-style-name="P3" draw:layer="layout" svg:width="1.151cm" svg:height="0.804cm" svg:x="37.321cm" svg:y="45.738cm" svg:viewBox="0 0 1152 805" svg:d="M0 805h1152v-805h-1152zM829 570l-216 131v-261l216-130zM593 142l217 132-215 129-219-130zM356 309l216 130v262l-216-131z">
          <text:p/>
        </draw:path>
        <draw:path draw:style-name="gr3" draw:text-style-name="P3" draw:layer="layout" svg:width="3.048cm" svg:height="2.54cm" svg:x="36.323cm" svg:y="45.142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7.321cm" svg:y="42.881cm" svg:viewBox="0 0 1152 805" svg:d="M0 805h1152v-805h-1152zM829 570l-216 131v-261l216-130zM593 142l217 132-215 129-219-130zM356 309l216 130v262l-216-131z">
          <text:p/>
        </draw:path>
        <draw:path draw:style-name="gr3" draw:text-style-name="P3" draw:layer="layout" svg:width="3.048cm" svg:height="2.54cm" svg:x="36.323cm" svg:y="42.28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7.321cm" svg:y="48.596cm" svg:viewBox="0 0 1152 805" svg:d="M0 805h1152v-805h-1152zM829 570l-216 131v-261l216-130zM593 142l217 132-215 129-219-130zM356 309l216 130v262l-216-131z">
          <text:p/>
        </draw:path>
        <draw:path draw:style-name="gr3" draw:text-style-name="P3" draw:layer="layout" svg:width="3.048cm" svg:height="2.54cm" svg:x="36.323cm" svg:y="4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35.466cm" svg:y1="46.414cm" svg:x2="36.167cm" svg:y2="43.555cm">
          <text:p/>
        </draw:line>
        <draw:line draw:style-name="gr10" draw:text-style-name="P2" draw:layer="layout" svg:x1="35.466cm" svg:y1="46.412cm" svg:x2="36.165cm" svg:y2="46.412cm">
          <text:p/>
        </draw:line>
        <draw:line draw:style-name="gr10" draw:text-style-name="P2" draw:layer="layout" svg:x1="35.466cm" svg:y1="46.412cm" svg:x2="36.167cm" svg:y2="49.271cm">
          <text:p/>
        </draw:line>
        <draw:g>
          <draw:path draw:style-name="gr3" draw:text-style-name="P3" draw:layer="layout" svg:width="1.653cm" svg:height="2.133cm" svg:x="32.894cm" svg:y="40.152cm" svg:viewBox="0 0 1654 2134" svg:d="M1545 841h-108v-200l-636-641-584 841h-109l-108 1185 1545 108 109-1184zM910 1476v447h-160v-447zM1236 841h-818v-200l434-453z">
            <text:p/>
          </draw:path>
          <draw:path draw:style-name="gr11" draw:text-style-name="P2" draw:layer="layout" svg:width="1.653cm" svg:height="2.133cm" svg:x="32.894cm" svg:y="40.152cm" svg:viewBox="0 0 1654 2134" svg:d="M1545 841h-108v-200l-636-641-584 841h-109l-108 1185 1545 108 109-1184zM910 1476v447h-160v-447zM1236 841h-818v-200l434-453z">
            <text:p/>
          </draw:path>
        </draw:g>
        <draw:polygon draw:style-name="gr3" draw:text-style-name="P3" draw:layer="layout" svg:width="1.161cm" svg:height="1.118cm" svg:x="33.14cm" svg:y="41.124cm" svg:viewBox="0 0 1162 1119" draw:points="0,1119 1162,1119 1162,0 0,0">
          <text:p/>
        </draw:polygon>
        <draw:frame draw:style-name="gr12" draw:text-style-name="P2" draw:layer="layout" svg:width="1.653cm" svg:height="1.299cm" svg:x="32.894cm" svg:y="41.023cm">
          <draw:text-box>
            <text:p text:style-name="P7"><text:span text:style-name="T3">NSG</text:span></text:p>
          </draw:text-box>
        </draw:frame>
        <draw:line draw:style-name="gr13" draw:text-style-name="P2" draw:layer="layout" svg:x1="31.18cm" svg:y1="46.412cm" svg:x2="32.926cm" svg:y2="46.412cm">
          <text:p/>
        </draw:line>
        <draw:line draw:style-name="gr37" draw:text-style-name="P2" draw:layer="layout" svg:x1="20.955cm" svg:y1="34.398cm" svg:x2="24.168cm" svg:y2="34.398cm">
          <text:p/>
        </draw:line>
        <draw:g>
          <draw:g>
            <draw:polygon draw:style-name="gr14" draw:text-style-name="P6" draw:layer="layout" svg:width="3.81cm" svg:height="1.27cm" svg:x="12.019cm" svg:y="45.777cm" svg:viewBox="0 0 3811 1271" draw:points="0,1271 3811,1271 3811,0 0,0">
              <text:p/>
            </draw:polygon>
            <draw:polygon draw:style-name="gr15" draw:text-style-name="P2" draw:layer="layout" svg:width="3.81cm" svg:height="1.27cm" svg:x="12.019cm" svg:y="45.777cm" svg:viewBox="0 0 3811 1271" draw:points="0,1271 3811,1271 3811,0 0,0">
              <text:p/>
            </draw:polygon>
          </draw:g>
          <draw:frame draw:style-name="gr16" draw:text-style-name="P2" draw:layer="layout" svg:width="3.81cm" svg:height="1.299cm" svg:x="12.019cm" svg:y="45.763cm">
            <draw:text-box>
              <text:p text:style-name="P7"><text:span text:style-name="T1">PIP</text:span></text:p>
            </draw:text-box>
          </draw:frame>
        </draw:g>
        <draw:line draw:style-name="gr13" draw:text-style-name="P2" draw:layer="layout" svg:x1="15.829cm" svg:y1="46.412cm" svg:x2="17.778cm" svg:y2="46.412cm">
          <text:p/>
        </draw:line>
        <draw:g>
          <draw:g>
            <draw:polygon draw:style-name="gr5" draw:text-style-name="P5" draw:layer="layout" svg:width="5.08cm" svg:height="5.08cm" svg:x="31.854cm" svg:y="32.39cm" svg:viewBox="0 0 5081 5081" draw:points="0,5081 5081,5081 5081,0 0,0">
              <text:p/>
            </draw:polygon>
            <draw:polygon draw:style-name="gr6" draw:text-style-name="P2" draw:layer="layout" svg:width="5.08cm" svg:height="5.08cm" svg:x="31.854cm" svg:y="32.39cm" svg:viewBox="0 0 5081 5081" draw:points="0,5081 5081,5081 5081,0 0,0">
              <text:p/>
            </draw:polygon>
          </draw:g>
          <draw:frame draw:style-name="gr8" draw:text-style-name="P2" draw:layer="layout" svg:width="5.08cm" svg:height="2.315cm" svg:x="31.854cm" svg:y="30.744cm">
            <draw:text-box>
              <text:p text:style-name="P4"><text:span text:style-name="T2">Gateway subnet</text:span></text:p>
              <text:p text:style-name="P4"><text:span text:style-name="T2">10.1.255.224/27</text:span></text:p>
            </draw:text-box>
          </draw:frame>
        </draw:g>
        <draw:g>
          <draw:path draw:style-name="gr33" draw:text-style-name="P9" draw:layer="layout" svg:width="2.54cm" svg:height="2.54cm" svg:x="33.124cm" svg:y="33.66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1.623cm" svg:y="32.707cm">
            <draw:text-box>
              <text:p text:style-name="P7"><text:span text:style-name="T8">VPN Gateway</text:span></text:p>
            </draw:text-box>
          </draw:frame>
        </draw:g>
        <draw:g>
          <draw:g>
            <draw:polygon draw:style-name="gr14" draw:text-style-name="P6" draw:layer="layout" svg:width="3.81cm" svg:height="1.27cm" svg:x="17.099cm" svg:y="20.423cm" svg:viewBox="0 0 3811 1271" draw:points="0,1271 3811,1271 3811,0 0,0">
              <text:p/>
            </draw:polygon>
            <draw:polygon draw:style-name="gr15" draw:text-style-name="P2" draw:layer="layout" svg:width="3.81cm" svg:height="1.27cm" svg:x="17.099cm" svg:y="20.423cm" svg:viewBox="0 0 3811 1271" draw:points="0,1271 3811,1271 3811,0 0,0">
              <text:p/>
            </draw:polygon>
          </draw:g>
          <draw:frame draw:style-name="gr16" draw:text-style-name="P2" draw:layer="layout" svg:width="3.81cm" svg:height="1.299cm" svg:x="17.099cm" svg:y="20.409cm">
            <draw:text-box>
              <text:p text:style-name="P7"><text:span text:style-name="T1">PIP</text:span></text:p>
            </draw:text-box>
          </draw:frame>
        </draw:g>
        <draw:g>
          <draw:g>
            <draw:polygon draw:style-name="gr14" draw:text-style-name="P6" draw:layer="layout" svg:width="3.81cm" svg:height="1.27cm" svg:x="17.145cm" svg:y="33.763cm" svg:viewBox="0 0 3811 1271" draw:points="0,1271 3811,1271 3811,0 0,0">
              <text:p/>
            </draw:polygon>
            <draw:polygon draw:style-name="gr15" draw:text-style-name="P2" draw:layer="layout" svg:width="3.81cm" svg:height="1.27cm" svg:x="17.145cm" svg:y="33.763cm" svg:viewBox="0 0 3811 1271" draw:points="0,1271 3811,1271 3811,0 0,0">
              <text:p/>
            </draw:polygon>
          </draw:g>
          <draw:frame draw:style-name="gr16" draw:text-style-name="P2" draw:layer="layout" svg:width="3.81cm" svg:height="1.299cm" svg:x="17.145cm" svg:y="33.749cm">
            <draw:text-box>
              <text:p text:style-name="P7"><text:span text:style-name="T1">PIP</text:span></text:p>
            </draw:text-box>
          </draw:frame>
        </draw:g>
        <draw:line draw:style-name="gr13" draw:text-style-name="P2" draw:layer="layout" svg:x1="14.221cm" svg:y1="28.475cm" svg:x2="18.533cm" svg:y2="33.764cm">
          <text:p/>
        </draw:line>
        <draw:polyline draw:style-name="gr49" draw:text-style-name="P2" draw:layer="layout" svg:width="4.154cm" svg:height="13.34cm" svg:x="35.693cm" svg:y="21.59cm" svg:viewBox="0 0 4155 13341" draw:points="0,0 4155,0 4155,13341 0,13341">
          <text:p/>
        </draw:polyline>
        <draw:g>
          <draw:polygon draw:style-name="gr3" draw:text-style-name="P3" draw:layer="layout" svg:width="3.048cm" svg:height="3.048cm" svg:x="2.54cm" svg:y="26.351cm" svg:viewBox="0 0 3049 3049" draw:points="2199,1774 1973,2000 1973,1345 2666,1345 2416,1571 3049,2164 3049,890 2156,0 893,0 665,228 1383,960 1704,641 1704,1614 723,1614 1030,1295 322,594 0,917 0,2159 892,3049 1999,3049 1148,2218 986,2396 986,1883 1484,1883 1338,2045 2251,2968 2811,2410">
            <text:p/>
          </draw:polygon>
          <draw:frame draw:style-name="gr50" draw:text-style-name="P2" draw:layer="layout" svg:width="7.751cm" svg:height="3.274cm" svg:x="0.189cm" svg:y="29.997cm">
            <draw:text-box>
              <text:p text:style-name="P7"><text:span text:style-name="T1">Traffic</text:span></text:p>
              <text:p text:style-name="P7"><text:span text:style-name="T1">Manager</text:span></text:p>
            </draw:text-box>
          </draw:frame>
        </draw:g>
        <draw:line draw:style-name="gr13" draw:text-style-name="P2" draw:layer="layout" svg:x1="4.817cm" svg:y1="29.292cm" svg:x2="13.587cm" svg:y2="45.779cm">
          <text:p/>
        </draw:line>
        <draw:line draw:style-name="gr13" draw:text-style-name="P2" draw:layer="layout" svg:x1="4.892cm" svg:y1="26.548cm" svg:x2="13.528cm" svg:y2="12.7cm">
          <text:p/>
        </draw:line>
        <draw:g>
          <draw:g>
            <draw:polygon draw:style-name="gr5" draw:text-style-name="P5" draw:layer="layout" svg:width="14.059cm" svg:height="18.733cm" svg:x="41.345cm" svg:y="5.398cm" svg:viewBox="0 0 14060 18734" draw:points="0,18734 14060,18734 14060,0 0,0">
              <text:p/>
            </draw:polygon>
            <draw:polygon draw:style-name="gr6" draw:text-style-name="P2" draw:layer="layout" svg:width="14.059cm" svg:height="18.733cm" svg:x="41.345cm" svg:y="5.398cm" svg:viewBox="0 0 14060 18734" draw:points="0,18734 14060,18734 14060,0 0,0">
              <text:p/>
            </draw:polygon>
          </draw:g>
          <draw:frame draw:style-name="gr45" draw:text-style-name="P2" draw:layer="layout" svg:width="14.059cm" svg:height="2.315cm" svg:x="41.345cm" svg:y="3.694cm">
            <draw:text-box>
              <text:p text:style-name="P4"><text:span text:style-name="T2">Cassandra cluster</text:span></text:p>
              <text:p text:style-name="P4"><text:span text:style-name="T2">10.0.3.0/24</text:span></text:p>
            </draw:text-box>
          </draw:frame>
        </draw:g>
        <draw:g>
          <draw:polygon draw:style-name="gr31" draw:text-style-name="P2" draw:layer="layout" svg:width="12.7cm" svg:height="14.818cm" svg:x="42.069cm" svg:y="8.518cm" svg:viewBox="0 0 12701 14819" draw:points="0,14819 12701,14819 12701,0 0,0">
            <text:p/>
          </draw:polygon>
          <draw:frame draw:style-name="gr46" draw:text-style-name="P2" draw:layer="layout" svg:width="12.7cm" svg:height="14.818cm" svg:x="42.069cm" svg:y="8.518cm">
            <draw:text-box>
              <text:p text:style-name="P7"><text:span text:style-name="T1">Availability set</text:span></text:p>
            </draw:text-box>
          </draw:frame>
        </draw:g>
        <draw:g>
          <draw:path draw:style-name="gr3" draw:text-style-name="P3" draw:layer="layout" svg:width="1.653cm" svg:height="2.133cm" svg:x="41.789cm" svg:y="5.805cm" svg:viewBox="0 0 1654 2134" svg:d="M1545 841h-108v-200l-636-641-584 841h-109l-108 1185 1545 108 109-1184zM910 1476v447h-160v-447zM1236 841h-818v-200l434-453z">
            <text:p/>
          </draw:path>
          <draw:path draw:style-name="gr11" draw:text-style-name="P2" draw:layer="layout" svg:width="1.653cm" svg:height="2.133cm" svg:x="41.789cm" svg:y="5.805cm" svg:viewBox="0 0 1654 2134" svg:d="M1545 841h-108v-200l-636-641-584 841h-109l-108 1185 1545 108 109-1184zM910 1476v447h-160v-447zM1236 841h-818v-200l434-453z">
            <text:p/>
          </draw:path>
        </draw:g>
        <draw:polygon draw:style-name="gr3" draw:text-style-name="P3" draw:layer="layout" svg:width="1.161cm" svg:height="1.118cm" svg:x="42.035cm" svg:y="6.777cm" svg:viewBox="0 0 1162 1119" draw:points="0,1119 1162,1119 1162,0 0,0">
          <text:p/>
        </draw:polygon>
        <draw:frame draw:style-name="gr12" draw:text-style-name="P2" draw:layer="layout" svg:width="1.653cm" svg:height="1.299cm" svg:x="41.789cm" svg:y="6.675cm">
          <draw:text-box>
            <text:p text:style-name="P7"><text:span text:style-name="T3">NSG</text:span></text:p>
          </draw:text-box>
        </draw:frame>
        <draw:path draw:style-name="gr3" draw:text-style-name="P3" draw:layer="layout" svg:width="1.151cm" svg:height="0.804cm" svg:x="43.716cm" svg:y="15.36cm" svg:viewBox="0 0 1152 805" svg:d="M0 805h1152v-805h-1152zM829 570l-216 131v-261l216-130zM593 142l217 132-215 129-219-130zM356 309l216 130v262l-216-131z">
          <text:p/>
        </draw:path>
        <draw:path draw:style-name="gr3" draw:text-style-name="P3" draw:layer="layout" svg:width="3.048cm" svg:height="2.54cm" svg:x="42.718cm" svg:y="14.764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988cm" svg:y="11.496cm" svg:viewBox="0 0 1152 805" svg:d="M0 805h1152v-805h-1152zM829 570l-216 131v-261l216-130zM593 142l217 132-215 129-219-130zM356 309l216 130v262l-216-131z">
          <text:p/>
        </draw:path>
        <draw:path draw:style-name="gr3" draw:text-style-name="P3" draw:layer="layout" svg:width="3.048cm" svg:height="2.54cm" svg:x="44.99cm" svg:y="10.9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9.798cm" svg:y="11.496cm" svg:viewBox="0 0 1152 805" svg:d="M0 805h1152v-805h-1152zM829 570l-216 131v-261l216-130zM593 142l217 132-215 129-219-130zM356 309l216 130v262l-216-131z">
          <text:p/>
        </draw:path>
        <draw:path draw:style-name="gr3" draw:text-style-name="P3" draw:layer="layout" svg:width="3.048cm" svg:height="2.54cm" svg:x="48.8cm" svg:y="10.9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943cm" svg:y="19.646cm" svg:viewBox="0 0 1152 805" svg:d="M0 805h1152v-805h-1152zM829 570l-216 131v-261l216-130zM593 142l217 132-215 129-219-130zM356 309l216 130v262l-216-131z">
          <text:p/>
        </draw:path>
        <draw:path draw:style-name="gr3" draw:text-style-name="P3" draw:layer="layout" svg:width="3.048cm" svg:height="2.54cm" svg:x="44.945cm" svg:y="19.0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9.753cm" svg:y="19.646cm" svg:viewBox="0 0 1152 805" svg:d="M0 805h1152v-805h-1152zM829 570l-216 131v-261l216-130zM593 142l217 132-215 129-219-130zM356 309l216 130v262l-216-131z">
          <text:p/>
        </draw:path>
        <draw:path draw:style-name="gr3" draw:text-style-name="P3" draw:layer="layout" svg:width="3.048cm" svg:height="2.54cm" svg:x="48.755cm" svg:y="19.0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2.338cm" svg:y="15.519cm" svg:viewBox="0 0 1152 805" svg:d="M0 805h1152v-805h-1152zM829 570l-216 131v-261l216-130zM593 142l217 132-215 129-219-130zM356 309l216 130v262l-216-131z">
          <text:p/>
        </draw:path>
        <draw:path draw:style-name="gr3" draw:text-style-name="P3" draw:layer="layout" svg:width="3.048cm" svg:height="2.54cm" svg:x="51.34cm" svg:y="14.92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47" draw:text-style-name="P2" draw:layer="layout" svg:width="9.207cm" svg:height="8.17cm" svg:x="43.835cm" svg:y="12.15cm" svg:viewBox="0 0 9208 8171" svg:d="M9208 4086v-1c0 718-213 1422-617 2043s-985 1137-1685 1496c-700 358-1494 547-2302 547s-1602-189-2302-547c-700-359-1281-875-1685-1496s-617-1325-617-2043c0-717 213-1421 617-2042s985-1137 1685-1496c700-358 1493-547 2301-547h1c808 0 1602 189 2302 547 700 359 1281 875 1685 1496s617 1325 617 2042z">
          <text:p/>
        </draw:path>
        <draw:line draw:style-name="gr13" draw:text-style-name="P2" draw:layer="layout" svg:x1="40.07cm" svg:y1="11.113cm" svg:x2="41.345cm" svg:y2="11.113cm">
          <text:p/>
        </draw:line>
        <draw:g>
          <draw:g>
            <draw:polygon draw:style-name="gr5" draw:text-style-name="P5" draw:layer="layout" svg:width="14.059cm" svg:height="18.733cm" svg:x="41.28cm" svg:y="32.385cm" svg:viewBox="0 0 14060 18734" draw:points="0,18734 14060,18734 14060,0 0,0">
              <text:p/>
            </draw:polygon>
            <draw:polygon draw:style-name="gr6" draw:text-style-name="P2" draw:layer="layout" svg:width="14.059cm" svg:height="18.733cm" svg:x="41.28cm" svg:y="32.385cm" svg:viewBox="0 0 14060 18734" draw:points="0,18734 14060,18734 14060,0 0,0">
              <text:p/>
            </draw:polygon>
          </draw:g>
          <draw:frame draw:style-name="gr45" draw:text-style-name="P2" draw:layer="layout" svg:width="14.059cm" svg:height="2.315cm" svg:x="41.28cm" svg:y="30.682cm">
            <draw:text-box>
              <text:p text:style-name="P4"><text:span text:style-name="T2">Cassandra cluster</text:span></text:p>
              <text:p text:style-name="P4"><text:span text:style-name="T2">10.1.3.0/24</text:span></text:p>
            </draw:text-box>
          </draw:frame>
        </draw:g>
        <draw:g>
          <draw:polygon draw:style-name="gr31" draw:text-style-name="P2" draw:layer="layout" svg:width="12.7cm" svg:height="14.818cm" svg:x="42.004cm" svg:y="35.506cm" svg:viewBox="0 0 12701 14819" draw:points="0,14819 12701,14819 12701,0 0,0">
            <text:p/>
          </draw:polygon>
          <draw:frame draw:style-name="gr46" draw:text-style-name="P2" draw:layer="layout" svg:width="12.7cm" svg:height="14.818cm" svg:x="42.004cm" svg:y="35.506cm">
            <draw:text-box>
              <text:p text:style-name="P7"><text:span text:style-name="T1">Availability set</text:span></text:p>
            </draw:text-box>
          </draw:frame>
        </draw:g>
        <draw:g>
          <draw:path draw:style-name="gr3" draw:text-style-name="P3" draw:layer="layout" svg:width="1.653cm" svg:height="2.133cm" svg:x="41.724cm" svg:y="32.792cm" svg:viewBox="0 0 1654 2134" svg:d="M1545 841h-108v-200l-1437 1493 1436-1917v-1h-1v-1h-1v-1h-1l-1-1-1-1h-1v-1h-1v-1h-1v-1h-1l-1-1h-1v-1h-1v-1h-1v-1h-1l-1-1-1-1h-1v-1h-1v-1h-1v-1h-1l-1-1h-1v-1h-1v-1h-1v-1h-1-1v-1h-1v-1h-1v-1h-1l-1-1h-1v-1h-1v-1h-1v-1h-1l-1-1-1-1h-1v-1h-1v-1h-1v-1h-1l-1-1h-1v-1h-1v-1h-1v-1h-1l-1-1-1-1h-1v-1h-1v-1h-1v-1h-1l-1-1h-1v-1h-1v-1h-1v-1h-1l-1-1h-1v-1h-1v-1h-1v-1h-1l-1-1-1-1h-1v-1h-1v-1h-1v-1h-1l-1-1h-1v-1h-1v-1h-1l-1-1h-1v-1h-1v-1h-1v-1h-1l-1-1-1-1h-1v-1h-1v-1h-1l-1-1-1-1h-1v-1h-1v-1h-1v-1h-1l-1-1h-1v-1h-1v-1h-1v-1h-1l-1-1-1-1h-1v-1h-1v-1h-1v-1h-1l-1-1h-1v-1h-1v-1h-1v-1h-1l-1-1-1-1h-1v-1h-1v-1h-1l-1-1-1-1h-1v-1h-1l-1-1-1-1h-1v-1h-1v-1h-1v-1h-1l-1-1h-1v-1h-1v-1h-1v-1h-1l-1-1-1-1h-1v-1h-1v-1h-1v-1h-1l-1-1h-1v-1h-1v-1h-1v-1h-1l-1-1h-1v-1h-1v-1h-1v-1h-1l-1-1-1-1h-1v-1h-1v-1h-1v-1h-1l-1-1h-1v-1h-1v-1h-1v-1h-1l-1-1-1-1h-1v-1h-1l-1-1-1-1h-1v-1h-1v-1h-1v-1h-1l-1-1h-1v-1h-1v-1h-1v-1h-1l-1-1h-1v-1h-1v-1h-1v-1h-1l-1-1-1-1h-1v-1h-1v-1h-1v-1h-1l-1-1h-1v-1h-1v-1h-1v-1h-1l-1-1-1-1h-1v-1h-1v-1h-1v-1h-1l-1-1h-1v-1h-1v-1h-1v-1h-1l-1-1h-1v-1h-2v-1h-1v-1h-1-1v-1h-1v-1h-1v-1h-1l-1-1-1-1h-1v-1h-1v-1h-1v-1h-1l-1-1h-1v-1h-1v-1h-1v-1h-1l-1-1-1-1h-1v-1h-1v-1h-1l-1-1-1-1h-1v-1h-1v-1h-1v-1h-1l-1-1h-1v-1h-1v-1h-1v-1h-1l-1-1-1-1h-1v-1h-1v-1h-1v-1h-1l-1-1h-1v-1h-1v-1h-1v-1h-1l-1-1-1-1h-1v-1h-1l-1-1h-1v-1h-1v-1h-1v-1h-1l-1-1-1-1h-1v-1h-1v-1h-1v-1h-1l-1-1h-1v-1h-1v-1h-1v-1h-1l-1-1-1-1h-1v-1h-1v-1h-1v-1h-1l-1-1h-1v-1h-1-315-51l-801 2134 480-2134-1 1-1 1h-1v1h-1v1h-1v1h-1l-1 1h-1v1h-1v1h-1l-1 1-1 1h-1v1h-1v1h-1l-1 1-1 1h-1v1h-1v1h-1l-1 1h-1v1h-1v1h-1v1h-1v1h-1l-1 1-1 1h-1v1h-1v1h-1l-1 1h-1v1h-1v1h-1v1h-1l-1 1h-1v1h-1v1h-1v1h-1l-1 1h-1v1h-1v1h-1v1h-1l-1 1h-1v1h-1v1h-1v1h-1v1h-1l-1 1h-1v1h-1v1h-1v1h-1l-1 1h-1v1h-1v1h-1l-1 1-1 1h-1v1h-1v1h-2l-1 1-1 1h-1v1h-1v1h-1l-1 1h-1v1l-1 1h-1v1h-1v1h-1l-1 1h-1v1h-1v1h-1v1h-1l-1 1h-1v1h-1v1h-1v1h-1l-1 1h-1v1h-1v1h-1v1h-1l-1 1h-1v1h-1v1h-1v1h-1l-1 1-1 1h-1v1h-1v1h-1v1h-1l-1 1h-1v1h-1v1h-1v1h-1l-1 1h-1v1h-1v1h-1l-1 1-1 1h-1v1h-1v1h-1l-1 1h-1v1h-1v1h-1v1h-1v1h-1l-1 1-1 1h-1v1h-1v1h-1l-1 1h-1v1h-1v1h-1v1h-1l-1 1h-1v1h-1v1h-1v1h-1l-1 1h-1v1h-1v1h-1v1h-1l-1 1h-1v1h-1v1h-1v1h-1v1h-1l-1 1h-1v1h-1v1h-1v1h-1l-1 1h-1v1h-1v1h-1l-1 1-1 1h-1v1h-1v1h-1l-1 1-1 1h-1v1h-1v1h-1l-1 1h-1v1l-1 1h-1v1h-1v1h-1l-1 1-1 1h-1v1h-1v1h-1l-1 1h-1v1h-1v1h-1v1h-1l-1 1h-1v1h-1v1h-1v1h-1l-1 1h-1v1h-1v1h-1v1h-1v1h-1l-1 1h-1v1h-1v1h-1v1h-1l-1 1h-1v1h-1v1h-1v1h-1l-1 1h-1v1h-1v1h-1l-1 1-1 1h-1v1h-1v1h-1l-1 1-1 1h-1v1h-1v1h-1v1h-1l-1 1-1 1h-1v1h-1v1h-1l-1 1-1 1h-1v1h-1v1h-1l-1 1h-1v1h-1v1h-1v1h-1l-1 1h-1v1h-1v1h-1v1h-1l-1 1h-1v1h-1v1h-1v1h-1v1h-1l-1 1h-1v1h-1v1h-1v1h-1l-1 1h-1v1h-1v1h-1v1h-1l-1 1h-1v1h-1v1h-1l-1 1-1 1v430 200h-109l-108 1293 62-1293v1h-1v1h-1v1h-1v1h-1v1h-1v1h-1v1h-1v1h-1v1h-1v1h-1v1h-1v1h-1v1h-1v1h-1v1h-1v1h-1v1h-1v1h-1v1h-1v1h-1v1h-1v1h-1v1h-1v1h-1v1h-1v1h-1v1h-1v1h-1v1h-1v1h-1v1h-1v1h-1v1h-1v1h-1v1h-1v1h-1v1h-1v1h-1v1h-1v1h-1v1h-1v1h-1v1h-1v1h-1v1h-1v1h-1v1h-1v1h-1v1h-1v1h-1v1h-1v1h-1v1h-1v1h-1v1h-1v1h-1v1h-1v1h-1v1h-1v1h-1v1h-1v1h-1v1 46 1076 108-63 1h1v1h1v1h1v1h1v1h1v1h1v1h1v1h1v1h1v1h1v1h1v1h1v1h1v1h1v1h1v1h1v1h1v1h1v1h1v1h1v1h1v1h1v1h1v1h1v1h1v1h1v1h1v1h1v1h1v1h1v1h1v1h1v1h1v1h1v1h1v1h1v1h1v1h1v1h1v1h1v1h1v1h1v1h1v1h1v1h1v1h1v1h1v1h1v1h1v1h1v1h1v1h1v1h1v1h1v1h1v1h1v1h1v1h1v1h1v1h1v1h1v1h1v1h46 1437-1545 1591 1v-1h1v-1h1v-1h1v-1h1v-1h1v-1h1v-1h1v-1h1v-1h1v-1h1v-1h1v-1h1v-1h1v-1h1v-1h1v-1h1v-1h1v-1h1v-1h1v-1h1v-1h1v-1h1v-1h1v-1h1v-1h1v-1h1v-1h1v-1h1v-1h1v-1h1v-1h1v-1h1v-1h1v-1h1v-1h1v-1h1v-1h1v-1h1v-1h1v-1h1v-1h1v-1h1v-1h1v-1h1v-1h1v-1h1v-1h1v-1h1v-1h1v-1h1v-1h1v-1h1v-1h1v-1h1v-1h1v-1h1v-1h1v-1h1v-1h1v-1h1v-1h1v-1h1v-1-45-1076l-1654 1184 1654-1230v-1h-1l-1-1v-1h-1v-1h-1l-1-1-1-1v-1h-1v-1h-1l-1-1v-1h-1v-1h-1l-1-1-1-1v-1h-1v-1h-1l-1-1v-1h-1v-1h-1v-1h-1l-1-1v-1h-1v-1h-1l-1-1-1-1v-1h-1v-1h-1l-1-1v-1h-1v-1h-1l-1-1-1-1v-1h-1v-1h-1l-1-1v-1h-1v-1h-1l-1-1-1-1v-1h-1v-1h-1l-1-1v-1h-1v-1h-1l-1-1-1-1v-1h-1v-1h-1l-1-1v-1h-1v-1h-1v-1h-1l-1-1v-1h-1v-1h-1l-1-1-1-1v-1h-1v-1h-1l-1-1v-1h-1v-1h-1l-1-1-1-1zM910 1476v447h-160v-447l-750 658 687-687h-1v-1l-1-1v-1h-1v-1h-1v-1-1h-1v-1h-1v-1h-1v-1-1h-1v-1h-1v-1l-1-1v-1h-1v-1h-1v-1-1h-1v-1h-1v-1h-1v-1-1h-1v-1h-1v-1h-1v-1-1h-1v-1h-1v-1-1h-1v-1h-1v-1h-1v-1-1h-1v-1h-1v-1h-1v-1-1h-1v-1h-1v-1-1h-1v-1h-1v-1h-1v-1-1h-1v-1h-1v-1h-1v-1-1h-1v-1h-1v-1-1h-1v-1h-1v-1h-1v-1-1h-1v-1h-1v-1h-1v-1-1h-1v-1h-1v-1-1h-1v-1h-1v-1-74l-641 824 641-927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 103l-830 1013 933-1013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 103l-1018 824 1013-755h-1v1h-1v1 1h-1v1h-1v1 1h-1v1l-1 1v1h-1v1 1h-1v1h-1v1 1h-1v1h-1v1 1h-1v1l-1 1v1h-1v1 1h-1v1h-1v1 1h-1v1h-1v1 1h-1v1l-1 1v1h-1v1 1h-1v1h-1v1 1h-1v1h-1v1 1h-1v1l-1 1v1h-1v1 1h-1v1h-1v1 1h-1v1h-1v1 1h-1v1h-1v1 1h-1v1 1h-1v1h-1v1 1h-1v1h-1v1 1h-1v1zM1236 841h-818v-200l-418 1493 418-1763v-1h1v-1h1v-1h1v-1l1-1v-1h1v-1h1v-1h1v-1l1-1v-1h1v-1h1v-1l1-1 1-1v-1h1v-1h1v-1l1-1v-1h1v-1h1v-1h1v-1-1h1v-1h1v-1h1v-1l1-1v-1h1v-1h1v-1h1v-1-1h1v-1h1v-1h1v-1l1-1v-1h1v-1h1v-1h1v-1l1-1v-1h1v-1h1v-1l1-1 1-1v-1h1v-1h1v-1l1-1v-1h1v-1h1v-1h1v-1l1-1v-1h1v-1h1v-1l1-1v-1h1v-1h1v-1h1v-1-1h1v-1h1v-1h1v-1h1v-1-1h1v-1h1v-1h1v-1l1-1v-1h1v-1h1v-1l1-1v-1h1v-1h1v-1h1v-1l1-1v-1h1v-1h1v-1l1-1 1-1v-1h1v-1h1v-1l1-1v-1h1v-1h1v-1h1v-1-1h1v-1h1v-1h1v-1h1v-1-1h1v-1h1v-1h1v-1-1h1v-1h1v-1h1v-1l1-1v-1h1v-1h1v-1h1v-1l1-1v-1h1v-1h1v-1l1-1 1-1v-1h1v-1h1v-1l1-1v-1h1v-1h1v-1h1v-1l1-1v-1h1v-1h1v-1h1v-1-1h1v-1h1v-1h1v-1-1h1v-1h1v-1h1v-1h1v-1-1h1v-1h1v-1h1v-1l1-1v-1h1v-1h1v-1l1-1 1-1v-1h1v-1h1v-1l1-1v-1h1v-1h1v-1h1v-1l1-1v-1h1v-1h1v-1l1-1v-1h1v-1h1v-1h1v-1-1h1v-1h1v-1h1v-1h1v-1-1h1v-1h1v-1h1v-1l1-1v-1h1v-1h1v-1l1-1h240 51l-852 1946 1099-1946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l1 1v1h1v1h1v1l1 1v1h1v1h1v1l1 1v1h1v1h1v1l1 1v1h1v1h1v1l1 1v1h1v1h1v1l1 1v1h1v1h1v1l1 1v1h1v1h1v1l1 1v1h1v1h1v1l1 1v1h1v1h1v1h1v1 1h1v1h1v1l1 1v1h1v1h1v1h1v1 1h1v1h1v1l1 1v1h1v1h1v1h1v1 1h1v1l1 270z">
            <text:p/>
          </draw:path>
          <draw:path draw:style-name="gr11" draw:text-style-name="P2" draw:layer="layout" svg:width="1.653cm" svg:height="2.133cm" svg:x="41.724cm" svg:y="32.792cm" svg:viewBox="0 0 1654 2134" svg:d="M1545 841h-108v-200l-1437 1493 1436-1917v-1h-1v-1h-1v-1h-1l-1-1-1-1h-1v-1h-1v-1h-1v-1h-1l-1-1h-1v-1h-1v-1h-1v-1h-1l-1-1-1-1h-1v-1h-1v-1h-1v-1h-1l-1-1h-1v-1h-1v-1h-1v-1h-1-1v-1h-1v-1h-1v-1h-1l-1-1h-1v-1h-1v-1h-1v-1h-1l-1-1-1-1h-1v-1h-1v-1h-1v-1h-1l-1-1h-1v-1h-1v-1h-1v-1h-1l-1-1-1-1h-1v-1h-1v-1h-1v-1h-1l-1-1h-1v-1h-1v-1h-1v-1h-1l-1-1h-1v-1h-1v-1h-1v-1h-1l-1-1-1-1h-1v-1h-1v-1h-1v-1h-1l-1-1h-1v-1h-1v-1h-1l-1-1h-1v-1h-1v-1h-1v-1h-1l-1-1-1-1h-1v-1h-1v-1h-1l-1-1-1-1h-1v-1h-1v-1h-1v-1h-1l-1-1h-1v-1h-1v-1h-1v-1h-1l-1-1-1-1h-1v-1h-1v-1h-1v-1h-1l-1-1h-1v-1h-1v-1h-1v-1h-1l-1-1-1-1h-1v-1h-1v-1h-1l-1-1-1-1h-1v-1h-1l-1-1-1-1h-1v-1h-1v-1h-1v-1h-1l-1-1h-1v-1h-1v-1h-1v-1h-1l-1-1-1-1h-1v-1h-1v-1h-1v-1h-1l-1-1h-1v-1h-1v-1h-1v-1h-1l-1-1h-1v-1h-1v-1h-1v-1h-1l-1-1-1-1h-1v-1h-1v-1h-1v-1h-1l-1-1h-1v-1h-1v-1h-1v-1h-1l-1-1-1-1h-1v-1h-1l-1-1-1-1h-1v-1h-1v-1h-1v-1h-1l-1-1h-1v-1h-1v-1h-1v-1h-1l-1-1h-1v-1h-1v-1h-1v-1h-1l-1-1-1-1h-1v-1h-1v-1h-1v-1h-1l-1-1h-1v-1h-1v-1h-1v-1h-1l-1-1-1-1h-1v-1h-1v-1h-1v-1h-1l-1-1h-1v-1h-1v-1h-1v-1h-1l-1-1h-1v-1h-2v-1h-1v-1h-1-1v-1h-1v-1h-1v-1h-1l-1-1-1-1h-1v-1h-1v-1h-1v-1h-1l-1-1h-1v-1h-1v-1h-1v-1h-1l-1-1-1-1h-1v-1h-1v-1h-1l-1-1-1-1h-1v-1h-1v-1h-1v-1h-1l-1-1h-1v-1h-1v-1h-1v-1h-1l-1-1-1-1h-1v-1h-1v-1h-1v-1h-1l-1-1h-1v-1h-1v-1h-1v-1h-1l-1-1-1-1h-1v-1h-1l-1-1h-1v-1h-1v-1h-1v-1h-1l-1-1-1-1h-1v-1h-1v-1h-1v-1h-1l-1-1h-1v-1h-1v-1h-1v-1h-1l-1-1-1-1h-1v-1h-1v-1h-1v-1h-1l-1-1h-1v-1h-1-315-51l-801 2134 480-2134-1 1-1 1h-1v1h-1v1h-1v1h-1l-1 1h-1v1h-1v1h-1l-1 1-1 1h-1v1h-1v1h-1l-1 1-1 1h-1v1h-1v1h-1l-1 1h-1v1h-1v1h-1v1h-1v1h-1l-1 1-1 1h-1v1h-1v1h-1l-1 1h-1v1h-1v1h-1v1h-1l-1 1h-1v1h-1v1h-1v1h-1l-1 1h-1v1h-1v1h-1v1h-1l-1 1h-1v1h-1v1h-1v1h-1v1h-1l-1 1h-1v1h-1v1h-1v1h-1l-1 1h-1v1h-1v1h-1l-1 1-1 1h-1v1h-1v1h-2l-1 1-1 1h-1v1h-1v1h-1l-1 1h-1v1l-1 1h-1v1h-1v1h-1l-1 1h-1v1h-1v1h-1v1h-1l-1 1h-1v1h-1v1h-1v1h-1l-1 1h-1v1h-1v1h-1v1h-1l-1 1h-1v1h-1v1h-1v1h-1l-1 1-1 1h-1v1h-1v1h-1v1h-1l-1 1h-1v1h-1v1h-1v1h-1l-1 1h-1v1h-1v1h-1l-1 1-1 1h-1v1h-1v1h-1l-1 1h-1v1h-1v1h-1v1h-1v1h-1l-1 1-1 1h-1v1h-1v1h-1l-1 1h-1v1h-1v1h-1v1h-1l-1 1h-1v1h-1v1h-1v1h-1l-1 1h-1v1h-1v1h-1v1h-1l-1 1h-1v1h-1v1h-1v1h-1v1h-1l-1 1h-1v1h-1v1h-1v1h-1l-1 1h-1v1h-1v1h-1l-1 1-1 1h-1v1h-1v1h-1l-1 1-1 1h-1v1h-1v1h-1l-1 1h-1v1l-1 1h-1v1h-1v1h-1l-1 1-1 1h-1v1h-1v1h-1l-1 1h-1v1h-1v1h-1v1h-1l-1 1h-1v1h-1v1h-1v1h-1l-1 1h-1v1h-1v1h-1v1h-1v1h-1l-1 1h-1v1h-1v1h-1v1h-1l-1 1h-1v1h-1v1h-1v1h-1l-1 1h-1v1h-1v1h-1l-1 1-1 1h-1v1h-1v1h-1l-1 1-1 1h-1v1h-1v1h-1v1h-1l-1 1-1 1h-1v1h-1v1h-1l-1 1-1 1h-1v1h-1v1h-1l-1 1h-1v1h-1v1h-1v1h-1l-1 1h-1v1h-1v1h-1v1h-1l-1 1h-1v1h-1v1h-1v1h-1v1h-1l-1 1h-1v1h-1v1h-1v1h-1l-1 1h-1v1h-1v1h-1v1h-1l-1 1h-1v1h-1v1h-1l-1 1-1 1v430 200h-109l-108 1293 62-1293v1h-1v1h-1v1h-1v1h-1v1h-1v1h-1v1h-1v1h-1v1h-1v1h-1v1h-1v1h-1v1h-1v1h-1v1h-1v1h-1v1h-1v1h-1v1h-1v1h-1v1h-1v1h-1v1h-1v1h-1v1h-1v1h-1v1h-1v1h-1v1h-1v1h-1v1h-1v1h-1v1h-1v1h-1v1h-1v1h-1v1h-1v1h-1v1h-1v1h-1v1h-1v1h-1v1h-1v1h-1v1h-1v1h-1v1h-1v1h-1v1h-1v1h-1v1h-1v1h-1v1h-1v1h-1v1h-1v1h-1v1h-1v1h-1v1h-1v1h-1v1h-1v1h-1v1 46 1076 108-63 1h1v1h1v1h1v1h1v1h1v1h1v1h1v1h1v1h1v1h1v1h1v1h1v1h1v1h1v1h1v1h1v1h1v1h1v1h1v1h1v1h1v1h1v1h1v1h1v1h1v1h1v1h1v1h1v1h1v1h1v1h1v1h1v1h1v1h1v1h1v1h1v1h1v1h1v1h1v1h1v1h1v1h1v1h1v1h1v1h1v1h1v1h1v1h1v1h1v1h1v1h1v1h1v1h1v1h1v1h1v1h1v1h1v1h1v1h1v1h1v1h1v1h1v1h46 1437-1545 1591 1v-1h1v-1h1v-1h1v-1h1v-1h1v-1h1v-1h1v-1h1v-1h1v-1h1v-1h1v-1h1v-1h1v-1h1v-1h1v-1h1v-1h1v-1h1v-1h1v-1h1v-1h1v-1h1v-1h1v-1h1v-1h1v-1h1v-1h1v-1h1v-1h1v-1h1v-1h1v-1h1v-1h1v-1h1v-1h1v-1h1v-1h1v-1h1v-1h1v-1h1v-1h1v-1h1v-1h1v-1h1v-1h1v-1h1v-1h1v-1h1v-1h1v-1h1v-1h1v-1h1v-1h1v-1h1v-1h1v-1h1v-1h1v-1h1v-1h1v-1h1v-1h1v-1h1v-1-45-1076l-1654 1184 1654-1230v-1h-1l-1-1v-1h-1v-1h-1l-1-1-1-1v-1h-1v-1h-1l-1-1v-1h-1v-1h-1l-1-1-1-1v-1h-1v-1h-1l-1-1v-1h-1v-1h-1v-1h-1l-1-1v-1h-1v-1h-1l-1-1-1-1v-1h-1v-1h-1l-1-1v-1h-1v-1h-1l-1-1-1-1v-1h-1v-1h-1l-1-1v-1h-1v-1h-1l-1-1-1-1v-1h-1v-1h-1l-1-1v-1h-1v-1h-1l-1-1-1-1v-1h-1v-1h-1l-1-1v-1h-1v-1h-1v-1h-1l-1-1v-1h-1v-1h-1l-1-1-1-1v-1h-1v-1h-1l-1-1v-1h-1v-1h-1l-1-1-1-1zM910 1476v447h-160v-447l-750 658 687-687h-1v-1l-1-1v-1h-1v-1h-1v-1-1h-1v-1h-1v-1h-1v-1-1h-1v-1h-1v-1l-1-1v-1h-1v-1h-1v-1-1h-1v-1h-1v-1h-1v-1-1h-1v-1h-1v-1h-1v-1-1h-1v-1h-1v-1-1h-1v-1h-1v-1h-1v-1-1h-1v-1h-1v-1h-1v-1-1h-1v-1h-1v-1-1h-1v-1h-1v-1h-1v-1-1h-1v-1h-1v-1h-1v-1-1h-1v-1h-1v-1-1h-1v-1h-1v-1h-1v-1-1h-1v-1h-1v-1h-1v-1-1h-1v-1h-1v-1-1h-1v-1h-1v-1-74l-641 824 641-927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 103l-830 1013 933-1013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h1v1 103l-1018 824 1013-755h-1v1h-1v1 1h-1v1h-1v1 1h-1v1l-1 1v1h-1v1 1h-1v1h-1v1 1h-1v1h-1v1 1h-1v1l-1 1v1h-1v1 1h-1v1h-1v1 1h-1v1h-1v1 1h-1v1l-1 1v1h-1v1 1h-1v1h-1v1 1h-1v1h-1v1 1h-1v1l-1 1v1h-1v1 1h-1v1h-1v1 1h-1v1h-1v1 1h-1v1h-1v1 1h-1v1 1h-1v1h-1v1 1h-1v1h-1v1 1h-1v1zM1236 841h-818v-200l-418 1493 418-1763v-1h1v-1h1v-1h1v-1l1-1v-1h1v-1h1v-1h1v-1l1-1v-1h1v-1h1v-1l1-1 1-1v-1h1v-1h1v-1l1-1v-1h1v-1h1v-1h1v-1-1h1v-1h1v-1h1v-1l1-1v-1h1v-1h1v-1h1v-1-1h1v-1h1v-1h1v-1l1-1v-1h1v-1h1v-1h1v-1l1-1v-1h1v-1h1v-1l1-1 1-1v-1h1v-1h1v-1l1-1v-1h1v-1h1v-1h1v-1l1-1v-1h1v-1h1v-1l1-1v-1h1v-1h1v-1h1v-1-1h1v-1h1v-1h1v-1h1v-1-1h1v-1h1v-1h1v-1l1-1v-1h1v-1h1v-1l1-1v-1h1v-1h1v-1h1v-1l1-1v-1h1v-1h1v-1l1-1 1-1v-1h1v-1h1v-1l1-1v-1h1v-1h1v-1h1v-1-1h1v-1h1v-1h1v-1h1v-1-1h1v-1h1v-1h1v-1-1h1v-1h1v-1h1v-1l1-1v-1h1v-1h1v-1h1v-1l1-1v-1h1v-1h1v-1l1-1 1-1v-1h1v-1h1v-1l1-1v-1h1v-1h1v-1h1v-1l1-1v-1h1v-1h1v-1h1v-1-1h1v-1h1v-1h1v-1-1h1v-1h1v-1h1v-1h1v-1-1h1v-1h1v-1h1v-1l1-1v-1h1v-1h1v-1l1-1 1-1v-1h1v-1h1v-1l1-1v-1h1v-1h1v-1h1v-1l1-1v-1h1v-1h1v-1l1-1v-1h1v-1h1v-1h1v-1-1h1v-1h1v-1h1v-1h1v-1-1h1v-1h1v-1h1v-1l1-1v-1h1v-1h1v-1l1-1h240 51l-852 1946 1099-1946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h1v1 1h1v1h1v1l1 1v1h1v1h1v1l1 1v1h1v1h1v1l1 1v1h1v1h1v1l1 1v1h1v1h1v1l1 1v1h1v1h1v1l1 1v1h1v1h1v1l1 1v1h1v1h1v1l1 1v1h1v1h1v1l1 1v1h1v1h1v1l1 1v1h1v1h1v1h1v1 1h1v1h1v1l1 1v1h1v1h1v1h1v1 1h1v1h1v1l1 1v1h1v1h1v1h1v1 1h1v1l1 270z">
            <text:p/>
          </draw:path>
        </draw:g>
        <draw:polygon draw:style-name="gr3" draw:text-style-name="P3" draw:layer="layout" svg:width="1.161cm" svg:height="1.118cm" svg:x="41.97cm" svg:y="33.764cm" svg:viewBox="0 0 1162 1119" draw:points="0,1119 1162,1119 1162,0 0,0">
          <text:p/>
        </draw:polygon>
        <draw:frame draw:style-name="gr12" draw:text-style-name="P2" draw:layer="layout" svg:width="1.653cm" svg:height="1.299cm" svg:x="41.724cm" svg:y="33.663cm">
          <draw:text-box>
            <text:p text:style-name="P7"><text:span text:style-name="T3">NSG</text:span></text:p>
          </draw:text-box>
        </draw:frame>
        <draw:path draw:style-name="gr3" draw:text-style-name="P3" draw:layer="layout" svg:width="1.151cm" svg:height="0.804cm" svg:x="43.652cm" svg:y="42.347cm" svg:viewBox="0 0 1152 805" svg:d="M0 805h1152v-805h-1152zM829 570l-216 131v-261l216-130zM593 142l217 132-215 129-219-130zM356 309l216 130v262l-216-131z">
          <text:p/>
        </draw:path>
        <draw:path draw:style-name="gr3" draw:text-style-name="P3" draw:layer="layout" svg:width="3.048cm" svg:height="2.54cm" svg:x="42.654cm" svg:y="41.751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923cm" svg:y="38.483cm" svg:viewBox="0 0 1152 805" svg:d="M0 805h1152v-805h-1152zM829 570l-216 131v-261l216-130zM593 142l217 132-215 129-219-130zM356 309l216 130v262l-216-131z">
          <text:p/>
        </draw:path>
        <draw:path draw:style-name="gr3" draw:text-style-name="P3" draw:layer="layout" svg:width="3.048cm" svg:height="2.54cm" svg:x="44.925cm" svg:y="37.887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9.733cm" svg:y="38.483cm" svg:viewBox="0 0 1152 805" svg:d="M0 805h1152v-805h-1152zM829 570l-216 131v-261l216-130zM593 142l217 132-215 129-219-130zM356 309l216 130v262l-216-131z">
          <text:p/>
        </draw:path>
        <draw:path draw:style-name="gr3" draw:text-style-name="P3" draw:layer="layout" svg:width="3.048cm" svg:height="2.54cm" svg:x="48.735cm" svg:y="37.887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878cm" svg:y="46.634cm" svg:viewBox="0 0 1152 805" svg:d="M0 805h1152v-805h-1152zM829 570l-216 131v-261l216-130zM593 142l217 132-215 129-219-130zM356 309l216 130v262l-216-131z">
          <text:p/>
        </draw:path>
        <draw:path draw:style-name="gr3" draw:text-style-name="P3" draw:layer="layout" svg:width="3.048cm" svg:height="2.54cm" svg:x="44.881cm" svg:y="46.0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9.688cm" svg:y="46.634cm" svg:viewBox="0 0 1152 805" svg:d="M0 805h1152v-805h-1152zM829 570l-216 131v-261l216-130zM593 142l217 132-215 129-219-130zM356 309l216 130v262l-216-131z">
          <text:p/>
        </draw:path>
        <draw:path draw:style-name="gr3" draw:text-style-name="P3" draw:layer="layout" svg:width="3.048cm" svg:height="2.54cm" svg:x="48.691cm" svg:y="46.0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2.273cm" svg:y="42.506cm" svg:viewBox="0 0 1152 805" svg:d="M0 805h1152v-805h-1152zM829 570l-216 131v-261l216-130zM593 142l217 132-215 129-219-130zM356 309l216 130v262l-216-131z">
          <text:p/>
        </draw:path>
        <draw:path draw:style-name="gr3" draw:text-style-name="P3" draw:layer="layout" svg:width="3.048cm" svg:height="2.54cm" svg:x="51.275cm" svg:y="41.91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47" draw:text-style-name="P2" draw:layer="layout" svg:width="9.207cm" svg:height="8.17cm" svg:x="43.77cm" svg:y="39.137cm" svg:viewBox="0 0 9208 8171" svg:d="M9208 4086v-1c0 718-213 1422-617 2043s-985 1137-1685 1496c-700 358-1494 547-2302 547s-1602-189-2302-547c-700-359-1281-875-1685-1496s-617-1325-617-2043c0-717 213-1421 617-2042s985-1137 1685-1496c700-358 1493-547 2301-547h1c808 0 1602 189 2302 547 700 359 1281 875 1685 1496s617 1325 617 2042z">
          <text:p/>
        </draw:path>
        <draw:line draw:style-name="gr13" draw:text-style-name="P2" draw:layer="layout" svg:x1="40.07cm" svg:y1="45.431cm" svg:x2="41.28cm" svg:y2="45.431cm">
          <text:p/>
        </draw:line>
      </draw:page>
      <draw:page draw:name="Hybrid network - VPN" draw:style-name="dp1" draw:master-page-name="PM7">
        <draw:polygon draw:style-name="gr1" draw:text-style-name="P1" draw:layer="layout" svg:width="34.112cm" svg:height="24.073cm" svg:x="15.561cm" svg:y="0.635cm" svg:viewBox="0 0 34113 24074" draw:points="0,24074 34113,24074 34113,0 0,0">
          <text:p/>
        </draw:polygon>
        <draw:polygon draw:style-name="gr2" draw:text-style-name="P2" draw:layer="layout" svg:width="32.842cm" svg:height="20.898cm" svg:x="16.196cm" svg:y="3.175cm" svg:viewBox="0 0 32843 20899" draw:points="0,20899 32843,20899 32843,0 0,0">
          <text:p/>
        </draw:polygon>
        <draw:path draw:style-name="gr3" draw:text-style-name="P3" draw:layer="layout" svg:width="1.732cm" svg:height="1.299cm" svg:x="16.19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6.757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9.016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16.831cm" svg:y="5.398cm" svg:viewBox="0 0 5081 11431" draw:points="0,11431 5081,11431 5081,0 0,0">
              <text:p/>
            </draw:polygon>
            <draw:polygon draw:style-name="gr6" draw:text-style-name="P2" draw:layer="layout" svg:width="5.08cm" svg:height="11.43cm" svg:x="16.831cm" svg:y="5.398cm" svg:viewBox="0 0 5081 11431" draw:points="0,11431 5081,11431 5081,0 0,0">
              <text:p/>
            </draw:polygon>
          </draw:g>
          <draw:frame draw:style-name="gr7" draw:text-style-name="P2" draw:layer="layout" svg:width="5.08cm" svg:height="2.315cm" svg:x="16.831cm" svg:y="3.704cm">
            <draw:text-box>
              <text:p text:style-name="P4"><text:span text:style-name="T2">Gateway subnet</text:span></text:p>
              <text:p text:style-name="P4"><text:span text:style-name="T2">10.0.255.224/27</text:span></text:p>
            </draw:text-box>
          </draw:frame>
        </draw:g>
        <draw:g>
          <draw:path draw:style-name="gr33" draw:text-style-name="P9" draw:layer="layout" svg:width="2.54cm" svg:height="2.54cm" svg:x="18.101cm" svg:y="10.795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16.6cm" svg:y="9.842cm">
            <draw:text-box>
              <text:p text:style-name="P7"><text:span text:style-name="T8">VPN Gateway</text:span></text:p>
            </draw:text-box>
          </draw:frame>
        </draw:g>
        <draw:g>
          <draw:g>
            <draw:polygon draw:style-name="gr5" draw:text-style-name="P5" draw:layer="layout" svg:width="7.617cm" svg:height="5.08cm" svg:x="23.181cm" svg:y="18.415cm" svg:viewBox="0 0 7618 5081" draw:points="0,5081 7618,5081 7618,0 0,0">
              <text:p/>
            </draw:polygon>
            <draw:polygon draw:style-name="gr6" draw:text-style-name="P2" draw:layer="layout" svg:width="7.617cm" svg:height="5.08cm" svg:x="23.181cm" svg:y="18.415cm" svg:viewBox="0 0 7618 5081" draw:points="0,5081 7618,5081 7618,0 0,0">
              <text:p/>
            </draw:polygon>
          </draw:g>
          <draw:frame draw:style-name="gr8" draw:text-style-name="P2" draw:layer="layout" svg:width="7.617cm" svg:height="2.315cm" svg:x="23.18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3.657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4.678cm" svg:y="19.43cm" svg:viewBox="0 0 946 600" draw:points="946,296 472,0 0,296 0,303 472,600 946,303">
          <text:p/>
        </draw:polygon>
        <draw:polygon draw:style-name="gr3" draw:text-style-name="P3" draw:layer="layout" svg:width="0.473cm" svg:height="0.88cm" svg:x="25.199cm" svg:y="19.821cm" svg:viewBox="0 0 474 881" draw:points="0,295 0,881 474,585 474,0">
          <text:p/>
        </draw:polygon>
        <draw:polygon draw:style-name="gr3" draw:text-style-name="P3" draw:layer="layout" svg:width="0.473cm" svg:height="0.88cm" svg:x="24.63cm" svg:y="19.821cm" svg:viewBox="0 0 474 881" draw:points="474,295 0,0 0,585 474,881">
          <text:p/>
        </draw:polygon>
        <draw:frame draw:style-name="gr36" draw:text-style-name="P2" draw:layer="layout" svg:width="6.954cm" svg:height="3.048cm" svg:x="21.704cm" svg:y="22.48cm">
          <draw:text-box>
            <text:p text:style-name="P7"><text:span text:style-name="T1">Jump box</text:span></text:p>
          </draw:text-box>
        </draw:frame>
        <draw:g>
          <draw:path draw:style-name="gr3" draw:text-style-name="P3" draw:layer="layout" svg:width="1.653cm" svg:height="2.133cm" svg:x="28.575cm" svg:y="18.876cm" svg:viewBox="0 0 1654 2134" svg:d="M1545 841h-108v-200l-636-641-584 841h-109l-108 1185 1545 108 109-1184zM910 1476v447h-160v-447zM1236 841h-818v-200l434-453z">
            <text:p/>
          </draw:path>
          <draw:path draw:style-name="gr11" draw:text-style-name="P2" draw:layer="layout" svg:width="1.653cm" svg:height="2.133cm" svg:x="28.575cm" svg:y="18.876cm" svg:viewBox="0 0 1654 2134" svg:d="M1545 841h-108v-200l-636-641-584 841h-109l-108 1185 1545 108 109-1184zM910 1476v447h-160v-447zM1236 841h-818v-200l434-453z">
            <text:p/>
          </draw:path>
        </draw:g>
        <draw:polygon draw:style-name="gr3" draw:text-style-name="P3" draw:layer="layout" svg:width="1.161cm" svg:height="1.118cm" svg:x="28.821cm" svg:y="19.848cm" svg:viewBox="0 0 1162 1119" draw:points="0,1119 1162,1119 1162,0 0,0">
          <text:p/>
        </draw:polygon>
        <draw:frame draw:style-name="gr12" draw:text-style-name="P2" draw:layer="layout" svg:width="1.653cm" svg:height="1.299cm" svg:x="28.575cm" svg:y="19.746cm">
          <draw:text-box>
            <text:p text:style-name="P7"><text:span text:style-name="T3">NSG</text:span></text:p>
          </draw:text-box>
        </draw:frame>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10.795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9.842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4 0h-2699c-92 0-165 88-165 188v2039c0 99 73 187 165 187h2699c92 0 185-88 185-187v-2039c-1-100-93-188-185-188zM2814 254v1905h-2580v-1905l2587-5z">
          <text:p/>
        </draw:path>
        <draw:line draw:style-name="gr49" draw:text-style-name="P2" draw:layer="layout" svg:x1="11.78cm" svg:y1="12.065cm" svg:x2="18.072cm" svg:y2="12.065cm">
          <text:p/>
        </draw:line>
        <draw:polyline draw:style-name="gr13" draw:text-style-name="P2" draw:layer="layout" svg:width="3.81cm" svg:height="7.579cm" svg:x="19.371cm" svg:y="13.376cm" svg:viewBox="0 0 3811 7580" draw:points="0,0 0,7580 3811,7580">
          <text:p/>
        </draw:polyline>
        <draw:g>
          <draw:g>
            <draw:polygon draw:style-name="gr5" draw:text-style-name="P5" draw:layer="layout" svg:width="7.62cm" svg:height="11.43cm" svg:x="23.181cm" svg:y="5.398cm" svg:viewBox="0 0 7621 11431" draw:points="0,11431 7621,11431 7621,0 0,0">
              <text:p/>
            </draw:polygon>
            <draw:polygon draw:style-name="gr6" draw:text-style-name="P2" draw:layer="layout" svg:width="7.62cm" svg:height="11.43cm" svg:x="23.181cm" svg:y="5.398cm" svg:viewBox="0 0 7621 11431" draw:points="0,11431 7621,11431 7621,0 0,0">
              <text:p/>
            </draw:polygon>
          </draw:g>
          <draw:frame draw:style-name="gr7" draw:text-style-name="P2" draw:layer="layout" svg:width="7.62cm" svg:height="2.315cm" svg:x="23.181cm" svg:y="3.704cm">
            <draw:text-box>
              <text:p text:style-name="P4"><text:span text:style-name="T2">Web tier</text:span></text:p>
              <text:p text:style-name="P4"><text:span text:style-name="T2">10.0.1.0/24</text:span></text:p>
            </draw:text-box>
          </draw:frame>
        </draw:g>
        <draw:g>
          <draw:polyline draw:style-name="gr11" draw:text-style-name="P2" draw:layer="layout" svg:width="3.636cm" svg:height="10.753cm" svg:x="26.76cm" svg:y="5.736cm" svg:viewBox="0 0 3637 10754" draw:points="3637,10754 3637,0 0,0">
            <text:p/>
          </draw:polyline>
          <draw:frame draw:style-name="gr53" draw:text-style-name="P2" draw:layer="layout" svg:width="3.636cm" svg:height="10.753cm" svg:x="26.76cm" svg:y="5.736cm">
            <draw:text-box>
              <text:p text:style-name="P7"><text:span text:style-name="T2">Availability set</text:span></text:p>
            </draw:text-box>
          </draw:frame>
        </draw:g>
        <draw:path draw:style-name="gr11" draw:text-style-name="P2" draw:layer="layout" svg:width="2.315cm" svg:height="2.315cm" svg:x="23.769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24.927cm" svg:y="11.791cm" svg:viewBox="0 0 0 0" draw:points="0,0">
          <text:p/>
        </draw:polygon>
        <draw:path draw:style-name="gr3" draw:text-style-name="P3" draw:layer="layout" svg:width="1.151cm" svg:height="0.804cm" svg:x="28.052cm" svg:y="11.391cm" svg:viewBox="0 0 1152 805" svg:d="M0 805h1152v-805h-1152zM829 570l-216 131v-261l216-130zM593 142l217 132-215 129-219-130zM356 309l216 130v262l-216-131z">
          <text:p/>
        </draw:path>
        <draw:path draw:style-name="gr3" draw:text-style-name="P3" draw:layer="layout" svg:width="3.048cm" svg:height="2.54cm" svg:x="27.054cm" svg:y="10.79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052cm" svg:y="8.534cm" svg:viewBox="0 0 1152 805" svg:d="M0 805h1152v-805h-1152zM829 570l-216 131v-261l216-130zM593 142l217 132-215 129-219-130zM356 309l216 130v262l-216-131z">
          <text:p/>
        </draw:path>
        <draw:path draw:style-name="gr3" draw:text-style-name="P3" draw:layer="layout" svg:width="3.048cm" svg:height="2.54cm" svg:x="27.054cm" svg:y="7.93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052cm" svg:y="14.249cm" svg:viewBox="0 0 1152 805" svg:d="M0 805h1152v-805h-1152zM829 570l-216 131v-261l216-130zM593 142l217 132-215 129-219-130zM356 309l216 130v262l-216-131z">
          <text:p/>
        </draw:path>
        <draw:path draw:style-name="gr3" draw:text-style-name="P3" draw:layer="layout" svg:width="3.048cm" svg:height="2.54cm" svg:x="27.054cm" svg:y="13.65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26.197cm" svg:y1="12.065cm" svg:x2="26.896cm" svg:y2="12.065cm">
          <text:p/>
        </draw:line>
        <draw:g>
          <draw:path draw:style-name="gr3" draw:text-style-name="P3" draw:layer="layout" svg:width="1.653cm" svg:height="2.133cm" svg:x="23.624cm" svg:y="5.805cm" svg:viewBox="0 0 1654 2134" svg:d="M1545 841h-108v-200l-636-641-584 841h-109l-108 1185 1545 108 109-1184zM910 1476v447h-160v-447zM1236 841h-818v-200l434-453z">
            <text:p/>
          </draw:path>
          <draw:path draw:style-name="gr11" draw:text-style-name="P2" draw:layer="layout" svg:width="1.653cm" svg:height="2.133cm" svg:x="23.624cm" svg:y="5.805cm" svg:viewBox="0 0 1654 2134" svg:d="M1545 841h-108v-200l-636-641-584 841h-109l-108 1185 1545 108 109-1184zM910 1476v447h-160v-447zM1236 841h-818v-200l434-453z">
            <text:p/>
          </draw:path>
        </draw:g>
        <draw:polygon draw:style-name="gr3" draw:text-style-name="P3" draw:layer="layout" svg:width="1.161cm" svg:height="1.118cm" svg:x="23.87cm" svg:y="6.777cm" svg:viewBox="0 0 1162 1119" draw:points="0,1119 1162,1119 1162,0 0,0">
          <text:p/>
        </draw:polygon>
        <draw:frame draw:style-name="gr12" draw:text-style-name="P2" draw:layer="layout" svg:width="1.653cm" svg:height="1.299cm" svg:x="23.624cm" svg:y="6.675cm">
          <draw:text-box>
            <text:p text:style-name="P7"><text:span text:style-name="T3">NSG</text:span></text:p>
          </draw:text-box>
        </draw:frame>
        <draw:g>
          <draw:g>
            <draw:polygon draw:style-name="gr5" draw:text-style-name="P5" draw:layer="layout" svg:width="7.62cm" svg:height="11.43cm" svg:x="32.071cm" svg:y="5.398cm" svg:viewBox="0 0 7621 11431" draw:points="0,11431 7621,11431 7621,0 0,0">
              <text:p/>
            </draw:polygon>
            <draw:polygon draw:style-name="gr6" draw:text-style-name="P2" draw:layer="layout" svg:width="7.62cm" svg:height="11.43cm" svg:x="32.071cm" svg:y="5.398cm" svg:viewBox="0 0 7621 11431" draw:points="0,11431 7621,11431 7621,0 0,0">
              <text:p/>
            </draw:polygon>
          </draw:g>
          <draw:frame draw:style-name="gr7" draw:text-style-name="P2" draw:layer="layout" svg:width="7.62cm" svg:height="2.315cm" svg:x="32.071cm" svg:y="3.704cm">
            <draw:text-box>
              <text:p text:style-name="P4"><text:span text:style-name="T2">Business tier</text:span></text:p>
              <text:p text:style-name="P4"><text:span text:style-name="T2">10.0.2.0/24</text:span></text:p>
            </draw:text-box>
          </draw:frame>
        </draw:g>
        <draw:g>
          <draw:polyline draw:style-name="gr11" draw:text-style-name="P2" draw:layer="layout" svg:width="3.636cm" svg:height="10.753cm" svg:x="35.65cm" svg:y="5.736cm" svg:viewBox="0 0 3637 10754" draw:points="3637,10754 3637,0 0,0">
            <text:p/>
          </draw:polyline>
          <draw:frame draw:style-name="gr53" draw:text-style-name="P2" draw:layer="layout" svg:width="3.636cm" svg:height="10.753cm" svg:x="35.65cm" svg:y="5.736cm">
            <draw:text-box>
              <text:p text:style-name="P7"><text:span text:style-name="T2">Availability set</text:span></text:p>
            </draw:text-box>
          </draw:frame>
        </draw:g>
        <draw:path draw:style-name="gr11" draw:text-style-name="P2" draw:layer="layout" svg:width="2.315cm" svg:height="2.315cm" svg:x="32.659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33.817cm" svg:y="11.791cm" svg:viewBox="0 0 0 0" draw:points="0,0">
          <text:p/>
        </draw:polygon>
        <draw:path draw:style-name="gr3" draw:text-style-name="P3" draw:layer="layout" svg:width="1.151cm" svg:height="0.804cm" svg:x="36.942cm" svg:y="11.391cm" svg:viewBox="0 0 1152 805" svg:d="M0 805h1152v-805h-1152zM829 570l-216 131v-261l216-130zM593 142l217 132-215 129-219-130zM356 309l216 130v262l-216-131z">
          <text:p/>
        </draw:path>
        <draw:path draw:style-name="gr3" draw:text-style-name="P3" draw:layer="layout" svg:width="3.048cm" svg:height="2.54cm" svg:x="35.944cm" svg:y="10.79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6.942cm" svg:y="8.534cm" svg:viewBox="0 0 1152 805" svg:d="M0 805h1152v-805h-1152zM829 570l-216 131v-261l216-130zM593 142l217 132-215 129-219-130zM356 309l216 130v262l-216-131z">
          <text:p/>
        </draw:path>
        <draw:path draw:style-name="gr3" draw:text-style-name="P3" draw:layer="layout" svg:width="3.048cm" svg:height="2.54cm" svg:x="35.944cm" svg:y="7.93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6.942cm" svg:y="14.249cm" svg:viewBox="0 0 1152 805" svg:d="M0 805h1152v-805h-1152zM829 570l-216 131v-261l216-130zM593 142l217 132-215 129-219-130zM356 309l216 130v262l-216-131z">
          <text:p/>
        </draw:path>
        <draw:path draw:style-name="gr3" draw:text-style-name="P3" draw:layer="layout" svg:width="3.048cm" svg:height="2.54cm" svg:x="35.944cm" svg:y="13.65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35.087cm" svg:y1="12.065cm" svg:x2="35.786cm" svg:y2="12.065cm">
          <text:p/>
        </draw:line>
        <draw:g>
          <draw:path draw:style-name="gr3" draw:text-style-name="P3" draw:layer="layout" svg:width="1.653cm" svg:height="2.133cm" svg:x="32.514cm" svg:y="5.805cm" svg:viewBox="0 0 1654 2134" svg:d="M1545 841h-108v-200l-636-641-584 841h-109l-108 1185 1545 108 109-1184zM910 1476v447h-160v-447zM1236 841h-818v-200l434-453z">
            <text:p/>
          </draw:path>
          <draw:path draw:style-name="gr11" draw:text-style-name="P2" draw:layer="layout" svg:width="1.653cm" svg:height="2.133cm" svg:x="32.514cm" svg:y="5.805cm" svg:viewBox="0 0 1654 2134" svg:d="M1545 841h-108v-200l-636-641-584 841h-109l-108 1185 1545 108 109-1184zM910 1476v447h-160v-447zM1236 841h-818v-200l434-453z">
            <text:p/>
          </draw:path>
        </draw:g>
        <draw:polygon draw:style-name="gr3" draw:text-style-name="P3" draw:layer="layout" svg:width="1.161cm" svg:height="1.118cm" svg:x="32.76cm" svg:y="6.777cm" svg:viewBox="0 0 1162 1119" draw:points="0,1119 1162,1119 1162,0 0,0">
          <text:p/>
        </draw:polygon>
        <draw:frame draw:style-name="gr12" draw:text-style-name="P2" draw:layer="layout" svg:width="1.653cm" svg:height="1.299cm" svg:x="32.514cm" svg:y="6.675cm">
          <draw:text-box>
            <text:p text:style-name="P7"><text:span text:style-name="T3">NSG</text:span></text:p>
          </draw:text-box>
        </draw:frame>
        <draw:g>
          <draw:g>
            <draw:polygon draw:style-name="gr5" draw:text-style-name="P5" draw:layer="layout" svg:width="7.62cm" svg:height="11.43cm" svg:x="40.961cm" svg:y="5.398cm" svg:viewBox="0 0 7621 11431" draw:points="0,11431 7621,11431 7621,0 0,0">
              <text:p/>
            </draw:polygon>
            <draw:polygon draw:style-name="gr6" draw:text-style-name="P2" draw:layer="layout" svg:width="7.62cm" svg:height="11.43cm" svg:x="40.961cm" svg:y="5.398cm" svg:viewBox="0 0 7621 11431" draw:points="0,11431 7621,11431 7621,0 0,0">
              <text:p/>
            </draw:polygon>
          </draw:g>
          <draw:frame draw:style-name="gr7" draw:text-style-name="P2" draw:layer="layout" svg:width="7.62cm" svg:height="2.315cm" svg:x="40.961cm" svg:y="3.704cm">
            <draw:text-box>
              <text:p text:style-name="P4"><text:span text:style-name="T2">Data tier</text:span></text:p>
              <text:p text:style-name="P4"><text:span text:style-name="T2">10.0.3.0/24</text:span></text:p>
            </draw:text-box>
          </draw:frame>
        </draw:g>
        <draw:g>
          <draw:polyline draw:style-name="gr11" draw:text-style-name="P2" draw:layer="layout" svg:width="3.636cm" svg:height="10.753cm" svg:x="44.54cm" svg:y="5.736cm" svg:viewBox="0 0 3637 10754" draw:points="3637,10754 3637,0 0,0">
            <text:p/>
          </draw:polyline>
          <draw:frame draw:style-name="gr53" draw:text-style-name="P2" draw:layer="layout" svg:width="3.636cm" svg:height="10.753cm" svg:x="44.54cm" svg:y="5.736cm">
            <draw:text-box>
              <text:p text:style-name="P7"><text:span text:style-name="T2">Availability set</text:span></text:p>
            </draw:text-box>
          </draw:frame>
        </draw:g>
        <draw:path draw:style-name="gr11" draw:text-style-name="P2" draw:layer="layout" svg:width="2.315cm" svg:height="2.315cm" svg:x="41.549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42.707cm" svg:y="11.791cm" svg:viewBox="0 0 0 0" draw:points="0,0">
          <text:p/>
        </draw:polygon>
        <draw:path draw:style-name="gr3" draw:text-style-name="P3" draw:layer="layout" svg:width="1.151cm" svg:height="0.804cm" svg:x="45.832cm" svg:y="11.391cm" svg:viewBox="0 0 1152 805" svg:d="M0 805h1152v-805h-1152zM829 570l-216 131v-261l216-130zM593 142l217 132-215 129-219-130zM356 309l216 130v262l-216-131z">
          <text:p/>
        </draw:path>
        <draw:path draw:style-name="gr3" draw:text-style-name="P3" draw:layer="layout" svg:width="3.048cm" svg:height="2.54cm" svg:x="44.834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832cm" svg:y="8.534cm" svg:viewBox="0 0 1152 805" svg:d="M0 805h1152v-805h-1152zM829 570l-216 131v-261l216-130zM593 142l217 132-215 129-219-130zM356 309l216 130v262l-216-131z">
          <text:p/>
        </draw:path>
        <draw:path draw:style-name="gr3" draw:text-style-name="P3" draw:layer="layout" svg:width="3.048cm" svg:height="2.54cm" svg:x="44.834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832cm" svg:y="14.249cm" svg:viewBox="0 0 1152 805" svg:d="M0 805h1152v-805h-1152zM829 570l-216 131v-261l216-130zM593 142l217 132-215 129-219-130zM356 309l216 130v262l-216-131z">
          <text:p/>
        </draw:path>
        <draw:path draw:style-name="gr3" draw:text-style-name="P3" draw:layer="layout" svg:width="3.048cm" svg:height="2.54cm" svg:x="44.834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43.977cm" svg:y1="12.065cm" svg:x2="44.676cm" svg:y2="12.065cm">
          <text:p/>
        </draw:line>
        <draw:g>
          <draw:path draw:style-name="gr3" draw:text-style-name="P3" draw:layer="layout" svg:width="1.653cm" svg:height="2.133cm" svg:x="41.404cm" svg:y="5.805cm" svg:viewBox="0 0 1654 2134" svg:d="M1545 841h-108v-200l-636-641-584 841h-109l-108 1185 1545 108 109-1184zM910 1476v447h-160v-447zM1236 841h-818v-200l434-453z">
            <text:p/>
          </draw:path>
          <draw:path draw:style-name="gr11" draw:text-style-name="P2" draw:layer="layout" svg:width="1.653cm" svg:height="2.133cm" svg:x="41.404cm" svg:y="5.805cm" svg:viewBox="0 0 1654 2134" svg:d="M1545 841h-108v-200l-636-641-584 841h-109l-108 1185 1545 108 109-1184zM910 1476v447h-160v-447zM1236 841h-818v-200l434-453z">
            <text:p/>
          </draw:path>
        </draw:g>
        <draw:polygon draw:style-name="gr3" draw:text-style-name="P3" draw:layer="layout" svg:width="1.161cm" svg:height="1.118cm" svg:x="41.65cm" svg:y="6.777cm" svg:viewBox="0 0 1162 1119" draw:points="0,1119 1162,1119 1162,0 0,0">
          <text:p/>
        </draw:polygon>
        <draw:frame draw:style-name="gr12" draw:text-style-name="P2" draw:layer="layout" svg:width="1.653cm" svg:height="1.299cm" svg:x="41.404cm" svg:y="6.675cm">
          <draw:text-box>
            <text:p text:style-name="P7"><text:span text:style-name="T3">NSG</text:span></text:p>
          </draw:text-box>
        </draw:frame>
        <draw:line draw:style-name="gr13" draw:text-style-name="P2" draw:layer="layout" svg:x1="30.801cm" svg:y1="12.065cm" svg:x2="32.547cm" svg:y2="12.065cm">
          <text:p/>
        </draw:line>
        <draw:line draw:style-name="gr13" draw:text-style-name="P2" draw:layer="layout" svg:x1="39.691cm" svg:y1="12.065cm" svg:x2="41.437cm" svg:y2="12.065cm">
          <text:p/>
        </draw:line>
        <draw:line draw:style-name="gr13" draw:text-style-name="P2" draw:layer="layout" svg:x1="20.67cm" svg:y1="12.065cm" svg:x2="23.657cm" svg:y2="12.065cm">
          <text:p/>
        </draw:line>
      </draw:page>
      <draw:page draw:name="Hybrid network - ER" draw:style-name="dp1" draw:master-page-name="PM8">
        <draw:polygon draw:style-name="gr1" draw:text-style-name="P1" draw:layer="layout" svg:width="34.112cm" svg:height="24.073cm" svg:x="29.051cm" svg:y="0.635cm" svg:viewBox="0 0 34113 24074" draw:points="0,24074 34113,24074 34113,0 0,0">
          <text:p/>
        </draw:polygon>
        <draw:polygon draw:style-name="gr2" draw:text-style-name="P2" draw:layer="layout" svg:width="32.842cm" svg:height="20.898cm" svg:x="29.686cm" svg:y="3.175cm" svg:viewBox="0 0 32843 20899" draw:points="0,20899 32843,20899 32843,0 0,0">
          <text:p/>
        </draw:polygon>
        <draw:path draw:style-name="gr3" draw:text-style-name="P3" draw:layer="layout" svg:width="1.732cm" svg:height="1.299cm" svg:x="29.68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30.248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32.507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30.321cm" svg:y="5.398cm" svg:viewBox="0 0 5081 11431" draw:points="0,11431 5081,11431 5081,0 0,0">
              <text:p/>
            </draw:polygon>
            <draw:polygon draw:style-name="gr6" draw:text-style-name="P2" draw:layer="layout" svg:width="5.08cm" svg:height="11.43cm" svg:x="30.321cm" svg:y="5.398cm" svg:viewBox="0 0 5081 11431" draw:points="0,11431 5081,11431 5081,0 0,0">
              <text:p/>
            </draw:polygon>
          </draw:g>
          <draw:frame draw:style-name="gr7" draw:text-style-name="P2" draw:layer="layout" svg:width="5.08cm" svg:height="2.315cm" svg:x="30.321cm" svg:y="3.704cm">
            <draw:text-box>
              <text:p text:style-name="P4"><text:span text:style-name="T2">Gateway subnet</text:span></text:p>
              <text:p text:style-name="P4"><text:span text:style-name="T2">10.0.255.224/27</text:span></text:p>
            </draw:text-box>
          </draw:frame>
        </draw:g>
        <draw:g>
          <draw:path draw:style-name="gr33" draw:text-style-name="P9" draw:layer="layout" svg:width="2.54cm" svg:height="2.54cm" svg:x="31.591cm" svg:y="10.795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0.09cm" svg:y="9.842cm">
            <draw:text-box>
              <text:p text:style-name="P7"><text:span text:style-name="T8">ER Gateway</text:span></text:p>
            </draw:text-box>
          </draw:frame>
        </draw:g>
        <draw:g>
          <draw:g>
            <draw:polygon draw:style-name="gr5" draw:text-style-name="P5" draw:layer="layout" svg:width="7.62cm" svg:height="5.08cm" svg:x="36.671cm" svg:y="18.415cm" svg:viewBox="0 0 7621 5081" draw:points="0,5081 7621,5081 7621,0 0,0">
              <text:p/>
            </draw:polygon>
            <draw:polygon draw:style-name="gr6" draw:text-style-name="P2" draw:layer="layout" svg:width="7.62cm" svg:height="5.08cm" svg:x="36.671cm" svg:y="18.415cm" svg:viewBox="0 0 7621 5081" draw:points="0,5081 7621,5081 7621,0 0,0">
              <text:p/>
            </draw:polygon>
          </draw:g>
          <draw:frame draw:style-name="gr8" draw:text-style-name="P2" draw:layer="layout" svg:width="7.62cm" svg:height="2.315cm" svg:x="36.67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37.148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38.169cm" svg:y="19.43cm" svg:viewBox="0 0 946 600" draw:points="946,296 472,0 0,296 0,303 472,600 946,303">
          <text:p/>
        </draw:polygon>
        <draw:polygon draw:style-name="gr3" draw:text-style-name="P3" draw:layer="layout" svg:width="0.473cm" svg:height="0.88cm" svg:x="38.69cm" svg:y="19.821cm" svg:viewBox="0 0 474 881" draw:points="0,295 0,881 474,585 474,0">
          <text:p/>
        </draw:polygon>
        <draw:polygon draw:style-name="gr3" draw:text-style-name="P3" draw:layer="layout" svg:width="0.473cm" svg:height="0.88cm" svg:x="38.121cm" svg:y="19.821cm" svg:viewBox="0 0 474 881" draw:points="474,295 0,0 0,585 474,881">
          <text:p/>
        </draw:polygon>
        <draw:frame draw:style-name="gr36" draw:text-style-name="P2" draw:layer="layout" svg:width="6.954cm" svg:height="3.048cm" svg:x="35.194cm" svg:y="22.48cm">
          <draw:text-box>
            <text:p text:style-name="P7"><text:span text:style-name="T1">Jump box</text:span></text:p>
          </draw:text-box>
        </draw:frame>
        <draw:g>
          <draw:path draw:style-name="gr3" draw:text-style-name="P3" draw:layer="layout" svg:width="1.653cm" svg:height="2.133cm" svg:x="41.91cm" svg:y="18.876cm" svg:viewBox="0 0 1654 2134" svg:d="M1545 841h-108v-200l-636-641-584 841h-109l-108 1185 1545 108 109-1184zM910 1476v447h-160v-447zM1236 841h-818v-200l434-453z">
            <text:p/>
          </draw:path>
          <draw:path draw:style-name="gr11" draw:text-style-name="P2" draw:layer="layout" svg:width="1.653cm" svg:height="2.133cm" svg:x="41.91cm" svg:y="18.876cm" svg:viewBox="0 0 1654 2134" svg:d="M1545 841h-108v-200l-636-641-584 841h-109l-108 1185 1545 108 109-1184zM910 1476v447h-160v-447zM1236 841h-818v-200l434-453z">
            <text:p/>
          </draw:path>
        </draw:g>
        <draw:polygon draw:style-name="gr3" draw:text-style-name="P3" draw:layer="layout" svg:width="1.161cm" svg:height="1.118cm" svg:x="42.156cm" svg:y="19.848cm" svg:viewBox="0 0 1162 1119" draw:points="0,1119 1162,1119 1162,0 0,0">
          <text:p/>
        </draw:polygon>
        <draw:frame draw:style-name="gr12" draw:text-style-name="P2" draw:layer="layout" svg:width="1.653cm" svg:height="1.299cm" svg:x="41.91cm" svg:y="19.746cm">
          <draw:text-box>
            <text:p text:style-name="P7"><text:span text:style-name="T3">NSG</text:span></text:p>
          </draw:text-box>
        </draw:frame>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10.795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9.842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5 0h-2700c-92 0-165 88-165 188v2039c0 99 73 187 165 187h2700c92 0 184-88 184-187v-2039c0-100-92-188-184-188zM2815 254v1905h-2581v-1905l2588-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5 0h-2700c-92 0-165 88-165 188v2039c0 99 73 187 165 187h2700c92 0 184-88 184-187v-2039c0-100-92-188-184-188zM2815 254v1905h-2581v-1905l2588-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5 0h-2700c-92 0-165 88-165 188v2039c0 99 73 187 165 187h2700c92 0 184-88 184-187v-2039c0-100-92-188-184-188zM2815 254v1905h-2581v-1905l2588-5z">
          <text:p/>
        </draw:path>
        <draw:line draw:style-name="gr49" draw:text-style-name="P2" draw:layer="layout" svg:x1="11.78cm" svg:y1="12.065cm" svg:x2="14.446cm" svg:y2="12.065cm">
          <text:p/>
        </draw:line>
        <draw:polyline draw:style-name="gr13" draw:text-style-name="P2" draw:layer="layout" svg:width="3.81cm" svg:height="7.579cm" svg:x="32.861cm" svg:y="13.376cm" svg:viewBox="0 0 3811 7580" draw:points="0,0 0,7580 3811,7580">
          <text:p/>
        </draw:polyline>
        <draw:g>
          <draw:g>
            <draw:polygon draw:style-name="gr5" draw:text-style-name="P5" draw:layer="layout" svg:width="7.62cm" svg:height="11.43cm" svg:x="36.671cm" svg:y="5.398cm" svg:viewBox="0 0 7621 11431" draw:points="0,11431 7621,11431 7621,0 0,0">
              <text:p/>
            </draw:polygon>
            <draw:polygon draw:style-name="gr6" draw:text-style-name="P2" draw:layer="layout" svg:width="7.62cm" svg:height="11.43cm" svg:x="36.671cm" svg:y="5.398cm" svg:viewBox="0 0 7621 11431" draw:points="0,11431 7621,11431 7621,0 0,0">
              <text:p/>
            </draw:polygon>
          </draw:g>
          <draw:frame draw:style-name="gr7" draw:text-style-name="P2" draw:layer="layout" svg:width="7.62cm" svg:height="2.315cm" svg:x="36.671cm" svg:y="3.704cm">
            <draw:text-box>
              <text:p text:style-name="P4"><text:span text:style-name="T2">Web tier</text:span></text:p>
              <text:p text:style-name="P4"><text:span text:style-name="T2">10.0.1.0/24</text:span></text:p>
            </draw:text-box>
          </draw:frame>
        </draw:g>
        <draw:g>
          <draw:polyline draw:style-name="gr11" draw:text-style-name="P2" draw:layer="layout" svg:width="3.636cm" svg:height="10.753cm" svg:x="40.251cm" svg:y="5.736cm" svg:viewBox="0 0 3637 10754" draw:points="3637,10754 3637,0 0,0">
            <text:p/>
          </draw:polyline>
          <draw:frame draw:style-name="gr53" draw:text-style-name="P2" draw:layer="layout" svg:width="3.636cm" svg:height="10.753cm" svg:x="40.251cm" svg:y="5.736cm">
            <draw:text-box>
              <text:p text:style-name="P7"><text:span text:style-name="T2">Availability set</text:span></text:p>
            </draw:text-box>
          </draw:frame>
        </draw:g>
        <draw:path draw:style-name="gr11" draw:text-style-name="P2" draw:layer="layout" svg:width="2.315cm" svg:height="2.315cm" svg:x="37.26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38.418cm" svg:y="11.791cm" svg:viewBox="0 0 0 0" draw:points="0,0">
          <text:p/>
        </draw:polygon>
        <draw:path draw:style-name="gr3" draw:text-style-name="P3" draw:layer="layout" svg:width="1.151cm" svg:height="0.804cm" svg:x="41.543cm" svg:y="11.391cm" svg:viewBox="0 0 1152 805" svg:d="M0 805h1152v-805h-1152zM829 570l-216 131v-261l216-130zM593 142l217 132-215 129-219-130zM356 309l216 130v262l-216-131z">
          <text:p/>
        </draw:path>
        <draw:path draw:style-name="gr3" draw:text-style-name="P3" draw:layer="layout" svg:width="3.048cm" svg:height="2.54cm" svg:x="40.545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1.543cm" svg:y="8.534cm" svg:viewBox="0 0 1152 805" svg:d="M0 805h1152v-805h-1152zM829 570l-216 131v-261l216-130zM593 142l217 132-215 129-219-130zM356 309l216 130v262l-216-131z">
          <text:p/>
        </draw:path>
        <draw:path draw:style-name="gr3" draw:text-style-name="P3" draw:layer="layout" svg:width="3.048cm" svg:height="2.54cm" svg:x="40.545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1.543cm" svg:y="14.249cm" svg:viewBox="0 0 1152 805" svg:d="M0 805h1152v-805h-1152zM829 570l-216 131v-261l216-130zM593 142l217 132-215 129-219-130zM356 309l216 130v262l-216-131z">
          <text:p/>
        </draw:path>
        <draw:path draw:style-name="gr3" draw:text-style-name="P3" draw:layer="layout" svg:width="3.048cm" svg:height="2.54cm" svg:x="40.545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39.688cm" svg:y1="12.065cm" svg:x2="40.387cm" svg:y2="12.065cm">
          <text:p/>
        </draw:line>
        <draw:g>
          <draw:path draw:style-name="gr3" draw:text-style-name="P3" draw:layer="layout" svg:width="1.653cm" svg:height="2.133cm" svg:x="37.115cm" svg:y="5.805cm" svg:viewBox="0 0 1654 2134" svg:d="M1545 841h-108v-200l-636-641-584 841h-109l-108 1185 1545 108 109-1184zM910 1476v447h-160v-447zM1236 841h-818v-200l434-453z">
            <text:p/>
          </draw:path>
          <draw:path draw:style-name="gr11" draw:text-style-name="P2" draw:layer="layout" svg:width="1.653cm" svg:height="2.133cm" svg:x="37.115cm" svg:y="5.805cm" svg:viewBox="0 0 1654 2134" svg:d="M1545 841h-108v-200l-636-641-584 841h-109l-108 1185 1545 108 109-1184zM910 1476v447h-160v-447zM1236 841h-818v-200l434-453z">
            <text:p/>
          </draw:path>
        </draw:g>
        <draw:polygon draw:style-name="gr3" draw:text-style-name="P3" draw:layer="layout" svg:width="1.161cm" svg:height="1.118cm" svg:x="37.361cm" svg:y="6.777cm" svg:viewBox="0 0 1162 1119" draw:points="0,1119 1162,1119 1162,0 0,0">
          <text:p/>
        </draw:polygon>
        <draw:frame draw:style-name="gr12" draw:text-style-name="P2" draw:layer="layout" svg:width="1.653cm" svg:height="1.299cm" svg:x="37.115cm" svg:y="6.675cm">
          <draw:text-box>
            <text:p text:style-name="P7"><text:span text:style-name="T3">NSG</text:span></text:p>
          </draw:text-box>
        </draw:frame>
        <draw:g>
          <draw:g>
            <draw:polygon draw:style-name="gr5" draw:text-style-name="P5" draw:layer="layout" svg:width="7.62cm" svg:height="11.43cm" svg:x="45.561cm" svg:y="5.398cm" svg:viewBox="0 0 7621 11431" draw:points="0,11431 7621,11431 7621,0 0,0">
              <text:p/>
            </draw:polygon>
            <draw:polygon draw:style-name="gr6" draw:text-style-name="P2" draw:layer="layout" svg:width="7.62cm" svg:height="11.43cm" svg:x="45.561cm" svg:y="5.398cm" svg:viewBox="0 0 7621 11431" draw:points="0,11431 7621,11431 7621,0 0,0">
              <text:p/>
            </draw:polygon>
          </draw:g>
          <draw:frame draw:style-name="gr7" draw:text-style-name="P2" draw:layer="layout" svg:width="7.62cm" svg:height="2.315cm" svg:x="45.561cm" svg:y="3.704cm">
            <draw:text-box>
              <text:p text:style-name="P4"><text:span text:style-name="T2">Business tier</text:span></text:p>
              <text:p text:style-name="P4"><text:span text:style-name="T2">10.0.2.0/24</text:span></text:p>
            </draw:text-box>
          </draw:frame>
        </draw:g>
        <draw:g>
          <draw:polyline draw:style-name="gr11" draw:text-style-name="P2" draw:layer="layout" svg:width="3.636cm" svg:height="10.753cm" svg:x="49.141cm" svg:y="5.736cm" svg:viewBox="0 0 3637 10754" draw:points="3637,10754 3637,0 0,0">
            <text:p/>
          </draw:polyline>
          <draw:frame draw:style-name="gr53" draw:text-style-name="P2" draw:layer="layout" svg:width="3.636cm" svg:height="10.753cm" svg:x="49.141cm" svg:y="5.736cm">
            <draw:text-box>
              <text:p text:style-name="P7"><text:span text:style-name="T2">Availability set</text:span></text:p>
            </draw:text-box>
          </draw:frame>
        </draw:g>
        <draw:path draw:style-name="gr11" draw:text-style-name="P2" draw:layer="layout" svg:width="2.315cm" svg:height="2.315cm" svg:x="46.15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47.308cm" svg:y="11.791cm" svg:viewBox="0 0 0 0" draw:points="0,0">
          <text:p/>
        </draw:polygon>
        <draw:path draw:style-name="gr3" draw:text-style-name="P3" draw:layer="layout" svg:width="1.151cm" svg:height="0.804cm" svg:x="50.433cm" svg:y="11.391cm" svg:viewBox="0 0 1152 805" svg:d="M0 805h1152v-805h-1152zM829 570l-216 131v-261l216-130zM593 142l217 132-215 129-219-130zM356 309l216 130v262l-216-131z">
          <text:p/>
        </draw:path>
        <draw:path draw:style-name="gr3" draw:text-style-name="P3" draw:layer="layout" svg:width="3.048cm" svg:height="2.54cm" svg:x="49.435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0.433cm" svg:y="8.534cm" svg:viewBox="0 0 1152 805" svg:d="M0 805h1152v-805h-1152zM829 570l-216 131v-261l216-130zM593 142l217 132-215 129-219-130zM356 309l216 130v262l-216-131z">
          <text:p/>
        </draw:path>
        <draw:path draw:style-name="gr3" draw:text-style-name="P3" draw:layer="layout" svg:width="3.048cm" svg:height="2.54cm" svg:x="49.435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0.433cm" svg:y="14.249cm" svg:viewBox="0 0 1152 805" svg:d="M0 805h1152v-805h-1152zM829 570l-216 131v-261l216-130zM593 142l217 132-215 129-219-130zM356 309l216 130v262l-216-131z">
          <text:p/>
        </draw:path>
        <draw:path draw:style-name="gr3" draw:text-style-name="P3" draw:layer="layout" svg:width="3.048cm" svg:height="2.54cm" svg:x="49.435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48.578cm" svg:y1="12.065cm" svg:x2="49.277cm" svg:y2="12.065cm">
          <text:p/>
        </draw:line>
        <draw:g>
          <draw:path draw:style-name="gr3" draw:text-style-name="P3" draw:layer="layout" svg:width="1.653cm" svg:height="2.133cm" svg:x="46.005cm" svg:y="5.805cm" svg:viewBox="0 0 1654 2134" svg:d="M1545 841h-108v-200l-636-641-584 841h-109l-108 1185 1545 108 109-1184zM910 1476v447h-160v-447zM1236 841h-818v-200l434-453z">
            <text:p/>
          </draw:path>
          <draw:path draw:style-name="gr11" draw:text-style-name="P2" draw:layer="layout" svg:width="1.653cm" svg:height="2.133cm" svg:x="46.005cm" svg:y="5.805cm" svg:viewBox="0 0 1654 2134" svg:d="M1545 841h-108v-200l-636-641-584 841h-109l-108 1185 1545 108 109-1184zM910 1476v447h-160v-447zM1236 841h-818v-200l434-453z">
            <text:p/>
          </draw:path>
        </draw:g>
        <draw:polygon draw:style-name="gr3" draw:text-style-name="P3" draw:layer="layout" svg:width="1.161cm" svg:height="1.118cm" svg:x="46.251cm" svg:y="6.777cm" svg:viewBox="0 0 1162 1119" draw:points="0,1119 1162,1119 1162,0 0,0">
          <text:p/>
        </draw:polygon>
        <draw:frame draw:style-name="gr12" draw:text-style-name="P2" draw:layer="layout" svg:width="1.653cm" svg:height="1.299cm" svg:x="46.005cm" svg:y="6.675cm">
          <draw:text-box>
            <text:p text:style-name="P7"><text:span text:style-name="T3">NSG</text:span></text:p>
          </draw:text-box>
        </draw:frame>
        <draw:g>
          <draw:g>
            <draw:polygon draw:style-name="gr5" draw:text-style-name="P5" draw:layer="layout" svg:width="7.62cm" svg:height="11.43cm" svg:x="54.451cm" svg:y="5.398cm" svg:viewBox="0 0 7621 11431" draw:points="0,11431 7621,11431 7621,0 0,0">
              <text:p/>
            </draw:polygon>
            <draw:polygon draw:style-name="gr6" draw:text-style-name="P2" draw:layer="layout" svg:width="7.62cm" svg:height="11.43cm" svg:x="54.451cm" svg:y="5.398cm" svg:viewBox="0 0 7621 11431" draw:points="0,11431 7621,11431 7621,0 0,0">
              <text:p/>
            </draw:polygon>
          </draw:g>
          <draw:frame draw:style-name="gr7" draw:text-style-name="P2" draw:layer="layout" svg:width="7.62cm" svg:height="2.315cm" svg:x="54.451cm" svg:y="3.704cm">
            <draw:text-box>
              <text:p text:style-name="P4"><text:span text:style-name="T2">Data tier</text:span></text:p>
              <text:p text:style-name="P4"><text:span text:style-name="T2">10.0.3.0/24</text:span></text:p>
            </draw:text-box>
          </draw:frame>
        </draw:g>
        <draw:g>
          <draw:polyline draw:style-name="gr11" draw:text-style-name="P2" draw:layer="layout" svg:width="3.636cm" svg:height="10.753cm" svg:x="58.031cm" svg:y="5.736cm" svg:viewBox="0 0 3637 10754" draw:points="3637,10754 3637,0 0,0">
            <text:p/>
          </draw:polyline>
          <draw:frame draw:style-name="gr53" draw:text-style-name="P2" draw:layer="layout" svg:width="3.636cm" svg:height="10.753cm" svg:x="58.031cm" svg:y="5.736cm">
            <draw:text-box>
              <text:p text:style-name="P7"><text:span text:style-name="T2">Availability set</text:span></text:p>
            </draw:text-box>
          </draw:frame>
        </draw:g>
        <draw:path draw:style-name="gr11" draw:text-style-name="P2" draw:layer="layout" svg:width="2.315cm" svg:height="2.315cm" svg:x="55.04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56.198cm" svg:y="11.791cm" svg:viewBox="0 0 0 0" draw:points="0,0">
          <text:p/>
        </draw:polygon>
        <draw:path draw:style-name="gr3" draw:text-style-name="P3" draw:layer="layout" svg:width="1.151cm" svg:height="0.804cm" svg:x="59.323cm" svg:y="11.391cm" svg:viewBox="0 0 1152 805" svg:d="M0 805h1152v-805h-1152zM829 570l-216 131v-261l216-130zM593 142l217 132-215 129-219-130zM356 309l216 130v262l-216-131z">
          <text:p/>
        </draw:path>
        <draw:path draw:style-name="gr3" draw:text-style-name="P3" draw:layer="layout" svg:width="3.048cm" svg:height="2.54cm" svg:x="58.325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9.323cm" svg:y="8.534cm" svg:viewBox="0 0 1152 805" svg:d="M0 805h1152v-805h-1152zM829 570l-216 131v-261l216-130zM593 142l217 132-215 129-219-130zM356 309l216 130v262l-216-131z">
          <text:p/>
        </draw:path>
        <draw:path draw:style-name="gr3" draw:text-style-name="P3" draw:layer="layout" svg:width="3.048cm" svg:height="2.54cm" svg:x="58.325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9.323cm" svg:y="14.249cm" svg:viewBox="0 0 1152 805" svg:d="M0 805h1152v-805h-1152zM829 570l-216 131v-261l216-130zM593 142l217 132-215 129-219-130zM356 309l216 130v262l-216-131z">
          <text:p/>
        </draw:path>
        <draw:path draw:style-name="gr3" draw:text-style-name="P3" draw:layer="layout" svg:width="3.048cm" svg:height="2.54cm" svg:x="58.325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7.468cm" svg:y1="12.065cm" svg:x2="58.167cm" svg:y2="12.065cm">
          <text:p/>
        </draw:line>
        <draw:g>
          <draw:path draw:style-name="gr3" draw:text-style-name="P3" draw:layer="layout" svg:width="1.653cm" svg:height="2.133cm" svg:x="54.895cm" svg:y="5.805cm" svg:viewBox="0 0 1654 2134" svg:d="M1545 841h-108v-200l-636-641-584 841h-109l-108 1185 1545 108 109-1184zM910 1476v447h-160v-447zM1236 841h-818v-200l434-453z">
            <text:p/>
          </draw:path>
          <draw:path draw:style-name="gr11" draw:text-style-name="P2" draw:layer="layout" svg:width="1.653cm" svg:height="2.133cm" svg:x="54.895cm" svg:y="5.805cm" svg:viewBox="0 0 1654 2134" svg:d="M1545 841h-108v-200l-636-641-584 841h-109l-108 1185 1545 108 109-1184zM910 1476v447h-160v-447zM1236 841h-818v-200l434-453z">
            <text:p/>
          </draw:path>
        </draw:g>
        <draw:polygon draw:style-name="gr3" draw:text-style-name="P3" draw:layer="layout" svg:width="1.161cm" svg:height="1.118cm" svg:x="55.141cm" svg:y="6.777cm" svg:viewBox="0 0 1162 1119" draw:points="0,1119 1162,1119 1162,0 0,0">
          <text:p/>
        </draw:polygon>
        <draw:frame draw:style-name="gr12" draw:text-style-name="P2" draw:layer="layout" svg:width="1.653cm" svg:height="1.299cm" svg:x="54.895cm" svg:y="6.675cm">
          <draw:text-box>
            <text:p text:style-name="P7"><text:span text:style-name="T3">NSG</text:span></text:p>
          </draw:text-box>
        </draw:frame>
        <draw:line draw:style-name="gr13" draw:text-style-name="P2" draw:layer="layout" svg:x1="44.291cm" svg:y1="12.065cm" svg:x2="46.037cm" svg:y2="12.065cm">
          <text:p/>
        </draw:line>
        <draw:line draw:style-name="gr13" draw:text-style-name="P2" draw:layer="layout" svg:x1="53.181cm" svg:y1="12.065cm" svg:x2="54.927cm" svg:y2="12.065cm">
          <text:p/>
        </draw:line>
        <draw:line draw:style-name="gr13" draw:text-style-name="P2" draw:layer="layout" svg:x1="34.16cm" svg:y1="12.065cm" svg:x2="37.147cm" svg:y2="12.065cm">
          <text:p/>
        </draw:line>
        <draw:path draw:style-name="gr11" draw:text-style-name="P2" draw:layer="layout" svg:width="1.869cm" svg:height="0.62cm" svg:x="14.782cm" svg:y="10.519cm" svg:viewBox="0 0 1870 621" svg:d="M1780 0h-1691l-89 532 1780 89 90-533zM287 434zM718 434zM1151 434zM1582 434z">
          <text:p/>
        </draw:path>
        <draw:polygon draw:style-name="gr11" draw:text-style-name="P2" draw:layer="layout" svg:width="1.523cm" svg:height="0.434cm" svg:x="15.127cm" svg:y="9.899cm" svg:viewBox="0 0 1524 435" draw:points="1178,0 0,0 1524,435">
          <text:p/>
        </draw:polygon>
        <draw:polygon draw:style-name="gr11" draw:text-style-name="P2" draw:layer="layout" svg:width="0.441cm" svg:height="0.569cm" svg:x="16.546cm" svg:y="9.341cm" svg:viewBox="0 0 442 570" draw:points="357,197 357,548 442,439 442,0 101,0 16,109 289,109 0,482 67,570">
          <text:p/>
        </draw:polygon>
        <draw:polygon draw:style-name="gr11" draw:text-style-name="P2" draw:layer="layout" svg:width="0.441cm" svg:height="0.569cm" svg:x="16.546cm" svg:y="11.312cm" svg:viewBox="0 0 442 570" draw:points="357,373 357,21 442,131 442,570 101,570 16,460 289,460 0,87 67,0">
          <text:p/>
        </draw:polygon>
        <draw:polygon draw:style-name="gr11" draw:text-style-name="P2" draw:layer="layout" svg:width="0.44cm" svg:height="0.569cm" svg:x="14.494cm" svg:y="9.341cm" svg:viewBox="0 0 441 570" draw:points="84,197 84,548 0,439 0,0 339,0 424,109 152,109 441,482 373,570">
          <text:p/>
        </draw:polygon>
        <draw:polygon draw:style-name="gr11" draw:text-style-name="P2" draw:layer="layout" svg:width="0.44cm" svg:height="0.569cm" svg:x="14.446cm" svg:y="11.312cm" svg:viewBox="0 0 441 570" draw:points="84,373 84,21 0,131 339,570 424,460 152,460 441,87 373,0">
          <text:p/>
        </draw:polygon>
        <draw:frame draw:style-name="gr54" draw:text-style-name="P2" draw:layer="layout" svg:width="4.601cm" svg:height="2.602cm" svg:x="13.409cm" svg:y="7.583cm">
          <draw:text-box>
            <text:p text:style-name="P7"><text:span text:style-name="T6">Local edge routers</text:span></text:p>
          </draw:text-box>
        </draw:frame>
        <draw:path draw:style-name="gr11" draw:text-style-name="P2" draw:layer="layout" svg:width="1.869cm" svg:height="0.62cm" svg:x="14.782cm" svg:y="13.426cm" svg:viewBox="0 0 1870 621" svg:d="M1780 0h-1691l-89 532 1780 89 90-533zM287 434zM718 434zM1151 434zM1582 434z">
          <text:p/>
        </draw:path>
        <draw:polygon draw:style-name="gr11" draw:text-style-name="P2" draw:layer="layout" svg:width="1.523cm" svg:height="0.434cm" svg:x="15.127cm" svg:y="12.806cm" svg:viewBox="0 0 1524 435" draw:points="1178,0 0,0 1524,435">
          <text:p/>
        </draw:polygon>
        <draw:polygon draw:style-name="gr11" draw:text-style-name="P2" draw:layer="layout" svg:width="0.441cm" svg:height="0.569cm" svg:x="16.546cm" svg:y="12.249cm" svg:viewBox="0 0 442 570" draw:points="357,197 357,548 442,439 442,0 101,0 16,109 289,109 0,482 67,570">
          <text:p/>
        </draw:polygon>
        <draw:polygon draw:style-name="gr11" draw:text-style-name="P2" draw:layer="layout" svg:width="0.441cm" svg:height="0.569cm" svg:x="16.546cm" svg:y="14.219cm" svg:viewBox="0 0 442 570" draw:points="357,373 357,21 442,131 442,570 101,570 16,460 289,460 0,87 67,0">
          <text:p/>
        </draw:polygon>
        <draw:polygon draw:style-name="gr11" draw:text-style-name="P2" draw:layer="layout" svg:width="0.44cm" svg:height="0.569cm" svg:x="14.494cm" svg:y="12.249cm" svg:viewBox="0 0 441 570" draw:points="84,197 84,548 0,439 0,0 339,0 424,109 152,109 441,482 373,570">
          <text:p/>
        </draw:polygon>
        <draw:polygon draw:style-name="gr11" draw:text-style-name="P2" draw:layer="layout" svg:width="0.44cm" svg:height="0.569cm" svg:x="14.446cm" svg:y="14.219cm" svg:viewBox="0 0 441 570" draw:points="84,373 84,21 0,131 339,570 424,460 152,460 441,87 373,0">
          <text:p/>
        </draw:polygon>
        <draw:path draw:style-name="gr11" draw:text-style-name="P2" draw:layer="layout" svg:width="1.869cm" svg:height="0.62cm" svg:x="26.291cm" svg:y="10.519cm" svg:viewBox="0 0 1870 621" svg:d="M1780 0h-1691l-89 532 1780 89 90-533zM287 434zM718 434zM1151 434zM1582 434z">
          <text:p/>
        </draw:path>
        <draw:polygon draw:style-name="gr11" draw:text-style-name="P2" draw:layer="layout" svg:width="1.523cm" svg:height="0.434cm" svg:x="26.637cm" svg:y="9.899cm" svg:viewBox="0 0 1524 435" draw:points="1178,0 0,0 1524,435">
          <text:p/>
        </draw:polygon>
        <draw:polygon draw:style-name="gr11" draw:text-style-name="P2" draw:layer="layout" svg:width="0.441cm" svg:height="0.569cm" svg:x="28.055cm" svg:y="9.341cm" svg:viewBox="0 0 442 570" draw:points="357,197 357,548 442,439 442,0 101,0 16,109 289,109 0,482 67,570">
          <text:p/>
        </draw:polygon>
        <draw:polygon draw:style-name="gr11" draw:text-style-name="P2" draw:layer="layout" svg:width="0.441cm" svg:height="0.569cm" svg:x="28.055cm" svg:y="11.312cm" svg:viewBox="0 0 442 570" draw:points="357,373 357,21 442,131 442,570 101,570 16,460 289,460 0,87 67,0">
          <text:p/>
        </draw:polygon>
        <draw:polygon draw:style-name="gr11" draw:text-style-name="P2" draw:layer="layout" svg:width="0.44cm" svg:height="0.569cm" svg:x="26.004cm" svg:y="9.341cm" svg:viewBox="0 0 441 570" draw:points="84,197 84,548 0,439 0,0 339,0 424,109 152,109 441,482 373,570">
          <text:p/>
        </draw:polygon>
        <draw:polygon draw:style-name="gr11" draw:text-style-name="P2" draw:layer="layout" svg:width="0.44cm" svg:height="0.569cm" svg:x="25.956cm" svg:y="11.312cm" svg:viewBox="0 0 441 570" draw:points="84,373 84,21 0,131 339,570 424,460 152,460 441,87 373,0">
          <text:p/>
        </draw:polygon>
        <draw:frame draw:style-name="gr54" draw:text-style-name="P2" draw:layer="layout" svg:width="4.601cm" svg:height="2.602cm" svg:x="24.919cm" svg:y="7.583cm">
          <draw:text-box>
            <text:p text:style-name="P7"><text:span text:style-name="T6">Microsoft edge routers</text:span></text:p>
          </draw:text-box>
        </draw:frame>
        <draw:path draw:style-name="gr11" draw:text-style-name="P2" draw:layer="layout" svg:width="1.869cm" svg:height="0.62cm" svg:x="26.291cm" svg:y="13.426cm" svg:viewBox="0 0 1870 621" svg:d="M1780 0h-1691l-89 532 1780 89 90-533zM287 434zM718 434zM1151 434zM1582 434z">
          <text:p/>
        </draw:path>
        <draw:polygon draw:style-name="gr11" draw:text-style-name="P2" draw:layer="layout" svg:width="1.523cm" svg:height="0.434cm" svg:x="26.637cm" svg:y="12.806cm" svg:viewBox="0 0 1524 435" draw:points="1178,0 0,0 1524,435">
          <text:p/>
        </draw:polygon>
        <draw:polygon draw:style-name="gr11" draw:text-style-name="P2" draw:layer="layout" svg:width="0.441cm" svg:height="0.569cm" svg:x="28.055cm" svg:y="12.249cm" svg:viewBox="0 0 442 570" draw:points="357,197 357,548 442,439 442,0 101,0 16,109 289,109 0,482 67,570">
          <text:p/>
        </draw:polygon>
        <draw:polygon draw:style-name="gr11" draw:text-style-name="P2" draw:layer="layout" svg:width="0.441cm" svg:height="0.569cm" svg:x="28.055cm" svg:y="14.219cm" svg:viewBox="0 0 442 570" draw:points="357,373 357,21 442,131 442,570 101,570 16,460 289,460 0,87 67,0">
          <text:p/>
        </draw:polygon>
        <draw:polygon draw:style-name="gr11" draw:text-style-name="P2" draw:layer="layout" svg:width="0.44cm" svg:height="0.569cm" svg:x="26.004cm" svg:y="12.249cm" svg:viewBox="0 0 441 570" draw:points="84,197 84,548 0,439 0,0 339,0 424,109 152,109 441,482 373,570">
          <text:p/>
        </draw:polygon>
        <draw:polygon draw:style-name="gr11" draw:text-style-name="P2" draw:layer="layout" svg:width="0.44cm" svg:height="0.569cm" svg:x="25.956cm" svg:y="14.219cm" svg:viewBox="0 0 441 570" draw:points="84,373 84,21 0,131 339,570 424,460 152,460 441,87 373,0">
          <text:p/>
        </draw:polygon>
        <draw:g>
          <draw:line draw:style-name="gr55" draw:text-style-name="P2" draw:layer="layout" svg:x1="16.986cm" svg:y1="12.065cm" svg:x2="25.955cm" svg:y2="12.065cm">
            <text:p/>
          </draw:line>
          <draw:frame draw:style-name="gr56" draw:text-style-name="P2" draw:layer="layout" svg:width="4.193cm" svg:height="2.315cm" svg:x="19.375cm" svg:y="12.452cm">
            <draw:text-box>
              <text:p text:style-name="P7"><text:span text:style-name="T4">ExpressRoute</text:span></text:p>
              <text:p text:style-name="P7"><text:span text:style-name="T4">circuit</text:span></text:p>
            </draw:text-box>
          </draw:frame>
        </draw:g>
        <draw:g>
          <draw:path draw:style-name="gr3" draw:text-style-name="P3" draw:layer="layout" svg:width="2.54cm" svg:height="1.556cm" svg:x="20.201cm" svg:y="9.355cm" svg:viewBox="0 0 2541 1557" svg:d="M2256 984c-43 0-84 10-120 27l-606-607c17-36 27-77 27-120 0-157-128-284-285-284-158 0-286 127-286 284 0 43 10 84 27 120l-609 610c-36-17-77-27-120-27-157 0-284 128-284 285s127 285 284 285c123 0 227-78 267-186h1439c41 107 144 183 266 183 157 0 285-128 285-285s-128-285-285-285zM284 1365c-51 0-93-42-93-93s42-93 93-93c52 0 93 42 93 93s-41 93-93 93zM1272 191c51 0 93 42 93 93 0 52-42 93-93 93-52 0-94-41-94-93 0-51 41-93 94-93zM1987 1175h-1435c-3-8-6-15-10-22l610-611c36 17 76 27 120 27 43 0 83-10 120-27l606 607c-4 9-8 17-11 26zM2256 1362c-52 0-93-42-93-93s41-93 93-93c51 0 93 42 93 93s-42 93-93 93z">
            <text:p/>
          </draw:path>
          <draw:frame draw:style-name="gr29" draw:text-style-name="P2" draw:layer="layout" svg:width="4.788cm" svg:height="2.095cm" svg:x="19.077cm" svg:y="11.022cm">
            <draw:text-box>
              <text:p text:style-name="P7"><text:span text:style-name="T9">ExpressRoute</text:span></text:p>
            </draw:text-box>
          </draw:frame>
        </draw:g>
        <draw:line draw:style-name="gr13" draw:text-style-name="P2" draw:layer="layout" svg:x1="28.496cm" svg:y1="12.065cm" svg:x2="31.562cm" svg:y2="12.065cm">
          <text:p/>
        </draw:line>
      </draw:page>
      <draw:page draw:name="Hybrid network - ER-VPN" draw:style-name="dp1" draw:master-page-name="PM9">
        <draw:polygon draw:style-name="gr1" draw:text-style-name="P1" draw:layer="layout" svg:width="34.112cm" svg:height="24.073cm" svg:x="29.051cm" svg:y="0.635cm" svg:viewBox="0 0 34113 24074" draw:points="0,24074 34113,24074 34113,0 0,0">
          <text:p/>
        </draw:polygon>
        <draw:polygon draw:style-name="gr2" draw:text-style-name="P2" draw:layer="layout" svg:width="32.842cm" svg:height="20.898cm" svg:x="29.686cm" svg:y="3.175cm" svg:viewBox="0 0 32843 20899" draw:points="0,20899 32843,20899 32843,0 0,0">
          <text:p/>
        </draw:polygon>
        <draw:path draw:style-name="gr3" draw:text-style-name="P3" draw:layer="layout" svg:width="1.732cm" svg:height="1.299cm" svg:x="29.68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30.248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32.507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8.048cm" svg:x="30.321cm" svg:y="5.398cm" svg:viewBox="0 0 5081 18049" draw:points="0,18049 5081,18049 5081,0 0,0">
              <text:p/>
            </draw:polygon>
            <draw:polygon draw:style-name="gr6" draw:text-style-name="P2" draw:layer="layout" svg:width="5.08cm" svg:height="18.048cm" svg:x="30.321cm" svg:y="5.398cm" svg:viewBox="0 0 5081 18049" draw:points="0,18049 5081,18049 5081,0 0,0">
              <text:p/>
            </draw:polygon>
          </draw:g>
          <draw:frame draw:style-name="gr57" draw:text-style-name="P2" draw:layer="layout" svg:width="5.08cm" svg:height="2.674cm" svg:x="30.321cm" svg:y="2.724cm">
            <draw:text-box>
              <text:p text:style-name="P4"><text:span text:style-name="T2">Gateway subnet</text:span></text:p>
              <text:p text:style-name="P4"><text:span text:style-name="T2">10.0.255.224/27</text:span></text:p>
            </draw:text-box>
          </draw:frame>
        </draw:g>
        <draw:g>
          <draw:path draw:style-name="gr33" draw:text-style-name="P9" draw:layer="layout" svg:width="2.54cm" svg:height="2.54cm" svg:x="31.591cm" svg:y="10.795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0.09cm" svg:y="9.842cm">
            <draw:text-box>
              <text:p text:style-name="P7"><text:span text:style-name="T8">ER Gateway</text:span></text:p>
            </draw:text-box>
          </draw:frame>
        </draw:g>
        <draw:g>
          <draw:g>
            <draw:polygon draw:style-name="gr5" draw:text-style-name="P5" draw:layer="layout" svg:width="7.62cm" svg:height="5.08cm" svg:x="36.671cm" svg:y="18.415cm" svg:viewBox="0 0 7621 5081" draw:points="0,5081 7621,5081 7621,0 0,0">
              <text:p/>
            </draw:polygon>
            <draw:polygon draw:style-name="gr6" draw:text-style-name="P2" draw:layer="layout" svg:width="7.62cm" svg:height="5.08cm" svg:x="36.671cm" svg:y="18.415cm" svg:viewBox="0 0 7621 5081" draw:points="0,5081 7621,5081 7621,0 0,0">
              <text:p/>
            </draw:polygon>
          </draw:g>
          <draw:frame draw:style-name="gr8" draw:text-style-name="P2" draw:layer="layout" svg:width="7.62cm" svg:height="2.315cm" svg:x="36.67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37.148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38.169cm" svg:y="19.43cm" svg:viewBox="0 0 946 600" draw:points="946,296 472,0 0,296 0,303 472,600 946,303">
          <text:p/>
        </draw:polygon>
        <draw:polygon draw:style-name="gr3" draw:text-style-name="P3" draw:layer="layout" svg:width="0.473cm" svg:height="0.88cm" svg:x="38.69cm" svg:y="19.821cm" svg:viewBox="0 0 474 881" draw:points="0,295 0,881 474,585 474,0">
          <text:p/>
        </draw:polygon>
        <draw:polygon draw:style-name="gr3" draw:text-style-name="P3" draw:layer="layout" svg:width="0.473cm" svg:height="0.88cm" svg:x="38.121cm" svg:y="19.821cm" svg:viewBox="0 0 474 881" draw:points="474,295 0,0 0,585 474,881">
          <text:p/>
        </draw:polygon>
        <draw:frame draw:style-name="gr36" draw:text-style-name="P2" draw:layer="layout" svg:width="6.954cm" svg:height="3.048cm" svg:x="35.194cm" svg:y="22.48cm">
          <draw:text-box>
            <text:p text:style-name="P7"><text:span text:style-name="T1">Jump box</text:span></text:p>
          </draw:text-box>
        </draw:frame>
        <draw:g>
          <draw:path draw:style-name="gr3" draw:text-style-name="P3" draw:layer="layout" svg:width="1.653cm" svg:height="2.133cm" svg:x="42.162cm" svg:y="18.876cm" svg:viewBox="0 0 1654 2134" svg:d="M1545 841h-108v-200l-636-641-584 841h-109l-108 1185 1545 108 109-1184zM910 1476v447h-160v-447zM1236 841h-818v-200l434-453z">
            <text:p/>
          </draw:path>
          <draw:path draw:style-name="gr11" draw:text-style-name="P2" draw:layer="layout" svg:width="1.653cm" svg:height="2.133cm" svg:x="42.162cm" svg:y="18.876cm" svg:viewBox="0 0 1654 2134" svg:d="M1545 841h-108v-200l-636-641-584 841h-109l-108 1185 1545 108 109-1184zM910 1476v447h-160v-447zM1236 841h-818v-200l434-453z">
            <text:p/>
          </draw:path>
        </draw:g>
        <draw:polygon draw:style-name="gr3" draw:text-style-name="P3" draw:layer="layout" svg:width="1.161cm" svg:height="1.118cm" svg:x="42.409cm" svg:y="19.848cm" svg:viewBox="0 0 1162 1119" draw:points="0,1119 1162,1119 1162,0 0,0">
          <text:p/>
        </draw:polygon>
        <draw:frame draw:style-name="gr12" draw:text-style-name="P2" draw:layer="layout" svg:width="1.653cm" svg:height="1.299cm" svg:x="42.162cm" svg:y="19.746cm">
          <draw:text-box>
            <text:p text:style-name="P7"><text:span text:style-name="T3">NSG</text:span></text:p>
          </draw:text-box>
        </draw:frame>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10.795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9.842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5 0h-2700c-92 0-165 88-165 188v2039c0 99 73 187 165 187h2700c92 0 184-88 184-187v-2039c0-100-92-188-184-188zM2815 254v1905h-2581v-1905l2588-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5 0h-2700c-92 0-165 88-165 188v2039c0 99 73 187 165 187h2700c92 0 184-88 184-187v-2039c0-100-92-188-184-188zM2815 254v1905h-2581v-1905l2588-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5 0h-2700c-92 0-165 88-165 188v2039c0 99 73 187 165 187h2700c92 0 184-88 184-187v-2039c0-100-92-188-184-188zM2815 254v1905h-2581v-1905l2588-5z">
          <text:p/>
        </draw:path>
        <draw:line draw:style-name="gr49" draw:text-style-name="P2" draw:layer="layout" svg:x1="11.78cm" svg:y1="12.065cm" svg:x2="14.446cm" svg:y2="12.065cm">
          <text:p/>
        </draw:line>
        <draw:line draw:style-name="gr13" draw:text-style-name="P2" draw:layer="layout" svg:x1="35.401cm" svg:y1="20.93cm" svg:x2="36.671cm" svg:y2="20.93cm">
          <text:p/>
        </draw:line>
        <draw:g>
          <draw:g>
            <draw:polygon draw:style-name="gr5" draw:text-style-name="P5" draw:layer="layout" svg:width="7.62cm" svg:height="11.43cm" svg:x="36.671cm" svg:y="5.398cm" svg:viewBox="0 0 7621 11431" draw:points="0,11431 7621,11431 7621,0 0,0">
              <text:p/>
            </draw:polygon>
            <draw:polygon draw:style-name="gr6" draw:text-style-name="P2" draw:layer="layout" svg:width="7.62cm" svg:height="11.43cm" svg:x="36.671cm" svg:y="5.398cm" svg:viewBox="0 0 7621 11431" draw:points="0,11431 7621,11431 7621,0 0,0">
              <text:p/>
            </draw:polygon>
          </draw:g>
          <draw:frame draw:style-name="gr7" draw:text-style-name="P2" draw:layer="layout" svg:width="7.62cm" svg:height="2.315cm" svg:x="36.671cm" svg:y="3.704cm">
            <draw:text-box>
              <text:p text:style-name="P4"><text:span text:style-name="T2">Web tier</text:span></text:p>
              <text:p text:style-name="P4"><text:span text:style-name="T2">10.0.1.0/24</text:span></text:p>
            </draw:text-box>
          </draw:frame>
        </draw:g>
        <draw:g>
          <draw:polyline draw:style-name="gr11" draw:text-style-name="P2" draw:layer="layout" svg:width="3.636cm" svg:height="10.753cm" svg:x="40.251cm" svg:y="5.736cm" svg:viewBox="0 0 3637 10754" draw:points="3637,10754 3637,0 0,0">
            <text:p/>
          </draw:polyline>
          <draw:frame draw:style-name="gr53" draw:text-style-name="P2" draw:layer="layout" svg:width="3.636cm" svg:height="10.753cm" svg:x="40.251cm" svg:y="5.736cm">
            <draw:text-box>
              <text:p text:style-name="P7"><text:span text:style-name="T2">Availability set</text:span></text:p>
            </draw:text-box>
          </draw:frame>
        </draw:g>
        <draw:path draw:style-name="gr11" draw:text-style-name="P2" draw:layer="layout" svg:width="2.315cm" svg:height="2.315cm" svg:x="37.26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38.418cm" svg:y="11.791cm" svg:viewBox="0 0 0 0" draw:points="0,0">
          <text:p/>
        </draw:polygon>
        <draw:path draw:style-name="gr3" draw:text-style-name="P3" draw:layer="layout" svg:width="1.151cm" svg:height="0.804cm" svg:x="41.543cm" svg:y="11.391cm" svg:viewBox="0 0 1152 805" svg:d="M0 805h1152v-805h-1152zM829 570l-216 131v-261l216-130zM593 142l217 132-215 129-219-130zM356 309l216 130v262l-216-131z">
          <text:p/>
        </draw:path>
        <draw:path draw:style-name="gr3" draw:text-style-name="P3" draw:layer="layout" svg:width="3.048cm" svg:height="2.54cm" svg:x="40.545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1.543cm" svg:y="8.534cm" svg:viewBox="0 0 1152 805" svg:d="M0 805h1152v-805h-1152zM829 570l-216 131v-261l216-130zM593 142l217 132-215 129-219-130zM356 309l216 130v262l-216-131z">
          <text:p/>
        </draw:path>
        <draw:path draw:style-name="gr3" draw:text-style-name="P3" draw:layer="layout" svg:width="3.048cm" svg:height="2.54cm" svg:x="40.545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1.543cm" svg:y="14.249cm" svg:viewBox="0 0 1152 805" svg:d="M0 805h1152v-805h-1152zM829 570l-216 131v-261l216-130zM593 142l217 132-215 129-219-130zM356 309l216 130v262l-216-131z">
          <text:p/>
        </draw:path>
        <draw:path draw:style-name="gr3" draw:text-style-name="P3" draw:layer="layout" svg:width="3.048cm" svg:height="2.54cm" svg:x="40.545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39.688cm" svg:y1="12.065cm" svg:x2="40.387cm" svg:y2="12.065cm">
          <text:p/>
        </draw:line>
        <draw:g>
          <draw:path draw:style-name="gr3" draw:text-style-name="P3" draw:layer="layout" svg:width="1.653cm" svg:height="2.133cm" svg:x="37.115cm" svg:y="5.805cm" svg:viewBox="0 0 1654 2134" svg:d="M1545 841h-108v-200l-636-641-584 841h-109l-108 1185 1545 108 109-1184zM910 1476v447h-160v-447zM1236 841h-818v-200l434-453z">
            <text:p/>
          </draw:path>
          <draw:path draw:style-name="gr11" draw:text-style-name="P2" draw:layer="layout" svg:width="1.653cm" svg:height="2.133cm" svg:x="37.115cm" svg:y="5.805cm" svg:viewBox="0 0 1654 2134" svg:d="M1545 841h-108v-200l-636-641-584 841h-109l-108 1185 1545 108 109-1184zM910 1476v447h-160v-447zM1236 841h-818v-200l434-453z">
            <text:p/>
          </draw:path>
        </draw:g>
        <draw:polygon draw:style-name="gr3" draw:text-style-name="P3" draw:layer="layout" svg:width="1.161cm" svg:height="1.118cm" svg:x="37.361cm" svg:y="6.777cm" svg:viewBox="0 0 1162 1119" draw:points="0,1119 1162,1119 1162,0 0,0">
          <text:p/>
        </draw:polygon>
        <draw:frame draw:style-name="gr12" draw:text-style-name="P2" draw:layer="layout" svg:width="1.653cm" svg:height="1.299cm" svg:x="37.115cm" svg:y="6.675cm">
          <draw:text-box>
            <text:p text:style-name="P7"><text:span text:style-name="T3">NSG</text:span></text:p>
          </draw:text-box>
        </draw:frame>
        <draw:g>
          <draw:g>
            <draw:polygon draw:style-name="gr5" draw:text-style-name="P5" draw:layer="layout" svg:width="7.62cm" svg:height="11.43cm" svg:x="45.561cm" svg:y="5.398cm" svg:viewBox="0 0 7621 11431" draw:points="0,11431 7621,11431 7621,0 0,0">
              <text:p/>
            </draw:polygon>
            <draw:polygon draw:style-name="gr6" draw:text-style-name="P2" draw:layer="layout" svg:width="7.62cm" svg:height="11.43cm" svg:x="45.561cm" svg:y="5.398cm" svg:viewBox="0 0 7621 11431" draw:points="0,11431 7621,11431 7621,0 0,0">
              <text:p/>
            </draw:polygon>
          </draw:g>
          <draw:frame draw:style-name="gr7" draw:text-style-name="P2" draw:layer="layout" svg:width="7.62cm" svg:height="2.315cm" svg:x="45.561cm" svg:y="3.704cm">
            <draw:text-box>
              <text:p text:style-name="P4"><text:span text:style-name="T2">Business tier</text:span></text:p>
              <text:p text:style-name="P4"><text:span text:style-name="T2">10.0.2.0/24</text:span></text:p>
            </draw:text-box>
          </draw:frame>
        </draw:g>
        <draw:g>
          <draw:polyline draw:style-name="gr11" draw:text-style-name="P2" draw:layer="layout" svg:width="3.636cm" svg:height="10.753cm" svg:x="49.141cm" svg:y="5.736cm" svg:viewBox="0 0 3637 10754" draw:points="3637,10754 3637,0 0,0">
            <text:p/>
          </draw:polyline>
          <draw:frame draw:style-name="gr53" draw:text-style-name="P2" draw:layer="layout" svg:width="3.636cm" svg:height="10.753cm" svg:x="49.141cm" svg:y="5.736cm">
            <draw:text-box>
              <text:p text:style-name="P7"><text:span text:style-name="T2">Availability set</text:span></text:p>
            </draw:text-box>
          </draw:frame>
        </draw:g>
        <draw:path draw:style-name="gr11" draw:text-style-name="P2" draw:layer="layout" svg:width="2.315cm" svg:height="2.315cm" svg:x="46.15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47.308cm" svg:y="11.791cm" svg:viewBox="0 0 0 0" draw:points="0,0">
          <text:p/>
        </draw:polygon>
        <draw:path draw:style-name="gr3" draw:text-style-name="P3" draw:layer="layout" svg:width="1.151cm" svg:height="0.804cm" svg:x="50.433cm" svg:y="11.391cm" svg:viewBox="0 0 1152 805" svg:d="M0 805h1152v-805h-1152zM829 570l-216 131v-261l216-130zM593 142l217 132-215 129-219-130zM356 309l216 130v262l-216-131z">
          <text:p/>
        </draw:path>
        <draw:path draw:style-name="gr3" draw:text-style-name="P3" draw:layer="layout" svg:width="3.048cm" svg:height="2.54cm" svg:x="49.435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0.433cm" svg:y="8.534cm" svg:viewBox="0 0 1152 805" svg:d="M0 805h1152v-805h-1152zM829 570l-216 131v-261l216-130zM593 142l217 132-215 129-219-130zM356 309l216 130v262l-216-131z">
          <text:p/>
        </draw:path>
        <draw:path draw:style-name="gr3" draw:text-style-name="P3" draw:layer="layout" svg:width="3.048cm" svg:height="2.54cm" svg:x="49.435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0.433cm" svg:y="14.249cm" svg:viewBox="0 0 1152 805" svg:d="M0 805h1152v-805h-1152zM829 570l-216 131v-261l216-130zM593 142l217 132-215 129-219-130zM356 309l216 130v262l-216-131z">
          <text:p/>
        </draw:path>
        <draw:path draw:style-name="gr3" draw:text-style-name="P3" draw:layer="layout" svg:width="3.048cm" svg:height="2.54cm" svg:x="49.435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48.578cm" svg:y1="12.065cm" svg:x2="49.277cm" svg:y2="12.065cm">
          <text:p/>
        </draw:line>
        <draw:g>
          <draw:path draw:style-name="gr3" draw:text-style-name="P3" draw:layer="layout" svg:width="1.653cm" svg:height="2.133cm" svg:x="46.005cm" svg:y="5.805cm" svg:viewBox="0 0 1654 2134" svg:d="M1545 841h-108v-200l-636-641-584 841h-109l-108 1185 1545 108 109-1184zM910 1476v447h-160v-447zM1236 841h-818v-200l434-453z">
            <text:p/>
          </draw:path>
          <draw:path draw:style-name="gr11" draw:text-style-name="P2" draw:layer="layout" svg:width="1.653cm" svg:height="2.133cm" svg:x="46.005cm" svg:y="5.805cm" svg:viewBox="0 0 1654 2134" svg:d="M1545 841h-108v-200l-636-641-584 841h-109l-108 1185 1545 108 109-1184zM910 1476v447h-160v-447zM1236 841h-818v-200l434-453z">
            <text:p/>
          </draw:path>
        </draw:g>
        <draw:polygon draw:style-name="gr3" draw:text-style-name="P3" draw:layer="layout" svg:width="1.161cm" svg:height="1.118cm" svg:x="46.251cm" svg:y="6.777cm" svg:viewBox="0 0 1162 1119" draw:points="0,1119 1162,1119 1162,0 0,0">
          <text:p/>
        </draw:polygon>
        <draw:frame draw:style-name="gr12" draw:text-style-name="P2" draw:layer="layout" svg:width="1.653cm" svg:height="1.299cm" svg:x="46.005cm" svg:y="6.675cm">
          <draw:text-box>
            <text:p text:style-name="P7"><text:span text:style-name="T3">NSG</text:span></text:p>
          </draw:text-box>
        </draw:frame>
        <draw:g>
          <draw:g>
            <draw:polygon draw:style-name="gr5" draw:text-style-name="P5" draw:layer="layout" svg:width="7.62cm" svg:height="11.43cm" svg:x="54.451cm" svg:y="5.398cm" svg:viewBox="0 0 7621 11431" draw:points="0,11431 7621,11431 7621,0 0,0">
              <text:p/>
            </draw:polygon>
            <draw:polygon draw:style-name="gr6" draw:text-style-name="P2" draw:layer="layout" svg:width="7.62cm" svg:height="11.43cm" svg:x="54.451cm" svg:y="5.398cm" svg:viewBox="0 0 7621 11431" draw:points="0,11431 7621,11431 7621,0 0,0">
              <text:p/>
            </draw:polygon>
          </draw:g>
          <draw:frame draw:style-name="gr7" draw:text-style-name="P2" draw:layer="layout" svg:width="7.62cm" svg:height="2.315cm" svg:x="54.451cm" svg:y="3.704cm">
            <draw:text-box>
              <text:p text:style-name="P4"><text:span text:style-name="T2">Data tier</text:span></text:p>
              <text:p text:style-name="P4"><text:span text:style-name="T2">10.0.3.0/24</text:span></text:p>
            </draw:text-box>
          </draw:frame>
        </draw:g>
        <draw:g>
          <draw:polyline draw:style-name="gr11" draw:text-style-name="P2" draw:layer="layout" svg:width="3.636cm" svg:height="10.753cm" svg:x="58.031cm" svg:y="5.736cm" svg:viewBox="0 0 3637 10754" draw:points="3637,10754 3637,0 0,0">
            <text:p/>
          </draw:polyline>
          <draw:frame draw:style-name="gr53" draw:text-style-name="P2" draw:layer="layout" svg:width="3.636cm" svg:height="10.753cm" svg:x="58.031cm" svg:y="5.736cm">
            <draw:text-box>
              <text:p text:style-name="P7"><text:span text:style-name="T2">Availability set</text:span></text:p>
            </draw:text-box>
          </draw:frame>
        </draw:g>
        <draw:path draw:style-name="gr11" draw:text-style-name="P2" draw:layer="layout" svg:width="2.315cm" svg:height="2.315cm" svg:x="55.04cm" svg:y="10.912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56.198cm" svg:y="11.791cm" svg:viewBox="0 0 0 0" draw:points="0,0">
          <text:p/>
        </draw:polygon>
        <draw:path draw:style-name="gr3" draw:text-style-name="P3" draw:layer="layout" svg:width="1.151cm" svg:height="0.804cm" svg:x="59.323cm" svg:y="11.391cm" svg:viewBox="0 0 1152 805" svg:d="M0 805h1152v-805h-1152zM829 570l-216 131v-261l216-130zM593 142l217 132-215 129-219-130zM356 309l216 130v262l-216-131z">
          <text:p/>
        </draw:path>
        <draw:path draw:style-name="gr3" draw:text-style-name="P3" draw:layer="layout" svg:width="3.048cm" svg:height="2.54cm" svg:x="58.325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9.323cm" svg:y="8.534cm" svg:viewBox="0 0 1152 805" svg:d="M0 805h1152v-805h-1152zM829 570l-216 131v-261l216-130zM593 142l217 132-215 129-219-130zM356 309l216 130v262l-216-131z">
          <text:p/>
        </draw:path>
        <draw:path draw:style-name="gr3" draw:text-style-name="P3" draw:layer="layout" svg:width="3.048cm" svg:height="2.54cm" svg:x="58.325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9.323cm" svg:y="14.249cm" svg:viewBox="0 0 1152 805" svg:d="M0 805h1152v-805h-1152zM829 570l-216 131v-261l216-130zM593 142l217 132-215 129-219-130zM356 309l216 130v262l-216-131z">
          <text:p/>
        </draw:path>
        <draw:path draw:style-name="gr3" draw:text-style-name="P3" draw:layer="layout" svg:width="3.048cm" svg:height="2.54cm" svg:x="58.325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7.468cm" svg:y1="12.065cm" svg:x2="58.167cm" svg:y2="12.065cm">
          <text:p/>
        </draw:line>
        <draw:g>
          <draw:path draw:style-name="gr3" draw:text-style-name="P3" draw:layer="layout" svg:width="1.653cm" svg:height="2.133cm" svg:x="54.895cm" svg:y="5.805cm" svg:viewBox="0 0 1654 2134" svg:d="M1545 841h-108v-200l-636-641-584 841h-109l-108 1185 1545 108 109-1184zM910 1476v447h-160v-447zM1236 841h-818v-200l434-453z">
            <text:p/>
          </draw:path>
          <draw:path draw:style-name="gr11" draw:text-style-name="P2" draw:layer="layout" svg:width="1.653cm" svg:height="2.133cm" svg:x="54.895cm" svg:y="5.805cm" svg:viewBox="0 0 1654 2134" svg:d="M1545 841h-108v-200l-636-641-584 841h-109l-108 1185 1545 108 109-1184zM910 1476v447h-160v-447zM1236 841h-818v-200l434-453z">
            <text:p/>
          </draw:path>
        </draw:g>
        <draw:polygon draw:style-name="gr3" draw:text-style-name="P3" draw:layer="layout" svg:width="1.161cm" svg:height="1.118cm" svg:x="55.141cm" svg:y="6.777cm" svg:viewBox="0 0 1162 1119" draw:points="0,1119 1162,1119 1162,0 0,0">
          <text:p/>
        </draw:polygon>
        <draw:frame draw:style-name="gr12" draw:text-style-name="P2" draw:layer="layout" svg:width="1.653cm" svg:height="1.299cm" svg:x="54.895cm" svg:y="6.675cm">
          <draw:text-box>
            <text:p text:style-name="P7"><text:span text:style-name="T3">NSG</text:span></text:p>
          </draw:text-box>
        </draw:frame>
        <draw:line draw:style-name="gr13" draw:text-style-name="P2" draw:layer="layout" svg:x1="44.291cm" svg:y1="12.065cm" svg:x2="46.037cm" svg:y2="12.065cm">
          <text:p/>
        </draw:line>
        <draw:line draw:style-name="gr13" draw:text-style-name="P2" draw:layer="layout" svg:x1="53.181cm" svg:y1="12.065cm" svg:x2="54.927cm" svg:y2="12.065cm">
          <text:p/>
        </draw:line>
        <draw:line draw:style-name="gr13" draw:text-style-name="P2" draw:layer="layout" svg:x1="34.16cm" svg:y1="12.065cm" svg:x2="37.147cm" svg:y2="12.065cm">
          <text:p/>
        </draw:line>
        <draw:path draw:style-name="gr11" draw:text-style-name="P2" draw:layer="layout" svg:width="1.869cm" svg:height="0.62cm" svg:x="14.782cm" svg:y="10.519cm" svg:viewBox="0 0 1870 621" svg:d="M1780 0h-1691l-89 532 1780 89 90-533zM287 434zM718 434zM1151 434zM1582 434z">
          <text:p/>
        </draw:path>
        <draw:polygon draw:style-name="gr11" draw:text-style-name="P2" draw:layer="layout" svg:width="1.523cm" svg:height="0.434cm" svg:x="15.127cm" svg:y="9.899cm" svg:viewBox="0 0 1524 435" draw:points="1178,0 0,0 1524,435">
          <text:p/>
        </draw:polygon>
        <draw:polygon draw:style-name="gr11" draw:text-style-name="P2" draw:layer="layout" svg:width="0.441cm" svg:height="0.569cm" svg:x="16.546cm" svg:y="9.341cm" svg:viewBox="0 0 442 570" draw:points="357,197 357,548 442,439 442,0 101,0 16,109 289,109 0,482 67,570">
          <text:p/>
        </draw:polygon>
        <draw:polygon draw:style-name="gr11" draw:text-style-name="P2" draw:layer="layout" svg:width="0.441cm" svg:height="0.569cm" svg:x="16.546cm" svg:y="11.312cm" svg:viewBox="0 0 442 570" draw:points="357,373 357,21 442,131 442,570 101,570 16,460 289,460 0,87 67,0">
          <text:p/>
        </draw:polygon>
        <draw:polygon draw:style-name="gr11" draw:text-style-name="P2" draw:layer="layout" svg:width="0.44cm" svg:height="0.569cm" svg:x="14.494cm" svg:y="9.341cm" svg:viewBox="0 0 441 570" draw:points="84,197 84,548 0,439 0,0 339,0 424,109 152,109 441,482 373,570">
          <text:p/>
        </draw:polygon>
        <draw:polygon draw:style-name="gr11" draw:text-style-name="P2" draw:layer="layout" svg:width="0.44cm" svg:height="0.569cm" svg:x="14.446cm" svg:y="11.312cm" svg:viewBox="0 0 441 570" draw:points="84,373 84,21 0,131 339,570 424,460 152,460 441,87 373,0">
          <text:p/>
        </draw:polygon>
        <draw:frame draw:style-name="gr54" draw:text-style-name="P2" draw:layer="layout" svg:width="4.601cm" svg:height="2.602cm" svg:x="13.409cm" svg:y="7.583cm">
          <draw:text-box>
            <text:p text:style-name="P7"><text:span text:style-name="T6">Local edge routers</text:span></text:p>
          </draw:text-box>
        </draw:frame>
        <draw:path draw:style-name="gr11" draw:text-style-name="P2" draw:layer="layout" svg:width="1.869cm" svg:height="0.62cm" svg:x="14.782cm" svg:y="13.426cm" svg:viewBox="0 0 1870 621" svg:d="M1780 0h-1691l-89 532 1780 89 90-533zM287 434zM718 434zM1151 434zM1582 434z">
          <text:p/>
        </draw:path>
        <draw:polygon draw:style-name="gr11" draw:text-style-name="P2" draw:layer="layout" svg:width="1.523cm" svg:height="0.434cm" svg:x="15.127cm" svg:y="12.806cm" svg:viewBox="0 0 1524 435" draw:points="1178,0 0,0 1524,435">
          <text:p/>
        </draw:polygon>
        <draw:polygon draw:style-name="gr11" draw:text-style-name="P2" draw:layer="layout" svg:width="0.441cm" svg:height="0.569cm" svg:x="16.546cm" svg:y="12.249cm" svg:viewBox="0 0 442 570" draw:points="357,197 357,548 442,439 442,0 101,0 16,109 289,109 0,482 67,570">
          <text:p/>
        </draw:polygon>
        <draw:polygon draw:style-name="gr11" draw:text-style-name="P2" draw:layer="layout" svg:width="0.441cm" svg:height="0.569cm" svg:x="16.546cm" svg:y="14.219cm" svg:viewBox="0 0 442 570" draw:points="357,373 357,21 442,131 442,570 101,570 16,460 289,460 0,87 67,0">
          <text:p/>
        </draw:polygon>
        <draw:polygon draw:style-name="gr11" draw:text-style-name="P2" draw:layer="layout" svg:width="0.44cm" svg:height="0.569cm" svg:x="14.494cm" svg:y="12.249cm" svg:viewBox="0 0 441 570" draw:points="84,197 84,548 0,439 0,0 339,0 424,109 152,109 441,482 373,570">
          <text:p/>
        </draw:polygon>
        <draw:polygon draw:style-name="gr11" draw:text-style-name="P2" draw:layer="layout" svg:width="0.44cm" svg:height="0.569cm" svg:x="14.446cm" svg:y="14.219cm" svg:viewBox="0 0 441 570" draw:points="84,373 84,21 0,131 339,570 424,460 152,460 441,87 373,0">
          <text:p/>
        </draw:polygon>
        <draw:path draw:style-name="gr11" draw:text-style-name="P2" draw:layer="layout" svg:width="1.869cm" svg:height="0.62cm" svg:x="26.291cm" svg:y="10.519cm" svg:viewBox="0 0 1870 621" svg:d="M1780 0h-1691l-89 532 1780 89 90-533zM287 434zM718 434zM1151 434zM1582 434z">
          <text:p/>
        </draw:path>
        <draw:polygon draw:style-name="gr11" draw:text-style-name="P2" draw:layer="layout" svg:width="1.523cm" svg:height="0.434cm" svg:x="26.637cm" svg:y="9.899cm" svg:viewBox="0 0 1524 435" draw:points="1178,0 0,0 1524,435">
          <text:p/>
        </draw:polygon>
        <draw:polygon draw:style-name="gr11" draw:text-style-name="P2" draw:layer="layout" svg:width="0.441cm" svg:height="0.569cm" svg:x="28.055cm" svg:y="9.341cm" svg:viewBox="0 0 442 570" draw:points="357,197 357,548 442,439 442,0 101,0 16,109 289,109 0,482 67,570">
          <text:p/>
        </draw:polygon>
        <draw:polygon draw:style-name="gr11" draw:text-style-name="P2" draw:layer="layout" svg:width="0.441cm" svg:height="0.569cm" svg:x="28.055cm" svg:y="11.312cm" svg:viewBox="0 0 442 570" draw:points="357,373 357,21 442,131 442,570 101,570 16,460 289,460 0,87 67,0">
          <text:p/>
        </draw:polygon>
        <draw:polygon draw:style-name="gr11" draw:text-style-name="P2" draw:layer="layout" svg:width="0.44cm" svg:height="0.569cm" svg:x="26.004cm" svg:y="9.341cm" svg:viewBox="0 0 441 570" draw:points="84,197 84,548 0,439 0,0 339,0 424,109 152,109 441,482 373,570">
          <text:p/>
        </draw:polygon>
        <draw:polygon draw:style-name="gr11" draw:text-style-name="P2" draw:layer="layout" svg:width="0.44cm" svg:height="0.569cm" svg:x="25.956cm" svg:y="11.312cm" svg:viewBox="0 0 441 570" draw:points="84,373 84,21 0,131 339,570 424,460 152,460 441,87 373,0">
          <text:p/>
        </draw:polygon>
        <draw:frame draw:style-name="gr54" draw:text-style-name="P2" draw:layer="layout" svg:width="4.601cm" svg:height="2.602cm" svg:x="24.919cm" svg:y="7.583cm">
          <draw:text-box>
            <text:p text:style-name="P7"><text:span text:style-name="T6">Microsoft edge routers</text:span></text:p>
          </draw:text-box>
        </draw:frame>
        <draw:path draw:style-name="gr11" draw:text-style-name="P2" draw:layer="layout" svg:width="1.869cm" svg:height="0.62cm" svg:x="26.291cm" svg:y="13.426cm" svg:viewBox="0 0 1870 621" svg:d="M1780 0h-1691l-89 532 1780 89 90-533zM287 434zM718 434zM1151 434zM1582 434z">
          <text:p/>
        </draw:path>
        <draw:polygon draw:style-name="gr11" draw:text-style-name="P2" draw:layer="layout" svg:width="1.523cm" svg:height="0.434cm" svg:x="26.637cm" svg:y="12.806cm" svg:viewBox="0 0 1524 435" draw:points="1178,0 0,0 1524,435">
          <text:p/>
        </draw:polygon>
        <draw:polygon draw:style-name="gr11" draw:text-style-name="P2" draw:layer="layout" svg:width="0.441cm" svg:height="0.569cm" svg:x="28.055cm" svg:y="12.249cm" svg:viewBox="0 0 442 570" draw:points="357,197 357,548 442,439 442,0 101,0 16,109 289,109 0,482 67,570">
          <text:p/>
        </draw:polygon>
        <draw:polygon draw:style-name="gr11" draw:text-style-name="P2" draw:layer="layout" svg:width="0.441cm" svg:height="0.569cm" svg:x="28.055cm" svg:y="14.219cm" svg:viewBox="0 0 442 570" draw:points="357,373 357,21 442,131 442,570 101,570 16,460 289,460 0,87 67,0">
          <text:p/>
        </draw:polygon>
        <draw:polygon draw:style-name="gr11" draw:text-style-name="P2" draw:layer="layout" svg:width="0.44cm" svg:height="0.569cm" svg:x="26.004cm" svg:y="12.249cm" svg:viewBox="0 0 441 570" draw:points="84,197 84,548 0,439 0,0 339,0 424,109 152,109 441,482 373,570">
          <text:p/>
        </draw:polygon>
        <draw:polygon draw:style-name="gr11" draw:text-style-name="P2" draw:layer="layout" svg:width="0.44cm" svg:height="0.569cm" svg:x="25.956cm" svg:y="14.219cm" svg:viewBox="0 0 441 570" draw:points="84,373 84,21 0,131 339,570 424,460 152,460 441,87 373,0">
          <text:p/>
        </draw:polygon>
        <draw:g>
          <draw:line draw:style-name="gr55" draw:text-style-name="P2" draw:layer="layout" svg:x1="16.986cm" svg:y1="12.065cm" svg:x2="25.955cm" svg:y2="12.065cm">
            <text:p/>
          </draw:line>
          <draw:frame draw:style-name="gr56" draw:text-style-name="P2" draw:layer="layout" svg:width="4.193cm" svg:height="2.315cm" svg:x="19.375cm" svg:y="12.452cm">
            <draw:text-box>
              <text:p text:style-name="P7"><text:span text:style-name="T4">ExpressRoute</text:span></text:p>
              <text:p text:style-name="P7"><text:span text:style-name="T4">circuit</text:span></text:p>
            </draw:text-box>
          </draw:frame>
        </draw:g>
        <draw:g>
          <draw:path draw:style-name="gr3" draw:text-style-name="P3" draw:layer="layout" svg:width="2.54cm" svg:height="1.556cm" svg:x="20.201cm" svg:y="9.355cm" svg:viewBox="0 0 2541 1557" svg:d="M2256 984c-43 0-84 10-120 27l-606-607c17-36 27-77 27-120 0-157-128-284-285-284-158 0-286 127-286 284 0 43 10 84 27 120l-609 610c-36-17-77-27-120-27-157 0-284 128-284 285s127 285 284 285c123 0 227-78 267-186h1439c41 107 144 183 266 183 157 0 285-128 285-285s-128-285-285-285zM284 1365c-51 0-93-42-93-93s42-93 93-93c52 0 93 42 93 93s-41 93-93 93zM1272 191c51 0 93 42 93 93 0 52-42 93-93 93-52 0-94-41-94-93 0-51 41-93 94-93zM1987 1175h-1435c-3-8-6-15-10-22l610-611c36 17 76 27 120 27 43 0 83-10 120-27l606 607c-4 9-8 17-11 26zM2256 1362c-52 0-93-42-93-93s41-93 93-93c51 0 93 42 93 93s-42 93-93 93z">
            <text:p/>
          </draw:path>
          <draw:frame draw:style-name="gr29" draw:text-style-name="P2" draw:layer="layout" svg:width="4.788cm" svg:height="2.095cm" svg:x="19.077cm" svg:y="11.022cm">
            <draw:text-box>
              <text:p text:style-name="P7"><text:span text:style-name="T9">ExpressRoute</text:span></text:p>
            </draw:text-box>
          </draw:frame>
        </draw:g>
        <draw:line draw:style-name="gr13" draw:text-style-name="P2" draw:layer="layout" svg:x1="28.496cm" svg:y1="12.065cm" svg:x2="31.562cm" svg:y2="12.065cm">
          <text:p/>
        </draw:line>
        <draw:g>
          <draw:path draw:style-name="gr33" draw:text-style-name="P9" draw:layer="layout" svg:width="2.54cm" svg:height="2.54cm" svg:x="31.591cm" svg:y="19.13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30.09cm" svg:y="18.177cm">
            <draw:text-box>
              <text:p text:style-name="P7"><text:span text:style-name="T8">VPN Gateway</text:span></text:p>
            </draw:text-box>
          </draw:frame>
        </draw:g>
        <draw:polyline draw:style-name="gr49" draw:text-style-name="P2" draw:layer="layout" svg:width="21.082cm" svg:height="7.023cm" svg:x="10.481cm" svg:y="13.376cm" svg:viewBox="0 0 21083 7024" draw:points="0,0 0,7024 21083,7024">
          <text:p/>
        </draw:polyline>
      </draw:page>
      <draw:page draw:name="DMZ - Private" draw:style-name="dp1" draw:master-page-name="PM10">
        <draw:polygon draw:style-name="gr1" draw:text-style-name="P1" draw:layer="layout" svg:width="49.213cm" svg:height="24.073cm" svg:x="15.561cm" svg:y="0.635cm" svg:viewBox="0 0 49214 24074" draw:points="0,24074 49214,24074 49214,0 0,0">
          <text:p/>
        </draw:polygon>
        <draw:polygon draw:style-name="gr2" draw:text-style-name="P2" draw:layer="layout" svg:width="47.943cm" svg:height="20.898cm" svg:x="16.196cm" svg:y="3.175cm" svg:viewBox="0 0 47944 20899" draw:points="0,20899 47944,20899 47944,0 0,0">
          <text:p/>
        </draw:polygon>
        <draw:path draw:style-name="gr3" draw:text-style-name="P3" draw:layer="layout" svg:width="1.732cm" svg:height="1.299cm" svg:x="16.19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6.757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9.016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16.831cm" svg:y="5.398cm" svg:viewBox="0 0 5081 11431" draw:points="0,11431 5081,11431 5081,0 0,0">
              <text:p/>
            </draw:polygon>
            <draw:polygon draw:style-name="gr6" draw:text-style-name="P2" draw:layer="layout" svg:width="5.08cm" svg:height="11.43cm" svg:x="16.831cm" svg:y="5.398cm" svg:viewBox="0 0 5081 11431" draw:points="0,11431 5081,11431 5081,0 0,0">
              <text:p/>
            </draw:polygon>
          </draw:g>
          <draw:frame draw:style-name="gr7" draw:text-style-name="P2" draw:layer="layout" svg:width="5.08cm" svg:height="2.315cm" svg:x="16.831cm" svg:y="3.704cm">
            <draw:text-box>
              <text:p text:style-name="P4"><text:span text:style-name="T2">Gateway subnet</text:span></text:p>
              <text:p text:style-name="P4"><text:span text:style-name="T2">10.0.255.224/27</text:span></text:p>
            </draw:text-box>
          </draw:frame>
        </draw:g>
        <draw:path draw:style-name="gr33" draw:text-style-name="P9" draw:layer="layout" svg:width="2.54cm" svg:height="2.54cm" svg:x="18.10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g>
          <draw:g>
            <draw:polygon draw:style-name="gr14" draw:text-style-name="P6" draw:layer="layout" svg:width="3.81cm" svg:height="1.905cm" svg:x="17.466cm" svg:y="6.032cm" svg:viewBox="0 0 3811 1906" draw:points="0,1906 3811,1906 3811,0 0,0">
              <text:p/>
            </draw:polygon>
            <draw:polygon draw:style-name="gr15" draw:text-style-name="P2" draw:layer="layout" svg:width="3.81cm" svg:height="1.905cm" svg:x="17.466cm" svg:y="6.032cm" svg:viewBox="0 0 3811 1906" draw:points="0,1906 3811,1906 3811,0 0,0">
              <text:p/>
            </draw:polygon>
          </draw:g>
          <draw:frame draw:style-name="gr58" draw:text-style-name="P2" draw:layer="layout" svg:width="3.81cm" svg:height="1.905cm" svg:x="17.466cm" svg:y="6.032cm">
            <draw:text-box>
              <text:p text:style-name="P7"><text:span text:style-name="T1">UDR</text:span></text:p>
            </draw:text-box>
          </draw:frame>
        </draw:g>
        <draw:line draw:style-name="gr13" draw:text-style-name="P2" draw:layer="layout" svg:x1="19.371cm" svg:y1="9.826cm" svg:x2="19.371cm" svg:y2="7.938cm">
          <text:p/>
        </draw:line>
        <draw:g>
          <draw:g>
            <draw:polygon draw:style-name="gr5" draw:text-style-name="P5" draw:layer="layout" svg:width="5.08cm" svg:height="11.43cm" svg:x="23.181cm" svg:y="5.398cm" svg:viewBox="0 0 5081 11431" draw:points="0,11431 5081,11431 5081,0 0,0">
              <text:p/>
            </draw:polygon>
            <draw:polygon draw:style-name="gr6" draw:text-style-name="P2" draw:layer="layout" svg:width="5.08cm" svg:height="11.43cm" svg:x="23.181cm" svg:y="5.398cm" svg:viewBox="0 0 5081 11431" draw:points="0,11431 5081,11431 5081,0 0,0">
              <text:p/>
            </draw:polygon>
          </draw:g>
          <draw:frame draw:style-name="gr7" draw:text-style-name="P2" draw:layer="layout" svg:width="5.08cm" svg:height="2.315cm" svg:x="23.181cm" svg:y="3.704cm">
            <draw:text-box>
              <text:p text:style-name="P4"><text:span text:style-name="T2">Private DMZ in</text:span></text:p>
              <text:p text:style-name="P4"><text:span text:style-name="T2">10.0.0.0/27</text:span></text:p>
            </draw:text-box>
          </draw:frame>
        </draw:g>
        <draw:path draw:style-name="gr3" draw:text-style-name="P3" draw:layer="layout" svg:width="2.452cm" svg:height="2.452cm" svg:x="23.701cm" svg:y="9.891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4.668cm" svg:y="10.839cm" svg:viewBox="0 0 519 519" svg:d="M259 0c-142 0-259 117-259 259 0 143 117 260 259 260 143 0 260-117 260-260 0-142-117-259-260-259z">
          <text:p/>
        </draw:path>
        <draw:frame draw:style-name="gr18" draw:text-style-name="P2" draw:layer="layout" svg:width="4.034cm" svg:height="2.54cm" svg:x="22.91cm" svg:y="12.625cm">
          <draw:text-box>
            <text:p text:style-name="P7"><text:span text:style-name="T7">Internal load balancer</text:span></text:p>
          </draw:text-box>
        </draw:frame>
        <draw:polyline draw:style-name="gr13" draw:text-style-name="P2" draw:layer="layout" svg:width="2.381cm" svg:height="4.185cm" svg:x="21.276cm" svg:y="6.928cm" svg:viewBox="0 0 2382 4186" draw:points="0,0 1239,0 1239,4186 2382,4186">
          <text:p/>
        </draw:polyline>
        <draw:g>
          <draw:g>
            <draw:polygon draw:style-name="gr14" draw:text-style-name="P6" draw:layer="layout" svg:width="1.27cm" svg:height="2.54cm" svg:x="26.991cm" svg:y="7.302cm" svg:viewBox="0 0 1271 2541" draw:points="0,2541 1271,2541 1271,0 0,0">
              <text:p/>
            </draw:polygon>
            <draw:polygon draw:style-name="gr15" draw:text-style-name="P2" draw:layer="layout" svg:width="1.27cm" svg:height="2.54cm" svg:x="26.991cm" svg:y="7.302cm" svg:viewBox="0 0 1271 2541" draw:points="0,2541 1271,2541 1271,0 0,0">
              <text:p/>
            </draw:polygon>
          </draw:g>
          <draw:frame draw:style-name="gr20" draw:text-style-name="P2" draw:layer="layout" svg:width="1.27cm" svg:height="3.331cm" svg:x="26.991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12.383cm" svg:viewBox="0 0 1271 2541" draw:points="0,2541 1271,2541 1271,0 0,0">
              <text:p/>
            </draw:polygon>
            <draw:polygon draw:style-name="gr15" draw:text-style-name="P2" draw:layer="layout" svg:width="1.27cm" svg:height="2.54cm" svg:x="26.991cm" svg:y="12.383cm" svg:viewBox="0 0 1271 2541" draw:points="0,2541 1271,2541 1271,0 0,0">
              <text:p/>
            </draw:polygon>
          </draw:g>
          <draw:frame draw:style-name="gr20" draw:text-style-name="P2" draw:layer="layout" svg:width="1.27cm" svg:height="3.331cm" svg:x="26.991cm" svg:y="11.988cm">
            <draw:text-box>
              <text:p text:style-name="P7"><text:span text:style-name="T1">N</text:span></text:p>
              <text:p text:style-name="P7"><text:span text:style-name="T1">I</text:span></text:p>
              <text:p text:style-name="P7"><text:span text:style-name="T1">C</text:span></text:p>
            </draw:text-box>
          </draw:frame>
        </draw:g>
        <draw:line draw:style-name="gr10" draw:text-style-name="P2" draw:layer="layout" svg:x1="26.197cm" svg:y1="11.113cm" svg:x2="26.992cm" svg:y2="8.572cm">
          <text:p/>
        </draw:line>
        <draw:line draw:style-name="gr10" draw:text-style-name="P2" draw:layer="layout" svg:x1="26.197cm" svg:y1="11.113cm" svg:x2="26.992cm" svg:y2="13.654cm">
          <text:p/>
        </draw:line>
        <draw:g>
          <draw:g>
            <draw:polygon draw:style-name="gr5" draw:text-style-name="P5" draw:layer="layout" svg:width="5.08cm" svg:height="11.43cm" svg:x="31.277cm" svg:y="5.398cm" svg:viewBox="0 0 5081 11431" draw:points="0,11431 5081,11431 5081,0 0,0">
              <text:p/>
            </draw:polygon>
            <draw:polygon draw:style-name="gr6" draw:text-style-name="P2" draw:layer="layout" svg:width="5.08cm" svg:height="11.43cm" svg:x="31.277cm" svg:y="5.398cm" svg:viewBox="0 0 5081 11431" draw:points="0,11431 5081,11431 5081,0 0,0">
              <text:p/>
            </draw:polygon>
          </draw:g>
          <draw:frame draw:style-name="gr7" draw:text-style-name="P2" draw:layer="layout" svg:width="5.08cm" svg:height="2.315cm" svg:x="31.277cm" svg:y="3.704cm">
            <draw:text-box>
              <text:p text:style-name="P4"><text:span text:style-name="T2">Private DMZ out</text:span></text:p>
              <text:p text:style-name="P4"><text:span text:style-name="T2">10.0.0.32/27</text:span></text:p>
            </draw:text-box>
          </draw:frame>
        </draw:g>
        <draw:path draw:style-name="gr52" draw:text-style-name="P11" draw:layer="layout" svg:width="1.993cm" svg:height="0.635cm" svg:x="28.73cm" svg:y="9.716cm" svg:viewBox="0 0 1994 636" svg:d="M1449 0h-72-719-37c99 381-34 436-621 436v200h746 544 704v-200c-587 0-644-54-545-436z">
          <text:p/>
        </draw:path>
        <draw:path draw:style-name="gr52" draw:text-style-name="P11" draw:layer="layout" svg:width="3.048cm" svg:height="2.413cm" svg:x="28.261cm" svg:y="7.302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7.302cm">
          <draw:text-box>
            <text:p text:style-name="P7"><text:span text:style-name="T2">NVA</text:span></text:p>
          </draw:text-box>
        </draw:frame>
        <draw:path draw:style-name="gr52" draw:text-style-name="P11" draw:layer="layout" svg:width="1.993cm" svg:height="0.635cm" svg:x="28.73cm" svg:y="14.795cm" svg:viewBox="0 0 1994 636" svg:d="M1449 0h-72-719-37c99 381-34 436-621 436v200h746 544 704v-200c-587 0-644-54-545-436z">
          <text:p/>
        </draw:path>
        <draw:path draw:style-name="gr52" draw:text-style-name="P11" draw:layer="layout" svg:width="3.048cm" svg:height="2.413cm" svg:x="28.261cm" svg:y="12.383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12.383cm">
          <draw:text-box>
            <text:p text:style-name="P7"><text:span text:style-name="T2">NVA</text:span></text:p>
          </draw:text-box>
        </draw:frame>
        <draw:g>
          <draw:path draw:style-name="gr3" draw:text-style-name="P3" draw:layer="layout" svg:width="1.653cm" svg:height="2.133cm" svg:x="23.498cm" svg:y="5.805cm" svg:viewBox="0 0 1654 2134" svg:d="M1545 841h-108v-200l-636-641-584 841h-109l-108 1185 1545 108 109-1184zM910 1476v447h-160v-447zM1236 841h-818v-200l434-453z">
            <text:p/>
          </draw:path>
          <draw:path draw:style-name="gr11" draw:text-style-name="P2" draw:layer="layout" svg:width="1.653cm" svg:height="2.133cm" svg:x="23.498cm" svg:y="5.805cm" svg:viewBox="0 0 1654 2134" svg:d="M1545 841h-108v-200l-636-641-584 841h-109l-108 1185 1545 108 109-1184zM910 1476v447h-160v-447zM1236 841h-818v-200l434-453z">
            <text:p/>
          </draw:path>
        </draw:g>
        <draw:polygon draw:style-name="gr3" draw:text-style-name="P3" draw:layer="layout" svg:width="1.161cm" svg:height="1.118cm" svg:x="23.744cm" svg:y="6.777cm" svg:viewBox="0 0 1162 1119" draw:points="0,1119 1162,1119 1162,0 0,0">
          <text:p/>
        </draw:polygon>
        <draw:frame draw:style-name="gr12" draw:text-style-name="P2" draw:layer="layout" svg:width="1.653cm" svg:height="1.299cm" svg:x="23.498cm" svg:y="6.675cm">
          <draw:text-box>
            <text:p text:style-name="P7"><text:span text:style-name="T3">NSG</text:span></text:p>
          </draw:text-box>
        </draw:frame>
        <draw:g>
          <draw:g>
            <draw:polygon draw:style-name="gr14" draw:text-style-name="P6" draw:layer="layout" svg:width="1.27cm" svg:height="2.54cm" svg:x="31.277cm" svg:y="7.302cm" svg:viewBox="0 0 1271 2541" draw:points="0,2541 1271,2541 1271,0 0,0">
              <text:p/>
            </draw:polygon>
            <draw:polygon draw:style-name="gr15" draw:text-style-name="P2" draw:layer="layout" svg:width="1.27cm" svg:height="2.54cm" svg:x="31.277cm" svg:y="7.302cm" svg:viewBox="0 0 1271 2541" draw:points="0,2541 1271,2541 1271,0 0,0">
              <text:p/>
            </draw:polygon>
          </draw:g>
          <draw:frame draw:style-name="gr20" draw:text-style-name="P2" draw:layer="layout" svg:width="1.27cm" svg:height="3.331cm" svg:x="31.277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12.383cm" svg:viewBox="0 0 1271 2541" draw:points="0,2541 1271,2541 1271,0 0,0">
              <text:p/>
            </draw:polygon>
            <draw:polygon draw:style-name="gr15" draw:text-style-name="P2" draw:layer="layout" svg:width="1.27cm" svg:height="2.54cm" svg:x="31.277cm" svg:y="12.383cm" svg:viewBox="0 0 1271 2541" draw:points="0,2541 1271,2541 1271,0 0,0">
              <text:p/>
            </draw:polygon>
          </draw:g>
          <draw:frame draw:style-name="gr20" draw:text-style-name="P2" draw:layer="layout" svg:width="1.27cm" svg:height="3.331cm" svg:x="31.277cm" svg:y="11.988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5.805cm" svg:viewBox="0 0 1654 2134" svg:d="M1545 841h-108v-200l-636-641-584 841h-109l-108 1185 1545 108 109-1184zM910 1476v447h-160v-447zM1236 841h-818v-200l434-453z">
            <text:p/>
          </draw:path>
          <draw:path draw:style-name="gr11" draw:text-style-name="P2" draw:layer="layout" svg:width="1.653cm" svg:height="2.133cm" svg:x="34.293cm" svg:y="5.805cm" svg:viewBox="0 0 1654 2134" svg:d="M1545 841h-108v-200l-636-641-584 841h-109l-108 1185 1545 108 109-1184zM910 1476v447h-160v-447zM1236 841h-818v-200l434-453z">
            <text:p/>
          </draw:path>
        </draw:g>
        <draw:polygon draw:style-name="gr3" draw:text-style-name="P3" draw:layer="layout" svg:width="1.161cm" svg:height="1.118cm" svg:x="34.539cm" svg:y="6.777cm" svg:viewBox="0 0 1162 1119" draw:points="0,1119 1162,1119 1162,0 0,0">
          <text:p/>
        </draw:polygon>
        <draw:frame draw:style-name="gr12" draw:text-style-name="P2" draw:layer="layout" svg:width="1.653cm" svg:height="1.299cm" svg:x="34.293cm" svg:y="6.675cm">
          <draw:text-box>
            <text:p text:style-name="P7"><text:span text:style-name="T3">NSG</text:span></text:p>
          </draw:text-box>
        </draw:frame>
        <draw:g>
          <draw:g>
            <draw:polygon draw:style-name="gr5" draw:text-style-name="P5" draw:layer="layout" svg:width="13.176cm" svg:height="5.08cm" svg:x="23.181cm" svg:y="18.415cm" svg:viewBox="0 0 13177 5081" draw:points="0,5081 13177,5081 13177,0 0,0">
              <text:p/>
            </draw:polygon>
            <draw:polygon draw:style-name="gr6" draw:text-style-name="P2" draw:layer="layout" svg:width="13.176cm" svg:height="5.08cm" svg:x="23.181cm" svg:y="18.415cm" svg:viewBox="0 0 13177 5081" draw:points="0,5081 13177,5081 13177,0 0,0">
              <text:p/>
            </draw:polygon>
          </draw:g>
          <draw:frame draw:style-name="gr8" draw:text-style-name="P2" draw:layer="layout" svg:width="13.176cm" svg:height="2.315cm" svg:x="23.18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3.657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4.678cm" svg:y="19.43cm" svg:viewBox="0 0 946 600" draw:points="946,296 472,0 0,296 0,303 472,600 946,303">
          <text:p/>
        </draw:polygon>
        <draw:polygon draw:style-name="gr3" draw:text-style-name="P3" draw:layer="layout" svg:width="0.473cm" svg:height="0.88cm" svg:x="25.199cm" svg:y="19.821cm" svg:viewBox="0 0 474 881" draw:points="0,295 0,881 474,585 474,0">
          <text:p/>
        </draw:polygon>
        <draw:polygon draw:style-name="gr3" draw:text-style-name="P3" draw:layer="layout" svg:width="0.473cm" svg:height="0.88cm" svg:x="24.63cm" svg:y="19.821cm" svg:viewBox="0 0 474 881" draw:points="474,295 0,0 0,585 474,881">
          <text:p/>
        </draw:polygon>
        <draw:frame draw:style-name="gr36" draw:text-style-name="P2" draw:layer="layout" svg:width="6.954cm" svg:height="3.048cm" svg:x="21.704cm" svg:y="22.48cm">
          <draw:text-box>
            <text:p text:style-name="P7"><text:span text:style-name="T1">Jump box</text:span></text:p>
          </draw:text-box>
        </draw:frame>
        <draw:g>
          <draw:path draw:style-name="gr3" draw:text-style-name="P3" draw:layer="layout" svg:width="1.653cm" svg:height="2.133cm" svg:x="34.293cm" svg:y="18.876cm" svg:viewBox="0 0 1654 2134" svg:d="M1545 841h-108v-200l-636-641-584 841h-109l-108 1185 1545 108 109-1184zM910 1476v447h-160v-447zM1236 841h-818v-200l434-453z">
            <text:p/>
          </draw:path>
          <draw:path draw:style-name="gr11" draw:text-style-name="P2" draw:layer="layout" svg:width="1.653cm" svg:height="2.133cm" svg:x="34.293cm" svg:y="18.876cm" svg:viewBox="0 0 1654 2134" svg:d="M1545 841h-108v-200l-636-641-584 841h-109l-108 1185 1545 108 109-1184zM910 1476v447h-160v-447zM1236 841h-818v-200l434-453z">
            <text:p/>
          </draw:path>
        </draw:g>
        <draw:polygon draw:style-name="gr3" draw:text-style-name="P3" draw:layer="layout" svg:width="1.161cm" svg:height="1.118cm" svg:x="34.539cm" svg:y="19.848cm" svg:viewBox="0 0 1162 1119" draw:points="0,1119 1162,1119 1162,0 0,0">
          <text:p/>
        </draw:polygon>
        <draw:frame draw:style-name="gr12" draw:text-style-name="P2" draw:layer="layout" svg:width="1.653cm" svg:height="1.299cm" svg:x="34.293cm" svg:y="19.746cm">
          <draw:text-box>
            <text:p text:style-name="P7"><text:span text:style-name="T3">NSG</text:span></text:p>
          </draw:text-box>
        </draw:frame>
        <draw:g>
          <draw:polygon draw:style-name="gr31" draw:text-style-name="P2" draw:layer="layout" svg:width="3.636cm" svg:height="10.753cm" svg:x="27.966cm" svg:y="5.736cm" svg:viewBox="0 0 3637 10754" draw:points="0,10754 3637,10754 3637,0 0,0">
            <text:p/>
          </draw:polygon>
          <draw:frame draw:style-name="gr32" draw:text-style-name="P2" draw:layer="layout" svg:width="3.636cm" svg:height="10.753cm" svg:x="27.966cm" svg:y="5.736cm">
            <draw:text-box>
              <text:p text:style-name="P7"><text:span text:style-name="T1">Availability set</text:span></text:p>
            </draw:text-box>
          </draw:frame>
        </draw:g>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8.89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5 0h-2700c-92 0-165 88-165 188v2039c0 99 73 187 165 187h2700c92 0 184-88 184-187v-2039c0-100-92-188-184-188zM2815 254v1905h-2581v-1905l2588-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5 0h-2700c-92 0-165 88-165 188v2039c0 99 73 187 165 187h2700c92 0 184-88 184-187v-2039c0-100-92-188-184-188zM2815 254v1905h-2581v-1905l2588-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5 0h-2700c-92 0-165 88-165 188v2039c0 99 73 187 165 187h2700c92 0 184-88 184-187v-2039c0-100-92-188-184-188zM2815 254v1905h-2581v-1905l2588-5z">
          <text:p/>
        </draw:path>
        <draw:line draw:style-name="gr49" draw:text-style-name="P2" draw:layer="layout" svg:x1="11.78cm" svg:y1="11.113cm" svg:x2="18.072cm" svg:y2="11.113cm">
          <text:p/>
        </draw:line>
        <draw:g>
          <draw:g>
            <draw:polygon draw:style-name="gr5" draw:text-style-name="P5" draw:layer="layout" svg:width="7.62cm" svg:height="11.43cm" svg:x="38.103cm" svg:y="5.398cm" svg:viewBox="0 0 7621 11431" draw:points="0,11431 7621,11431 7621,0 0,0">
              <text:p/>
            </draw:polygon>
            <draw:polygon draw:style-name="gr6" draw:text-style-name="P2" draw:layer="layout" svg:width="7.62cm" svg:height="11.43cm" svg:x="38.103cm" svg:y="5.398cm" svg:viewBox="0 0 7621 11431" draw:points="0,11431 7621,11431 7621,0 0,0">
              <text:p/>
            </draw:polygon>
          </draw:g>
          <draw:frame draw:style-name="gr7" draw:text-style-name="P2" draw:layer="layout" svg:width="7.62cm" svg:height="2.315cm" svg:x="38.103cm" svg:y="3.704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41.682cm" svg:y="5.736cm" svg:viewBox="0 0 3637 10754" draw:points="0,10754 3637,10754 3637,0 0,0">
            <text:p/>
          </draw:polygon>
          <draw:frame draw:style-name="gr32" draw:text-style-name="P2" draw:layer="layout" svg:width="3.636cm" svg:height="10.753cm" svg:x="41.682cm" svg:y="5.736cm">
            <draw:text-box>
              <text:p text:style-name="P7"><text:span text:style-name="T1">Availability set</text:span></text:p>
            </draw:text-box>
          </draw:frame>
        </draw:g>
        <draw:path draw:style-name="gr3" draw:text-style-name="P3" draw:layer="layout" svg:width="2.452cm" svg:height="2.452cm" svg:x="38.62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9.59cm" svg:y="11.791cm" svg:viewBox="0 0 519 519" svg:d="M259 0c-142 0-259 117-259 259 0 143 117 260 259 260 143 0 260-117 260-260 0-142-117-259-260-259z">
          <text:p/>
        </draw:path>
        <draw:path draw:style-name="gr3" draw:text-style-name="P3" draw:layer="layout" svg:width="1.151cm" svg:height="0.804cm" svg:x="42.975cm" svg:y="11.391cm" svg:viewBox="0 0 1152 805" svg:d="M0 805h1152v-805h-1152zM829 570l-216 131v-261l216-130zM593 142l217 132-215 129-219-130zM356 309l216 130v262l-216-131z">
          <text:p/>
        </draw:path>
        <draw:path draw:style-name="gr3" draw:text-style-name="P3" draw:layer="layout" svg:width="3.048cm" svg:height="2.54cm" svg:x="41.97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8.534cm" svg:viewBox="0 0 1152 805" svg:d="M0 805h1152v-805h-1152zM829 570l-216 131v-261l216-130zM593 142l217 132-215 129-219-130zM356 309l216 130v262l-216-131z">
          <text:p/>
        </draw:path>
        <draw:path draw:style-name="gr3" draw:text-style-name="P3" draw:layer="layout" svg:width="3.048cm" svg:height="2.54cm" svg:x="41.97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14.249cm" svg:viewBox="0 0 1152 805" svg:d="M0 805h1152v-805h-1152zM829 570l-216 131v-261l216-130zM593 142l217 132-215 129-219-130zM356 309l216 130v262l-216-131z">
          <text:p/>
        </draw:path>
        <draw:path draw:style-name="gr3" draw:text-style-name="P3" draw:layer="layout" svg:width="3.048cm" svg:height="2.54cm" svg:x="41.97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41.119cm" svg:y1="12.067cm" svg:x2="41.82cm" svg:y2="9.208cm">
          <text:p/>
        </draw:line>
        <draw:line draw:style-name="gr10" draw:text-style-name="P2" draw:layer="layout" svg:x1="41.119cm" svg:y1="12.065cm" svg:x2="41.818cm" svg:y2="12.065cm">
          <text:p/>
        </draw:line>
        <draw:line draw:style-name="gr10" draw:text-style-name="P2" draw:layer="layout" svg:x1="41.119cm" svg:y1="12.065cm" svg:x2="41.82cm" svg:y2="14.924cm">
          <text:p/>
        </draw:line>
        <draw:g>
          <draw:path draw:style-name="gr3" draw:text-style-name="P3" draw:layer="layout" svg:width="1.653cm" svg:height="2.133cm" svg:x="38.547cm" svg:y="5.805cm" svg:viewBox="0 0 1654 2134" svg:d="M1545 841h-108v-200l-636-641-584 841h-109l-108 1185 1545 108 109-1184zM910 1476v447h-160v-447zM1236 841h-818v-200l434-453z">
            <text:p/>
          </draw:path>
          <draw:path draw:style-name="gr11" draw:text-style-name="P2" draw:layer="layout" svg:width="1.653cm" svg:height="2.133cm" svg:x="38.547cm" svg:y="5.805cm" svg:viewBox="0 0 1654 2134" svg:d="M1545 841h-108v-200l-636-641-584 841h-109l-108 1185 1545 108 109-1184zM910 1476v447h-160v-447zM1236 841h-818v-200l434-453z">
            <text:p/>
          </draw:path>
        </draw:g>
        <draw:polygon draw:style-name="gr3" draw:text-style-name="P3" draw:layer="layout" svg:width="1.161cm" svg:height="1.118cm" svg:x="38.793cm" svg:y="6.777cm" svg:viewBox="0 0 1162 1119" draw:points="0,1119 1162,1119 1162,0 0,0">
          <text:p/>
        </draw:polygon>
        <draw:frame draw:style-name="gr12" draw:text-style-name="P2" draw:layer="layout" svg:width="1.653cm" svg:height="1.299cm" svg:x="38.547cm" svg:y="6.675cm">
          <draw:text-box>
            <text:p text:style-name="P7"><text:span text:style-name="T3">NSG</text:span></text:p>
          </draw:text-box>
        </draw:frame>
        <draw:g>
          <draw:g>
            <draw:polygon draw:style-name="gr5" draw:text-style-name="P5" draw:layer="layout" svg:width="7.62cm" svg:height="11.43cm" svg:x="46.993cm" svg:y="5.398cm" svg:viewBox="0 0 7621 11431" draw:points="0,11431 7621,11431 7621,0 0,0">
              <text:p/>
            </draw:polygon>
            <draw:polygon draw:style-name="gr6" draw:text-style-name="P2" draw:layer="layout" svg:width="7.62cm" svg:height="11.43cm" svg:x="46.993cm" svg:y="5.398cm" svg:viewBox="0 0 7621 11431" draw:points="0,11431 7621,11431 7621,0 0,0">
              <text:p/>
            </draw:polygon>
          </draw:g>
          <draw:frame draw:style-name="gr7" draw:text-style-name="P2" draw:layer="layout" svg:width="7.62cm" svg:height="2.315cm" svg:x="46.993cm" svg:y="3.704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50.572cm" svg:y="5.736cm" svg:viewBox="0 0 3637 10754" draw:points="0,10754 3637,10754 3637,0 0,0">
            <text:p/>
          </draw:polygon>
          <draw:frame draw:style-name="gr32" draw:text-style-name="P2" draw:layer="layout" svg:width="3.636cm" svg:height="10.753cm" svg:x="50.572cm" svg:y="5.736cm">
            <draw:text-box>
              <text:p text:style-name="P7"><text:span text:style-name="T1">Availability set</text:span></text:p>
            </draw:text-box>
          </draw:frame>
        </draw:g>
        <draw:path draw:style-name="gr3" draw:text-style-name="P3" draw:layer="layout" svg:width="2.452cm" svg:height="2.452cm" svg:x="47.51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48.48cm" svg:y="11.791cm" svg:viewBox="0 0 519 519" svg:d="M259 0c-142 0-259 117-259 259 0 143 117 260 259 260 143 0 260-117 260-260 0-142-117-259-260-259z">
          <text:p/>
        </draw:path>
        <draw:path draw:style-name="gr3" draw:text-style-name="P3" draw:layer="layout" svg:width="1.151cm" svg:height="0.804cm" svg:x="51.865cm" svg:y="11.391cm" svg:viewBox="0 0 1152 805" svg:d="M0 805h1152v-805h-1152zM829 570l-216 131v-261l216-130zM593 142l217 132-215 129-219-130zM356 309l216 130v262l-216-131z">
          <text:p/>
        </draw:path>
        <draw:path draw:style-name="gr3" draw:text-style-name="P3" draw:layer="layout" svg:width="3.048cm" svg:height="2.54cm" svg:x="50.86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8.534cm" svg:viewBox="0 0 1152 805" svg:d="M0 805h1152v-805h-1152zM829 570l-216 131v-261l216-130zM593 142l217 132-215 129-219-130zM356 309l216 130v262l-216-131z">
          <text:p/>
        </draw:path>
        <draw:path draw:style-name="gr3" draw:text-style-name="P3" draw:layer="layout" svg:width="3.048cm" svg:height="2.54cm" svg:x="50.86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14.249cm" svg:viewBox="0 0 1152 805" svg:d="M0 805h1152v-805h-1152zM829 570l-216 131v-261l216-130zM593 142l217 132-215 129-219-130zM356 309l216 130v262l-216-131z">
          <text:p/>
        </draw:path>
        <draw:path draw:style-name="gr3" draw:text-style-name="P3" draw:layer="layout" svg:width="3.048cm" svg:height="2.54cm" svg:x="50.86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0.009cm" svg:y1="12.067cm" svg:x2="50.71cm" svg:y2="9.208cm">
          <text:p/>
        </draw:line>
        <draw:line draw:style-name="gr10" draw:text-style-name="P2" draw:layer="layout" svg:x1="50.009cm" svg:y1="12.065cm" svg:x2="50.708cm" svg:y2="12.065cm">
          <text:p/>
        </draw:line>
        <draw:line draw:style-name="gr10" draw:text-style-name="P2" draw:layer="layout" svg:x1="50.009cm" svg:y1="12.065cm" svg:x2="50.71cm" svg:y2="14.924cm">
          <text:p/>
        </draw:line>
        <draw:g>
          <draw:path draw:style-name="gr3" draw:text-style-name="P3" draw:layer="layout" svg:width="1.653cm" svg:height="2.133cm" svg:x="47.437cm" svg:y="5.805cm" svg:viewBox="0 0 1654 2134" svg:d="M1545 841h-108v-200l-636-641-584 841h-109l-108 1185 1545 108 109-1184zM910 1476v447h-160v-447zM1236 841h-818v-200l434-453z">
            <text:p/>
          </draw:path>
          <draw:path draw:style-name="gr11" draw:text-style-name="P2" draw:layer="layout" svg:width="1.653cm" svg:height="2.133cm" svg:x="47.437cm" svg:y="5.805cm" svg:viewBox="0 0 1654 2134" svg:d="M1545 841h-108v-200l-636-641-584 841h-109l-108 1185 1545 108 109-1184zM910 1476v447h-160v-447zM1236 841h-818v-200l434-453z">
            <text:p/>
          </draw:path>
        </draw:g>
        <draw:polygon draw:style-name="gr3" draw:text-style-name="P3" draw:layer="layout" svg:width="1.161cm" svg:height="1.118cm" svg:x="47.683cm" svg:y="6.777cm" svg:viewBox="0 0 1162 1119" draw:points="0,1119 1162,1119 1162,0 0,0">
          <text:p/>
        </draw:polygon>
        <draw:frame draw:style-name="gr12" draw:text-style-name="P2" draw:layer="layout" svg:width="1.653cm" svg:height="1.299cm" svg:x="47.437cm" svg:y="6.675cm">
          <draw:text-box>
            <text:p text:style-name="P7"><text:span text:style-name="T3">NSG</text:span></text:p>
          </draw:text-box>
        </draw:frame>
        <draw:g>
          <draw:g>
            <draw:polygon draw:style-name="gr5" draw:text-style-name="P5" draw:layer="layout" svg:width="7.62cm" svg:height="11.43cm" svg:x="55.883cm" svg:y="5.398cm" svg:viewBox="0 0 7621 11431" draw:points="0,11431 7621,11431 7621,0 0,0">
              <text:p/>
            </draw:polygon>
            <draw:polygon draw:style-name="gr6" draw:text-style-name="P2" draw:layer="layout" svg:width="7.62cm" svg:height="11.43cm" svg:x="55.883cm" svg:y="5.398cm" svg:viewBox="0 0 7621 11431" draw:points="0,11431 7621,11431 7621,0 0,0">
              <text:p/>
            </draw:polygon>
          </draw:g>
          <draw:frame draw:style-name="gr7" draw:text-style-name="P2" draw:layer="layout" svg:width="7.62cm" svg:height="2.315cm" svg:x="55.883cm" svg:y="3.704cm">
            <draw:text-box>
              <text:p text:style-name="P4"><text:span text:style-name="T2">Data tier</text:span></text:p>
              <text:p text:style-name="P4"><text:span text:style-name="T2">10.0.3.0/24</text:span></text:p>
            </draw:text-box>
          </draw:frame>
        </draw:g>
        <draw:g>
          <draw:polygon draw:style-name="gr31" draw:text-style-name="P2" draw:layer="layout" svg:width="3.636cm" svg:height="10.753cm" svg:x="59.462cm" svg:y="5.736cm" svg:viewBox="0 0 3637 10754" draw:points="0,10754 3637,10754 3637,0 0,0">
            <text:p/>
          </draw:polygon>
          <draw:frame draw:style-name="gr32" draw:text-style-name="P2" draw:layer="layout" svg:width="3.636cm" svg:height="10.753cm" svg:x="59.462cm" svg:y="5.736cm">
            <draw:text-box>
              <text:p text:style-name="P7"><text:span text:style-name="T1">Availability set</text:span></text:p>
            </draw:text-box>
          </draw:frame>
        </draw:g>
        <draw:path draw:style-name="gr3" draw:text-style-name="P3" draw:layer="layout" svg:width="2.452cm" svg:height="2.452cm" svg:x="56.40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57.37cm" svg:y="11.791cm" svg:viewBox="0 0 519 519" svg:d="M259 0c-142 0-259 117-259 259 0 143 117 260 259 260 143 0 260-117 260-260 0-142-117-259-260-259z">
          <text:p/>
        </draw:path>
        <draw:path draw:style-name="gr3" draw:text-style-name="P3" draw:layer="layout" svg:width="1.151cm" svg:height="0.804cm" svg:x="60.755cm" svg:y="11.391cm" svg:viewBox="0 0 1152 805" svg:d="M0 805h1152v-805h-1152zM829 570l-216 131v-261l216-130zM593 142l217 132-215 129-219-130zM356 309l216 130v262l-216-131z">
          <text:p/>
        </draw:path>
        <draw:path draw:style-name="gr3" draw:text-style-name="P3" draw:layer="layout" svg:width="3.048cm" svg:height="2.54cm" svg:x="59.75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8.534cm" svg:viewBox="0 0 1152 805" svg:d="M0 805h1152v-805h-1152zM829 570l-216 131v-261l216-130zM593 142l217 132-215 129-219-130zM356 309l216 130v262l-216-131z">
          <text:p/>
        </draw:path>
        <draw:path draw:style-name="gr3" draw:text-style-name="P3" draw:layer="layout" svg:width="3.048cm" svg:height="2.54cm" svg:x="59.75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14.249cm" svg:viewBox="0 0 1152 805" svg:d="M0 805h1152v-805h-1152zM829 570l-216 131v-261l216-130zM593 142l217 132-215 129-219-130zM356 309l216 130v262l-216-131z">
          <text:p/>
        </draw:path>
        <draw:path draw:style-name="gr3" draw:text-style-name="P3" draw:layer="layout" svg:width="3.048cm" svg:height="2.54cm" svg:x="59.75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8.899cm" svg:y1="12.067cm" svg:x2="59.6cm" svg:y2="9.208cm">
          <text:p/>
        </draw:line>
        <draw:line draw:style-name="gr10" draw:text-style-name="P2" draw:layer="layout" svg:x1="58.899cm" svg:y1="12.065cm" svg:x2="59.598cm" svg:y2="12.065cm">
          <text:p/>
        </draw:line>
        <draw:g>
          <draw:path draw:style-name="gr3" draw:text-style-name="P3" draw:layer="layout" svg:width="1.653cm" svg:height="2.133cm" svg:x="56.327cm" svg:y="5.805cm" svg:viewBox="0 0 1654 2134" svg:d="M1545 841h-108v-200l-636-641-584 841h-109l-108 1185 1545 108 109-1184zM910 1476v447h-160v-447zM1236 841h-818v-200l434-453z">
            <text:p/>
          </draw:path>
          <draw:path draw:style-name="gr11" draw:text-style-name="P2" draw:layer="layout" svg:width="1.653cm" svg:height="2.133cm" svg:x="56.327cm" svg:y="5.805cm" svg:viewBox="0 0 1654 2134" svg:d="M1545 841h-108v-200l-636-641-584 841h-109l-108 1185 1545 108 109-1184zM910 1476v447h-160v-447zM1236 841h-818v-200l434-453z">
            <text:p/>
          </draw:path>
        </draw:g>
        <draw:polygon draw:style-name="gr3" draw:text-style-name="P3" draw:layer="layout" svg:width="1.161cm" svg:height="1.118cm" svg:x="56.573cm" svg:y="6.777cm" svg:viewBox="0 0 1162 1119" draw:points="0,1119 1162,1119 1162,0 0,0">
          <text:p/>
        </draw:polygon>
        <draw:frame draw:style-name="gr12" draw:text-style-name="P2" draw:layer="layout" svg:width="1.653cm" svg:height="1.299cm" svg:x="56.327cm" svg:y="6.675cm">
          <draw:text-box>
            <text:p text:style-name="P7"><text:span text:style-name="T3">NSG</text:span></text:p>
          </draw:text-box>
        </draw:frame>
        <draw:line draw:style-name="gr13" draw:text-style-name="P2" draw:layer="layout" svg:x1="36.357cm" svg:y1="12.065cm" svg:x2="38.579cm" svg:y2="12.065cm">
          <text:p/>
        </draw:line>
        <draw:line draw:style-name="gr13" draw:text-style-name="P2" draw:layer="layout" svg:x1="45.723cm" svg:y1="12.065cm" svg:x2="47.469cm" svg:y2="12.065cm">
          <text:p/>
        </draw:line>
        <draw:line draw:style-name="gr13" draw:text-style-name="P2" draw:layer="layout" svg:x1="54.613cm" svg:y1="12.065cm" svg:x2="56.359cm" svg:y2="12.065cm">
          <text:p/>
        </draw:line>
        <draw:polyline draw:style-name="gr13" draw:text-style-name="P2" draw:layer="layout" svg:width="3.81cm" svg:height="8.531cm" svg:x="19.371cm" svg:y="12.424cm" svg:viewBox="0 0 3811 8532" draw:points="0,0 0,8532 3811,8532">
          <text:p/>
        </draw:polyline>
      </draw:page>
      <draw:page draw:name="DMZ - Public" draw:style-name="dp1" draw:master-page-name="PM11">
        <draw:polygon draw:style-name="gr1" draw:text-style-name="P1" draw:layer="layout" svg:width="49.213cm" svg:height="37.783cm" svg:x="15.561cm" svg:y="0.635cm" svg:viewBox="0 0 49214 37784" draw:points="0,37784 49214,37784 49214,0 0,0">
          <text:p/>
        </draw:polygon>
        <draw:polygon draw:style-name="gr2" draw:text-style-name="P2" draw:layer="layout" svg:width="47.943cm" svg:height="34.608cm" svg:x="16.196cm" svg:y="3.175cm" svg:viewBox="0 0 47944 34609" draw:points="0,34609 47944,34609 47944,0 0,0">
          <text:p/>
        </draw:polygon>
        <draw:path draw:style-name="gr3" draw:text-style-name="P3" draw:layer="layout" svg:width="1.732cm" svg:height="1.299cm" svg:x="16.19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6.757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9.016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16.831cm" svg:y="5.398cm" svg:viewBox="0 0 5081 11431" draw:points="0,11431 5081,11431 5081,0 0,0">
              <text:p/>
            </draw:polygon>
            <draw:polygon draw:style-name="gr6" draw:text-style-name="P2" draw:layer="layout" svg:width="5.08cm" svg:height="11.43cm" svg:x="16.831cm" svg:y="5.398cm" svg:viewBox="0 0 5081 11431" draw:points="0,11431 5081,11431 5081,0 0,0">
              <text:p/>
            </draw:polygon>
          </draw:g>
          <draw:frame draw:style-name="gr7" draw:text-style-name="P2" draw:layer="layout" svg:width="5.08cm" svg:height="2.315cm" svg:x="16.831cm" svg:y="3.704cm">
            <draw:text-box>
              <text:p text:style-name="P4"><text:span text:style-name="T2">Gateway subnet</text:span></text:p>
              <text:p text:style-name="P4"><text:span text:style-name="T2">10.0.255.224/27</text:span></text:p>
            </draw:text-box>
          </draw:frame>
        </draw:g>
        <draw:path draw:style-name="gr33" draw:text-style-name="P9" draw:layer="layout" svg:width="2.54cm" svg:height="2.54cm" svg:x="18.10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g>
          <draw:g>
            <draw:polygon draw:style-name="gr14" draw:text-style-name="P6" draw:layer="layout" svg:width="3.81cm" svg:height="1.905cm" svg:x="17.466cm" svg:y="6.032cm" svg:viewBox="0 0 3811 1906" draw:points="0,1906 3811,1906 3811,0 0,0">
              <text:p/>
            </draw:polygon>
            <draw:polygon draw:style-name="gr15" draw:text-style-name="P2" draw:layer="layout" svg:width="3.81cm" svg:height="1.905cm" svg:x="17.466cm" svg:y="6.032cm" svg:viewBox="0 0 3811 1906" draw:points="0,1906 3811,1906 3811,0 0,0">
              <text:p/>
            </draw:polygon>
          </draw:g>
          <draw:frame draw:style-name="gr58" draw:text-style-name="P2" draw:layer="layout" svg:width="3.81cm" svg:height="1.905cm" svg:x="17.466cm" svg:y="6.032cm">
            <draw:text-box>
              <text:p text:style-name="P7"><text:span text:style-name="T1">UDR</text:span></text:p>
            </draw:text-box>
          </draw:frame>
        </draw:g>
        <draw:line draw:style-name="gr13" draw:text-style-name="P2" draw:layer="layout" svg:x1="19.371cm" svg:y1="9.826cm" svg:x2="19.371cm" svg:y2="7.938cm">
          <text:p/>
        </draw:line>
        <draw:g>
          <draw:g>
            <draw:polygon draw:style-name="gr5" draw:text-style-name="P5" draw:layer="layout" svg:width="5.08cm" svg:height="11.43cm" svg:x="23.181cm" svg:y="5.398cm" svg:viewBox="0 0 5081 11431" draw:points="0,11431 5081,11431 5081,0 0,0">
              <text:p/>
            </draw:polygon>
            <draw:polygon draw:style-name="gr6" draw:text-style-name="P2" draw:layer="layout" svg:width="5.08cm" svg:height="11.43cm" svg:x="23.181cm" svg:y="5.398cm" svg:viewBox="0 0 5081 11431" draw:points="0,11431 5081,11431 5081,0 0,0">
              <text:p/>
            </draw:polygon>
          </draw:g>
          <draw:frame draw:style-name="gr7" draw:text-style-name="P2" draw:layer="layout" svg:width="5.08cm" svg:height="2.315cm" svg:x="23.181cm" svg:y="3.704cm">
            <draw:text-box>
              <text:p text:style-name="P4"><text:span text:style-name="T2">Private DMZ in</text:span></text:p>
              <text:p text:style-name="P4"><text:span text:style-name="T2">10.0.0.0/27</text:span></text:p>
            </draw:text-box>
          </draw:frame>
        </draw:g>
        <draw:path draw:style-name="gr3" draw:text-style-name="P3" draw:layer="layout" svg:width="2.452cm" svg:height="2.452cm" svg:x="23.701cm" svg:y="9.891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4.668cm" svg:y="10.839cm" svg:viewBox="0 0 519 519" svg:d="M259 0c-142 0-259 117-259 259 0 143 117 260 259 260 143 0 260-117 260-260 0-142-117-259-260-259z">
          <text:p/>
        </draw:path>
        <draw:frame draw:style-name="gr18" draw:text-style-name="P2" draw:layer="layout" svg:width="4.034cm" svg:height="2.54cm" svg:x="22.91cm" svg:y="12.625cm">
          <draw:text-box>
            <text:p text:style-name="P7"><text:span text:style-name="T7">Internal load balancer</text:span></text:p>
          </draw:text-box>
        </draw:frame>
        <draw:polyline draw:style-name="gr13" draw:text-style-name="P2" draw:layer="layout" svg:width="2.381cm" svg:height="4.121cm" svg:x="21.276cm" svg:y="6.991cm" svg:viewBox="0 0 2382 4122" draw:points="0,0 1150,0 1150,4122 2382,4122">
          <text:p/>
        </draw:polyline>
        <draw:g>
          <draw:g>
            <draw:polygon draw:style-name="gr14" draw:text-style-name="P6" draw:layer="layout" svg:width="1.27cm" svg:height="2.54cm" svg:x="26.991cm" svg:y="7.302cm" svg:viewBox="0 0 1271 2541" draw:points="0,2541 1271,2541 1271,0 0,0">
              <text:p/>
            </draw:polygon>
            <draw:polygon draw:style-name="gr15" draw:text-style-name="P2" draw:layer="layout" svg:width="1.27cm" svg:height="2.54cm" svg:x="26.991cm" svg:y="7.302cm" svg:viewBox="0 0 1271 2541" draw:points="0,2541 1271,2541 1271,0 0,0">
              <text:p/>
            </draw:polygon>
          </draw:g>
          <draw:frame draw:style-name="gr20" draw:text-style-name="P2" draw:layer="layout" svg:width="1.27cm" svg:height="3.331cm" svg:x="26.991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12.383cm" svg:viewBox="0 0 1271 2541" draw:points="0,2541 1271,2541 1271,0 0,0">
              <text:p/>
            </draw:polygon>
            <draw:polygon draw:style-name="gr15" draw:text-style-name="P2" draw:layer="layout" svg:width="1.27cm" svg:height="2.54cm" svg:x="26.991cm" svg:y="12.383cm" svg:viewBox="0 0 1271 2541" draw:points="0,2541 1271,2541 1271,0 0,0">
              <text:p/>
            </draw:polygon>
          </draw:g>
          <draw:frame draw:style-name="gr20" draw:text-style-name="P2" draw:layer="layout" svg:width="1.27cm" svg:height="3.331cm" svg:x="26.991cm" svg:y="11.988cm">
            <draw:text-box>
              <text:p text:style-name="P7"><text:span text:style-name="T1">N</text:span></text:p>
              <text:p text:style-name="P7"><text:span text:style-name="T1">I</text:span></text:p>
              <text:p text:style-name="P7"><text:span text:style-name="T1">C</text:span></text:p>
            </draw:text-box>
          </draw:frame>
        </draw:g>
        <draw:line draw:style-name="gr10" draw:text-style-name="P2" draw:layer="layout" svg:x1="26.197cm" svg:y1="11.113cm" svg:x2="26.992cm" svg:y2="8.572cm">
          <text:p/>
        </draw:line>
        <draw:line draw:style-name="gr10" draw:text-style-name="P2" draw:layer="layout" svg:x1="26.197cm" svg:y1="11.113cm" svg:x2="26.992cm" svg:y2="13.654cm">
          <text:p/>
        </draw:line>
        <draw:g>
          <draw:g>
            <draw:polygon draw:style-name="gr5" draw:text-style-name="P5" draw:layer="layout" svg:width="5.08cm" svg:height="11.43cm" svg:x="31.277cm" svg:y="5.398cm" svg:viewBox="0 0 5081 11431" draw:points="0,11431 5081,11431 5081,0 0,0">
              <text:p/>
            </draw:polygon>
            <draw:polygon draw:style-name="gr6" draw:text-style-name="P2" draw:layer="layout" svg:width="5.08cm" svg:height="11.43cm" svg:x="31.277cm" svg:y="5.398cm" svg:viewBox="0 0 5081 11431" draw:points="0,11431 5081,11431 5081,0 0,0">
              <text:p/>
            </draw:polygon>
          </draw:g>
          <draw:frame draw:style-name="gr7" draw:text-style-name="P2" draw:layer="layout" svg:width="5.08cm" svg:height="2.315cm" svg:x="31.277cm" svg:y="3.704cm">
            <draw:text-box>
              <text:p text:style-name="P4"><text:span text:style-name="T2">Private DMZ out</text:span></text:p>
              <text:p text:style-name="P4"><text:span text:style-name="T2">10.0.0.32/27</text:span></text:p>
            </draw:text-box>
          </draw:frame>
        </draw:g>
        <draw:path draw:style-name="gr52" draw:text-style-name="P11" draw:layer="layout" svg:width="1.993cm" svg:height="0.635cm" svg:x="28.73cm" svg:y="9.716cm" svg:viewBox="0 0 1994 636" svg:d="M1449 0h-72-719-37c99 381-34 436-621 436v200h746 544 704v-200c-587 0-644-54-545-436z">
          <text:p/>
        </draw:path>
        <draw:path draw:style-name="gr52" draw:text-style-name="P11" draw:layer="layout" svg:width="3.048cm" svg:height="2.413cm" svg:x="28.261cm" svg:y="7.302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7.302cm">
          <draw:text-box>
            <text:p text:style-name="P7"><text:span text:style-name="T2">NVA</text:span></text:p>
          </draw:text-box>
        </draw:frame>
        <draw:path draw:style-name="gr52" draw:text-style-name="P11" draw:layer="layout" svg:width="1.993cm" svg:height="0.635cm" svg:x="28.73cm" svg:y="14.795cm" svg:viewBox="0 0 1994 636" svg:d="M1449 0h-72-719-37c99 381-34 436-621 436v200h746 544 704v-200c-587 0-644-54-545-436z">
          <text:p/>
        </draw:path>
        <draw:path draw:style-name="gr52" draw:text-style-name="P11" draw:layer="layout" svg:width="3.048cm" svg:height="2.413cm" svg:x="28.261cm" svg:y="12.383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12.383cm">
          <draw:text-box>
            <text:p text:style-name="P7"><text:span text:style-name="T2">NVA</text:span></text:p>
          </draw:text-box>
        </draw:frame>
        <draw:g>
          <draw:path draw:style-name="gr3" draw:text-style-name="P3" draw:layer="layout" svg:width="1.653cm" svg:height="2.133cm" svg:x="23.498cm" svg:y="5.805cm" svg:viewBox="0 0 1654 2134" svg:d="M1545 841h-108v-200l-636-641-584 841h-109l-108 1185 1545 108 109-1184zM910 1476v447h-160v-447zM1236 841h-818v-200l434-453z">
            <text:p/>
          </draw:path>
          <draw:path draw:style-name="gr11" draw:text-style-name="P2" draw:layer="layout" svg:width="1.653cm" svg:height="2.133cm" svg:x="23.498cm" svg:y="5.805cm" svg:viewBox="0 0 1654 2134" svg:d="M1545 841h-108v-200l-636-641-584 841h-109l-108 1185 1545 108 109-1184zM910 1476v447h-160v-447zM1236 841h-818v-200l434-453z">
            <text:p/>
          </draw:path>
        </draw:g>
        <draw:polygon draw:style-name="gr3" draw:text-style-name="P3" draw:layer="layout" svg:width="1.161cm" svg:height="1.118cm" svg:x="23.744cm" svg:y="6.777cm" svg:viewBox="0 0 1162 1119" draw:points="0,1119 1162,1119 1162,0 0,0">
          <text:p/>
        </draw:polygon>
        <draw:frame draw:style-name="gr12" draw:text-style-name="P2" draw:layer="layout" svg:width="1.653cm" svg:height="1.299cm" svg:x="23.498cm" svg:y="6.675cm">
          <draw:text-box>
            <text:p text:style-name="P7"><text:span text:style-name="T3">NSG</text:span></text:p>
          </draw:text-box>
        </draw:frame>
        <draw:g>
          <draw:g>
            <draw:polygon draw:style-name="gr14" draw:text-style-name="P6" draw:layer="layout" svg:width="1.27cm" svg:height="2.54cm" svg:x="31.277cm" svg:y="7.302cm" svg:viewBox="0 0 1271 2541" draw:points="0,2541 1271,2541 1271,0 0,0">
              <text:p/>
            </draw:polygon>
            <draw:polygon draw:style-name="gr15" draw:text-style-name="P2" draw:layer="layout" svg:width="1.27cm" svg:height="2.54cm" svg:x="31.277cm" svg:y="7.302cm" svg:viewBox="0 0 1271 2541" draw:points="0,2541 1271,2541 1271,0 0,0">
              <text:p/>
            </draw:polygon>
          </draw:g>
          <draw:frame draw:style-name="gr20" draw:text-style-name="P2" draw:layer="layout" svg:width="1.27cm" svg:height="3.331cm" svg:x="31.277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12.383cm" svg:viewBox="0 0 1271 2541" draw:points="0,2541 1271,2541 1271,0 0,0">
              <text:p/>
            </draw:polygon>
            <draw:polygon draw:style-name="gr15" draw:text-style-name="P2" draw:layer="layout" svg:width="1.27cm" svg:height="2.54cm" svg:x="31.277cm" svg:y="12.383cm" svg:viewBox="0 0 1271 2541" draw:points="0,2541 1271,2541 1271,0 0,0">
              <text:p/>
            </draw:polygon>
          </draw:g>
          <draw:frame draw:style-name="gr20" draw:text-style-name="P2" draw:layer="layout" svg:width="1.27cm" svg:height="3.331cm" svg:x="31.277cm" svg:y="11.988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5.805cm" svg:viewBox="0 0 1654 2134" svg:d="M1545 841h-108v-200l-636-641-584 841h-109l-108 1185 1545 108 109-1184zM910 1476v447h-160v-447zM1236 841h-818v-200l434-453z">
            <text:p/>
          </draw:path>
          <draw:path draw:style-name="gr11" draw:text-style-name="P2" draw:layer="layout" svg:width="1.653cm" svg:height="2.133cm" svg:x="34.293cm" svg:y="5.805cm" svg:viewBox="0 0 1654 2134" svg:d="M1545 841h-108v-200l-636-641-584 841h-109l-108 1185 1545 108 109-1184zM910 1476v447h-160v-447zM1236 841h-818v-200l434-453z">
            <text:p/>
          </draw:path>
        </draw:g>
        <draw:polygon draw:style-name="gr3" draw:text-style-name="P3" draw:layer="layout" svg:width="1.161cm" svg:height="1.118cm" svg:x="34.539cm" svg:y="6.777cm" svg:viewBox="0 0 1162 1119" draw:points="0,1119 1162,1119 1162,0 0,0">
          <text:p/>
        </draw:polygon>
        <draw:frame draw:style-name="gr12" draw:text-style-name="P2" draw:layer="layout" svg:width="1.653cm" svg:height="1.299cm" svg:x="34.293cm" svg:y="6.675cm">
          <draw:text-box>
            <text:p text:style-name="P7"><text:span text:style-name="T3">NSG</text:span></text:p>
          </draw:text-box>
        </draw:frame>
        <draw:g>
          <draw:g>
            <draw:polygon draw:style-name="gr5" draw:text-style-name="P5" draw:layer="layout" svg:width="13.176cm" svg:height="5.08cm" svg:x="23.181cm" svg:y="18.415cm" svg:viewBox="0 0 13177 5081" draw:points="0,5081 13177,5081 13177,0 0,0">
              <text:p/>
            </draw:polygon>
            <draw:polygon draw:style-name="gr6" draw:text-style-name="P2" draw:layer="layout" svg:width="13.176cm" svg:height="5.08cm" svg:x="23.181cm" svg:y="18.415cm" svg:viewBox="0 0 13177 5081" draw:points="0,5081 13177,5081 13177,0 0,0">
              <text:p/>
            </draw:polygon>
          </draw:g>
          <draw:frame draw:style-name="gr8" draw:text-style-name="P2" draw:layer="layout" svg:width="13.176cm" svg:height="2.315cm" svg:x="23.18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3.657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4.678cm" svg:y="19.43cm" svg:viewBox="0 0 946 600" draw:points="946,296 472,0 0,296 0,303 472,600 946,303">
          <text:p/>
        </draw:polygon>
        <draw:polygon draw:style-name="gr3" draw:text-style-name="P3" draw:layer="layout" svg:width="0.473cm" svg:height="0.88cm" svg:x="25.199cm" svg:y="19.821cm" svg:viewBox="0 0 474 881" draw:points="0,295 0,881 474,585 474,0">
          <text:p/>
        </draw:polygon>
        <draw:polygon draw:style-name="gr3" draw:text-style-name="P3" draw:layer="layout" svg:width="0.473cm" svg:height="0.88cm" svg:x="24.63cm" svg:y="19.821cm" svg:viewBox="0 0 474 881" draw:points="474,295 0,0 0,585 474,881">
          <text:p/>
        </draw:polygon>
        <draw:frame draw:style-name="gr36" draw:text-style-name="P2" draw:layer="layout" svg:width="6.954cm" svg:height="3.048cm" svg:x="21.704cm" svg:y="22.48cm">
          <draw:text-box>
            <text:p text:style-name="P7"><text:span text:style-name="T1">Jump box</text:span></text:p>
          </draw:text-box>
        </draw:frame>
        <draw:g>
          <draw:path draw:style-name="gr3" draw:text-style-name="P3" draw:layer="layout" svg:width="1.653cm" svg:height="2.133cm" svg:x="34.293cm" svg:y="18.876cm" svg:viewBox="0 0 1654 2134" svg:d="M1545 841h-108v-200l-636-641-584 841h-109l-108 1185 1545 108 109-1184zM910 1476v447h-160v-447zM1236 841h-818v-200l434-453z">
            <text:p/>
          </draw:path>
          <draw:path draw:style-name="gr11" draw:text-style-name="P2" draw:layer="layout" svg:width="1.653cm" svg:height="2.133cm" svg:x="34.293cm" svg:y="18.876cm" svg:viewBox="0 0 1654 2134" svg:d="M1545 841h-108v-200l-636-641-584 841h-109l-108 1185 1545 108 109-1184zM910 1476v447h-160v-447zM1236 841h-818v-200l434-453z">
            <text:p/>
          </draw:path>
        </draw:g>
        <draw:polygon draw:style-name="gr3" draw:text-style-name="P3" draw:layer="layout" svg:width="1.161cm" svg:height="1.118cm" svg:x="34.539cm" svg:y="19.848cm" svg:viewBox="0 0 1162 1119" draw:points="0,1119 1162,1119 1162,0 0,0">
          <text:p/>
        </draw:polygon>
        <draw:frame draw:style-name="gr12" draw:text-style-name="P2" draw:layer="layout" svg:width="1.653cm" svg:height="1.299cm" svg:x="34.293cm" svg:y="19.746cm">
          <draw:text-box>
            <text:p text:style-name="P7"><text:span text:style-name="T3">NSG</text:span></text:p>
          </draw:text-box>
        </draw:frame>
        <draw:g>
          <draw:g>
            <draw:polygon draw:style-name="gr5" draw:text-style-name="P5" draw:layer="layout" svg:width="5.08cm" svg:height="11.43cm" svg:x="23.181cm" svg:y="25.4cm" svg:viewBox="0 0 5081 11431" draw:points="0,11431 5081,11431 5081,0 0,0">
              <text:p/>
            </draw:polygon>
            <draw:polygon draw:style-name="gr6" draw:text-style-name="P2" draw:layer="layout" svg:width="5.08cm" svg:height="11.43cm" svg:x="23.181cm" svg:y="25.4cm" svg:viewBox="0 0 5081 11431" draw:points="0,11431 5081,11431 5081,0 0,0">
              <text:p/>
            </draw:polygon>
          </draw:g>
          <draw:frame draw:style-name="gr7" draw:text-style-name="P2" draw:layer="layout" svg:width="5.08cm" svg:height="2.315cm" svg:x="23.181cm" svg:y="23.707cm">
            <draw:text-box>
              <text:p text:style-name="P4"><text:span text:style-name="T2">Public DMZ in</text:span></text:p>
              <text:p text:style-name="P4"><text:span text:style-name="T2">10.0.0.64/27</text:span></text:p>
            </draw:text-box>
          </draw:frame>
        </draw:g>
        <draw:g>
          <draw:g>
            <draw:polygon draw:style-name="gr14" draw:text-style-name="P6" draw:layer="layout" svg:width="1.27cm" svg:height="2.54cm" svg:x="26.991cm" svg:y="27.305cm" svg:viewBox="0 0 1271 2541" draw:points="0,2541 1271,2541 1271,0 0,0">
              <text:p/>
            </draw:polygon>
            <draw:polygon draw:style-name="gr15" draw:text-style-name="P2" draw:layer="layout" svg:width="1.27cm" svg:height="2.54cm" svg:x="26.991cm" svg:y="27.305cm" svg:viewBox="0 0 1271 2541" draw:points="0,2541 1271,2541 1271,0 0,0">
              <text:p/>
            </draw:polygon>
          </draw:g>
          <draw:frame draw:style-name="gr20" draw:text-style-name="P2" draw:layer="layout" svg:width="1.27cm" svg:height="3.331cm" svg:x="26.991cm" svg:y="26.91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32.385cm" svg:viewBox="0 0 1271 2541" draw:points="0,2541 1271,2541 1271,0 0,0">
              <text:p/>
            </draw:polygon>
            <draw:polygon draw:style-name="gr15" draw:text-style-name="P2" draw:layer="layout" svg:width="1.27cm" svg:height="2.54cm" svg:x="26.991cm" svg:y="32.385cm" svg:viewBox="0 0 1271 2541" draw:points="0,2541 1271,2541 1271,0 0,0">
              <text:p/>
            </draw:polygon>
          </draw:g>
          <draw:frame draw:style-name="gr20" draw:text-style-name="P2" draw:layer="layout" svg:width="1.27cm" svg:height="3.331cm" svg:x="26.991cm" svg:y="31.99cm">
            <draw:text-box>
              <text:p text:style-name="P7"><text:span text:style-name="T1">N</text:span></text:p>
              <text:p text:style-name="P7"><text:span text:style-name="T1">I</text:span></text:p>
              <text:p text:style-name="P7"><text:span text:style-name="T1">C</text:span></text:p>
            </draw:text-box>
          </draw:frame>
        </draw:g>
        <draw:g>
          <draw:g>
            <draw:polygon draw:style-name="gr5" draw:text-style-name="P5" draw:layer="layout" svg:width="5.08cm" svg:height="11.43cm" svg:x="31.277cm" svg:y="25.4cm" svg:viewBox="0 0 5081 11431" draw:points="0,11431 5081,11431 5081,0 0,0">
              <text:p/>
            </draw:polygon>
            <draw:polygon draw:style-name="gr6" draw:text-style-name="P2" draw:layer="layout" svg:width="5.08cm" svg:height="11.43cm" svg:x="31.277cm" svg:y="25.4cm" svg:viewBox="0 0 5081 11431" draw:points="0,11431 5081,11431 5081,0 0,0">
              <text:p/>
            </draw:polygon>
          </draw:g>
          <draw:frame draw:style-name="gr7" draw:text-style-name="P2" draw:layer="layout" svg:width="5.08cm" svg:height="2.315cm" svg:x="31.277cm" svg:y="23.707cm">
            <draw:text-box>
              <text:p text:style-name="P4"><text:span text:style-name="T2">Public DMZ out</text:span></text:p>
              <text:p text:style-name="P4"><text:span text:style-name="T2">10.0.0.96/27</text:span></text:p>
            </draw:text-box>
          </draw:frame>
        </draw:g>
        <draw:path draw:style-name="gr52" draw:text-style-name="P11" draw:layer="layout" svg:width="1.993cm" svg:height="0.635cm" svg:x="28.73cm" svg:y="29.718cm" svg:viewBox="0 0 1994 636" svg:d="M1449 0h-72-719-37c99 381-34 436-621 436v200h746 544 704v-200c-587 0-644-54-545-436z">
          <text:p/>
        </draw:path>
        <draw:path draw:style-name="gr52" draw:text-style-name="P11" draw:layer="layout" svg:width="3.048cm" svg:height="2.413cm" svg:x="28.261cm" svg:y="27.305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27.305cm">
          <draw:text-box>
            <text:p text:style-name="P7"><text:span text:style-name="T2">NVA</text:span></text:p>
          </draw:text-box>
        </draw:frame>
        <draw:path draw:style-name="gr52" draw:text-style-name="P11" draw:layer="layout" svg:width="1.993cm" svg:height="0.635cm" svg:x="28.73cm" svg:y="34.798cm" svg:viewBox="0 0 1994 636" svg:d="M1449 0h-72-719-37c99 381-34 436-621 436v200h746 544 704v-200c-587 0-644-54-545-436z">
          <text:p/>
        </draw:path>
        <draw:path draw:style-name="gr52" draw:text-style-name="P11" draw:layer="layout" svg:width="3.048cm" svg:height="2.413cm" svg:x="28.261cm" svg:y="32.385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32.385cm">
          <draw:text-box>
            <text:p text:style-name="P7"><text:span text:style-name="T2">NVA</text:span></text:p>
          </draw:text-box>
        </draw:frame>
        <draw:g>
          <draw:path draw:style-name="gr3" draw:text-style-name="P3" draw:layer="layout" svg:width="1.653cm" svg:height="2.133cm" svg:x="23.498cm" svg:y="25.807cm" svg:viewBox="0 0 1654 2134" svg:d="M1545 841h-108v-200l-636-641-584 841h-109l-108 1185 1545 108 109-1184zM910 1476v447h-160v-447zM1236 841h-818v-200l434-453z">
            <text:p/>
          </draw:path>
          <draw:path draw:style-name="gr11" draw:text-style-name="P2" draw:layer="layout" svg:width="1.653cm" svg:height="2.133cm" svg:x="23.498cm" svg:y="25.807cm" svg:viewBox="0 0 1654 2134" svg:d="M1545 841h-108v-200l-636-641-584 841h-109l-108 1185 1545 108 109-1184zM910 1476v447h-160v-447zM1236 841h-818v-200l434-453z">
            <text:p/>
          </draw:path>
        </draw:g>
        <draw:polygon draw:style-name="gr3" draw:text-style-name="P3" draw:layer="layout" svg:width="1.161cm" svg:height="1.118cm" svg:x="23.744cm" svg:y="26.779cm" svg:viewBox="0 0 1162 1119" draw:points="0,1119 1162,1119 1162,0 0,0">
          <text:p/>
        </draw:polygon>
        <draw:frame draw:style-name="gr12" draw:text-style-name="P2" draw:layer="layout" svg:width="1.653cm" svg:height="1.299cm" svg:x="23.498cm" svg:y="26.678cm">
          <draw:text-box>
            <text:p text:style-name="P7"><text:span text:style-name="T3">NSG</text:span></text:p>
          </draw:text-box>
        </draw:frame>
        <draw:g>
          <draw:g>
            <draw:polygon draw:style-name="gr14" draw:text-style-name="P6" draw:layer="layout" svg:width="1.27cm" svg:height="2.54cm" svg:x="31.277cm" svg:y="27.305cm" svg:viewBox="0 0 1271 2541" draw:points="0,2541 1271,2541 1271,0 0,0">
              <text:p/>
            </draw:polygon>
            <draw:polygon draw:style-name="gr15" draw:text-style-name="P2" draw:layer="layout" svg:width="1.27cm" svg:height="2.54cm" svg:x="31.277cm" svg:y="27.305cm" svg:viewBox="0 0 1271 2541" draw:points="0,2541 1271,2541 1271,0 0,0">
              <text:p/>
            </draw:polygon>
          </draw:g>
          <draw:frame draw:style-name="gr20" draw:text-style-name="P2" draw:layer="layout" svg:width="1.27cm" svg:height="3.331cm" svg:x="31.277cm" svg:y="26.91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32.385cm" svg:viewBox="0 0 1271 2541" draw:points="0,2541 1271,2541 1271,0 0,0">
              <text:p/>
            </draw:polygon>
            <draw:polygon draw:style-name="gr15" draw:text-style-name="P2" draw:layer="layout" svg:width="1.27cm" svg:height="2.54cm" svg:x="31.277cm" svg:y="32.385cm" svg:viewBox="0 0 1271 2541" draw:points="0,2541 1271,2541 1271,0 0,0">
              <text:p/>
            </draw:polygon>
          </draw:g>
          <draw:frame draw:style-name="gr20" draw:text-style-name="P2" draw:layer="layout" svg:width="1.27cm" svg:height="3.331cm" svg:x="31.277cm" svg:y="31.99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25.807cm" svg:viewBox="0 0 1654 2134" svg:d="M1545 841h-108v-200l-636-641-584 841h-109l-108 1185 1545 108 109-1184zM910 1476v447h-160v-447zM1236 841h-818v-200l434-453z">
            <text:p/>
          </draw:path>
          <draw:path draw:style-name="gr11" draw:text-style-name="P2" draw:layer="layout" svg:width="1.653cm" svg:height="2.133cm" svg:x="34.293cm" svg:y="25.807cm" svg:viewBox="0 0 1654 2134" svg:d="M1545 841h-108v-200l-636-641-584 841h-109l-108 1185 1545 108 109-1184zM910 1476v447h-160v-447zM1236 841h-818v-200l434-453z">
            <text:p/>
          </draw:path>
        </draw:g>
        <draw:polygon draw:style-name="gr3" draw:text-style-name="P3" draw:layer="layout" svg:width="1.161cm" svg:height="1.118cm" svg:x="34.539cm" svg:y="26.779cm" svg:viewBox="0 0 1162 1119" draw:points="0,1119 1162,1119 1162,0 0,0">
          <text:p/>
        </draw:polygon>
        <draw:frame draw:style-name="gr12" draw:text-style-name="P2" draw:layer="layout" svg:width="1.653cm" svg:height="1.299cm" svg:x="34.293cm" svg:y="26.678cm">
          <draw:text-box>
            <text:p text:style-name="P7"><text:span text:style-name="T3">NSG</text:span></text:p>
          </draw:text-box>
        </draw:frame>
        <draw:path draw:style-name="gr3" draw:text-style-name="P3" draw:layer="layout" svg:width="2.452cm" svg:height="2.452cm" svg:x="11.159cm" svg:y="29.894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12.127cm" svg:y="30.841cm" svg:viewBox="0 0 519 519" svg:d="M259 0c-142 0-259 117-259 259 0 143 117 260 259 260 143 0 260-117 260-260 0-142-117-259-260-259z">
          <text:p/>
        </draw:path>
        <draw:frame draw:style-name="gr18" draw:text-style-name="P2" draw:layer="layout" svg:width="4.034cm" svg:height="2.54cm" svg:x="10.369cm" svg:y="32.628cm">
          <draw:text-box>
            <text:p text:style-name="P7"><text:span text:style-name="T1">Azure load balancer</text:span></text:p>
          </draw:text-box>
        </draw:frame>
        <draw:g>
          <draw:g>
            <draw:polygon draw:style-name="gr14" draw:text-style-name="P6" draw:layer="layout" svg:width="3.81cm" svg:height="1.27cm" svg:x="10.481cm" svg:y="26.988cm" svg:viewBox="0 0 3811 1271" draw:points="0,1271 3811,1271 3811,0 0,0">
              <text:p/>
            </draw:polygon>
            <draw:polygon draw:style-name="gr15" draw:text-style-name="P2" draw:layer="layout" svg:width="3.81cm" svg:height="1.27cm" svg:x="10.481cm" svg:y="26.988cm" svg:viewBox="0 0 3811 1271" draw:points="0,1271 3811,1271 3811,0 0,0">
              <text:p/>
            </draw:polygon>
          </draw:g>
          <draw:frame draw:style-name="gr16" draw:text-style-name="P2" draw:layer="layout" svg:width="3.81cm" svg:height="1.299cm" svg:x="10.481cm" svg:y="26.974cm">
            <draw:text-box>
              <text:p text:style-name="P7"><text:span text:style-name="T1">PIP</text:span></text:p>
            </draw:text-box>
          </draw:frame>
        </draw:g>
        <draw:line draw:style-name="gr60" draw:text-style-name="P2" draw:layer="layout" svg:x1="12.386cm" svg:y1="28.258cm" svg:x2="12.386cm" svg:y2="29.845cm">
          <text:p/>
        </draw:line>
        <draw:line draw:style-name="gr60" draw:text-style-name="P2" draw:layer="layout" svg:x1="13.656cm" svg:y1="31.116cm" svg:x2="26.992cm" svg:y2="28.575cm">
          <text:p/>
        </draw:line>
        <draw:line draw:style-name="gr60" draw:text-style-name="P2" draw:layer="layout" svg:x1="13.656cm" svg:y1="31.115cm" svg:x2="26.992cm" svg:y2="33.656cm">
          <text:p/>
        </draw:line>
        <draw:g>
          <draw:polygon draw:style-name="gr31" draw:text-style-name="P2" draw:layer="layout" svg:width="3.636cm" svg:height="10.753cm" svg:x="27.966cm" svg:y="5.736cm" svg:viewBox="0 0 3637 10754" draw:points="0,10754 3637,10754 3637,0 0,0">
            <text:p/>
          </draw:polygon>
          <draw:frame draw:style-name="gr32" draw:text-style-name="P2" draw:layer="layout" svg:width="3.636cm" svg:height="10.753cm" svg:x="27.966cm" svg:y="5.736cm">
            <draw:text-box>
              <text:p text:style-name="P7"><text:span text:style-name="T1">Availability set</text:span></text:p>
            </draw:text-box>
          </draw:frame>
        </draw:g>
        <draw:g>
          <draw:polygon draw:style-name="gr31" draw:text-style-name="P2" draw:layer="layout" svg:width="3.636cm" svg:height="10.753cm" svg:x="27.966cm" svg:y="25.738cm" svg:viewBox="0 0 3637 10754" draw:points="0,10754 3637,10754 3637,0 0,0">
            <text:p/>
          </draw:polygon>
          <draw:frame draw:style-name="gr32" draw:text-style-name="P2" draw:layer="layout" svg:width="3.636cm" svg:height="10.753cm" svg:x="27.966cm" svg:y="25.738cm">
            <draw:text-box>
              <text:p text:style-name="P7"><text:span text:style-name="T1">Availability set</text:span></text:p>
            </draw:text-box>
          </draw:frame>
        </draw:g>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8.89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4 0h-2699c-92 0-165 88-165 188v2039c0 99 73 187 165 187h2699c92 0 185-88 185-187v-2039c-1-100-93-188-185-188zM2814 254v1905h-2580v-1905l2587-5z">
          <text:p/>
        </draw:path>
        <draw:line draw:style-name="gr49" draw:text-style-name="P2" draw:layer="layout" svg:x1="11.78cm" svg:y1="11.113cm" svg:x2="18.072cm" svg:y2="11.113cm">
          <text:p/>
        </draw:line>
        <draw:path draw:style-name="gr33" draw:text-style-name="P9" draw:layer="layout" svg:width="2.54cm" svg:height="2.54cm" svg:x="5.401cm" svg:y="26.353cm" svg:viewBox="0 0 2541 2541" svg:d="M1271 177c602 0 1092 491 1092 1093 0 603-490 1094-1092 1094-604 0-1094-491-1094-1094 0-602 490-1093 1094-1093zM1271 0c-703 0-1271 568-1271 1270 0 703 568 1271 1271 1271 701 0 1270-568 1270-1271 0-702-569-1270-1270-1270z">
          <text:p/>
        </draw:path>
        <draw:path draw:style-name="gr33" draw:text-style-name="P9" draw:layer="layout" svg:width="1.808cm" svg:height="0.431cm" svg:x="5.755cm" svg:y="28.065cm" svg:viewBox="0 0 1809 432" svg:d="M1809 326c-32 38-66 73-102 106-202-174-487-285-803-285s-600 111-802 285c-36-33-71-69-102-106 228-201 548-326 904-326s676 125 905 326z">
          <text:p/>
        </draw:path>
        <draw:path draw:style-name="gr33" draw:text-style-name="P9" draw:layer="layout" svg:width="1.808cm" svg:height="0.431cm" svg:x="5.778cm" svg:y="26.748cm" svg:viewBox="0 0 1809 432" svg:d="M1809 105c-32-37-66-72-102-105-202 174-487 284-803 284s-600-110-802-284c-36 33-71 68-102 105 228 202 548 327 904 327s676-125 905-327z">
          <text:p/>
        </draw:path>
        <draw:polygon draw:style-name="gr33" draw:text-style-name="P9" draw:layer="layout" svg:width="2.363cm" svg:height="0.177cm" svg:x="5.46cm" svg:y="27.534cm" svg:viewBox="0 0 2364 178" draw:points="0,178 2364,178 2364,0 0,0">
          <text:p/>
        </draw:polygon>
        <draw:polygon draw:style-name="gr33" draw:text-style-name="P9" draw:layer="layout" svg:width="0.177cm" svg:height="2.422cm" svg:x="6.582cm" svg:y="26.421cm" svg:viewBox="0 0 178 2423" draw:points="0,2423 178,2423 178,0 0,0">
          <text:p/>
        </draw:polygon>
        <draw:path draw:style-name="gr33" draw:text-style-name="P9" draw:layer="layout" svg:width="1.684cm" svg:height="2.392cm" svg:x="5.829cm" svg:y="26.426cm" svg:viewBox="0 0 1685 2393" svg:d="M842 2393c-465 0-842-537-842-1196 0-661 377-1197 842-1197s843 536 843 1197c0 659-378 1196-843 1196zM842 147c-382 0-695 471-695 1050 0 578 313 1048 695 1048 383 0 695-470 695-1048 0-579-312-1050-695-1050z">
          <text:p/>
        </draw:path>
        <draw:frame draw:style-name="gr34" draw:text-style-name="P2" draw:layer="layout" svg:width="5.671cm" svg:height="2.481cm" svg:x="3.834cm" svg:y="29.23cm">
          <draw:text-box>
            <text:p/>
          </draw:text-box>
        </draw:frame>
        <draw:line draw:style-name="gr60" draw:text-style-name="P2" draw:layer="layout" svg:x1="7.941cm" svg:y1="27.623cm" svg:x2="10.481cm" svg:y2="27.623cm">
          <text:p/>
        </draw:line>
        <draw:g>
          <draw:line draw:style-name="gr61" draw:text-style-name="P2" draw:layer="layout" svg:x1="0.635cm" svg:y1="19.844cm" svg:x2="4.021cm" svg:y2="19.844cm">
            <text:p/>
          </draw:line>
          <draw:frame draw:style-name="gr39" draw:text-style-name="P2" draw:layer="layout" svg:width="5.275cm" svg:height="1.299cm" svg:x="4.448cm" svg:y="19.195cm">
            <draw:text-box>
              <text:p text:style-name="P4"><text:span text:style-name="T4">Web app request</text:span></text:p>
            </draw:text-box>
          </draw:frame>
        </draw:g>
        <draw:g>
          <draw:g>
            <draw:polygon draw:style-name="gr5" draw:text-style-name="P5" draw:layer="layout" svg:width="7.62cm" svg:height="11.43cm" svg:x="38.103cm" svg:y="15.24cm" svg:viewBox="0 0 7621 11431" draw:points="0,11431 7621,11431 7621,0 0,0">
              <text:p/>
            </draw:polygon>
            <draw:polygon draw:style-name="gr6" draw:text-style-name="P2" draw:layer="layout" svg:width="7.62cm" svg:height="11.43cm" svg:x="38.103cm" svg:y="15.24cm" svg:viewBox="0 0 7621 11431" draw:points="0,11431 7621,11431 7621,0 0,0">
              <text:p/>
            </draw:polygon>
          </draw:g>
          <draw:frame draw:style-name="gr7" draw:text-style-name="P2" draw:layer="layout" svg:width="7.62cm" svg:height="2.315cm" svg:x="38.103cm" svg:y="13.547cm">
            <draw:text-box>
              <text:p text:style-name="P4"><text:span text:style-name="T2">Web tier</text:span></text:p>
              <text:p text:style-name="P4"><text:span text:style-name="T2">10.0.1.0/24</text:span></text:p>
            </draw:text-box>
          </draw:frame>
        </draw:g>
        <draw:g>
          <draw:polyline draw:style-name="gr11" draw:text-style-name="P2" draw:layer="layout" svg:width="3.636cm" svg:height="10.753cm" svg:x="41.682cm" svg:y="15.578cm" svg:viewBox="0 0 3637 10754" draw:points="3637,10754 3637,0 0,0">
            <text:p/>
          </draw:polyline>
          <draw:frame draw:style-name="gr53" draw:text-style-name="P2" draw:layer="layout" svg:width="3.636cm" svg:height="10.753cm" svg:x="41.682cm" svg:y="15.578cm">
            <draw:text-box>
              <text:p text:style-name="P7"><text:span text:style-name="T2">Availability set</text:span></text:p>
            </draw:text-box>
          </draw:frame>
        </draw:g>
        <draw:path draw:style-name="gr11" draw:text-style-name="P2" draw:layer="layout" svg:width="2.315cm" svg:height="2.315cm" svg:x="38.692cm" svg:y="20.755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39.849cm" svg:y="21.634cm" svg:viewBox="0 0 0 0" draw:points="0,0">
          <text:p/>
        </draw:polygon>
        <draw:path draw:style-name="gr3" draw:text-style-name="P3" draw:layer="layout" svg:width="1.151cm" svg:height="0.804cm" svg:x="42.975cm" svg:y="21.234cm" svg:viewBox="0 0 1152 805" svg:d="M0 805h1152v-805h-1152zM829 570l-216 131v-261l216-130zM593 142l217 132-215 129-219-130zM356 309l216 130v262l-216-131z">
          <text:p/>
        </draw:path>
        <draw:path draw:style-name="gr3" draw:text-style-name="P3" draw:layer="layout" svg:width="3.048cm" svg:height="2.54cm" svg:x="41.977cm" svg:y="20.6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18.376cm" svg:viewBox="0 0 1152 805" svg:d="M0 805h1152v-805h-1152zM829 570l-216 131v-261l216-130zM593 142l217 132-215 129-219-130zM356 309l216 130v262l-216-131z">
          <text:p/>
        </draw:path>
        <draw:path draw:style-name="gr3" draw:text-style-name="P3" draw:layer="layout" svg:width="3.048cm" svg:height="2.54cm" svg:x="41.977cm" svg:y="17.7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24.091cm" svg:viewBox="0 0 1152 805" svg:d="M0 805h1152v-805h-1152zM829 570l-216 131v-261l216-130zM593 142l217 132-215 129-219-130zM356 309l216 130v262l-216-131z">
          <text:p/>
        </draw:path>
        <draw:path draw:style-name="gr3" draw:text-style-name="P3" draw:layer="layout" svg:width="3.048cm" svg:height="2.54cm" svg:x="41.977cm" svg:y="23.4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41.119cm" svg:y1="21.908cm" svg:x2="41.818cm" svg:y2="21.908cm">
          <text:p/>
        </draw:line>
        <draw:g>
          <draw:path draw:style-name="gr3" draw:text-style-name="P3" draw:layer="layout" svg:width="1.653cm" svg:height="2.133cm" svg:x="38.547cm" svg:y="15.647cm" svg:viewBox="0 0 1654 2134" svg:d="M1545 841h-108v-200l-636-641-584 841h-109l-108 1185 1545 108 109-1184zM910 1476v447h-160v-447zM1236 841h-818v-200l434-453z">
            <text:p/>
          </draw:path>
          <draw:path draw:style-name="gr11" draw:text-style-name="P2" draw:layer="layout" svg:width="1.653cm" svg:height="2.133cm" svg:x="38.547cm" svg:y="15.647cm" svg:viewBox="0 0 1654 2134" svg:d="M1545 841h-108v-200l-636-641-584 841h-109l-108 1185 1545 108 109-1184zM910 1476v447h-160v-447zM1236 841h-818v-200l434-453z">
            <text:p/>
          </draw:path>
        </draw:g>
        <draw:polygon draw:style-name="gr3" draw:text-style-name="P3" draw:layer="layout" svg:width="1.161cm" svg:height="1.118cm" svg:x="38.793cm" svg:y="16.619cm" svg:viewBox="0 0 1162 1119" draw:points="0,1119 1162,1119 1162,0 0,0">
          <text:p/>
        </draw:polygon>
        <draw:frame draw:style-name="gr12" draw:text-style-name="P2" draw:layer="layout" svg:width="1.653cm" svg:height="1.299cm" svg:x="38.547cm" svg:y="16.518cm">
          <draw:text-box>
            <text:p text:style-name="P7"><text:span text:style-name="T3">NSG</text:span></text:p>
          </draw:text-box>
        </draw:frame>
        <draw:g>
          <draw:g>
            <draw:polygon draw:style-name="gr5" draw:text-style-name="P5" draw:layer="layout" svg:width="7.62cm" svg:height="11.43cm" svg:x="46.993cm" svg:y="15.24cm" svg:viewBox="0 0 7621 11431" draw:points="0,11431 7621,11431 7621,0 0,0">
              <text:p/>
            </draw:polygon>
            <draw:polygon draw:style-name="gr6" draw:text-style-name="P2" draw:layer="layout" svg:width="7.62cm" svg:height="11.43cm" svg:x="46.993cm" svg:y="15.24cm" svg:viewBox="0 0 7621 11431" draw:points="0,11431 7621,11431 7621,0 0,0">
              <text:p/>
            </draw:polygon>
          </draw:g>
          <draw:frame draw:style-name="gr7" draw:text-style-name="P2" draw:layer="layout" svg:width="7.62cm" svg:height="2.315cm" svg:x="46.993cm" svg:y="13.547cm">
            <draw:text-box>
              <text:p text:style-name="P4"><text:span text:style-name="T2">Business tier</text:span></text:p>
              <text:p text:style-name="P4"><text:span text:style-name="T2">10.0.2.0/24</text:span></text:p>
            </draw:text-box>
          </draw:frame>
        </draw:g>
        <draw:g>
          <draw:polyline draw:style-name="gr11" draw:text-style-name="P2" draw:layer="layout" svg:width="3.636cm" svg:height="10.753cm" svg:x="50.572cm" svg:y="15.578cm" svg:viewBox="0 0 3637 10754" draw:points="3637,10754 3637,0 0,0">
            <text:p/>
          </draw:polyline>
          <draw:frame draw:style-name="gr53" draw:text-style-name="P2" draw:layer="layout" svg:width="3.636cm" svg:height="10.753cm" svg:x="50.572cm" svg:y="15.578cm">
            <draw:text-box>
              <text:p text:style-name="P7"><text:span text:style-name="T2">Availability set</text:span></text:p>
            </draw:text-box>
          </draw:frame>
        </draw:g>
        <draw:path draw:style-name="gr11" draw:text-style-name="P2" draw:layer="layout" svg:width="2.315cm" svg:height="2.315cm" svg:x="47.582cm" svg:y="20.755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48.739cm" svg:y="21.634cm" svg:viewBox="0 0 0 0" draw:points="0,0">
          <text:p/>
        </draw:polygon>
        <draw:path draw:style-name="gr3" draw:text-style-name="P3" draw:layer="layout" svg:width="1.151cm" svg:height="0.804cm" svg:x="51.865cm" svg:y="21.234cm" svg:viewBox="0 0 1152 805" svg:d="M0 805h1152v-805h-1152zM829 570l-216 131v-261l216-130zM593 142l217 132-215 129-219-130zM356 309l216 130v262l-216-131z">
          <text:p/>
        </draw:path>
        <draw:path draw:style-name="gr3" draw:text-style-name="P3" draw:layer="layout" svg:width="3.048cm" svg:height="2.54cm" svg:x="50.867cm" svg:y="20.6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18.376cm" svg:viewBox="0 0 1152 805" svg:d="M0 805h1152v-805h-1152zM829 570l-216 131v-261l216-130zM593 142l217 132-215 129-219-130zM356 309l216 130v262l-216-131z">
          <text:p/>
        </draw:path>
        <draw:path draw:style-name="gr3" draw:text-style-name="P3" draw:layer="layout" svg:width="3.048cm" svg:height="2.54cm" svg:x="50.867cm" svg:y="17.7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24.091cm" svg:viewBox="0 0 1152 805" svg:d="M0 805h1152v-805h-1152zM829 570l-216 131v-261l216-130zM593 142l217 132-215 129-219-130zM356 309l216 130v262l-216-131z">
          <text:p/>
        </draw:path>
        <draw:path draw:style-name="gr3" draw:text-style-name="P3" draw:layer="layout" svg:width="3.048cm" svg:height="2.54cm" svg:x="50.867cm" svg:y="23.4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0.009cm" svg:y1="21.908cm" svg:x2="50.708cm" svg:y2="21.908cm">
          <text:p/>
        </draw:line>
        <draw:g>
          <draw:path draw:style-name="gr3" draw:text-style-name="P3" draw:layer="layout" svg:width="1.653cm" svg:height="2.133cm" svg:x="47.437cm" svg:y="15.647cm" svg:viewBox="0 0 1654 2134" svg:d="M1545 841h-108v-200l-636-641-584 841h-109l-108 1185 1545 108 109-1184zM910 1476v447h-160v-447zM1236 841h-818v-200l434-453z">
            <text:p/>
          </draw:path>
          <draw:path draw:style-name="gr11" draw:text-style-name="P2" draw:layer="layout" svg:width="1.653cm" svg:height="2.133cm" svg:x="47.437cm" svg:y="15.647cm" svg:viewBox="0 0 1654 2134" svg:d="M1545 841h-108v-200l-636-641-584 841h-109l-108 1185 1545 108 109-1184zM910 1476v447h-160v-447zM1236 841h-818v-200l434-453z">
            <text:p/>
          </draw:path>
        </draw:g>
        <draw:polygon draw:style-name="gr3" draw:text-style-name="P3" draw:layer="layout" svg:width="1.161cm" svg:height="1.118cm" svg:x="47.683cm" svg:y="16.619cm" svg:viewBox="0 0 1162 1119" draw:points="0,1119 1162,1119 1162,0 0,0">
          <text:p/>
        </draw:polygon>
        <draw:frame draw:style-name="gr12" draw:text-style-name="P2" draw:layer="layout" svg:width="1.653cm" svg:height="1.299cm" svg:x="47.437cm" svg:y="16.518cm">
          <draw:text-box>
            <text:p text:style-name="P7"><text:span text:style-name="T3">NSG</text:span></text:p>
          </draw:text-box>
        </draw:frame>
        <draw:g>
          <draw:g>
            <draw:polygon draw:style-name="gr5" draw:text-style-name="P5" draw:layer="layout" svg:width="7.62cm" svg:height="11.43cm" svg:x="55.883cm" svg:y="15.24cm" svg:viewBox="0 0 7621 11431" draw:points="0,11431 7621,11431 7621,0 0,0">
              <text:p/>
            </draw:polygon>
            <draw:polygon draw:style-name="gr6" draw:text-style-name="P2" draw:layer="layout" svg:width="7.62cm" svg:height="11.43cm" svg:x="55.883cm" svg:y="15.24cm" svg:viewBox="0 0 7621 11431" draw:points="0,11431 7621,11431 7621,0 0,0">
              <text:p/>
            </draw:polygon>
          </draw:g>
          <draw:frame draw:style-name="gr7" draw:text-style-name="P2" draw:layer="layout" svg:width="7.62cm" svg:height="2.315cm" svg:x="55.883cm" svg:y="13.547cm">
            <draw:text-box>
              <text:p text:style-name="P4"><text:span text:style-name="T2">Data tier</text:span></text:p>
              <text:p text:style-name="P4"><text:span text:style-name="T2">10.0.3.0/24</text:span></text:p>
            </draw:text-box>
          </draw:frame>
        </draw:g>
        <draw:g>
          <draw:polyline draw:style-name="gr11" draw:text-style-name="P2" draw:layer="layout" svg:width="3.636cm" svg:height="10.753cm" svg:x="59.462cm" svg:y="15.578cm" svg:viewBox="0 0 3637 10754" draw:points="3637,10754 3637,0 0,0">
            <text:p/>
          </draw:polyline>
          <draw:frame draw:style-name="gr53" draw:text-style-name="P2" draw:layer="layout" svg:width="3.636cm" svg:height="10.753cm" svg:x="59.462cm" svg:y="15.578cm">
            <draw:text-box>
              <text:p text:style-name="P7"><text:span text:style-name="T2">Availability set</text:span></text:p>
            </draw:text-box>
          </draw:frame>
        </draw:g>
        <draw:path draw:style-name="gr11" draw:text-style-name="P2" draw:layer="layout" svg:width="2.315cm" svg:height="2.315cm" svg:x="56.472cm" svg:y="20.755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57.629cm" svg:y="21.634cm" svg:viewBox="0 0 0 0" draw:points="0,0">
          <text:p/>
        </draw:polygon>
        <draw:path draw:style-name="gr3" draw:text-style-name="P3" draw:layer="layout" svg:width="1.151cm" svg:height="0.804cm" svg:x="60.755cm" svg:y="21.234cm" svg:viewBox="0 0 1152 805" svg:d="M0 805h1152v-805h-1152zM829 570l-216 131v-261l216-130zM593 142l217 132-215 129-219-130zM356 309l216 130v262l-216-131z">
          <text:p/>
        </draw:path>
        <draw:path draw:style-name="gr3" draw:text-style-name="P3" draw:layer="layout" svg:width="3.048cm" svg:height="2.54cm" svg:x="59.757cm" svg:y="20.6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18.376cm" svg:viewBox="0 0 1152 805" svg:d="M0 805h1152v-805h-1152zM829 570l-216 131v-261l216-130zM593 142l217 132-215 129-219-130zM356 309l216 130v262l-216-131z">
          <text:p/>
        </draw:path>
        <draw:path draw:style-name="gr3" draw:text-style-name="P3" draw:layer="layout" svg:width="3.048cm" svg:height="2.54cm" svg:x="59.757cm" svg:y="17.7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24.091cm" svg:viewBox="0 0 1152 805" svg:d="M0 805h1152v-805h-1152zM829 570l-216 131v-261l216-130zM593 142l217 132-215 129-219-130zM356 309l216 130v262l-216-131z">
          <text:p/>
        </draw:path>
        <draw:path draw:style-name="gr3" draw:text-style-name="P3" draw:layer="layout" svg:width="3.048cm" svg:height="2.54cm" svg:x="59.757cm" svg:y="23.4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8.899cm" svg:y1="21.908cm" svg:x2="59.598cm" svg:y2="21.908cm">
          <text:p/>
        </draw:line>
        <draw:g>
          <draw:path draw:style-name="gr3" draw:text-style-name="P3" draw:layer="layout" svg:width="1.653cm" svg:height="2.133cm" svg:x="56.327cm" svg:y="15.647cm" svg:viewBox="0 0 1654 2134" svg:d="M1545 841h-108v-200l-636-641-584 841h-109l-108 1185 1545 108 109-1184zM910 1476v447h-160v-447zM1236 841h-818v-200l434-453z">
            <text:p/>
          </draw:path>
          <draw:path draw:style-name="gr11" draw:text-style-name="P2" draw:layer="layout" svg:width="1.653cm" svg:height="2.133cm" svg:x="56.327cm" svg:y="15.647cm" svg:viewBox="0 0 1654 2134" svg:d="M1545 841h-108v-200l-636-641-584 841h-109l-108 1185 1545 108 109-1184zM910 1476v447h-160v-447zM1236 841h-818v-200l434-453z">
            <text:p/>
          </draw:path>
        </draw:g>
        <draw:polygon draw:style-name="gr3" draw:text-style-name="P3" draw:layer="layout" svg:width="1.161cm" svg:height="1.118cm" svg:x="56.573cm" svg:y="16.619cm" svg:viewBox="0 0 1162 1119" draw:points="0,1119 1162,1119 1162,0 0,0">
          <text:p/>
        </draw:polygon>
        <draw:frame draw:style-name="gr12" draw:text-style-name="P2" draw:layer="layout" svg:width="1.653cm" svg:height="1.299cm" svg:x="56.327cm" svg:y="16.518cm">
          <draw:text-box>
            <text:p text:style-name="P7"><text:span text:style-name="T3">NSG</text:span></text:p>
          </draw:text-box>
        </draw:frame>
        <draw:polyline draw:style-name="gr60" draw:text-style-name="P2" draw:layer="layout" svg:width="2.223cm" svg:height="9.208cm" svg:x="36.357cm" svg:y="21.908cm" svg:viewBox="0 0 2224 9209" draw:points="0,9209 1116,9209 1116,0 2224,0">
          <text:p/>
        </draw:polyline>
        <draw:polyline draw:style-name="gr60" draw:text-style-name="P2" draw:layer="layout" svg:width="2.223cm" svg:height="10.795cm" svg:x="36.357cm" svg:y="11.113cm" svg:viewBox="0 0 2224 10796" draw:points="0,0 1110,0 1110,10796 2224,10796">
          <text:p/>
        </draw:polyline>
        <draw:line draw:style-name="gr13" draw:text-style-name="P2" draw:layer="layout" svg:x1="54.613cm" svg:y1="21.908cm" svg:x2="56.359cm" svg:y2="21.908cm">
          <text:p/>
        </draw:line>
        <draw:line draw:style-name="gr13" draw:text-style-name="P2" draw:layer="layout" svg:x1="45.723cm" svg:y1="21.908cm" svg:x2="47.469cm" svg:y2="21.908cm">
          <text:p/>
        </draw:line>
        <draw:polyline draw:style-name="gr13" draw:text-style-name="P2" draw:layer="layout" svg:width="3.81cm" svg:height="8.531cm" svg:x="19.371cm" svg:y="12.424cm" svg:viewBox="0 0 3811 8532" draw:points="0,0 0,8532 3811,8532">
          <text:p/>
        </draw:polyline>
      </draw:page>
      <draw:page draw:name="Identity - AAD" draw:style-name="dp1" draw:master-page-name="PM12">
        <draw:polygon draw:style-name="gr1" draw:text-style-name="P1" draw:layer="layout" svg:width="27.765cm" svg:height="24.073cm" svg:x="21.908cm" svg:y="0.635cm" svg:viewBox="0 0 27766 24074" draw:points="0,24074 27766,24074 27766,0 0,0">
          <text:p/>
        </draw:polygon>
        <draw:polygon draw:style-name="gr2" draw:text-style-name="P2" draw:layer="layout" svg:width="26.495cm" svg:height="20.898cm" svg:x="22.543cm" svg:y="3.175cm" svg:viewBox="0 0 26496 20899" draw:points="0,20899 26496,20899 26496,0 0,0">
          <text:p/>
        </draw:polygon>
        <draw:path draw:style-name="gr3" draw:text-style-name="P3" draw:layer="layout" svg:width="1.732cm" svg:height="1.299cm" svg:x="22.5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23.061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25.32cm" svg:y="1.312cm">
          <draw:text-box>
            <text:p text:style-name="P4"><text:span text:style-name="T1">Azure Vnet</text:span></text:p>
            <text:p text:style-name="P4"><text:span text:style-name="T1">10.0.0.0/16</text:span></text:p>
          </draw:text-box>
        </draw:frame>
        <draw:g>
          <draw:polygon draw:style-name="gr1" draw:text-style-name="P1" draw:layer="layout" svg:width="14.446cm" svg:height="17.5cm" svg:x="0.635cm" svg:y="0.635cm" svg:viewBox="0 0 14447 17501" draw:points="0,17501 14447,17501 14447,0 0,0">
            <text:p/>
          </draw:polygon>
          <draw:frame draw:style-name="gr51" draw:text-style-name="P2" draw:layer="layout" svg:width="14.446cm" svg:height="17.5cm" svg:x="0.635cm" svg:y="0.635cm">
            <draw:text-box>
              <text:p text:style-name="P10"><text:span text:style-name="T4">On-premises network</text:span></text:p>
              <text:p text:style-name="P10"><text:span text:style-name="T4">192.168.0.0/16</text:span></text:p>
            </draw:text-box>
          </draw:frame>
        </draw:g>
        <draw:polygon draw:style-name="gr2" draw:text-style-name="P2" draw:layer="layout" svg:width="13.014cm" svg:height="14.439cm" svg:x="1.273cm" svg:y="3.096cm" svg:viewBox="0 0 13015 14440" draw:points="0,14440 13015,14440 13015,0 0,0">
          <text:p/>
        </draw:polygon>
        <draw:path draw:style-name="gr62" draw:text-style-name="P12" draw:layer="layout" svg:width="1.993cm" svg:height="0.635cm" svg:x="3.076cm" svg:y="6.858cm" svg:viewBox="0 0 1994 636" svg:d="M1449 0h-72-719-37c99 381-34 436-621 436v200h746 544 704v-200c-587 0-644-54-545-436z">
          <text:p/>
        </draw:path>
        <draw:path draw:style-name="gr62" draw:text-style-name="P12" draw:layer="layout" svg:width="3.048cm" svg:height="2.413cm" svg:x="2.607cm" svg:y="4.445cm" svg:viewBox="0 0 3049 2414" svg:d="M2864 0h-2699c-92 0-165 88-165 188v2039c0 99 73 187 165 187h2699c92 0 185-88 185-187v-2039c-1-100-93-188-185-188zM2814 254v1905h-2580v-1905l2587-5z">
          <text:p/>
        </draw:path>
        <draw:frame draw:style-name="gr18" draw:text-style-name="P2" draw:layer="layout" svg:width="3.048cm" svg:height="2.54cm" svg:x="2.607cm" svg:y="7.62cm">
          <draw:text-box>
            <text:p text:style-name="P7"><text:span text:style-name="T10">Domain Controller</text:span></text:p>
          </draw:text-box>
        </draw:frame>
        <draw:g>
          <draw:g>
            <draw:polygon draw:style-name="gr5" draw:text-style-name="P5" draw:layer="layout" svg:width="7.62cm" svg:height="11.43cm" svg:x="23.181cm" svg:y="5.398cm" svg:viewBox="0 0 7621 11431" draw:points="0,11431 7621,11431 7621,0 0,0">
              <text:p/>
            </draw:polygon>
            <draw:polygon draw:style-name="gr6" draw:text-style-name="P2" draw:layer="layout" svg:width="7.62cm" svg:height="11.43cm" svg:x="23.181cm" svg:y="5.398cm" svg:viewBox="0 0 7621 11431" draw:points="0,11431 7621,11431 7621,0 0,0">
              <text:p/>
            </draw:polygon>
          </draw:g>
          <draw:frame draw:style-name="gr7" draw:text-style-name="P2" draw:layer="layout" svg:width="7.62cm" svg:height="2.315cm" svg:x="23.181cm" svg:y="3.704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26.76cm" svg:y="5.736cm" svg:viewBox="0 0 3637 10754" draw:points="0,10754 3637,10754 3637,0 0,0">
            <text:p/>
          </draw:polygon>
          <draw:frame draw:style-name="gr32" draw:text-style-name="P2" draw:layer="layout" svg:width="3.636cm" svg:height="10.753cm" svg:x="26.76cm" svg:y="5.736cm">
            <draw:text-box>
              <text:p text:style-name="P7"><text:span text:style-name="T1">Availability set</text:span></text:p>
            </draw:text-box>
          </draw:frame>
        </draw:g>
        <draw:path draw:style-name="gr3" draw:text-style-name="P3" draw:layer="layout" svg:width="2.452cm" svg:height="2.452cm" svg:x="17.382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18.35cm" svg:y="11.791cm" svg:viewBox="0 0 519 519" svg:d="M259 0c-142 0-259 117-259 259 0 143 117 260 259 260 143 0 260-117 260-260 0-142-117-259-260-259z">
          <text:p/>
        </draw:path>
        <draw:path draw:style-name="gr3" draw:text-style-name="P3" draw:layer="layout" svg:width="1.151cm" svg:height="0.804cm" svg:x="28.052cm" svg:y="11.391cm" svg:viewBox="0 0 1152 805" svg:d="M0 805h1152v-805h-1152zM829 570l-216 131v-261l216-130zM593 142l217 132-215 129-219-130zM356 309l216 130v262l-216-131z">
          <text:p/>
        </draw:path>
        <draw:path draw:style-name="gr3" draw:text-style-name="P3" draw:layer="layout" svg:width="3.048cm" svg:height="2.54cm" svg:x="27.054cm" svg:y="10.79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052cm" svg:y="8.534cm" svg:viewBox="0 0 1152 805" svg:d="M0 805h1152v-805h-1152zM829 570l-216 131v-261l216-130zM593 142l217 132-215 129-219-130zM356 309l216 130v262l-216-131z">
          <text:p/>
        </draw:path>
        <draw:path draw:style-name="gr3" draw:text-style-name="P3" draw:layer="layout" svg:width="3.048cm" svg:height="2.54cm" svg:x="27.054cm" svg:y="7.93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28.052cm" svg:y="14.249cm" svg:viewBox="0 0 1152 805" svg:d="M0 805h1152v-805h-1152zM829 570l-216 131v-261l216-130zM593 142l217 132-215 129-219-130zM356 309l216 130v262l-216-131z">
          <text:p/>
        </draw:path>
        <draw:path draw:style-name="gr3" draw:text-style-name="P3" draw:layer="layout" svg:width="3.048cm" svg:height="2.54cm" svg:x="27.054cm" svg:y="13.65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19.879cm" svg:y1="12.067cm" svg:x2="26.898cm" svg:y2="9.208cm">
          <text:p/>
        </draw:line>
        <draw:line draw:style-name="gr10" draw:text-style-name="P2" draw:layer="layout" svg:x1="19.879cm" svg:y1="12.065cm" svg:x2="26.897cm" svg:y2="12.065cm">
          <text:p/>
        </draw:line>
        <draw:line draw:style-name="gr10" draw:text-style-name="P2" draw:layer="layout" svg:x1="19.879cm" svg:y1="12.065cm" svg:x2="26.898cm" svg:y2="14.924cm">
          <text:p/>
        </draw:line>
        <draw:g>
          <draw:path draw:style-name="gr3" draw:text-style-name="P3" draw:layer="layout" svg:width="1.653cm" svg:height="2.133cm" svg:x="23.624cm" svg:y="5.805cm" svg:viewBox="0 0 1654 2134" svg:d="M1545 841h-108v-200l-636-641-584 841h-109l-108 1185 1545 108 109-1184zM910 1476v447h-160v-447zM1236 841h-818v-200l434-453z">
            <text:p/>
          </draw:path>
          <draw:path draw:style-name="gr11" draw:text-style-name="P2" draw:layer="layout" svg:width="1.653cm" svg:height="2.133cm" svg:x="23.624cm" svg:y="5.805cm" svg:viewBox="0 0 1654 2134" svg:d="M1545 841h-108v-200l-636-641-584 841h-109l-108 1185 1545 108 109-1184zM910 1476v447h-160v-447zM1236 841h-818v-200l434-453z">
            <text:p/>
          </draw:path>
        </draw:g>
        <draw:polygon draw:style-name="gr3" draw:text-style-name="P3" draw:layer="layout" svg:width="1.161cm" svg:height="1.118cm" svg:x="23.87cm" svg:y="6.777cm" svg:viewBox="0 0 1162 1119" draw:points="0,1119 1162,1119 1162,0 0,0">
          <text:p/>
        </draw:polygon>
        <draw:frame draw:style-name="gr12" draw:text-style-name="P2" draw:layer="layout" svg:width="1.653cm" svg:height="1.299cm" svg:x="23.624cm" svg:y="6.675cm">
          <draw:text-box>
            <text:p text:style-name="P7"><text:span text:style-name="T3">NSG</text:span></text:p>
          </draw:text-box>
        </draw:frame>
        <draw:g>
          <draw:g>
            <draw:polygon draw:style-name="gr5" draw:text-style-name="P5" draw:layer="layout" svg:width="7.62cm" svg:height="11.43cm" svg:x="32.071cm" svg:y="5.398cm" svg:viewBox="0 0 7621 11431" draw:points="0,11431 7621,11431 7621,0 0,0">
              <text:p/>
            </draw:polygon>
            <draw:polygon draw:style-name="gr6" draw:text-style-name="P2" draw:layer="layout" svg:width="7.62cm" svg:height="11.43cm" svg:x="32.071cm" svg:y="5.398cm" svg:viewBox="0 0 7621 11431" draw:points="0,11431 7621,11431 7621,0 0,0">
              <text:p/>
            </draw:polygon>
          </draw:g>
          <draw:frame draw:style-name="gr7" draw:text-style-name="P2" draw:layer="layout" svg:width="7.62cm" svg:height="2.315cm" svg:x="32.071cm" svg:y="3.704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35.65cm" svg:y="5.736cm" svg:viewBox="0 0 3637 10754" draw:points="0,10754 3637,10754 3637,0 0,0">
            <text:p/>
          </draw:polygon>
          <draw:frame draw:style-name="gr32" draw:text-style-name="P2" draw:layer="layout" svg:width="3.636cm" svg:height="10.753cm" svg:x="35.65cm" svg:y="5.736cm">
            <draw:text-box>
              <text:p text:style-name="P7"><text:span text:style-name="T1">Availability set</text:span></text:p>
            </draw:text-box>
          </draw:frame>
        </draw:g>
        <draw:path draw:style-name="gr3" draw:text-style-name="P3" draw:layer="layout" svg:width="2.452cm" svg:height="2.452cm" svg:x="32.591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3.558cm" svg:y="11.791cm" svg:viewBox="0 0 519 519" svg:d="M259 0c-142 0-259 117-259 259 0 143 117 260 259 260 143 0 260-117 260-260 0-142-117-259-260-259z">
          <text:p/>
        </draw:path>
        <draw:path draw:style-name="gr3" draw:text-style-name="P3" draw:layer="layout" svg:width="1.151cm" svg:height="0.804cm" svg:x="36.942cm" svg:y="11.391cm" svg:viewBox="0 0 1152 805" svg:d="M0 805h1152v-805h-1152zM829 570l-216 131v-261l216-130zM593 142l217 132-215 129-219-130zM356 309l216 130v262l-216-131z">
          <text:p/>
        </draw:path>
        <draw:path draw:style-name="gr3" draw:text-style-name="P3" draw:layer="layout" svg:width="3.048cm" svg:height="2.54cm" svg:x="35.944cm" svg:y="10.795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6.942cm" svg:y="8.534cm" svg:viewBox="0 0 1152 805" svg:d="M0 805h1152v-805h-1152zM829 570l-216 131v-261l216-130zM593 142l217 132-215 129-219-130zM356 309l216 130v262l-216-131z">
          <text:p/>
        </draw:path>
        <draw:path draw:style-name="gr3" draw:text-style-name="P3" draw:layer="layout" svg:width="3.048cm" svg:height="2.54cm" svg:x="35.944cm" svg:y="7.938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path draw:style-name="gr3" draw:text-style-name="P3" draw:layer="layout" svg:width="1.151cm" svg:height="0.804cm" svg:x="36.942cm" svg:y="14.249cm" svg:viewBox="0 0 1152 805" svg:d="M0 805h1152v-805h-1152zM829 570l-216 131v-261l216-130zM593 142l217 132-215 129-219-130zM356 309l216 130v262l-216-131z">
          <text:p/>
        </draw:path>
        <draw:path draw:style-name="gr3" draw:text-style-name="P3" draw:layer="layout" svg:width="3.048cm" svg:height="2.54cm" svg:x="35.944cm" svg:y="13.653cm" svg:viewBox="0 0 3049 2541" svg:d="M2915 0h-2781c-74 0-134 63-134 140v2260c0 78 60 141 134 141h2781c75 0 134-63 134-141v-2260c0-77-59-140-134-140zM1514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0-309v-70c254 0 296-21 256-191h-413c-41 0-73-34-73-76v-848c0-42 32-77 73-77h1192c41 0 74 35 74 77v848z">
          <text:p/>
        </draw:path>
        <draw:line draw:style-name="gr10" draw:text-style-name="P2" draw:layer="layout" svg:x1="35.087cm" svg:y1="12.067cm" svg:x2="35.788cm" svg:y2="9.208cm">
          <text:p/>
        </draw:line>
        <draw:line draw:style-name="gr10" draw:text-style-name="P2" draw:layer="layout" svg:x1="35.087cm" svg:y1="12.065cm" svg:x2="35.786cm" svg:y2="12.065cm">
          <text:p/>
        </draw:line>
        <draw:line draw:style-name="gr10" draw:text-style-name="P2" draw:layer="layout" svg:x1="35.087cm" svg:y1="12.065cm" svg:x2="35.788cm" svg:y2="14.924cm">
          <text:p/>
        </draw:line>
        <draw:g>
          <draw:path draw:style-name="gr3" draw:text-style-name="P3" draw:layer="layout" svg:width="1.653cm" svg:height="2.133cm" svg:x="32.514cm" svg:y="5.805cm" svg:viewBox="0 0 1654 2134" svg:d="M1545 841h-108v-200l-636-641-584 841h-109l-108 1185 1545 108 109-1184zM910 1476v447h-160v-447zM1236 841h-818v-200l434-453z">
            <text:p/>
          </draw:path>
          <draw:path draw:style-name="gr11" draw:text-style-name="P2" draw:layer="layout" svg:width="1.653cm" svg:height="2.133cm" svg:x="32.514cm" svg:y="5.805cm" svg:viewBox="0 0 1654 2134" svg:d="M1545 841h-108v-200l-636-641-584 841h-109l-108 1185 1545 108 109-1184zM910 1476v447h-160v-447zM1236 841h-818v-200l434-453z">
            <text:p/>
          </draw:path>
        </draw:g>
        <draw:polygon draw:style-name="gr3" draw:text-style-name="P3" draw:layer="layout" svg:width="1.161cm" svg:height="1.118cm" svg:x="32.76cm" svg:y="6.777cm" svg:viewBox="0 0 1162 1119" draw:points="0,1119 1162,1119 1162,0 0,0">
          <text:p/>
        </draw:polygon>
        <draw:frame draw:style-name="gr12" draw:text-style-name="P2" draw:layer="layout" svg:width="1.653cm" svg:height="1.299cm" svg:x="32.514cm" svg:y="6.675cm">
          <draw:text-box>
            <text:p text:style-name="P7"><text:span text:style-name="T3">NSG</text:span></text:p>
          </draw:text-box>
        </draw:frame>
        <draw:g>
          <draw:g>
            <draw:polygon draw:style-name="gr5" draw:text-style-name="P5" draw:layer="layout" svg:width="7.62cm" svg:height="11.43cm" svg:x="40.961cm" svg:y="5.398cm" svg:viewBox="0 0 7621 11431" draw:points="0,11431 7621,11431 7621,0 0,0">
              <text:p/>
            </draw:polygon>
            <draw:polygon draw:style-name="gr6" draw:text-style-name="P2" draw:layer="layout" svg:width="7.62cm" svg:height="11.43cm" svg:x="40.961cm" svg:y="5.398cm" svg:viewBox="0 0 7621 11431" draw:points="0,11431 7621,11431 7621,0 0,0">
              <text:p/>
            </draw:polygon>
          </draw:g>
          <draw:frame draw:style-name="gr7" draw:text-style-name="P2" draw:layer="layout" svg:width="7.62cm" svg:height="2.315cm" svg:x="40.961cm" svg:y="3.704cm">
            <draw:text-box>
              <text:p text:style-name="P4"><text:span text:style-name="T2">Data tier</text:span></text:p>
              <text:p text:style-name="P4"><text:span text:style-name="T2">10.0.3.0/24</text:span></text:p>
            </draw:text-box>
          </draw:frame>
        </draw:g>
        <draw:g>
          <draw:polygon draw:style-name="gr31" draw:text-style-name="P2" draw:layer="layout" svg:width="3.636cm" svg:height="10.753cm" svg:x="44.54cm" svg:y="5.736cm" svg:viewBox="0 0 3637 10754" draw:points="0,10754 3637,10754 3637,0 0,0">
            <text:p/>
          </draw:polygon>
          <draw:frame draw:style-name="gr32" draw:text-style-name="P2" draw:layer="layout" svg:width="3.636cm" svg:height="10.753cm" svg:x="44.54cm" svg:y="5.736cm">
            <draw:text-box>
              <text:p text:style-name="P7"><text:span text:style-name="T1">Availability set</text:span></text:p>
            </draw:text-box>
          </draw:frame>
        </draw:g>
        <draw:path draw:style-name="gr3" draw:text-style-name="P3" draw:layer="layout" svg:width="2.452cm" svg:height="2.452cm" svg:x="41.481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42.448cm" svg:y="11.791cm" svg:viewBox="0 0 519 519" svg:d="M259 0c-142 0-259 117-259 259 0 143 117 260 259 260 143 0 260-117 260-260 0-142-117-259-260-259z">
          <text:p/>
        </draw:path>
        <draw:path draw:style-name="gr3" draw:text-style-name="P3" draw:layer="layout" svg:width="1.151cm" svg:height="0.804cm" svg:x="45.832cm" svg:y="11.391cm" svg:viewBox="0 0 1152 805" svg:d="M0 805h1152v-805h-1152zM829 570l-216 131v-261l216-130zM593 142l217 132-215 129-219-130zM356 309l216 130v262l-216-131z">
          <text:p/>
        </draw:path>
        <draw:path draw:style-name="gr3" draw:text-style-name="P3" draw:layer="layout" svg:width="3.048cm" svg:height="2.54cm" svg:x="44.834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832cm" svg:y="8.534cm" svg:viewBox="0 0 1152 805" svg:d="M0 805h1152v-805h-1152zM829 570l-216 131v-261l216-130zM593 142l217 132-215 129-219-130zM356 309l216 130v262l-216-131z">
          <text:p/>
        </draw:path>
        <draw:path draw:style-name="gr3" draw:text-style-name="P3" draw:layer="layout" svg:width="3.048cm" svg:height="2.54cm" svg:x="44.834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5.832cm" svg:y="14.249cm" svg:viewBox="0 0 1152 805" svg:d="M0 805h1152v-805h-1152zM829 570l-216 131v-261l216-130zM593 142l217 132-215 129-219-130zM356 309l216 130v262l-216-131z">
          <text:p/>
        </draw:path>
        <draw:path draw:style-name="gr3" draw:text-style-name="P3" draw:layer="layout" svg:width="3.048cm" svg:height="2.54cm" svg:x="44.834cm" svg:y="13.653cm" svg:viewBox="0 0 3049 2541" svg:d="M2914 0h-2780c-74 0-134 63-134 140v2261c0 78 60 140 134 140h2780c75 0 135-62 135-140v-2261c-1-77-60-140-135-140zM1513 2104l-84 263c-1 2-2 4-3 6s-3 3-6 4c-2 1-6 1-11 1-4 1-10 1-17 1-6 0-11 0-15 0-5-1-8-1-11-1s-5-1-7-1c-2-1-4-2-5-3s-2-2-3-3c0-1-1-3-2-5l-84-262c-2-6-3-10-3-13-1-3 0-6 2-7 2-2 5-3 9-3 5-1 11-1 19-1 6 0 12 0 15 0 4 1 7 1 9 2s4 2 4 3c1 2 2 4 3 6l69 228 68-227c1-2 1-4 2-6s3-3 5-4 5-1 9-2c4 0 9 0 16 0s12 0 16 1c3 0 6 1 7 3 2 2 2 4 2 7-1 4-2 8-4 13zM1885 2369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43.977cm" svg:y1="12.067cm" svg:x2="44.678cm" svg:y2="9.208cm">
          <text:p/>
        </draw:line>
        <draw:line draw:style-name="gr10" draw:text-style-name="P2" draw:layer="layout" svg:x1="43.977cm" svg:y1="12.065cm" svg:x2="44.676cm" svg:y2="12.065cm">
          <text:p/>
        </draw:line>
        <draw:g>
          <draw:path draw:style-name="gr3" draw:text-style-name="P3" draw:layer="layout" svg:width="1.653cm" svg:height="2.133cm" svg:x="41.404cm" svg:y="5.805cm" svg:viewBox="0 0 1654 2134" svg:d="M1545 841h-108v-200l-636-641-584 841h-109l-108 1185 1545 108 109-1184zM910 1476v447h-160v-447zM1236 841h-818v-200l434-453z">
            <text:p/>
          </draw:path>
          <draw:path draw:style-name="gr11" draw:text-style-name="P2" draw:layer="layout" svg:width="1.653cm" svg:height="2.133cm" svg:x="41.404cm" svg:y="5.805cm" svg:viewBox="0 0 1654 2134" svg:d="M1545 841h-108v-200l-636-641-584 841h-109l-108 1185 1545 108 109-1184zM910 1476v447h-160v-447zM1236 841h-818v-200l434-453z">
            <text:p/>
          </draw:path>
        </draw:g>
        <draw:polygon draw:style-name="gr3" draw:text-style-name="P3" draw:layer="layout" svg:width="1.161cm" svg:height="1.118cm" svg:x="41.65cm" svg:y="6.777cm" svg:viewBox="0 0 1162 1119" draw:points="0,1119 1162,1119 1162,0 0,0">
          <text:p/>
        </draw:polygon>
        <draw:frame draw:style-name="gr12" draw:text-style-name="P2" draw:layer="layout" svg:width="1.653cm" svg:height="1.299cm" svg:x="41.404cm" svg:y="6.675cm">
          <draw:text-box>
            <text:p text:style-name="P7"><text:span text:style-name="T3">NSG</text:span></text:p>
          </draw:text-box>
        </draw:frame>
        <draw:line draw:style-name="gr13" draw:text-style-name="P2" draw:layer="layout" svg:x1="30.801cm" svg:y1="12.065cm" svg:x2="32.547cm" svg:y2="12.065cm">
          <text:p/>
        </draw:line>
        <draw:line draw:style-name="gr13" draw:text-style-name="P2" draw:layer="layout" svg:x1="39.691cm" svg:y1="12.065cm" svg:x2="41.437cm" svg:y2="12.065cm">
          <text:p/>
        </draw:line>
        <draw:g>
          <draw:g>
            <draw:polygon draw:style-name="gr14" draw:text-style-name="P6" draw:layer="layout" svg:width="3.81cm" svg:height="1.27cm" svg:x="16.704cm" svg:y="15.557cm" svg:viewBox="0 0 3811 1271" draw:points="0,1271 3811,1271 3811,0 0,0">
              <text:p/>
            </draw:polygon>
            <draw:polygon draw:style-name="gr15" draw:text-style-name="P2" draw:layer="layout" svg:width="3.81cm" svg:height="1.27cm" svg:x="16.704cm" svg:y="15.557cm" svg:viewBox="0 0 3811 1271" draw:points="0,1271 3811,1271 3811,0 0,0">
              <text:p/>
            </draw:polygon>
          </draw:g>
          <draw:frame draw:style-name="gr16" draw:text-style-name="P2" draw:layer="layout" svg:width="3.81cm" svg:height="1.299cm" svg:x="16.704cm" svg:y="15.543cm">
            <draw:text-box>
              <text:p text:style-name="P7"><text:span text:style-name="T1">PIP</text:span></text:p>
            </draw:text-box>
          </draw:frame>
        </draw:g>
        <draw:line draw:style-name="gr10" draw:text-style-name="P2" draw:layer="layout" svg:x1="18.609cm" svg:y1="15.557cm" svg:x2="18.609cm" svg:y2="13.335cm">
          <text:p/>
        </draw:line>
        <draw:g>
          <draw:g>
            <draw:polygon draw:style-name="gr5" draw:text-style-name="P5" draw:layer="layout" svg:width="7.617cm" svg:height="5.08cm" svg:x="40.964cm" svg:y="18.415cm" svg:viewBox="0 0 7618 5081" draw:points="0,5081 7618,5081 7618,0 0,0">
              <text:p/>
            </draw:polygon>
            <draw:polygon draw:style-name="gr6" draw:text-style-name="P2" draw:layer="layout" svg:width="7.617cm" svg:height="5.08cm" svg:x="40.964cm" svg:y="18.415cm" svg:viewBox="0 0 7618 5081" draw:points="0,5081 7618,5081 7618,0 0,0">
              <text:p/>
            </draw:polygon>
          </draw:g>
          <draw:frame draw:style-name="gr8" draw:text-style-name="P2" draw:layer="layout" svg:width="7.617cm" svg:height="2.315cm" svg:x="40.964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44.895cm" svg:y="18.876cm" svg:viewBox="0 0 3049 3049" svg:d="M2864 0h-2699c-92 0-165 88-165 187v2040c0 100 73 187 165 187h924c99 381-35 436-621 436v199h746 545 703v-199c-586 0-644-55-544-436h946c91 0 185-87 185-187v-2040c0-99-94-187-185-187zM2814 254v1905h-2580v-1905l2588-5z">
          <text:p/>
        </draw:path>
        <draw:polygon draw:style-name="gr3" draw:text-style-name="P3" draw:layer="layout" svg:width="0.945cm" svg:height="0.599cm" svg:x="45.916cm" svg:y="19.43cm" svg:viewBox="0 0 946 600" draw:points="946,296 472,0 0,296 0,303 472,600 946,303">
          <text:p/>
        </draw:polygon>
        <draw:polygon draw:style-name="gr3" draw:text-style-name="P3" draw:layer="layout" svg:width="0.473cm" svg:height="0.88cm" svg:x="46.437cm" svg:y="19.821cm" svg:viewBox="0 0 474 881" draw:points="0,295 0,881 474,585 474,0">
          <text:p/>
        </draw:polygon>
        <draw:polygon draw:style-name="gr3" draw:text-style-name="P3" draw:layer="layout" svg:width="0.473cm" svg:height="0.88cm" svg:x="45.868cm" svg:y="19.821cm" svg:viewBox="0 0 474 881" draw:points="474,295 0,0 0,585 474,881">
          <text:p/>
        </draw:polygon>
        <draw:frame draw:style-name="gr36" draw:text-style-name="P2" draw:layer="layout" svg:width="6.954cm" svg:height="3.048cm" svg:x="42.941cm" svg:y="22.48cm">
          <draw:text-box>
            <text:p text:style-name="P7"><text:span text:style-name="T1">Jump box</text:span></text:p>
          </draw:text-box>
        </draw:frame>
        <draw:g>
          <draw:path draw:style-name="gr3" draw:text-style-name="P3" draw:layer="layout" svg:width="1.653cm" svg:height="2.133cm" svg:x="41.404cm" svg:y="18.876cm" svg:viewBox="0 0 1654 2134" svg:d="M1545 841h-108v-200l-636-641-584 841h-109l-108 1185 1545 108 109-1184zM910 1476v447h-160v-447zM1236 841h-818v-200l434-453z">
            <text:p/>
          </draw:path>
          <draw:path draw:style-name="gr11" draw:text-style-name="P2" draw:layer="layout" svg:width="1.653cm" svg:height="2.133cm" svg:x="41.404cm" svg:y="18.876cm" svg:viewBox="0 0 1654 2134" svg:d="M1545 841h-108v-200l-636-641-584 841h-109l-108 1185 1545 108 109-1184zM910 1476v447h-160v-447zM1236 841h-818v-200l434-453z">
            <text:p/>
          </draw:path>
        </draw:g>
        <draw:polygon draw:style-name="gr3" draw:text-style-name="P3" draw:layer="layout" svg:width="1.161cm" svg:height="1.118cm" svg:x="41.65cm" svg:y="19.848cm" svg:viewBox="0 0 1162 1119" draw:points="0,1119 1162,1119 1162,0 0,0">
          <text:p/>
        </draw:polygon>
        <draw:frame draw:style-name="gr12" draw:text-style-name="P2" draw:layer="layout" svg:width="1.653cm" svg:height="1.299cm" svg:x="41.404cm" svg:y="19.746cm">
          <draw:text-box>
            <text:p text:style-name="P7"><text:span text:style-name="T3">NSG</text:span></text:p>
          </draw:text-box>
        </draw:frame>
        <draw:g>
          <draw:g>
            <draw:polygon draw:style-name="gr14" draw:text-style-name="P6" draw:layer="layout" svg:width="3.81cm" svg:height="1.27cm" svg:x="50.69cm" svg:y="19.765cm" svg:viewBox="0 0 3811 1271" draw:points="0,1271 3811,1271 3811,0 0,0">
              <text:p/>
            </draw:polygon>
            <draw:polygon draw:style-name="gr15" draw:text-style-name="P2" draw:layer="layout" svg:width="3.81cm" svg:height="1.27cm" svg:x="50.69cm" svg:y="19.765cm" svg:viewBox="0 0 3811 1271" draw:points="0,1271 3811,1271 3811,0 0,0">
              <text:p/>
            </draw:polygon>
          </draw:g>
          <draw:frame draw:style-name="gr16" draw:text-style-name="P2" draw:layer="layout" svg:width="3.81cm" svg:height="1.299cm" svg:x="50.69cm" svg:y="19.751cm">
            <draw:text-box>
              <text:p text:style-name="P7"><text:span text:style-name="T1">PIP</text:span></text:p>
            </draw:text-box>
          </draw:frame>
        </draw:g>
        <draw:line draw:style-name="gr10" draw:text-style-name="P2" draw:layer="layout" svg:x1="50.69cm" svg:y1="20.4cm" svg:x2="47.943cm" svg:y2="20.4cm">
          <text:p/>
        </draw:line>
        <draw:path draw:style-name="gr3" draw:text-style-name="P3" draw:layer="layout" svg:width="0.88cm" svg:height="1.557cm" svg:x="25.898cm" svg:y="28.954cm" svg:viewBox="0 0 881 1558" svg:d="M0 747c36 61 56 129 56 198 0 36-6 71-16 106l841 507v-1465c-11-4-59-88-68-93z">
          <text:p/>
        </draw:path>
        <draw:path draw:style-name="gr3" draw:text-style-name="P3" draw:layer="layout" svg:width="0.851cm" svg:height="1.573cm" svg:x="26.959cm" svg:y="28.938cm" svg:viewBox="0 0 852 1574" svg:d="M161 0c-14 7-147 109-161 117v1457l836-536c-7-28-8-55-8-83 0-46 8-94 24-140z">
          <text:p/>
        </draw:path>
        <draw:path draw:style-name="gr3" draw:text-style-name="P3" draw:layer="layout" svg:width="4.877cm" svg:height="4.934cm" svg:x="24.448cm" svg:y="27.061cm" svg:viewBox="0 0 4878 4935" svg:d="M3728 3224c-107 0-209-43-281-120l-670 477c43 62 65 137 65 213 0 217-177 392-393 392-215 0-391-175-391-392 0-96 35-184 95-254l-774-415c-71 67-165 105-263 105-217 0-393-175-393-391s176-392 393-392c65 0 126 16 182 48l810-750c-56-73-88-164-88-257 0-238 194-430 432-430s430 192 430 430c0 80-23 158-68 226l683 805c67-50 149-78 234-78 216 0 392 175 392 392-3 215-180 391-395 391zM2460 50v-40l-16 20-28-30v62l-2416 2868 2430 1982v23l2448-1995z">
          <text:p/>
        </draw:path>
        <draw:frame draw:style-name="gr63" draw:text-style-name="P2" draw:layer="layout" svg:width="11.607cm" svg:height="4.934cm" svg:x="24.359cm" svg:y="30.48cm">
          <draw:text-box>
            <text:p text:style-name="P7"><text:span text:style-name="T1">Azure </text:span></text:p>
            <text:p text:style-name="P7"><text:span text:style-name="T1">Active Directory </text:span></text:p>
            <text:p text:style-name="P7"><text:span text:style-name="T1">tenant</text:span></text:p>
          </draw:text-box>
        </draw:frame>
        <draw:path draw:style-name="gr62" draw:text-style-name="P12" draw:layer="layout" svg:width="1.993cm" svg:height="0.635cm" svg:x="9.486cm" svg:y="6.858cm" svg:viewBox="0 0 1994 636" svg:d="M1449 0h-72-719-37c99 381-34 436-621 436v200h746 544 704v-200c-587 0-644-54-545-436z">
          <text:p/>
        </draw:path>
        <draw:path draw:style-name="gr62" draw:text-style-name="P12" draw:layer="layout" svg:width="3.048cm" svg:height="2.413cm" svg:x="9.017cm" svg:y="4.445cm" svg:viewBox="0 0 3049 2414" svg:d="M2865 0h-2700c-92 0-165 88-165 188v2039c0 99 73 187 165 187h2700c92 0 184-88 184-187v-2039c0-100-92-188-184-188zM2815 254v1905h-2581v-1905l2588-5z">
          <text:p/>
        </draw:path>
        <draw:frame draw:style-name="gr18" draw:text-style-name="P2" draw:layer="layout" svg:width="3.048cm" svg:height="3.049cm" svg:x="9.017cm" svg:y="7.62cm">
          <draw:text-box>
            <text:p text:style-name="P7"><text:span text:style-name="T10">Azure AD Connect Sync</text:span></text:p>
          </draw:text-box>
        </draw:frame>
        <draw:line draw:style-name="gr64" draw:text-style-name="P2" draw:layer="layout" svg:x1="5.655cm" svg:y1="5.969cm" svg:x2="9.017cm" svg:y2="5.969cm">
          <text:p/>
        </draw:line>
        <draw:g>
          <draw:polyline draw:style-name="gr64" draw:text-style-name="P2" draw:layer="layout" svg:width="13.913cm" svg:height="22.3cm" svg:x="12.065cm" svg:y="5.874cm" svg:viewBox="0 0 13914 22301" draw:points="0,0 1270,0 1270,22301 13914,22301">
            <text:p/>
          </draw:polyline>
          <draw:frame draw:style-name="gr39" draw:text-style-name="P2" draw:layer="layout" svg:width="5.89cm" svg:height="1.299cm" svg:x="13.335cm" svg:y="26.973cm">
            <draw:text-box>
              <text:p text:style-name="P7"><text:span text:style-name="T11">AD synchronization</text:span></text:p>
            </draw:text-box>
          </draw:frame>
        </draw:g>
        <draw:path draw:style-name="gr65" draw:text-style-name="P13" draw:layer="layout" svg:width="1.993cm" svg:height="0.635cm" svg:x="3.076cm" svg:y="12.954cm" svg:viewBox="0 0 1994 636" svg:d="M1449 0h-72-719-37c99 381-34 436-621 436v200h746 544 704v-200c-587 0-644-54-545-436z">
          <text:p/>
        </draw:path>
        <draw:path draw:style-name="gr65" draw:text-style-name="P13" draw:layer="layout" svg:width="3.048cm" svg:height="2.413cm" svg:x="2.607cm" svg:y="10.541cm" svg:viewBox="0 0 3049 2414" svg:d="M2865 0h-2700c-92 0-165 88-165 188v2039c0 99 73 187 165 187h2700c92 0 184-88 184-187v-2039c0-100-92-188-184-188zM2815 254v1905h-2581v-1905l2588-5z">
          <text:p/>
        </draw:path>
        <draw:frame draw:style-name="gr18" draw:text-style-name="P2" draw:layer="layout" svg:width="3.048cm" svg:height="2.54cm" svg:x="2.607cm" svg:y="13.716cm">
          <draw:text-box>
            <text:p text:style-name="P7"><text:span text:style-name="T12">On-prem client</text:span></text:p>
          </draw:text-box>
        </draw:frame>
        <draw:g>
          <draw:polyline draw:style-name="gr66" draw:text-style-name="P2" draw:layer="layout" svg:width="18.81cm" svg:height="17.939cm" svg:x="5.655cm" svg:y="12.065cm" svg:viewBox="0 0 18811 17940" draw:points="0,0 1012,0 1012,17940 18811,17940">
            <text:p/>
          </draw:polyline>
          <draw:frame draw:style-name="gr39" draw:text-style-name="P2" draw:layer="layout" svg:width="8.757cm" svg:height="1.299cm" svg:x="6.575cm" svg:y="28.84cm">
            <draw:text-box>
              <text:p text:style-name="P7"><text:span text:style-name="T13">Requests from on-prem users</text:span></text:p>
            </draw:text-box>
          </draw:frame>
        </draw:g>
        <draw:g>
          <draw:path draw:style-name="gr14" draw:text-style-name="P6" draw:layer="layout" svg:width="1.246cm" svg:height="2.54cm" svg:x="3.663cm" svg:y="30.48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path draw:style-name="gr67" draw:text-style-name="P2" draw:layer="layout" svg:width="1.246cm" svg:height="2.54cm" svg:x="3.663cm" svg:y="30.48cm" svg:viewBox="0 0 1247 2541" svg:d="M944 315c0 56-15 110-43 158-27 48-67 88-115 115-48 28-103 42-158 42s-110-14-158-42c-48-27-88-67-115-115-28-48-42-102-42-158 0-55 14-109 42-157 27-48 67-88 115-116 48-27 102-42 157-42h1c55 0 110 15 158 42 48 28 88 68 115 116 28 48 43 102 43 157zM990 717h-734c-141 0-256 116-256 257v896h200v-521h67v1192h327v-532c0-19 15-34 33-34 19 0 34 15 34 34v532h346v-1194h66v523h174v-896c0-141-115-257-257-257z">
            <text:p/>
          </draw:path>
        </draw:g>
        <draw:g>
          <draw:line draw:style-name="gr66" draw:text-style-name="P2" draw:layer="layout" svg:x1="4.669cm" svg:y1="31.592cm" svg:x2="26.395cm" svg:y2="31.576cm">
            <text:p/>
          </draw:line>
          <draw:frame draw:style-name="gr39" draw:text-style-name="P2" draw:layer="layout" svg:width="8.527cm" svg:height="1.299cm" svg:x="4.967cm" svg:y="30.418cm">
            <draw:text-box>
              <text:p text:style-name="P7"><text:span text:style-name="T13">Requests from external users</text:span></text:p>
            </draw:text-box>
          </draw:frame>
        </draw:g>
        <draw:g>
          <draw:polyline draw:style-name="gr10" draw:text-style-name="P2" draw:layer="layout" svg:width="8.278cm" svg:height="9.98cm" svg:x="18.609cm" svg:y="16.827cm" svg:viewBox="0 0 8279 9981" draw:points="8279,9981 8279,9758 0,9758 0,0">
            <text:p/>
          </draw:polyline>
          <draw:frame draw:style-name="gr39" draw:text-style-name="P2" draw:layer="layout" svg:width="6.944cm" svg:height="1.299cm" svg:x="18.615cm" svg:y="25.386cm">
            <draw:text-box>
              <text:p text:style-name="P7"><text:span text:style-name="T4">Authenticated requests</text:span></text:p>
            </draw:text-box>
          </draw:frame>
        </draw:g>
      </draw:page>
      <draw:page draw:name="Identity - ADDS (same domain)" draw:style-name="dp1" draw:master-page-name="PM13">
        <draw:polygon draw:style-name="gr1" draw:text-style-name="P1" draw:layer="layout" svg:width="49.213cm" svg:height="37.783cm" svg:x="15.561cm" svg:y="0.635cm" svg:viewBox="0 0 49214 37784" draw:points="0,37784 49214,37784 49214,0 0,0">
          <text:p/>
        </draw:polygon>
        <draw:polygon draw:style-name="gr2" draw:text-style-name="P2" draw:layer="layout" svg:width="47.943cm" svg:height="34.608cm" svg:x="16.196cm" svg:y="3.175cm" svg:viewBox="0 0 47944 34609" draw:points="0,34609 47944,34609 47944,0 0,0">
          <text:p/>
        </draw:polygon>
        <draw:path draw:style-name="gr3" draw:text-style-name="P3" draw:layer="layout" svg:width="1.732cm" svg:height="1.299cm" svg:x="16.19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6.757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9.016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16.831cm" svg:y="5.398cm" svg:viewBox="0 0 5081 11431" draw:points="0,11431 5081,11431 5081,0 0,0">
              <text:p/>
            </draw:polygon>
            <draw:polygon draw:style-name="gr6" draw:text-style-name="P2" draw:layer="layout" svg:width="5.08cm" svg:height="11.43cm" svg:x="16.831cm" svg:y="5.398cm" svg:viewBox="0 0 5081 11431" draw:points="0,11431 5081,11431 5081,0 0,0">
              <text:p/>
            </draw:polygon>
          </draw:g>
          <draw:frame draw:style-name="gr7" draw:text-style-name="P2" draw:layer="layout" svg:width="5.08cm" svg:height="2.315cm" svg:x="16.831cm" svg:y="3.704cm">
            <draw:text-box>
              <text:p text:style-name="P4"><text:span text:style-name="T2">Gateway subnet</text:span></text:p>
              <text:p text:style-name="P4"><text:span text:style-name="T2">10.0.255.224/27</text:span></text:p>
            </draw:text-box>
          </draw:frame>
        </draw:g>
        <draw:path draw:style-name="gr33" draw:text-style-name="P9" draw:layer="layout" svg:width="2.54cm" svg:height="2.54cm" svg:x="18.10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g>
          <draw:g>
            <draw:polygon draw:style-name="gr14" draw:text-style-name="P6" draw:layer="layout" svg:width="3.81cm" svg:height="1.905cm" svg:x="17.466cm" svg:y="5.943cm" svg:viewBox="0 0 3811 1906" draw:points="0,1906 3811,1906 3811,0 0,0">
              <text:p/>
            </draw:polygon>
            <draw:polygon draw:style-name="gr15" draw:text-style-name="P2" draw:layer="layout" svg:width="3.81cm" svg:height="1.905cm" svg:x="17.466cm" svg:y="5.943cm" svg:viewBox="0 0 3811 1906" draw:points="0,1906 3811,1906 3811,0 0,0">
              <text:p/>
            </draw:polygon>
          </draw:g>
          <draw:frame draw:style-name="gr58" draw:text-style-name="P2" draw:layer="layout" svg:width="3.81cm" svg:height="1.905cm" svg:x="17.466cm" svg:y="5.943cm">
            <draw:text-box>
              <text:p text:style-name="P7"><text:span text:style-name="T1">UDR</text:span></text:p>
            </draw:text-box>
          </draw:frame>
        </draw:g>
        <draw:line draw:style-name="gr13" draw:text-style-name="P2" draw:layer="layout" svg:x1="19.371cm" svg:y1="9.825cm" svg:x2="19.371cm" svg:y2="7.848cm">
          <text:p/>
        </draw:line>
        <draw:g>
          <draw:g>
            <draw:polygon draw:style-name="gr5" draw:text-style-name="P5" draw:layer="layout" svg:width="5.08cm" svg:height="11.43cm" svg:x="23.181cm" svg:y="5.398cm" svg:viewBox="0 0 5081 11431" draw:points="0,11431 5081,11431 5081,0 0,0">
              <text:p/>
            </draw:polygon>
            <draw:polygon draw:style-name="gr6" draw:text-style-name="P2" draw:layer="layout" svg:width="5.08cm" svg:height="11.43cm" svg:x="23.181cm" svg:y="5.398cm" svg:viewBox="0 0 5081 11431" draw:points="0,11431 5081,11431 5081,0 0,0">
              <text:p/>
            </draw:polygon>
          </draw:g>
          <draw:frame draw:style-name="gr7" draw:text-style-name="P2" draw:layer="layout" svg:width="5.08cm" svg:height="2.315cm" svg:x="23.181cm" svg:y="3.704cm">
            <draw:text-box>
              <text:p text:style-name="P4"><text:span text:style-name="T2">Private DMZ in</text:span></text:p>
              <text:p text:style-name="P4"><text:span text:style-name="T2">10.0.0.0/27</text:span></text:p>
            </draw:text-box>
          </draw:frame>
        </draw:g>
        <draw:path draw:style-name="gr3" draw:text-style-name="P3" draw:layer="layout" svg:width="2.452cm" svg:height="2.452cm" svg:x="23.701cm" svg:y="9.891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4.668cm" svg:y="10.839cm" svg:viewBox="0 0 519 519" svg:d="M259 0c-142 0-259 117-259 259 0 143 117 260 259 260 143 0 260-117 260-260 0-142-117-259-260-259z">
          <text:p/>
        </draw:path>
        <draw:frame draw:style-name="gr18" draw:text-style-name="P2" draw:layer="layout" svg:width="4.034cm" svg:height="2.54cm" svg:x="22.91cm" svg:y="12.625cm">
          <draw:text-box>
            <text:p text:style-name="P7"><text:span text:style-name="T7">Internal load balancer</text:span></text:p>
          </draw:text-box>
        </draw:frame>
        <draw:polyline draw:style-name="gr13" draw:text-style-name="P2" draw:layer="layout" svg:width="2.381cm" svg:height="4.306cm" svg:x="21.276cm" svg:y="6.806cm" svg:viewBox="0 0 2382 4307" draw:points="0,0 1240,0 1240,4307 2382,4307">
          <text:p/>
        </draw:polyline>
        <draw:g>
          <draw:g>
            <draw:polygon draw:style-name="gr14" draw:text-style-name="P6" draw:layer="layout" svg:width="1.27cm" svg:height="2.54cm" svg:x="26.991cm" svg:y="7.302cm" svg:viewBox="0 0 1271 2541" draw:points="0,2541 1271,2541 1271,0 0,0">
              <text:p/>
            </draw:polygon>
            <draw:polygon draw:style-name="gr15" draw:text-style-name="P2" draw:layer="layout" svg:width="1.27cm" svg:height="2.54cm" svg:x="26.991cm" svg:y="7.302cm" svg:viewBox="0 0 1271 2541" draw:points="0,2541 1271,2541 1271,0 0,0">
              <text:p/>
            </draw:polygon>
          </draw:g>
          <draw:frame draw:style-name="gr20" draw:text-style-name="P2" draw:layer="layout" svg:width="1.27cm" svg:height="3.331cm" svg:x="26.991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12.383cm" svg:viewBox="0 0 1271 2541" draw:points="0,2541 1271,2541 1271,0 0,0">
              <text:p/>
            </draw:polygon>
            <draw:polygon draw:style-name="gr15" draw:text-style-name="P2" draw:layer="layout" svg:width="1.27cm" svg:height="2.54cm" svg:x="26.991cm" svg:y="12.383cm" svg:viewBox="0 0 1271 2541" draw:points="0,2541 1271,2541 1271,0 0,0">
              <text:p/>
            </draw:polygon>
          </draw:g>
          <draw:frame draw:style-name="gr20" draw:text-style-name="P2" draw:layer="layout" svg:width="1.27cm" svg:height="3.331cm" svg:x="26.991cm" svg:y="11.988cm">
            <draw:text-box>
              <text:p text:style-name="P7"><text:span text:style-name="T1">N</text:span></text:p>
              <text:p text:style-name="P7"><text:span text:style-name="T1">I</text:span></text:p>
              <text:p text:style-name="P7"><text:span text:style-name="T1">C</text:span></text:p>
            </draw:text-box>
          </draw:frame>
        </draw:g>
        <draw:line draw:style-name="gr10" draw:text-style-name="P2" draw:layer="layout" svg:x1="26.197cm" svg:y1="11.113cm" svg:x2="26.992cm" svg:y2="8.572cm">
          <text:p/>
        </draw:line>
        <draw:line draw:style-name="gr10" draw:text-style-name="P2" draw:layer="layout" svg:x1="26.197cm" svg:y1="11.113cm" svg:x2="26.992cm" svg:y2="13.654cm">
          <text:p/>
        </draw:line>
        <draw:g>
          <draw:g>
            <draw:polygon draw:style-name="gr5" draw:text-style-name="P5" draw:layer="layout" svg:width="5.08cm" svg:height="11.43cm" svg:x="31.277cm" svg:y="5.398cm" svg:viewBox="0 0 5081 11431" draw:points="0,11431 5081,11431 5081,0 0,0">
              <text:p/>
            </draw:polygon>
            <draw:polygon draw:style-name="gr6" draw:text-style-name="P2" draw:layer="layout" svg:width="5.08cm" svg:height="11.43cm" svg:x="31.277cm" svg:y="5.398cm" svg:viewBox="0 0 5081 11431" draw:points="0,11431 5081,11431 5081,0 0,0">
              <text:p/>
            </draw:polygon>
          </draw:g>
          <draw:frame draw:style-name="gr7" draw:text-style-name="P2" draw:layer="layout" svg:width="5.08cm" svg:height="2.315cm" svg:x="31.277cm" svg:y="3.704cm">
            <draw:text-box>
              <text:p text:style-name="P4"><text:span text:style-name="T2">Private DMZ out</text:span></text:p>
              <text:p text:style-name="P4"><text:span text:style-name="T2">10.0.0.32/27</text:span></text:p>
            </draw:text-box>
          </draw:frame>
        </draw:g>
        <draw:path draw:style-name="gr52" draw:text-style-name="P11" draw:layer="layout" svg:width="1.993cm" svg:height="0.635cm" svg:x="28.73cm" svg:y="9.716cm" svg:viewBox="0 0 1994 636" svg:d="M1449 0h-72-719-37c99 381-34 436-621 436v200h746 544 704v-200c-587 0-644-54-545-436z">
          <text:p/>
        </draw:path>
        <draw:path draw:style-name="gr52" draw:text-style-name="P11" draw:layer="layout" svg:width="3.048cm" svg:height="2.413cm" svg:x="28.261cm" svg:y="7.302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7.302cm">
          <draw:text-box>
            <text:p text:style-name="P7"><text:span text:style-name="T2">NVA</text:span></text:p>
          </draw:text-box>
        </draw:frame>
        <draw:path draw:style-name="gr52" draw:text-style-name="P11" draw:layer="layout" svg:width="1.993cm" svg:height="0.635cm" svg:x="28.73cm" svg:y="14.795cm" svg:viewBox="0 0 1994 636" svg:d="M1449 0h-72-719-37c99 381-34 436-621 436v200h746 544 704v-200c-587 0-644-54-545-436z">
          <text:p/>
        </draw:path>
        <draw:path draw:style-name="gr52" draw:text-style-name="P11" draw:layer="layout" svg:width="3.048cm" svg:height="2.413cm" svg:x="28.261cm" svg:y="12.383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12.383cm">
          <draw:text-box>
            <text:p text:style-name="P7"><text:span text:style-name="T2">NVA</text:span></text:p>
          </draw:text-box>
        </draw:frame>
        <draw:g>
          <draw:path draw:style-name="gr3" draw:text-style-name="P3" draw:layer="layout" svg:width="1.653cm" svg:height="2.133cm" svg:x="23.498cm" svg:y="5.805cm" svg:viewBox="0 0 1654 2134" svg:d="M1545 841h-108v-200l-636-641-584 841h-109l-108 1185 1545 108 109-1184zM910 1476v447h-160v-447zM1236 841h-818v-200l434-453z">
            <text:p/>
          </draw:path>
          <draw:path draw:style-name="gr11" draw:text-style-name="P2" draw:layer="layout" svg:width="1.653cm" svg:height="2.133cm" svg:x="23.498cm" svg:y="5.805cm" svg:viewBox="0 0 1654 2134" svg:d="M1545 841h-108v-200l-636-641-584 841h-109l-108 1185 1545 108 109-1184zM910 1476v447h-160v-447zM1236 841h-818v-200l434-453z">
            <text:p/>
          </draw:path>
        </draw:g>
        <draw:polygon draw:style-name="gr3" draw:text-style-name="P3" draw:layer="layout" svg:width="1.161cm" svg:height="1.118cm" svg:x="23.744cm" svg:y="6.777cm" svg:viewBox="0 0 1162 1119" draw:points="0,1119 1162,1119 1162,0 0,0">
          <text:p/>
        </draw:polygon>
        <draw:frame draw:style-name="gr12" draw:text-style-name="P2" draw:layer="layout" svg:width="1.653cm" svg:height="1.299cm" svg:x="23.498cm" svg:y="6.675cm">
          <draw:text-box>
            <text:p text:style-name="P7"><text:span text:style-name="T3">NSG</text:span></text:p>
          </draw:text-box>
        </draw:frame>
        <draw:g>
          <draw:g>
            <draw:polygon draw:style-name="gr14" draw:text-style-name="P6" draw:layer="layout" svg:width="1.27cm" svg:height="2.54cm" svg:x="31.277cm" svg:y="7.302cm" svg:viewBox="0 0 1271 2541" draw:points="0,2541 1271,2541 1271,0 0,0">
              <text:p/>
            </draw:polygon>
            <draw:polygon draw:style-name="gr15" draw:text-style-name="P2" draw:layer="layout" svg:width="1.27cm" svg:height="2.54cm" svg:x="31.277cm" svg:y="7.302cm" svg:viewBox="0 0 1271 2541" draw:points="0,2541 1271,2541 1271,0 0,0">
              <text:p/>
            </draw:polygon>
          </draw:g>
          <draw:frame draw:style-name="gr20" draw:text-style-name="P2" draw:layer="layout" svg:width="1.27cm" svg:height="3.331cm" svg:x="31.277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12.383cm" svg:viewBox="0 0 1271 2541" draw:points="0,2541 1271,2541 1271,0 0,0">
              <text:p/>
            </draw:polygon>
            <draw:polygon draw:style-name="gr15" draw:text-style-name="P2" draw:layer="layout" svg:width="1.27cm" svg:height="2.54cm" svg:x="31.277cm" svg:y="12.383cm" svg:viewBox="0 0 1271 2541" draw:points="0,2541 1271,2541 1271,0 0,0">
              <text:p/>
            </draw:polygon>
          </draw:g>
          <draw:frame draw:style-name="gr20" draw:text-style-name="P2" draw:layer="layout" svg:width="1.27cm" svg:height="3.331cm" svg:x="31.277cm" svg:y="11.988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5.805cm" svg:viewBox="0 0 1654 2134" svg:d="M1545 841h-108v-200l-636-641-584 841h-109l-108 1185 1545 108 109-1184zM910 1476v447h-160v-447zM1236 841h-818v-200l434-453z">
            <text:p/>
          </draw:path>
          <draw:path draw:style-name="gr11" draw:text-style-name="P2" draw:layer="layout" svg:width="1.653cm" svg:height="2.133cm" svg:x="34.293cm" svg:y="5.805cm" svg:viewBox="0 0 1654 2134" svg:d="M1545 841h-108v-200l-636-641-584 841h-109l-108 1185 1545 108 109-1184zM910 1476v447h-160v-447zM1236 841h-818v-200l434-453z">
            <text:p/>
          </draw:path>
        </draw:g>
        <draw:polygon draw:style-name="gr3" draw:text-style-name="P3" draw:layer="layout" svg:width="1.161cm" svg:height="1.118cm" svg:x="34.539cm" svg:y="6.777cm" svg:viewBox="0 0 1162 1119" draw:points="0,1119 1162,1119 1162,0 0,0">
          <text:p/>
        </draw:polygon>
        <draw:frame draw:style-name="gr12" draw:text-style-name="P2" draw:layer="layout" svg:width="1.653cm" svg:height="1.299cm" svg:x="34.293cm" svg:y="6.675cm">
          <draw:text-box>
            <text:p text:style-name="P7"><text:span text:style-name="T3">NSG</text:span></text:p>
          </draw:text-box>
        </draw:frame>
        <draw:g>
          <draw:g>
            <draw:polygon draw:style-name="gr5" draw:text-style-name="P5" draw:layer="layout" svg:width="13.176cm" svg:height="5.08cm" svg:x="23.181cm" svg:y="18.415cm" svg:viewBox="0 0 13177 5081" draw:points="0,5081 13177,5081 13177,0 0,0">
              <text:p/>
            </draw:polygon>
            <draw:polygon draw:style-name="gr6" draw:text-style-name="P2" draw:layer="layout" svg:width="13.176cm" svg:height="5.08cm" svg:x="23.181cm" svg:y="18.415cm" svg:viewBox="0 0 13177 5081" draw:points="0,5081 13177,5081 13177,0 0,0">
              <text:p/>
            </draw:polygon>
          </draw:g>
          <draw:frame draw:style-name="gr8" draw:text-style-name="P2" draw:layer="layout" svg:width="13.176cm" svg:height="2.315cm" svg:x="23.18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3.657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4.678cm" svg:y="19.43cm" svg:viewBox="0 0 946 600" draw:points="946,296 472,0 0,296 0,303 472,600 946,303">
          <text:p/>
        </draw:polygon>
        <draw:polygon draw:style-name="gr3" draw:text-style-name="P3" draw:layer="layout" svg:width="0.473cm" svg:height="0.88cm" svg:x="25.199cm" svg:y="19.821cm" svg:viewBox="0 0 474 881" draw:points="0,295 0,881 474,585 474,0">
          <text:p/>
        </draw:polygon>
        <draw:polygon draw:style-name="gr3" draw:text-style-name="P3" draw:layer="layout" svg:width="0.473cm" svg:height="0.88cm" svg:x="24.63cm" svg:y="19.821cm" svg:viewBox="0 0 474 881" draw:points="474,295 0,0 0,585 474,881">
          <text:p/>
        </draw:polygon>
        <draw:frame draw:style-name="gr36" draw:text-style-name="P2" draw:layer="layout" svg:width="6.954cm" svg:height="3.048cm" svg:x="21.704cm" svg:y="22.48cm">
          <draw:text-box>
            <text:p text:style-name="P7"><text:span text:style-name="T1">Jump box</text:span></text:p>
          </draw:text-box>
        </draw:frame>
        <draw:g>
          <draw:path draw:style-name="gr3" draw:text-style-name="P3" draw:layer="layout" svg:width="1.653cm" svg:height="2.133cm" svg:x="34.293cm" svg:y="18.876cm" svg:viewBox="0 0 1654 2134" svg:d="M1545 841h-108v-200l-636-641-584 841h-109l-108 1185 1545 108 109-1184zM910 1476v447h-160v-447zM1236 841h-818v-200l434-453z">
            <text:p/>
          </draw:path>
          <draw:path draw:style-name="gr11" draw:text-style-name="P2" draw:layer="layout" svg:width="1.653cm" svg:height="2.133cm" svg:x="34.293cm" svg:y="18.876cm" svg:viewBox="0 0 1654 2134" svg:d="M1545 841h-108v-200l-636-641-584 841h-109l-108 1185 1545 108 109-1184zM910 1476v447h-160v-447zM1236 841h-818v-200l434-453z">
            <text:p/>
          </draw:path>
        </draw:g>
        <draw:polygon draw:style-name="gr3" draw:text-style-name="P3" draw:layer="layout" svg:width="1.161cm" svg:height="1.118cm" svg:x="34.539cm" svg:y="19.848cm" svg:viewBox="0 0 1162 1119" draw:points="0,1119 1162,1119 1162,0 0,0">
          <text:p/>
        </draw:polygon>
        <draw:frame draw:style-name="gr12" draw:text-style-name="P2" draw:layer="layout" svg:width="1.653cm" svg:height="1.299cm" svg:x="34.293cm" svg:y="19.746cm">
          <draw:text-box>
            <text:p text:style-name="P7"><text:span text:style-name="T3">NSG</text:span></text:p>
          </draw:text-box>
        </draw:frame>
        <draw:g>
          <draw:g>
            <draw:polygon draw:style-name="gr5" draw:text-style-name="P5" draw:layer="layout" svg:width="5.08cm" svg:height="11.43cm" svg:x="23.181cm" svg:y="25.4cm" svg:viewBox="0 0 5081 11431" draw:points="0,11431 5081,11431 5081,0 0,0">
              <text:p/>
            </draw:polygon>
            <draw:polygon draw:style-name="gr6" draw:text-style-name="P2" draw:layer="layout" svg:width="5.08cm" svg:height="11.43cm" svg:x="23.181cm" svg:y="25.4cm" svg:viewBox="0 0 5081 11431" draw:points="0,11431 5081,11431 5081,0 0,0">
              <text:p/>
            </draw:polygon>
          </draw:g>
          <draw:frame draw:style-name="gr7" draw:text-style-name="P2" draw:layer="layout" svg:width="5.08cm" svg:height="2.315cm" svg:x="23.181cm" svg:y="23.707cm">
            <draw:text-box>
              <text:p text:style-name="P4"><text:span text:style-name="T2">Public DMZ in</text:span></text:p>
              <text:p text:style-name="P4"><text:span text:style-name="T2">10.0.0.64/27</text:span></text:p>
            </draw:text-box>
          </draw:frame>
        </draw:g>
        <draw:g>
          <draw:g>
            <draw:polygon draw:style-name="gr14" draw:text-style-name="P6" draw:layer="layout" svg:width="1.27cm" svg:height="2.54cm" svg:x="26.991cm" svg:y="27.305cm" svg:viewBox="0 0 1271 2541" draw:points="0,2541 1271,2541 1271,0 0,0">
              <text:p/>
            </draw:polygon>
            <draw:polygon draw:style-name="gr15" draw:text-style-name="P2" draw:layer="layout" svg:width="1.27cm" svg:height="2.54cm" svg:x="26.991cm" svg:y="27.305cm" svg:viewBox="0 0 1271 2541" draw:points="0,2541 1271,2541 1271,0 0,0">
              <text:p/>
            </draw:polygon>
          </draw:g>
          <draw:frame draw:style-name="gr20" draw:text-style-name="P2" draw:layer="layout" svg:width="1.27cm" svg:height="3.331cm" svg:x="26.991cm" svg:y="26.91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32.385cm" svg:viewBox="0 0 1271 2541" draw:points="0,2541 1271,2541 1271,0 0,0">
              <text:p/>
            </draw:polygon>
            <draw:polygon draw:style-name="gr15" draw:text-style-name="P2" draw:layer="layout" svg:width="1.27cm" svg:height="2.54cm" svg:x="26.991cm" svg:y="32.385cm" svg:viewBox="0 0 1271 2541" draw:points="0,2541 1271,2541 1271,0 0,0">
              <text:p/>
            </draw:polygon>
          </draw:g>
          <draw:frame draw:style-name="gr20" draw:text-style-name="P2" draw:layer="layout" svg:width="1.27cm" svg:height="3.331cm" svg:x="26.991cm" svg:y="31.99cm">
            <draw:text-box>
              <text:p text:style-name="P7"><text:span text:style-name="T1">N</text:span></text:p>
              <text:p text:style-name="P7"><text:span text:style-name="T1">I</text:span></text:p>
              <text:p text:style-name="P7"><text:span text:style-name="T1">C</text:span></text:p>
            </draw:text-box>
          </draw:frame>
        </draw:g>
        <draw:g>
          <draw:g>
            <draw:polygon draw:style-name="gr5" draw:text-style-name="P5" draw:layer="layout" svg:width="5.08cm" svg:height="11.43cm" svg:x="31.277cm" svg:y="25.4cm" svg:viewBox="0 0 5081 11431" draw:points="0,11431 5081,11431 5081,0 0,0">
              <text:p/>
            </draw:polygon>
            <draw:polygon draw:style-name="gr6" draw:text-style-name="P2" draw:layer="layout" svg:width="5.08cm" svg:height="11.43cm" svg:x="31.277cm" svg:y="25.4cm" svg:viewBox="0 0 5081 11431" draw:points="0,11431 5081,11431 5081,0 0,0">
              <text:p/>
            </draw:polygon>
          </draw:g>
          <draw:frame draw:style-name="gr7" draw:text-style-name="P2" draw:layer="layout" svg:width="5.08cm" svg:height="2.315cm" svg:x="31.277cm" svg:y="23.707cm">
            <draw:text-box>
              <text:p text:style-name="P4"><text:span text:style-name="T2">Public DMZ out</text:span></text:p>
              <text:p text:style-name="P4"><text:span text:style-name="T2">10.0.0.96/27</text:span></text:p>
            </draw:text-box>
          </draw:frame>
        </draw:g>
        <draw:path draw:style-name="gr52" draw:text-style-name="P11" draw:layer="layout" svg:width="1.993cm" svg:height="0.635cm" svg:x="28.73cm" svg:y="29.718cm" svg:viewBox="0 0 1994 636" svg:d="M1449 0h-72-719-37c99 381-34 436-621 436v200h746 544 704v-200c-587 0-644-54-545-436z">
          <text:p/>
        </draw:path>
        <draw:path draw:style-name="gr52" draw:text-style-name="P11" draw:layer="layout" svg:width="3.048cm" svg:height="2.413cm" svg:x="28.261cm" svg:y="27.305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27.305cm">
          <draw:text-box>
            <text:p text:style-name="P7"><text:span text:style-name="T2">NVA</text:span></text:p>
          </draw:text-box>
        </draw:frame>
        <draw:path draw:style-name="gr52" draw:text-style-name="P11" draw:layer="layout" svg:width="1.993cm" svg:height="0.635cm" svg:x="28.73cm" svg:y="34.798cm" svg:viewBox="0 0 1994 636" svg:d="M1449 0h-72-719-37c99 381-34 436-621 436v200h746 544 704v-200c-587 0-644-54-545-436z">
          <text:p/>
        </draw:path>
        <draw:path draw:style-name="gr52" draw:text-style-name="P11" draw:layer="layout" svg:width="3.048cm" svg:height="2.413cm" svg:x="28.261cm" svg:y="32.385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32.385cm">
          <draw:text-box>
            <text:p text:style-name="P7"><text:span text:style-name="T2">NVA</text:span></text:p>
          </draw:text-box>
        </draw:frame>
        <draw:g>
          <draw:path draw:style-name="gr3" draw:text-style-name="P3" draw:layer="layout" svg:width="1.653cm" svg:height="2.133cm" svg:x="23.498cm" svg:y="25.807cm" svg:viewBox="0 0 1654 2134" svg:d="M1545 841h-108v-200l-636-641-584 841h-109l-108 1185 1545 108 109-1184zM910 1476v447h-160v-447zM1236 841h-818v-200l434-453z">
            <text:p/>
          </draw:path>
          <draw:path draw:style-name="gr11" draw:text-style-name="P2" draw:layer="layout" svg:width="1.653cm" svg:height="2.133cm" svg:x="23.498cm" svg:y="25.807cm" svg:viewBox="0 0 1654 2134" svg:d="M1545 841h-108v-200l-636-641-584 841h-109l-108 1185 1545 108 109-1184zM910 1476v447h-160v-447zM1236 841h-818v-200l434-453z">
            <text:p/>
          </draw:path>
        </draw:g>
        <draw:polygon draw:style-name="gr3" draw:text-style-name="P3" draw:layer="layout" svg:width="1.161cm" svg:height="1.118cm" svg:x="23.744cm" svg:y="26.779cm" svg:viewBox="0 0 1162 1119" draw:points="0,1119 1162,1119 1162,0 0,0">
          <text:p/>
        </draw:polygon>
        <draw:frame draw:style-name="gr12" draw:text-style-name="P2" draw:layer="layout" svg:width="1.653cm" svg:height="1.299cm" svg:x="23.498cm" svg:y="26.678cm">
          <draw:text-box>
            <text:p text:style-name="P7"><text:span text:style-name="T3">NSG</text:span></text:p>
          </draw:text-box>
        </draw:frame>
        <draw:g>
          <draw:g>
            <draw:polygon draw:style-name="gr14" draw:text-style-name="P6" draw:layer="layout" svg:width="1.27cm" svg:height="2.54cm" svg:x="31.277cm" svg:y="27.305cm" svg:viewBox="0 0 1271 2541" draw:points="0,2541 1271,2541 1271,0 0,0">
              <text:p/>
            </draw:polygon>
            <draw:polygon draw:style-name="gr15" draw:text-style-name="P2" draw:layer="layout" svg:width="1.27cm" svg:height="2.54cm" svg:x="31.277cm" svg:y="27.305cm" svg:viewBox="0 0 1271 2541" draw:points="0,2541 1271,2541 1271,0 0,0">
              <text:p/>
            </draw:polygon>
          </draw:g>
          <draw:frame draw:style-name="gr20" draw:text-style-name="P2" draw:layer="layout" svg:width="1.27cm" svg:height="3.331cm" svg:x="31.277cm" svg:y="26.91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32.385cm" svg:viewBox="0 0 1271 2541" draw:points="0,2541 1271,2541 1271,0 0,0">
              <text:p/>
            </draw:polygon>
            <draw:polygon draw:style-name="gr15" draw:text-style-name="P2" draw:layer="layout" svg:width="1.27cm" svg:height="2.54cm" svg:x="31.277cm" svg:y="32.385cm" svg:viewBox="0 0 1271 2541" draw:points="0,2541 1271,2541 1271,0 0,0">
              <text:p/>
            </draw:polygon>
          </draw:g>
          <draw:frame draw:style-name="gr20" draw:text-style-name="P2" draw:layer="layout" svg:width="1.27cm" svg:height="3.331cm" svg:x="31.277cm" svg:y="31.99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25.807cm" svg:viewBox="0 0 1654 2134" svg:d="M1545 841h-108v-200l-636-641-584 841h-109l-108 1185 1545 108 109-1184zM910 1476v447h-160v-447zM1236 841h-818v-200l434-453z">
            <text:p/>
          </draw:path>
          <draw:path draw:style-name="gr11" draw:text-style-name="P2" draw:layer="layout" svg:width="1.653cm" svg:height="2.133cm" svg:x="34.293cm" svg:y="25.807cm" svg:viewBox="0 0 1654 2134" svg:d="M1545 841h-108v-200l-636-641-584 841h-109l-108 1185 1545 108 109-1184zM910 1476v447h-160v-447zM1236 841h-818v-200l434-453z">
            <text:p/>
          </draw:path>
        </draw:g>
        <draw:polygon draw:style-name="gr3" draw:text-style-name="P3" draw:layer="layout" svg:width="1.161cm" svg:height="1.118cm" svg:x="34.539cm" svg:y="26.779cm" svg:viewBox="0 0 1162 1119" draw:points="0,1119 1162,1119 1162,0 0,0">
          <text:p/>
        </draw:polygon>
        <draw:frame draw:style-name="gr12" draw:text-style-name="P2" draw:layer="layout" svg:width="1.653cm" svg:height="1.299cm" svg:x="34.293cm" svg:y="26.678cm">
          <draw:text-box>
            <text:p text:style-name="P7"><text:span text:style-name="T3">NSG</text:span></text:p>
          </draw:text-box>
        </draw:frame>
        <draw:path draw:style-name="gr3" draw:text-style-name="P3" draw:layer="layout" svg:width="2.452cm" svg:height="2.452cm" svg:x="11.159cm" svg:y="29.894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12.127cm" svg:y="30.841cm" svg:viewBox="0 0 519 519" svg:d="M259 0c-142 0-259 117-259 259 0 143 117 260 259 260 143 0 260-117 260-260 0-142-117-259-260-259z">
          <text:p/>
        </draw:path>
        <draw:g>
          <draw:g>
            <draw:polygon draw:style-name="gr14" draw:text-style-name="P6" draw:layer="layout" svg:width="3.81cm" svg:height="1.27cm" svg:x="10.481cm" svg:y="26.988cm" svg:viewBox="0 0 3811 1271" draw:points="0,1271 3811,1271 3811,0 0,0">
              <text:p/>
            </draw:polygon>
            <draw:polygon draw:style-name="gr15" draw:text-style-name="P2" draw:layer="layout" svg:width="3.81cm" svg:height="1.27cm" svg:x="10.481cm" svg:y="26.988cm" svg:viewBox="0 0 3811 1271" draw:points="0,1271 3811,1271 3811,0 0,0">
              <text:p/>
            </draw:polygon>
          </draw:g>
          <draw:frame draw:style-name="gr16" draw:text-style-name="P2" draw:layer="layout" svg:width="3.81cm" svg:height="1.299cm" svg:x="10.481cm" svg:y="26.974cm">
            <draw:text-box>
              <text:p text:style-name="P7"><text:span text:style-name="T1">PIP</text:span></text:p>
            </draw:text-box>
          </draw:frame>
        </draw:g>
        <draw:g>
          <draw:g>
            <draw:polygon draw:style-name="gr5" draw:text-style-name="P5" draw:layer="layout" svg:width="7.62cm" svg:height="11.43cm" svg:x="38.103cm" svg:y="5.398cm" svg:viewBox="0 0 7621 11431" draw:points="0,11431 7621,11431 7621,0 0,0">
              <text:p/>
            </draw:polygon>
            <draw:polygon draw:style-name="gr6" draw:text-style-name="P2" draw:layer="layout" svg:width="7.62cm" svg:height="11.43cm" svg:x="38.103cm" svg:y="5.398cm" svg:viewBox="0 0 7621 11431" draw:points="0,11431 7621,11431 7621,0 0,0">
              <text:p/>
            </draw:polygon>
          </draw:g>
          <draw:frame draw:style-name="gr7" draw:text-style-name="P2" draw:layer="layout" svg:width="7.62cm" svg:height="2.315cm" svg:x="38.103cm" svg:y="3.704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41.682cm" svg:y="5.736cm" svg:viewBox="0 0 3637 10754" draw:points="0,10754 3637,10754 3637,0 0,0">
            <text:p/>
          </draw:polygon>
          <draw:frame draw:style-name="gr32" draw:text-style-name="P2" draw:layer="layout" svg:width="3.636cm" svg:height="10.753cm" svg:x="41.682cm" svg:y="5.736cm">
            <draw:text-box>
              <text:p text:style-name="P7"><text:span text:style-name="T1">Availability set</text:span></text:p>
            </draw:text-box>
          </draw:frame>
        </draw:g>
        <draw:path draw:style-name="gr3" draw:text-style-name="P3" draw:layer="layout" svg:width="2.452cm" svg:height="2.452cm" svg:x="38.62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9.59cm" svg:y="11.791cm" svg:viewBox="0 0 519 519" svg:d="M259 0c-142 0-259 117-259 259 0 143 117 260 259 260 143 0 260-117 260-260 0-142-117-259-260-259z">
          <text:p/>
        </draw:path>
        <draw:path draw:style-name="gr3" draw:text-style-name="P3" draw:layer="layout" svg:width="1.151cm" svg:height="0.804cm" svg:x="42.975cm" svg:y="11.391cm" svg:viewBox="0 0 1152 805" svg:d="M0 805h1152v-805h-1152zM829 570l-216 131v-261l216-130zM593 142l217 132-215 129-219-130zM356 309l216 130v262l-216-131z">
          <text:p/>
        </draw:path>
        <draw:path draw:style-name="gr3" draw:text-style-name="P3" draw:layer="layout" svg:width="3.048cm" svg:height="2.54cm" svg:x="41.97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8.534cm" svg:viewBox="0 0 1152 805" svg:d="M0 805h1152v-805h-1152zM829 570l-216 131v-261l216-130zM593 142l217 132-215 129-219-130zM356 309l216 130v262l-216-131z">
          <text:p/>
        </draw:path>
        <draw:path draw:style-name="gr3" draw:text-style-name="P3" draw:layer="layout" svg:width="3.048cm" svg:height="2.54cm" svg:x="41.97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14.249cm" svg:viewBox="0 0 1152 805" svg:d="M0 805h1152v-805h-1152zM829 570l-216 131v-261l216-130zM593 142l217 132-215 129-219-130zM356 309l216 130v262l-216-131z">
          <text:p/>
        </draw:path>
        <draw:path draw:style-name="gr3" draw:text-style-name="P3" draw:layer="layout" svg:width="3.048cm" svg:height="2.54cm" svg:x="41.97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60" draw:text-style-name="P2" draw:layer="layout" svg:x1="12.386cm" svg:y1="28.258cm" svg:x2="12.386cm" svg:y2="29.845cm">
          <text:p/>
        </draw:line>
        <draw:line draw:style-name="gr60" draw:text-style-name="P2" draw:layer="layout" svg:x1="13.656cm" svg:y1="31.116cm" svg:x2="26.992cm" svg:y2="28.575cm">
          <text:p/>
        </draw:line>
        <draw:line draw:style-name="gr60" draw:text-style-name="P2" draw:layer="layout" svg:x1="13.656cm" svg:y1="31.115cm" svg:x2="26.992cm" svg:y2="33.656cm">
          <text:p/>
        </draw:line>
        <draw:polyline draw:style-name="gr60" draw:text-style-name="P2" draw:layer="layout" svg:width="2.223cm" svg:height="18.415cm" svg:x="36.357cm" svg:y="12.065cm" svg:viewBox="0 0 2224 18416" draw:points="0,18416 847,18416 847,0 2224,0">
          <text:p/>
        </draw:polyline>
        <draw:g>
          <draw:polygon draw:style-name="gr31" draw:text-style-name="P2" draw:layer="layout" svg:width="3.636cm" svg:height="10.753cm" svg:x="27.966cm" svg:y="5.736cm" svg:viewBox="0 0 3637 10754" draw:points="0,10754 3637,10754 3637,0 0,0">
            <text:p/>
          </draw:polygon>
          <draw:frame draw:style-name="gr32" draw:text-style-name="P2" draw:layer="layout" svg:width="3.636cm" svg:height="10.753cm" svg:x="27.966cm" svg:y="5.736cm">
            <draw:text-box>
              <text:p text:style-name="P7"><text:span text:style-name="T1">Availability set</text:span></text:p>
            </draw:text-box>
          </draw:frame>
        </draw:g>
        <draw:g>
          <draw:polygon draw:style-name="gr31" draw:text-style-name="P2" draw:layer="layout" svg:width="3.636cm" svg:height="10.753cm" svg:x="27.966cm" svg:y="25.738cm" svg:viewBox="0 0 3637 10754" draw:points="0,10754 3637,10754 3637,0 0,0">
            <text:p/>
          </draw:polygon>
          <draw:frame draw:style-name="gr32" draw:text-style-name="P2" draw:layer="layout" svg:width="3.636cm" svg:height="10.753cm" svg:x="27.966cm" svg:y="25.738cm">
            <draw:text-box>
              <text:p text:style-name="P7"><text:span text:style-name="T1">Availability set</text:span></text:p>
            </draw:text-box>
          </draw:frame>
        </draw:g>
        <draw:line draw:style-name="gr10" draw:text-style-name="P2" draw:layer="layout" svg:x1="41.119cm" svg:y1="12.067cm" svg:x2="41.82cm" svg:y2="9.208cm">
          <text:p/>
        </draw:line>
        <draw:line draw:style-name="gr10" draw:text-style-name="P2" draw:layer="layout" svg:x1="41.119cm" svg:y1="12.065cm" svg:x2="41.818cm" svg:y2="12.065cm">
          <text:p/>
        </draw:line>
        <draw:line draw:style-name="gr10" draw:text-style-name="P2" draw:layer="layout" svg:x1="41.119cm" svg:y1="12.065cm" svg:x2="41.82cm" svg:y2="14.924cm">
          <text:p/>
        </draw:line>
        <draw:g>
          <draw:path draw:style-name="gr3" draw:text-style-name="P3" draw:layer="layout" svg:width="1.653cm" svg:height="2.133cm" svg:x="38.547cm" svg:y="5.805cm" svg:viewBox="0 0 1654 2134" svg:d="M1545 841h-108v-200l-636-641-584 841h-109l-108 1185 1545 108 109-1184zM910 1476v447h-160v-447zM1236 841h-818v-200l434-453z">
            <text:p/>
          </draw:path>
          <draw:path draw:style-name="gr11" draw:text-style-name="P2" draw:layer="layout" svg:width="1.653cm" svg:height="2.133cm" svg:x="38.547cm" svg:y="5.805cm" svg:viewBox="0 0 1654 2134" svg:d="M1545 841h-108v-200l-636-641-584 841h-109l-108 1185 1545 108 109-1184zM910 1476v447h-160v-447zM1236 841h-818v-200l434-453z">
            <text:p/>
          </draw:path>
        </draw:g>
        <draw:polygon draw:style-name="gr3" draw:text-style-name="P3" draw:layer="layout" svg:width="1.161cm" svg:height="1.118cm" svg:x="38.793cm" svg:y="6.777cm" svg:viewBox="0 0 1162 1119" draw:points="0,1119 1162,1119 1162,0 0,0">
          <text:p/>
        </draw:polygon>
        <draw:frame draw:style-name="gr12" draw:text-style-name="P2" draw:layer="layout" svg:width="1.653cm" svg:height="1.299cm" svg:x="38.547cm" svg:y="6.675cm">
          <draw:text-box>
            <text:p text:style-name="P7"><text:span text:style-name="T3">NSG</text:span></text:p>
          </draw:text-box>
        </draw:frame>
        <draw:g>
          <draw:g>
            <draw:polygon draw:style-name="gr5" draw:text-style-name="P5" draw:layer="layout" svg:width="7.62cm" svg:height="11.43cm" svg:x="46.993cm" svg:y="5.398cm" svg:viewBox="0 0 7621 11431" draw:points="0,11431 7621,11431 7621,0 0,0">
              <text:p/>
            </draw:polygon>
            <draw:polygon draw:style-name="gr6" draw:text-style-name="P2" draw:layer="layout" svg:width="7.62cm" svg:height="11.43cm" svg:x="46.993cm" svg:y="5.398cm" svg:viewBox="0 0 7621 11431" draw:points="0,11431 7621,11431 7621,0 0,0">
              <text:p/>
            </draw:polygon>
          </draw:g>
          <draw:frame draw:style-name="gr7" draw:text-style-name="P2" draw:layer="layout" svg:width="7.62cm" svg:height="2.315cm" svg:x="46.993cm" svg:y="3.704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50.572cm" svg:y="5.736cm" svg:viewBox="0 0 3637 10754" draw:points="0,10754 3637,10754 3637,0 0,0">
            <text:p/>
          </draw:polygon>
          <draw:frame draw:style-name="gr32" draw:text-style-name="P2" draw:layer="layout" svg:width="3.636cm" svg:height="10.753cm" svg:x="50.572cm" svg:y="5.736cm">
            <draw:text-box>
              <text:p text:style-name="P7"><text:span text:style-name="T1">Availability set</text:span></text:p>
            </draw:text-box>
          </draw:frame>
        </draw:g>
        <draw:path draw:style-name="gr3" draw:text-style-name="P3" draw:layer="layout" svg:width="2.452cm" svg:height="2.452cm" svg:x="47.51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48.48cm" svg:y="11.791cm" svg:viewBox="0 0 519 519" svg:d="M259 0c-142 0-259 117-259 259 0 143 117 260 259 260 143 0 260-117 260-260 0-142-117-259-260-259z">
          <text:p/>
        </draw:path>
        <draw:path draw:style-name="gr3" draw:text-style-name="P3" draw:layer="layout" svg:width="1.151cm" svg:height="0.804cm" svg:x="51.865cm" svg:y="11.391cm" svg:viewBox="0 0 1152 805" svg:d="M0 805h1152v-805h-1152zM829 570l-216 131v-261l216-130zM593 142l217 132-215 129-219-130zM356 309l216 130v262l-216-131z">
          <text:p/>
        </draw:path>
        <draw:path draw:style-name="gr3" draw:text-style-name="P3" draw:layer="layout" svg:width="3.048cm" svg:height="2.54cm" svg:x="50.86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8.534cm" svg:viewBox="0 0 1152 805" svg:d="M0 805h1152v-805h-1152zM829 570l-216 131v-261l216-130zM593 142l217 132-215 129-219-130zM356 309l216 130v262l-216-131z">
          <text:p/>
        </draw:path>
        <draw:path draw:style-name="gr3" draw:text-style-name="P3" draw:layer="layout" svg:width="3.048cm" svg:height="2.54cm" svg:x="50.86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14.249cm" svg:viewBox="0 0 1152 805" svg:d="M0 805h1152v-805h-1152zM829 570l-216 131v-261l216-130zM593 142l217 132-215 129-219-130zM356 309l216 130v262l-216-131z">
          <text:p/>
        </draw:path>
        <draw:path draw:style-name="gr3" draw:text-style-name="P3" draw:layer="layout" svg:width="3.048cm" svg:height="2.54cm" svg:x="50.86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0.009cm" svg:y1="12.067cm" svg:x2="50.71cm" svg:y2="9.208cm">
          <text:p/>
        </draw:line>
        <draw:line draw:style-name="gr10" draw:text-style-name="P2" draw:layer="layout" svg:x1="50.009cm" svg:y1="12.065cm" svg:x2="50.708cm" svg:y2="12.065cm">
          <text:p/>
        </draw:line>
        <draw:line draw:style-name="gr10" draw:text-style-name="P2" draw:layer="layout" svg:x1="50.009cm" svg:y1="12.065cm" svg:x2="50.71cm" svg:y2="14.924cm">
          <text:p/>
        </draw:line>
        <draw:g>
          <draw:path draw:style-name="gr3" draw:text-style-name="P3" draw:layer="layout" svg:width="1.653cm" svg:height="2.133cm" svg:x="47.437cm" svg:y="5.805cm" svg:viewBox="0 0 1654 2134" svg:d="M1545 841h-108v-200l-636-641-584 841h-109l-108 1185 1545 108 109-1184zM910 1476v447h-160v-447zM1236 841h-818v-200l434-453z">
            <text:p/>
          </draw:path>
          <draw:path draw:style-name="gr11" draw:text-style-name="P2" draw:layer="layout" svg:width="1.653cm" svg:height="2.133cm" svg:x="47.437cm" svg:y="5.805cm" svg:viewBox="0 0 1654 2134" svg:d="M1545 841h-108v-200l-636-641-584 841h-109l-108 1185 1545 108 109-1184zM910 1476v447h-160v-447zM1236 841h-818v-200l434-453z">
            <text:p/>
          </draw:path>
        </draw:g>
        <draw:polygon draw:style-name="gr3" draw:text-style-name="P3" draw:layer="layout" svg:width="1.161cm" svg:height="1.118cm" svg:x="47.683cm" svg:y="6.777cm" svg:viewBox="0 0 1162 1119" draw:points="0,1119 1162,1119 1162,0 0,0">
          <text:p/>
        </draw:polygon>
        <draw:frame draw:style-name="gr12" draw:text-style-name="P2" draw:layer="layout" svg:width="1.653cm" svg:height="1.299cm" svg:x="47.437cm" svg:y="6.675cm">
          <draw:text-box>
            <text:p text:style-name="P7"><text:span text:style-name="T3">NSG</text:span></text:p>
          </draw:text-box>
        </draw:frame>
        <draw:g>
          <draw:g>
            <draw:polygon draw:style-name="gr5" draw:text-style-name="P5" draw:layer="layout" svg:width="7.62cm" svg:height="11.43cm" svg:x="55.883cm" svg:y="5.398cm" svg:viewBox="0 0 7621 11431" draw:points="0,11431 7621,11431 7621,0 0,0">
              <text:p/>
            </draw:polygon>
            <draw:polygon draw:style-name="gr6" draw:text-style-name="P2" draw:layer="layout" svg:width="7.62cm" svg:height="11.43cm" svg:x="55.883cm" svg:y="5.398cm" svg:viewBox="0 0 7621 11431" draw:points="0,11431 7621,11431 7621,0 0,0">
              <text:p/>
            </draw:polygon>
          </draw:g>
          <draw:frame draw:style-name="gr7" draw:text-style-name="P2" draw:layer="layout" svg:width="7.62cm" svg:height="2.315cm" svg:x="55.883cm" svg:y="3.704cm">
            <draw:text-box>
              <text:p text:style-name="P4"><text:span text:style-name="T2">Data tier</text:span></text:p>
              <text:p text:style-name="P4"><text:span text:style-name="T2">10.0.3.0/24</text:span></text:p>
            </draw:text-box>
          </draw:frame>
        </draw:g>
        <draw:g>
          <draw:polygon draw:style-name="gr31" draw:text-style-name="P2" draw:layer="layout" svg:width="3.636cm" svg:height="10.753cm" svg:x="59.462cm" svg:y="5.736cm" svg:viewBox="0 0 3637 10754" draw:points="0,10754 3637,10754 3637,0 0,0">
            <text:p/>
          </draw:polygon>
          <draw:frame draw:style-name="gr32" draw:text-style-name="P2" draw:layer="layout" svg:width="3.636cm" svg:height="10.753cm" svg:x="59.462cm" svg:y="5.736cm">
            <draw:text-box>
              <text:p text:style-name="P7"><text:span text:style-name="T1">Availability set</text:span></text:p>
            </draw:text-box>
          </draw:frame>
        </draw:g>
        <draw:path draw:style-name="gr3" draw:text-style-name="P3" draw:layer="layout" svg:width="2.452cm" svg:height="2.452cm" svg:x="56.40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57.37cm" svg:y="11.791cm" svg:viewBox="0 0 519 519" svg:d="M259 0c-142 0-259 117-259 259 0 143 117 260 259 260 143 0 260-117 260-260 0-142-117-259-260-259z">
          <text:p/>
        </draw:path>
        <draw:path draw:style-name="gr3" draw:text-style-name="P3" draw:layer="layout" svg:width="1.151cm" svg:height="0.804cm" svg:x="60.755cm" svg:y="11.391cm" svg:viewBox="0 0 1152 805" svg:d="M0 805h1152v-805h-1152zM829 570l-216 131v-261l216-130zM593 142l217 132-215 129-219-130zM356 309l216 130v262l-216-131z">
          <text:p/>
        </draw:path>
        <draw:path draw:style-name="gr3" draw:text-style-name="P3" draw:layer="layout" svg:width="3.048cm" svg:height="2.54cm" svg:x="59.75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8.534cm" svg:viewBox="0 0 1152 805" svg:d="M0 805h1152v-805h-1152zM829 570l-216 131v-261l216-130zM593 142l217 132-215 129-219-130zM356 309l216 130v262l-216-131z">
          <text:p/>
        </draw:path>
        <draw:path draw:style-name="gr3" draw:text-style-name="P3" draw:layer="layout" svg:width="3.048cm" svg:height="2.54cm" svg:x="59.75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14.249cm" svg:viewBox="0 0 1152 805" svg:d="M0 805h1152v-805h-1152zM829 570l-216 131v-261l216-130zM593 142l217 132-215 129-219-130zM356 309l216 130v262l-216-131z">
          <text:p/>
        </draw:path>
        <draw:path draw:style-name="gr3" draw:text-style-name="P3" draw:layer="layout" svg:width="3.048cm" svg:height="2.54cm" svg:x="59.75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8.899cm" svg:y1="12.067cm" svg:x2="59.6cm" svg:y2="9.208cm">
          <text:p/>
        </draw:line>
        <draw:line draw:style-name="gr10" draw:text-style-name="P2" draw:layer="layout" svg:x1="58.899cm" svg:y1="12.065cm" svg:x2="59.598cm" svg:y2="12.065cm">
          <text:p/>
        </draw:line>
        <draw:g>
          <draw:path draw:style-name="gr3" draw:text-style-name="P3" draw:layer="layout" svg:width="1.653cm" svg:height="2.133cm" svg:x="56.327cm" svg:y="5.805cm" svg:viewBox="0 0 1654 2134" svg:d="M1545 841h-108v-200l-636-641-584 841h-109l-108 1185 1545 108 109-1184zM910 1476v447h-160v-447zM1236 841h-818v-200l434-453z">
            <text:p/>
          </draw:path>
          <draw:path draw:style-name="gr11" draw:text-style-name="P2" draw:layer="layout" svg:width="1.653cm" svg:height="2.133cm" svg:x="56.327cm" svg:y="5.805cm" svg:viewBox="0 0 1654 2134" svg:d="M1545 841h-108v-200l-636-641-584 841h-109l-108 1185 1545 108 109-1184zM910 1476v447h-160v-447zM1236 841h-818v-200l434-453z">
            <text:p/>
          </draw:path>
        </draw:g>
        <draw:polygon draw:style-name="gr3" draw:text-style-name="P3" draw:layer="layout" svg:width="1.161cm" svg:height="1.118cm" svg:x="56.573cm" svg:y="6.777cm" svg:viewBox="0 0 1162 1119" draw:points="0,1119 1162,1119 1162,0 0,0">
          <text:p/>
        </draw:polygon>
        <draw:frame draw:style-name="gr12" draw:text-style-name="P2" draw:layer="layout" svg:width="1.653cm" svg:height="1.299cm" svg:x="56.327cm" svg:y="6.675cm">
          <draw:text-box>
            <text:p text:style-name="P7"><text:span text:style-name="T3">NSG</text:span></text:p>
          </draw:text-box>
        </draw:frame>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8.89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4 0h-2699c-92 0-165 88-165 188v2039c0 99 73 187 165 187h2699c92 0 185-88 185-187v-2039c-1-100-93-188-185-188zM2814 254v1905h-2580v-1905l2587-5z">
          <text:p/>
        </draw:path>
        <draw:line draw:style-name="gr49" draw:text-style-name="P2" draw:layer="layout" svg:x1="11.78cm" svg:y1="11.113cm" svg:x2="18.072cm" svg:y2="11.113cm">
          <text:p/>
        </draw:line>
        <draw:path draw:style-name="gr33" draw:text-style-name="P9" draw:layer="layout" svg:width="2.54cm" svg:height="2.54cm" svg:x="5.401cm" svg:y="26.353cm" svg:viewBox="0 0 2541 2541" svg:d="M1271 177c602 0 1092 491 1092 1093 0 603-490 1094-1092 1094-604 0-1094-491-1094-1094 0-602 490-1093 1094-1093zM1271 0c-703 0-1271 568-1271 1270 0 703 568 1271 1271 1271 701 0 1270-568 1270-1271 0-702-569-1270-1270-1270z">
          <text:p/>
        </draw:path>
        <draw:path draw:style-name="gr33" draw:text-style-name="P9" draw:layer="layout" svg:width="1.808cm" svg:height="0.431cm" svg:x="5.755cm" svg:y="28.065cm" svg:viewBox="0 0 1809 432" svg:d="M1809 326c-32 38-66 73-102 106-202-174-487-285-803-285s-600 111-802 285c-36-33-71-69-102-106 228-201 548-326 904-326s676 125 905 326z">
          <text:p/>
        </draw:path>
        <draw:path draw:style-name="gr33" draw:text-style-name="P9" draw:layer="layout" svg:width="1.808cm" svg:height="0.431cm" svg:x="5.778cm" svg:y="26.748cm" svg:viewBox="0 0 1809 432" svg:d="M1809 105c-32-37-66-72-102-105-202 174-487 284-803 284s-600-110-802-284c-36 33-71 68-102 105 228 202 548 327 904 327s676-125 905-327z">
          <text:p/>
        </draw:path>
        <draw:polygon draw:style-name="gr33" draw:text-style-name="P9" draw:layer="layout" svg:width="2.363cm" svg:height="0.177cm" svg:x="5.46cm" svg:y="27.534cm" svg:viewBox="0 0 2364 178" draw:points="0,178 2364,178 2364,0 0,0">
          <text:p/>
        </draw:polygon>
        <draw:polygon draw:style-name="gr33" draw:text-style-name="P9" draw:layer="layout" svg:width="0.177cm" svg:height="2.422cm" svg:x="6.582cm" svg:y="26.421cm" svg:viewBox="0 0 178 2423" draw:points="0,2423 178,2423 178,0 0,0">
          <text:p/>
        </draw:polygon>
        <draw:path draw:style-name="gr33" draw:text-style-name="P9" draw:layer="layout" svg:width="1.684cm" svg:height="2.392cm" svg:x="5.829cm" svg:y="26.426cm" svg:viewBox="0 0 1685 2393" svg:d="M842 2393c-465 0-842-537-842-1196 0-661 377-1197 842-1197s843 536 843 1197c0 659-378 1196-843 1196zM842 147c-382 0-695 471-695 1050 0 578 313 1048 695 1048 383 0 695-470 695-1048 0-579-312-1050-695-1050z">
          <text:p/>
        </draw:path>
        <draw:frame draw:style-name="gr34" draw:text-style-name="P2" draw:layer="layout" svg:width="5.671cm" svg:height="2.481cm" svg:x="3.834cm" svg:y="29.23cm">
          <draw:text-box>
            <text:p/>
          </draw:text-box>
        </draw:frame>
        <draw:line draw:style-name="gr60" draw:text-style-name="P2" draw:layer="layout" svg:x1="7.941cm" svg:y1="27.623cm" svg:x2="10.481cm" svg:y2="27.623cm">
          <text:p/>
        </draw:line>
        <draw:g>
          <draw:line draw:style-name="gr61" draw:text-style-name="P2" draw:layer="layout" svg:x1="0.635cm" svg:y1="19.844cm" svg:x2="4.021cm" svg:y2="19.844cm">
            <text:p/>
          </draw:line>
          <draw:frame draw:style-name="gr39" draw:text-style-name="P2" draw:layer="layout" svg:width="5.275cm" svg:height="1.299cm" svg:x="4.448cm" svg:y="19.195cm">
            <draw:text-box>
              <text:p text:style-name="P4"><text:span text:style-name="T4">Web app request</text:span></text:p>
            </draw:text-box>
          </draw:frame>
        </draw:g>
        <draw:g>
          <draw:line draw:style-name="gr68" draw:text-style-name="P2" draw:layer="layout" svg:x1="0.635cm" svg:y1="22.384cm" svg:x2="4.021cm" svg:y2="22.384cm">
            <text:p/>
          </draw:line>
          <draw:frame draw:style-name="gr39" draw:text-style-name="P2" draw:layer="layout" svg:width="6.854cm" svg:height="1.299cm" svg:x="4.514cm" svg:y="21.735cm">
            <draw:text-box>
              <text:p text:style-name="P4"><text:span text:style-name="T4">Authentication request</text:span></text:p>
            </draw:text-box>
          </draw:frame>
        </draw:g>
        <draw:g>
          <draw:g>
            <draw:polygon draw:style-name="gr5" draw:text-style-name="P5" draw:layer="layout" svg:width="7.62cm" svg:height="11.43cm" svg:x="38.103cm" svg:y="25.4cm" svg:viewBox="0 0 7621 11431" draw:points="0,11431 7621,11431 7621,0 0,0">
              <text:p/>
            </draw:polygon>
            <draw:polygon draw:style-name="gr6" draw:text-style-name="P2" draw:layer="layout" svg:width="7.62cm" svg:height="11.43cm" svg:x="38.103cm" svg:y="25.4cm" svg:viewBox="0 0 7621 11431" draw:points="0,11431 7621,11431 7621,0 0,0">
              <text:p/>
            </draw:polygon>
          </draw:g>
          <draw:frame draw:style-name="gr7" draw:text-style-name="P2" draw:layer="layout" svg:width="7.62cm" svg:height="2.315cm" svg:x="38.103cm" svg:y="23.707cm">
            <draw:text-box>
              <text:p text:style-name="P4"><text:span text:style-name="T2">AD DS subnet</text:span></text:p>
              <text:p text:style-name="P4"><text:span text:style-name="T2">10.0.4.0/27</text:span></text:p>
            </draw:text-box>
          </draw:frame>
        </draw:g>
        <draw:g>
          <draw:polyline draw:style-name="gr11" draw:text-style-name="P2" draw:layer="layout" svg:width="3.636cm" svg:height="10.753cm" svg:x="41.682cm" svg:y="25.738cm" svg:viewBox="0 0 3637 10754" draw:points="3637,10754 3637,0 0,0">
            <text:p/>
          </draw:polyline>
          <draw:frame draw:style-name="gr53" draw:text-style-name="P2" draw:layer="layout" svg:width="3.636cm" svg:height="10.753cm" svg:x="41.682cm" svg:y="25.738cm">
            <draw:text-box>
              <text:p text:style-name="P7"><text:span text:style-name="T2">Availability set</text:span></text:p>
            </draw:text-box>
          </draw:frame>
        </draw:g>
        <draw:g>
          <draw:path draw:style-name="gr3" draw:text-style-name="P3" draw:layer="layout" svg:width="1.653cm" svg:height="2.133cm" svg:x="38.547cm" svg:y="25.807cm" svg:viewBox="0 0 1654 2134" svg:d="M1545 841h-108v-200l-636-641-584 841h-109l-108 1185 1545 108 109-1184zM910 1476v447h-160v-447zM1236 841h-818v-200l434-453z">
            <text:p/>
          </draw:path>
          <draw:path draw:style-name="gr11" draw:text-style-name="P2" draw:layer="layout" svg:width="1.653cm" svg:height="2.133cm" svg:x="38.547cm" svg:y="25.807cm" svg:viewBox="0 0 1654 2134" svg:d="M1545 841h-108v-200l-636-641-584 841h-109l-108 1185 1545 108 109-1184zM910 1476v447h-160v-447zM1236 841h-818v-200l434-453z">
            <text:p/>
          </draw:path>
        </draw:g>
        <draw:polygon draw:style-name="gr3" draw:text-style-name="P3" draw:layer="layout" svg:width="1.161cm" svg:height="1.118cm" svg:x="38.793cm" svg:y="26.779cm" svg:viewBox="0 0 1162 1119" draw:points="0,1119 1162,1119 1162,0 0,0">
          <text:p/>
        </draw:polygon>
        <draw:frame draw:style-name="gr12" draw:text-style-name="P2" draw:layer="layout" svg:width="1.653cm" svg:height="1.299cm" svg:x="38.547cm" svg:y="26.678cm">
          <draw:text-box>
            <text:p text:style-name="P7"><text:span text:style-name="T3">NSG</text:span></text:p>
          </draw:text-box>
        </draw:frame>
        <draw:path draw:style-name="gr3" draw:text-style-name="P3" draw:layer="layout" svg:width="1.151cm" svg:height="0.804cm" svg:x="42.975cm" svg:y="29.965cm" svg:viewBox="0 0 1152 805" svg:d="M0 805h1152v-805h-1152zM829 570l-216 131v-261l216-130zM593 142l217 132-215 129-219-130zM356 309l216 130v262l-216-131z">
          <text:p/>
        </draw:path>
        <draw:path draw:style-name="gr3" draw:text-style-name="P3" draw:layer="layout" svg:width="3.048cm" svg:height="2.54cm" svg:x="41.977cm" svg:y="29.369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32.822cm" svg:viewBox="0 0 1152 805" svg:d="M0 805h1152v-805h-1152zM829 570l-216 131v-261l216-130zM593 142l217 132-215 129-219-130zM356 309l216 130v262l-216-131z">
          <text:p/>
        </draw:path>
        <draw:path draw:style-name="gr3" draw:text-style-name="P3" draw:layer="layout" svg:width="3.048cm" svg:height="2.54cm" svg:x="41.977cm" svg:y="32.226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olyline draw:style-name="gr69" draw:text-style-name="P2" draw:layer="layout" svg:width="13.97cm" svg:height="14.287cm" svg:x="45.723cm" svg:y="16.827cm" svg:viewBox="0 0 13971 14288" draw:points="13971,0 13971,14288 0,14288">
          <text:p/>
        </draw:polyline>
        <draw:line draw:style-name="gr69" draw:text-style-name="P2" draw:layer="layout" svg:x1="42.994cm" svg:y1="16.827cm" svg:x2="42.994cm" svg:y2="25.392cm">
          <text:p/>
        </draw:line>
        <draw:line draw:style-name="gr13" draw:text-style-name="P2" draw:layer="layout" svg:x1="45.723cm" svg:y1="12.065cm" svg:x2="47.469cm" svg:y2="12.065cm">
          <text:p/>
        </draw:line>
        <draw:line draw:style-name="gr13" draw:text-style-name="P2" draw:layer="layout" svg:x1="54.613cm" svg:y1="12.065cm" svg:x2="56.359cm" svg:y2="12.065cm">
          <text:p/>
        </draw:line>
        <draw:line draw:style-name="gr60" draw:text-style-name="P2" draw:layer="layout" svg:x1="36.362cm" svg:y1="12.065cm" svg:x2="38.579cm" svg:y2="12.065cm">
          <text:p/>
        </draw:line>
        <draw:polyline draw:style-name="gr13" draw:text-style-name="P2" draw:layer="layout" svg:width="3.81cm" svg:height="8.531cm" svg:x="19.371cm" svg:y="12.424cm" svg:viewBox="0 0 3811 8532" draw:points="0,0 0,8532 3811,8532">
          <text:p/>
        </draw:polyline>
      </draw:page>
      <draw:page draw:name="Identity - ADFS" draw:style-name="dp1" draw:master-page-name="PM14">
        <draw:polygon draw:style-name="gr1" draw:text-style-name="P1" draw:layer="layout" svg:width="49.213cm" svg:height="37.783cm" svg:x="15.561cm" svg:y="0.635cm" svg:viewBox="0 0 49214 37784" draw:points="0,37784 49214,37784 49214,0 0,0">
          <text:p/>
        </draw:polygon>
        <draw:polygon draw:style-name="gr2" draw:text-style-name="P2" draw:layer="layout" svg:width="47.943cm" svg:height="34.608cm" svg:x="16.196cm" svg:y="3.175cm" svg:viewBox="0 0 47944 34609" draw:points="0,34609 47944,34609 47944,0 0,0">
          <text:p/>
        </draw:polygon>
        <draw:path draw:style-name="gr3" draw:text-style-name="P3" draw:layer="layout" svg:width="1.732cm" svg:height="1.299cm" svg:x="16.196cm" svg:y="1.27cm" svg:viewBox="0 0 1733 1300" svg:d="M1563 963c-69 0-126 41-153 101h-980c-165 0-300-133-300-300 0-166 133-302 300-302h3 2 135c7-34 16-68 30-98 4-12 11-23 18-35 69-119 197-199 347-199 131 0 248 64 321 163 41-19 85-35 131-44-94-151-262-249-452-249-223 0-416 137-493 332v2-2h-39c-239 0-433 192-433 434 0 240 192 433 433 433h979c25 59 85 101 154 101 91 0 167-74 167-168s-78-169-170-169z">
          <text:p/>
        </draw:path>
        <draw:path draw:style-name="gr3" draw:text-style-name="P3" draw:layer="layout" svg:width="2.065cm" svg:height="1.395cm" svg:x="16.757cm" svg:y="1.568cm" svg:viewBox="0 0 2066 1396" svg:d="M1538 334c-99-197-302-334-536-334-287 0-526 199-585 467-140 14-259 87-337 197h713c48-62 124-101 209-101 146 0 266 119 266 267 0 147-120 266-266 266-85 0-158-39-209-101h-793c32 227 226 401 460 401h2 1069 2c295 0 533-238 533-532 0-292-236-528-528-530z">
          <text:p/>
        </draw:path>
        <draw:frame draw:style-name="gr4" draw:text-style-name="P2" draw:layer="layout" svg:width="4.482cm" svg:height="2.033cm" svg:x="19.016cm" svg:y="1.312cm">
          <draw:text-box>
            <text:p text:style-name="P4"><text:span text:style-name="T1">Azure Vnet</text:span></text:p>
            <text:p text:style-name="P4"><text:span text:style-name="T1">10.0.0.0/16</text:span></text:p>
          </draw:text-box>
        </draw:frame>
        <draw:g>
          <draw:g>
            <draw:polygon draw:style-name="gr5" draw:text-style-name="P5" draw:layer="layout" svg:width="5.08cm" svg:height="11.43cm" svg:x="16.831cm" svg:y="5.398cm" svg:viewBox="0 0 5081 11431" draw:points="0,11431 5081,11431 5081,0 0,0">
              <text:p/>
            </draw:polygon>
            <draw:polygon draw:style-name="gr6" draw:text-style-name="P2" draw:layer="layout" svg:width="5.08cm" svg:height="11.43cm" svg:x="16.831cm" svg:y="5.398cm" svg:viewBox="0 0 5081 11431" draw:points="0,11431 5081,11431 5081,0 0,0">
              <text:p/>
            </draw:polygon>
          </draw:g>
          <draw:frame draw:style-name="gr7" draw:text-style-name="P2" draw:layer="layout" svg:width="5.08cm" svg:height="2.315cm" svg:x="16.831cm" svg:y="3.704cm">
            <draw:text-box>
              <text:p text:style-name="P4"><text:span text:style-name="T2">Gateway subnet</text:span></text:p>
              <text:p text:style-name="P4"><text:span text:style-name="T2">10.0.255.224/27</text:span></text:p>
            </draw:text-box>
          </draw:frame>
        </draw:g>
        <draw:path draw:style-name="gr33" draw:text-style-name="P9" draw:layer="layout" svg:width="2.54cm" svg:height="2.54cm" svg:x="18.10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g>
          <draw:g>
            <draw:polygon draw:style-name="gr14" draw:text-style-name="P6" draw:layer="layout" svg:width="3.81cm" svg:height="1.905cm" svg:x="17.466cm" svg:y="6.032cm" svg:viewBox="0 0 3811 1906" draw:points="0,1906 3811,1906 3811,0 0,0">
              <text:p/>
            </draw:polygon>
            <draw:polygon draw:style-name="gr15" draw:text-style-name="P2" draw:layer="layout" svg:width="3.81cm" svg:height="1.905cm" svg:x="17.466cm" svg:y="6.032cm" svg:viewBox="0 0 3811 1906" draw:points="0,1906 3811,1906 3811,0 0,0">
              <text:p/>
            </draw:polygon>
          </draw:g>
          <draw:frame draw:style-name="gr58" draw:text-style-name="P2" draw:layer="layout" svg:width="3.81cm" svg:height="1.905cm" svg:x="17.466cm" svg:y="6.032cm">
            <draw:text-box>
              <text:p text:style-name="P7"><text:span text:style-name="T1">UDR</text:span></text:p>
            </draw:text-box>
          </draw:frame>
        </draw:g>
        <draw:line draw:style-name="gr13" draw:text-style-name="P2" draw:layer="layout" svg:x1="19.371cm" svg:y1="9.826cm" svg:x2="19.371cm" svg:y2="7.938cm">
          <text:p/>
        </draw:line>
        <draw:g>
          <draw:g>
            <draw:polygon draw:style-name="gr5" draw:text-style-name="P5" draw:layer="layout" svg:width="5.08cm" svg:height="11.43cm" svg:x="23.181cm" svg:y="5.398cm" svg:viewBox="0 0 5081 11431" draw:points="0,11431 5081,11431 5081,0 0,0">
              <text:p/>
            </draw:polygon>
            <draw:polygon draw:style-name="gr6" draw:text-style-name="P2" draw:layer="layout" svg:width="5.08cm" svg:height="11.43cm" svg:x="23.181cm" svg:y="5.398cm" svg:viewBox="0 0 5081 11431" draw:points="0,11431 5081,11431 5081,0 0,0">
              <text:p/>
            </draw:polygon>
          </draw:g>
          <draw:frame draw:style-name="gr7" draw:text-style-name="P2" draw:layer="layout" svg:width="5.08cm" svg:height="2.315cm" svg:x="23.181cm" svg:y="3.704cm">
            <draw:text-box>
              <text:p text:style-name="P4"><text:span text:style-name="T2">Private DMZ in</text:span></text:p>
              <text:p text:style-name="P4"><text:span text:style-name="T2">10.0.0.0/27</text:span></text:p>
            </draw:text-box>
          </draw:frame>
        </draw:g>
        <draw:path draw:style-name="gr3" draw:text-style-name="P3" draw:layer="layout" svg:width="2.452cm" svg:height="2.452cm" svg:x="23.701cm" svg:y="9.891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24.668cm" svg:y="10.839cm" svg:viewBox="0 0 519 519" svg:d="M259 0c-142 0-259 117-259 259 0 143 117 260 259 260 143 0 260-117 260-260 0-142-117-259-260-259z">
          <text:p/>
        </draw:path>
        <draw:frame draw:style-name="gr18" draw:text-style-name="P2" draw:layer="layout" svg:width="4.034cm" svg:height="2.54cm" svg:x="22.91cm" svg:y="12.625cm">
          <draw:text-box>
            <text:p text:style-name="P7"><text:span text:style-name="T7">Internal load balancer</text:span></text:p>
          </draw:text-box>
        </draw:frame>
        <draw:polyline draw:style-name="gr13" draw:text-style-name="P2" draw:layer="layout" svg:width="2.381cm" svg:height="4.128cm" svg:x="21.276cm" svg:y="6.985cm" svg:viewBox="0 0 2382 4129" draw:points="0,0 1270,0 1270,4129 2382,4129">
          <text:p/>
        </draw:polyline>
        <draw:g>
          <draw:g>
            <draw:polygon draw:style-name="gr14" draw:text-style-name="P6" draw:layer="layout" svg:width="1.27cm" svg:height="2.54cm" svg:x="26.991cm" svg:y="7.302cm" svg:viewBox="0 0 1271 2541" draw:points="0,2541 1271,2541 1271,0 0,0">
              <text:p/>
            </draw:polygon>
            <draw:polygon draw:style-name="gr15" draw:text-style-name="P2" draw:layer="layout" svg:width="1.27cm" svg:height="2.54cm" svg:x="26.991cm" svg:y="7.302cm" svg:viewBox="0 0 1271 2541" draw:points="0,2541 1271,2541 1271,0 0,0">
              <text:p/>
            </draw:polygon>
          </draw:g>
          <draw:frame draw:style-name="gr20" draw:text-style-name="P2" draw:layer="layout" svg:width="1.27cm" svg:height="3.331cm" svg:x="26.991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12.383cm" svg:viewBox="0 0 1271 2541" draw:points="0,2541 1271,2541 1271,0 0,0">
              <text:p/>
            </draw:polygon>
            <draw:polygon draw:style-name="gr15" draw:text-style-name="P2" draw:layer="layout" svg:width="1.27cm" svg:height="2.54cm" svg:x="26.991cm" svg:y="12.383cm" svg:viewBox="0 0 1271 2541" draw:points="0,2541 1271,2541 1271,0 0,0">
              <text:p/>
            </draw:polygon>
          </draw:g>
          <draw:frame draw:style-name="gr20" draw:text-style-name="P2" draw:layer="layout" svg:width="1.27cm" svg:height="3.331cm" svg:x="26.991cm" svg:y="11.988cm">
            <draw:text-box>
              <text:p text:style-name="P7"><text:span text:style-name="T1">N</text:span></text:p>
              <text:p text:style-name="P7"><text:span text:style-name="T1">I</text:span></text:p>
              <text:p text:style-name="P7"><text:span text:style-name="T1">C</text:span></text:p>
            </draw:text-box>
          </draw:frame>
        </draw:g>
        <draw:line draw:style-name="gr10" draw:text-style-name="P2" draw:layer="layout" svg:x1="26.197cm" svg:y1="11.113cm" svg:x2="26.992cm" svg:y2="8.572cm">
          <text:p/>
        </draw:line>
        <draw:line draw:style-name="gr10" draw:text-style-name="P2" draw:layer="layout" svg:x1="26.197cm" svg:y1="11.113cm" svg:x2="26.992cm" svg:y2="13.654cm">
          <text:p/>
        </draw:line>
        <draw:g>
          <draw:g>
            <draw:polygon draw:style-name="gr5" draw:text-style-name="P5" draw:layer="layout" svg:width="5.08cm" svg:height="11.43cm" svg:x="31.277cm" svg:y="5.398cm" svg:viewBox="0 0 5081 11431" draw:points="0,11431 5081,11431 5081,0 0,0">
              <text:p/>
            </draw:polygon>
            <draw:polygon draw:style-name="gr6" draw:text-style-name="P2" draw:layer="layout" svg:width="5.08cm" svg:height="11.43cm" svg:x="31.277cm" svg:y="5.398cm" svg:viewBox="0 0 5081 11431" draw:points="0,11431 5081,11431 5081,0 0,0">
              <text:p/>
            </draw:polygon>
          </draw:g>
          <draw:frame draw:style-name="gr7" draw:text-style-name="P2" draw:layer="layout" svg:width="5.08cm" svg:height="2.315cm" svg:x="31.277cm" svg:y="3.704cm">
            <draw:text-box>
              <text:p text:style-name="P4"><text:span text:style-name="T2">Private DMZ out</text:span></text:p>
              <text:p text:style-name="P4"><text:span text:style-name="T2">10.0.0.32/27</text:span></text:p>
            </draw:text-box>
          </draw:frame>
        </draw:g>
        <draw:path draw:style-name="gr52" draw:text-style-name="P11" draw:layer="layout" svg:width="1.993cm" svg:height="0.635cm" svg:x="28.73cm" svg:y="9.716cm" svg:viewBox="0 0 1994 636" svg:d="M1449 0h-72-719-37c99 381-34 436-621 436v200h746 544 704v-200c-587 0-644-54-545-436z">
          <text:p/>
        </draw:path>
        <draw:path draw:style-name="gr52" draw:text-style-name="P11" draw:layer="layout" svg:width="3.048cm" svg:height="2.413cm" svg:x="28.261cm" svg:y="7.302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7.302cm">
          <draw:text-box>
            <text:p text:style-name="P7"><text:span text:style-name="T2">NVA</text:span></text:p>
          </draw:text-box>
        </draw:frame>
        <draw:path draw:style-name="gr52" draw:text-style-name="P11" draw:layer="layout" svg:width="1.993cm" svg:height="0.635cm" svg:x="28.73cm" svg:y="14.795cm" svg:viewBox="0 0 1994 636" svg:d="M1449 0h-72-719-37c99 381-34 436-621 436v200h746 544 704v-200c-587 0-644-54-545-436z">
          <text:p/>
        </draw:path>
        <draw:path draw:style-name="gr52" draw:text-style-name="P11" draw:layer="layout" svg:width="3.048cm" svg:height="2.413cm" svg:x="28.261cm" svg:y="12.383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12.383cm">
          <draw:text-box>
            <text:p text:style-name="P7"><text:span text:style-name="T2">NVA</text:span></text:p>
          </draw:text-box>
        </draw:frame>
        <draw:g>
          <draw:path draw:style-name="gr3" draw:text-style-name="P3" draw:layer="layout" svg:width="1.653cm" svg:height="2.133cm" svg:x="23.498cm" svg:y="5.805cm" svg:viewBox="0 0 1654 2134" svg:d="M1545 841h-108v-200l-636-641-584 841h-109l-108 1185 1545 108 109-1184zM910 1476v447h-160v-447zM1236 841h-818v-200l434-453z">
            <text:p/>
          </draw:path>
          <draw:path draw:style-name="gr11" draw:text-style-name="P2" draw:layer="layout" svg:width="1.653cm" svg:height="2.133cm" svg:x="23.498cm" svg:y="5.805cm" svg:viewBox="0 0 1654 2134" svg:d="M1545 841h-108v-200l-636-641-584 841h-109l-108 1185 1545 108 109-1184zM910 1476v447h-160v-447zM1236 841h-818v-200l434-453z">
            <text:p/>
          </draw:path>
        </draw:g>
        <draw:polygon draw:style-name="gr3" draw:text-style-name="P3" draw:layer="layout" svg:width="1.161cm" svg:height="1.118cm" svg:x="23.744cm" svg:y="6.777cm" svg:viewBox="0 0 1162 1119" draw:points="0,1119 1162,1119 1162,0 0,0">
          <text:p/>
        </draw:polygon>
        <draw:frame draw:style-name="gr12" draw:text-style-name="P2" draw:layer="layout" svg:width="1.653cm" svg:height="1.299cm" svg:x="23.498cm" svg:y="6.675cm">
          <draw:text-box>
            <text:p text:style-name="P7"><text:span text:style-name="T3">NSG</text:span></text:p>
          </draw:text-box>
        </draw:frame>
        <draw:g>
          <draw:g>
            <draw:polygon draw:style-name="gr14" draw:text-style-name="P6" draw:layer="layout" svg:width="1.27cm" svg:height="2.54cm" svg:x="31.277cm" svg:y="7.302cm" svg:viewBox="0 0 1271 2541" draw:points="0,2541 1271,2541 1271,0 0,0">
              <text:p/>
            </draw:polygon>
            <draw:polygon draw:style-name="gr15" draw:text-style-name="P2" draw:layer="layout" svg:width="1.27cm" svg:height="2.54cm" svg:x="31.277cm" svg:y="7.302cm" svg:viewBox="0 0 1271 2541" draw:points="0,2541 1271,2541 1271,0 0,0">
              <text:p/>
            </draw:polygon>
          </draw:g>
          <draw:frame draw:style-name="gr20" draw:text-style-name="P2" draw:layer="layout" svg:width="1.27cm" svg:height="3.331cm" svg:x="31.277cm" svg:y="6.907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12.383cm" svg:viewBox="0 0 1271 2541" draw:points="0,2541 1271,2541 1271,0 0,0">
              <text:p/>
            </draw:polygon>
            <draw:polygon draw:style-name="gr15" draw:text-style-name="P2" draw:layer="layout" svg:width="1.27cm" svg:height="2.54cm" svg:x="31.277cm" svg:y="12.383cm" svg:viewBox="0 0 1271 2541" draw:points="0,2541 1271,2541 1271,0 0,0">
              <text:p/>
            </draw:polygon>
          </draw:g>
          <draw:frame draw:style-name="gr20" draw:text-style-name="P2" draw:layer="layout" svg:width="1.27cm" svg:height="3.331cm" svg:x="31.277cm" svg:y="11.988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5.805cm" svg:viewBox="0 0 1654 2134" svg:d="M1545 841h-108v-200l-636-641-584 841h-109l-108 1185 1545 108 109-1184zM910 1476v447h-160v-447zM1236 841h-818v-200l434-453z">
            <text:p/>
          </draw:path>
          <draw:path draw:style-name="gr11" draw:text-style-name="P2" draw:layer="layout" svg:width="1.653cm" svg:height="2.133cm" svg:x="34.293cm" svg:y="5.805cm" svg:viewBox="0 0 1654 2134" svg:d="M1545 841h-108v-200l-636-641-584 841h-109l-108 1185 1545 108 109-1184zM910 1476v447h-160v-447zM1236 841h-818v-200l434-453z">
            <text:p/>
          </draw:path>
        </draw:g>
        <draw:polygon draw:style-name="gr3" draw:text-style-name="P3" draw:layer="layout" svg:width="1.161cm" svg:height="1.118cm" svg:x="34.539cm" svg:y="6.777cm" svg:viewBox="0 0 1162 1119" draw:points="0,1119 1162,1119 1162,0 0,0">
          <text:p/>
        </draw:polygon>
        <draw:frame draw:style-name="gr12" draw:text-style-name="P2" draw:layer="layout" svg:width="1.653cm" svg:height="1.299cm" svg:x="34.293cm" svg:y="6.675cm">
          <draw:text-box>
            <text:p text:style-name="P7"><text:span text:style-name="T3">NSG</text:span></text:p>
          </draw:text-box>
        </draw:frame>
        <draw:g>
          <draw:g>
            <draw:polygon draw:style-name="gr5" draw:text-style-name="P5" draw:layer="layout" svg:width="13.176cm" svg:height="5.08cm" svg:x="23.181cm" svg:y="18.415cm" svg:viewBox="0 0 13177 5081" draw:points="0,5081 13177,5081 13177,0 0,0">
              <text:p/>
            </draw:polygon>
            <draw:polygon draw:style-name="gr6" draw:text-style-name="P2" draw:layer="layout" svg:width="13.176cm" svg:height="5.08cm" svg:x="23.181cm" svg:y="18.415cm" svg:viewBox="0 0 13177 5081" draw:points="0,5081 13177,5081 13177,0 0,0">
              <text:p/>
            </draw:polygon>
          </draw:g>
          <draw:frame draw:style-name="gr8" draw:text-style-name="P2" draw:layer="layout" svg:width="13.176cm" svg:height="2.315cm" svg:x="23.181cm" svg:y="16.769cm">
            <draw:text-box>
              <text:p text:style-name="P4"><text:span text:style-name="T2">Management subnet</text:span></text:p>
              <text:p text:style-name="P4"><text:span text:style-name="T2">10.0.0.128/25</text:span></text:p>
            </draw:text-box>
          </draw:frame>
        </draw:g>
        <draw:path draw:style-name="gr3" draw:text-style-name="P3" draw:layer="layout" svg:width="3.048cm" svg:height="3.048cm" svg:x="23.657cm" svg:y="18.876cm" svg:viewBox="0 0 3049 3049" svg:d="M2865 0h-2700c-92 0-165 88-165 187v2040c0 100 73 187 165 187h925c99 381-35 436-622 436v199h747 544 704v-199c-587 0-645-55-545-436h947c91 0 184-87 184-187v-2040c0-99-93-187-184-187zM2815 254v1905h-2581v-1905l2589-5z">
          <text:p/>
        </draw:path>
        <draw:polygon draw:style-name="gr3" draw:text-style-name="P3" draw:layer="layout" svg:width="0.945cm" svg:height="0.599cm" svg:x="24.678cm" svg:y="19.43cm" svg:viewBox="0 0 946 600" draw:points="946,296 472,0 0,296 0,303 472,600 946,303">
          <text:p/>
        </draw:polygon>
        <draw:polygon draw:style-name="gr3" draw:text-style-name="P3" draw:layer="layout" svg:width="0.473cm" svg:height="0.88cm" svg:x="25.199cm" svg:y="19.821cm" svg:viewBox="0 0 474 881" draw:points="0,295 0,881 474,585 474,0">
          <text:p/>
        </draw:polygon>
        <draw:polygon draw:style-name="gr3" draw:text-style-name="P3" draw:layer="layout" svg:width="0.473cm" svg:height="0.88cm" svg:x="24.63cm" svg:y="19.821cm" svg:viewBox="0 0 474 881" draw:points="474,295 0,0 0,585 474,881">
          <text:p/>
        </draw:polygon>
        <draw:frame draw:style-name="gr36" draw:text-style-name="P2" draw:layer="layout" svg:width="6.954cm" svg:height="3.048cm" svg:x="21.704cm" svg:y="22.48cm">
          <draw:text-box>
            <text:p text:style-name="P7"><text:span text:style-name="T1">Jump box</text:span></text:p>
          </draw:text-box>
        </draw:frame>
        <draw:g>
          <draw:path draw:style-name="gr3" draw:text-style-name="P3" draw:layer="layout" svg:width="1.653cm" svg:height="2.133cm" svg:x="34.293cm" svg:y="18.876cm" svg:viewBox="0 0 1654 2134" svg:d="M1545 841h-108v-200l-636-641-584 841h-109l-108 1185 1545 108 109-1184zM910 1476v447h-160v-447zM1236 841h-818v-200l434-453z">
            <text:p/>
          </draw:path>
          <draw:path draw:style-name="gr11" draw:text-style-name="P2" draw:layer="layout" svg:width="1.653cm" svg:height="2.133cm" svg:x="34.293cm" svg:y="18.876cm" svg:viewBox="0 0 1654 2134" svg:d="M1545 841h-108v-200l-636-641-584 841h-109l-108 1185 1545 108 109-1184zM910 1476v447h-160v-447zM1236 841h-818v-200l434-453z">
            <text:p/>
          </draw:path>
        </draw:g>
        <draw:polygon draw:style-name="gr3" draw:text-style-name="P3" draw:layer="layout" svg:width="1.161cm" svg:height="1.118cm" svg:x="34.539cm" svg:y="19.848cm" svg:viewBox="0 0 1162 1119" draw:points="0,1119 1162,1119 1162,0 0,0">
          <text:p/>
        </draw:polygon>
        <draw:frame draw:style-name="gr12" draw:text-style-name="P2" draw:layer="layout" svg:width="1.653cm" svg:height="1.299cm" svg:x="34.293cm" svg:y="19.746cm">
          <draw:text-box>
            <text:p text:style-name="P7"><text:span text:style-name="T3">NSG</text:span></text:p>
          </draw:text-box>
        </draw:frame>
        <draw:g>
          <draw:g>
            <draw:polygon draw:style-name="gr5" draw:text-style-name="P5" draw:layer="layout" svg:width="5.08cm" svg:height="11.43cm" svg:x="23.181cm" svg:y="25.4cm" svg:viewBox="0 0 5081 11431" draw:points="0,11431 5081,11431 5081,0 0,0">
              <text:p/>
            </draw:polygon>
            <draw:polygon draw:style-name="gr6" draw:text-style-name="P2" draw:layer="layout" svg:width="5.08cm" svg:height="11.43cm" svg:x="23.181cm" svg:y="25.4cm" svg:viewBox="0 0 5081 11431" draw:points="0,11431 5081,11431 5081,0 0,0">
              <text:p/>
            </draw:polygon>
          </draw:g>
          <draw:frame draw:style-name="gr7" draw:text-style-name="P2" draw:layer="layout" svg:width="5.08cm" svg:height="2.315cm" svg:x="23.181cm" svg:y="23.707cm">
            <draw:text-box>
              <text:p text:style-name="P4"><text:span text:style-name="T2">Public DMZ in</text:span></text:p>
              <text:p text:style-name="P4"><text:span text:style-name="T2">10.0.0.64/27</text:span></text:p>
            </draw:text-box>
          </draw:frame>
        </draw:g>
        <draw:g>
          <draw:g>
            <draw:polygon draw:style-name="gr14" draw:text-style-name="P6" draw:layer="layout" svg:width="1.27cm" svg:height="2.54cm" svg:x="26.991cm" svg:y="27.305cm" svg:viewBox="0 0 1271 2541" draw:points="0,2541 1271,2541 1271,0 0,0">
              <text:p/>
            </draw:polygon>
            <draw:polygon draw:style-name="gr15" draw:text-style-name="P2" draw:layer="layout" svg:width="1.27cm" svg:height="2.54cm" svg:x="26.991cm" svg:y="27.305cm" svg:viewBox="0 0 1271 2541" draw:points="0,2541 1271,2541 1271,0 0,0">
              <text:p/>
            </draw:polygon>
          </draw:g>
          <draw:frame draw:style-name="gr20" draw:text-style-name="P2" draw:layer="layout" svg:width="1.27cm" svg:height="3.331cm" svg:x="26.991cm" svg:y="26.91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26.991cm" svg:y="32.385cm" svg:viewBox="0 0 1271 2541" draw:points="0,2541 1271,2541 1271,0 0,0">
              <text:p/>
            </draw:polygon>
            <draw:polygon draw:style-name="gr15" draw:text-style-name="P2" draw:layer="layout" svg:width="1.27cm" svg:height="2.54cm" svg:x="26.991cm" svg:y="32.385cm" svg:viewBox="0 0 1271 2541" draw:points="0,2541 1271,2541 1271,0 0,0">
              <text:p/>
            </draw:polygon>
          </draw:g>
          <draw:frame draw:style-name="gr20" draw:text-style-name="P2" draw:layer="layout" svg:width="1.27cm" svg:height="3.331cm" svg:x="26.991cm" svg:y="31.99cm">
            <draw:text-box>
              <text:p text:style-name="P7"><text:span text:style-name="T1">N</text:span></text:p>
              <text:p text:style-name="P7"><text:span text:style-name="T1">I</text:span></text:p>
              <text:p text:style-name="P7"><text:span text:style-name="T1">C</text:span></text:p>
            </draw:text-box>
          </draw:frame>
        </draw:g>
        <draw:g>
          <draw:g>
            <draw:polygon draw:style-name="gr5" draw:text-style-name="P5" draw:layer="layout" svg:width="5.08cm" svg:height="11.43cm" svg:x="31.277cm" svg:y="25.4cm" svg:viewBox="0 0 5081 11431" draw:points="0,11431 5081,11431 5081,0 0,0">
              <text:p/>
            </draw:polygon>
            <draw:polygon draw:style-name="gr6" draw:text-style-name="P2" draw:layer="layout" svg:width="5.08cm" svg:height="11.43cm" svg:x="31.277cm" svg:y="25.4cm" svg:viewBox="0 0 5081 11431" draw:points="0,11431 5081,11431 5081,0 0,0">
              <text:p/>
            </draw:polygon>
          </draw:g>
          <draw:frame draw:style-name="gr7" draw:text-style-name="P2" draw:layer="layout" svg:width="5.08cm" svg:height="2.315cm" svg:x="31.277cm" svg:y="23.707cm">
            <draw:text-box>
              <text:p text:style-name="P4"><text:span text:style-name="T2">Public DMZ out</text:span></text:p>
              <text:p text:style-name="P4"><text:span text:style-name="T2">10.0.0.96/27</text:span></text:p>
            </draw:text-box>
          </draw:frame>
        </draw:g>
        <draw:path draw:style-name="gr52" draw:text-style-name="P11" draw:layer="layout" svg:width="1.993cm" svg:height="0.635cm" svg:x="28.73cm" svg:y="29.718cm" svg:viewBox="0 0 1994 636" svg:d="M1449 0h-72-719-37c99 381-34 436-621 436v200h746 544 704v-200c-587 0-644-54-545-436z">
          <text:p/>
        </draw:path>
        <draw:path draw:style-name="gr52" draw:text-style-name="P11" draw:layer="layout" svg:width="3.048cm" svg:height="2.413cm" svg:x="28.261cm" svg:y="27.305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27.305cm">
          <draw:text-box>
            <text:p text:style-name="P7"><text:span text:style-name="T2">NVA</text:span></text:p>
          </draw:text-box>
        </draw:frame>
        <draw:path draw:style-name="gr52" draw:text-style-name="P11" draw:layer="layout" svg:width="1.993cm" svg:height="0.635cm" svg:x="28.73cm" svg:y="34.798cm" svg:viewBox="0 0 1994 636" svg:d="M1449 0h-72-719-37c99 381-34 436-621 436v200h746 544 704v-200c-587 0-644-54-545-436z">
          <text:p/>
        </draw:path>
        <draw:path draw:style-name="gr52" draw:text-style-name="P11" draw:layer="layout" svg:width="3.048cm" svg:height="2.413cm" svg:x="28.261cm" svg:y="32.385cm" svg:viewBox="0 0 3049 2414" svg:d="M2865 0h-2700c-92 0-165 88-165 188v2039c0 99 73 187 165 187h2700c92 0 184-88 184-187v-2039c0-100-92-188-184-188zM2815 254v1905h-2581v-1905l2588-5z">
          <text:p/>
        </draw:path>
        <draw:frame draw:style-name="gr59" draw:text-style-name="P2" draw:layer="layout" svg:width="3.048cm" svg:height="2.54cm" svg:x="28.261cm" svg:y="32.385cm">
          <draw:text-box>
            <text:p text:style-name="P7"><text:span text:style-name="T2">NVA</text:span></text:p>
          </draw:text-box>
        </draw:frame>
        <draw:g>
          <draw:path draw:style-name="gr3" draw:text-style-name="P3" draw:layer="layout" svg:width="1.653cm" svg:height="2.133cm" svg:x="23.498cm" svg:y="25.807cm" svg:viewBox="0 0 1654 2134" svg:d="M1545 841h-108v-200l-636-641-584 841h-109l-108 1185 1545 108 109-1184zM910 1476v447h-160v-447zM1236 841h-818v-200l434-453z">
            <text:p/>
          </draw:path>
          <draw:path draw:style-name="gr11" draw:text-style-name="P2" draw:layer="layout" svg:width="1.653cm" svg:height="2.133cm" svg:x="23.498cm" svg:y="25.807cm" svg:viewBox="0 0 1654 2134" svg:d="M1545 841h-108v-200l-636-641-584 841h-109l-108 1185 1545 108 109-1184zM910 1476v447h-160v-447zM1236 841h-818v-200l434-453z">
            <text:p/>
          </draw:path>
        </draw:g>
        <draw:polygon draw:style-name="gr3" draw:text-style-name="P3" draw:layer="layout" svg:width="1.161cm" svg:height="1.118cm" svg:x="23.744cm" svg:y="26.779cm" svg:viewBox="0 0 1162 1119" draw:points="0,1119 1162,1119 1162,0 0,0">
          <text:p/>
        </draw:polygon>
        <draw:frame draw:style-name="gr12" draw:text-style-name="P2" draw:layer="layout" svg:width="1.653cm" svg:height="1.299cm" svg:x="23.498cm" svg:y="26.678cm">
          <draw:text-box>
            <text:p text:style-name="P7"><text:span text:style-name="T3">NSG</text:span></text:p>
          </draw:text-box>
        </draw:frame>
        <draw:g>
          <draw:g>
            <draw:polygon draw:style-name="gr14" draw:text-style-name="P6" draw:layer="layout" svg:width="1.27cm" svg:height="2.54cm" svg:x="31.277cm" svg:y="27.305cm" svg:viewBox="0 0 1271 2541" draw:points="0,2541 1271,2541 1271,0 0,0">
              <text:p/>
            </draw:polygon>
            <draw:polygon draw:style-name="gr15" draw:text-style-name="P2" draw:layer="layout" svg:width="1.27cm" svg:height="2.54cm" svg:x="31.277cm" svg:y="27.305cm" svg:viewBox="0 0 1271 2541" draw:points="0,2541 1271,2541 1271,0 0,0">
              <text:p/>
            </draw:polygon>
          </draw:g>
          <draw:frame draw:style-name="gr20" draw:text-style-name="P2" draw:layer="layout" svg:width="1.27cm" svg:height="3.331cm" svg:x="31.277cm" svg:y="26.91cm">
            <draw:text-box>
              <text:p text:style-name="P7"><text:span text:style-name="T1">N</text:span></text:p>
              <text:p text:style-name="P7"><text:span text:style-name="T1">I</text:span></text:p>
              <text:p text:style-name="P7"><text:span text:style-name="T1">C</text:span></text:p>
            </draw:text-box>
          </draw:frame>
        </draw:g>
        <draw:g>
          <draw:g>
            <draw:polygon draw:style-name="gr14" draw:text-style-name="P6" draw:layer="layout" svg:width="1.27cm" svg:height="2.54cm" svg:x="31.277cm" svg:y="32.385cm" svg:viewBox="0 0 1271 2541" draw:points="0,2541 1271,2541 1271,0 0,0">
              <text:p/>
            </draw:polygon>
            <draw:polygon draw:style-name="gr15" draw:text-style-name="P2" draw:layer="layout" svg:width="1.27cm" svg:height="2.54cm" svg:x="31.277cm" svg:y="32.385cm" svg:viewBox="0 0 1271 2541" draw:points="0,2541 1271,2541 1271,0 0,0">
              <text:p/>
            </draw:polygon>
          </draw:g>
          <draw:frame draw:style-name="gr20" draw:text-style-name="P2" draw:layer="layout" svg:width="1.27cm" svg:height="3.331cm" svg:x="31.277cm" svg:y="31.99cm">
            <draw:text-box>
              <text:p text:style-name="P7"><text:span text:style-name="T1">N</text:span></text:p>
              <text:p text:style-name="P7"><text:span text:style-name="T1">I</text:span></text:p>
              <text:p text:style-name="P7"><text:span text:style-name="T1">C</text:span></text:p>
            </draw:text-box>
          </draw:frame>
        </draw:g>
        <draw:g>
          <draw:path draw:style-name="gr3" draw:text-style-name="P3" draw:layer="layout" svg:width="1.653cm" svg:height="2.133cm" svg:x="34.293cm" svg:y="25.807cm" svg:viewBox="0 0 1654 2134" svg:d="M1545 841h-108v-200l-636-641-584 841h-109l-108 1185 1545 108 109-1184zM910 1476v447h-160v-447zM1236 841h-818v-200l434-453z">
            <text:p/>
          </draw:path>
          <draw:path draw:style-name="gr11" draw:text-style-name="P2" draw:layer="layout" svg:width="1.653cm" svg:height="2.133cm" svg:x="34.293cm" svg:y="25.807cm" svg:viewBox="0 0 1654 2134" svg:d="M1545 841h-108v-200l-636-641-584 841h-109l-108 1185 1545 108 109-1184zM910 1476v447h-160v-447zM1236 841h-818v-200l434-453z">
            <text:p/>
          </draw:path>
        </draw:g>
        <draw:polygon draw:style-name="gr3" draw:text-style-name="P3" draw:layer="layout" svg:width="1.161cm" svg:height="1.118cm" svg:x="34.539cm" svg:y="26.779cm" svg:viewBox="0 0 1162 1119" draw:points="0,1119 1162,1119 1162,0 0,0">
          <text:p/>
        </draw:polygon>
        <draw:frame draw:style-name="gr12" draw:text-style-name="P2" draw:layer="layout" svg:width="1.653cm" svg:height="1.299cm" svg:x="34.293cm" svg:y="26.678cm">
          <draw:text-box>
            <text:p text:style-name="P7"><text:span text:style-name="T3">NSG</text:span></text:p>
          </draw:text-box>
        </draw:frame>
        <draw:path draw:style-name="gr3" draw:text-style-name="P3" draw:layer="layout" svg:width="2.452cm" svg:height="2.452cm" svg:x="11.159cm" svg:y="29.894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12.127cm" svg:y="30.841cm" svg:viewBox="0 0 519 519" svg:d="M259 0c-142 0-259 117-259 259 0 143 117 260 259 260 143 0 260-117 260-260 0-142-117-259-260-259z">
          <text:p/>
        </draw:path>
        <draw:line draw:style-name="gr70" draw:text-style-name="P2" draw:layer="layout" svg:x1="13.656cm" svg:y1="31.116cm" svg:x2="26.992cm" svg:y2="27.94cm">
          <text:p/>
        </draw:line>
        <draw:line draw:style-name="gr70" draw:text-style-name="P2" draw:layer="layout" svg:x1="13.656cm" svg:y1="31.115cm" svg:x2="26.992cm" svg:y2="34.291cm">
          <text:p/>
        </draw:line>
        <draw:line draw:style-name="gr69" draw:text-style-name="P2" draw:layer="layout" svg:x1="13.656cm" svg:y1="31.116cm" svg:x2="26.992cm" svg:y2="29.21cm">
          <text:p/>
        </draw:line>
        <draw:line draw:style-name="gr69" draw:text-style-name="P2" draw:layer="layout" svg:x1="13.656cm" svg:y1="31.115cm" svg:x2="26.992cm" svg:y2="33.021cm">
          <text:p/>
        </draw:line>
        <draw:g>
          <draw:g>
            <draw:polygon draw:style-name="gr14" draw:text-style-name="P6" draw:layer="layout" svg:width="3.81cm" svg:height="1.27cm" svg:x="10.481cm" svg:y="26.988cm" svg:viewBox="0 0 3811 1271" draw:points="0,1271 3811,1271 3811,0 0,0">
              <text:p/>
            </draw:polygon>
            <draw:polygon draw:style-name="gr15" draw:text-style-name="P2" draw:layer="layout" svg:width="3.81cm" svg:height="1.27cm" svg:x="10.481cm" svg:y="26.988cm" svg:viewBox="0 0 3811 1271" draw:points="0,1271 3811,1271 3811,0 0,0">
              <text:p/>
            </draw:polygon>
          </draw:g>
          <draw:frame draw:style-name="gr16" draw:text-style-name="P2" draw:layer="layout" svg:width="3.81cm" svg:height="1.299cm" svg:x="10.481cm" svg:y="26.974cm">
            <draw:text-box>
              <text:p text:style-name="P7"><text:span text:style-name="T1">PIP</text:span></text:p>
            </draw:text-box>
          </draw:frame>
        </draw:g>
        <draw:g>
          <draw:g>
            <draw:polygon draw:style-name="gr14" draw:text-style-name="P6" draw:layer="layout" svg:width="3.81cm" svg:height="1.27cm" svg:x="10.481cm" svg:y="33.973cm" svg:viewBox="0 0 3811 1271" draw:points="0,1271 3811,1271 3811,0 0,0">
              <text:p/>
            </draw:polygon>
            <draw:polygon draw:style-name="gr15" draw:text-style-name="P2" draw:layer="layout" svg:width="3.81cm" svg:height="1.27cm" svg:x="10.481cm" svg:y="33.973cm" svg:viewBox="0 0 3811 1271" draw:points="0,1271 3811,1271 3811,0 0,0">
              <text:p/>
            </draw:polygon>
          </draw:g>
          <draw:frame draw:style-name="gr16" draw:text-style-name="P2" draw:layer="layout" svg:width="3.81cm" svg:height="1.299cm" svg:x="10.481cm" svg:y="33.959cm">
            <draw:text-box>
              <text:p text:style-name="P7"><text:span text:style-name="T1">PIP</text:span></text:p>
            </draw:text-box>
          </draw:frame>
        </draw:g>
        <draw:line draw:style-name="gr70" draw:text-style-name="P2" draw:layer="layout" svg:x1="12.703cm" svg:y1="33.972cm" svg:x2="12.703cm" svg:y2="32.089cm">
          <text:p/>
        </draw:line>
        <draw:line draw:style-name="gr69" draw:text-style-name="P2" draw:layer="layout" svg:x1="12.068cm" svg:y1="33.972cm" svg:x2="12.068cm" svg:y2="32.099cm">
          <text:p/>
        </draw:line>
        <draw:g>
          <draw:g>
            <draw:polygon draw:style-name="gr5" draw:text-style-name="P5" draw:layer="layout" svg:width="7.62cm" svg:height="11.43cm" svg:x="38.103cm" svg:y="5.398cm" svg:viewBox="0 0 7621 11431" draw:points="0,11431 7621,11431 7621,0 0,0">
              <text:p/>
            </draw:polygon>
            <draw:polygon draw:style-name="gr6" draw:text-style-name="P2" draw:layer="layout" svg:width="7.62cm" svg:height="11.43cm" svg:x="38.103cm" svg:y="5.398cm" svg:viewBox="0 0 7621 11431" draw:points="0,11431 7621,11431 7621,0 0,0">
              <text:p/>
            </draw:polygon>
          </draw:g>
          <draw:frame draw:style-name="gr7" draw:text-style-name="P2" draw:layer="layout" svg:width="7.62cm" svg:height="2.315cm" svg:x="38.103cm" svg:y="3.704cm">
            <draw:text-box>
              <text:p text:style-name="P4"><text:span text:style-name="T2">Web tier</text:span></text:p>
              <text:p text:style-name="P4"><text:span text:style-name="T2">10.0.1.0/24</text:span></text:p>
            </draw:text-box>
          </draw:frame>
        </draw:g>
        <draw:g>
          <draw:polygon draw:style-name="gr31" draw:text-style-name="P2" draw:layer="layout" svg:width="3.636cm" svg:height="10.753cm" svg:x="41.682cm" svg:y="5.736cm" svg:viewBox="0 0 3637 10754" draw:points="0,10754 3637,10754 3637,0 0,0">
            <text:p/>
          </draw:polygon>
          <draw:frame draw:style-name="gr32" draw:text-style-name="P2" draw:layer="layout" svg:width="3.636cm" svg:height="10.753cm" svg:x="41.682cm" svg:y="5.736cm">
            <draw:text-box>
              <text:p text:style-name="P7"><text:span text:style-name="T1">Availability set</text:span></text:p>
            </draw:text-box>
          </draw:frame>
        </draw:g>
        <draw:path draw:style-name="gr3" draw:text-style-name="P3" draw:layer="layout" svg:width="2.452cm" svg:height="2.452cm" svg:x="38.62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39.59cm" svg:y="11.791cm" svg:viewBox="0 0 519 519" svg:d="M259 0c-142 0-259 117-259 259 0 143 117 260 259 260 143 0 260-117 260-260 0-142-117-259-260-259z">
          <text:p/>
        </draw:path>
        <draw:path draw:style-name="gr3" draw:text-style-name="P3" draw:layer="layout" svg:width="1.151cm" svg:height="0.804cm" svg:x="42.975cm" svg:y="11.391cm" svg:viewBox="0 0 1152 805" svg:d="M0 805h1152v-805h-1152zM829 570l-216 131v-261l216-130zM593 142l217 132-215 129-219-130zM356 309l216 130v262l-216-131z">
          <text:p/>
        </draw:path>
        <draw:path draw:style-name="gr3" draw:text-style-name="P3" draw:layer="layout" svg:width="3.048cm" svg:height="2.54cm" svg:x="41.97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8.534cm" svg:viewBox="0 0 1152 805" svg:d="M0 805h1152v-805h-1152zM829 570l-216 131v-261l216-130zM593 142l217 132-215 129-219-130zM356 309l216 130v262l-216-131z">
          <text:p/>
        </draw:path>
        <draw:path draw:style-name="gr3" draw:text-style-name="P3" draw:layer="layout" svg:width="3.048cm" svg:height="2.54cm" svg:x="41.97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14.249cm" svg:viewBox="0 0 1152 805" svg:d="M0 805h1152v-805h-1152zM829 570l-216 131v-261l216-130zM593 142l217 132-215 129-219-130zM356 309l216 130v262l-216-131z">
          <text:p/>
        </draw:path>
        <draw:path draw:style-name="gr3" draw:text-style-name="P3" draw:layer="layout" svg:width="3.048cm" svg:height="2.54cm" svg:x="41.97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60" draw:text-style-name="P2" draw:layer="layout" svg:x1="12.386cm" svg:y1="28.258cm" svg:x2="12.386cm" svg:y2="29.845cm">
          <text:p/>
        </draw:line>
        <draw:line draw:style-name="gr60" draw:text-style-name="P2" draw:layer="layout" svg:x1="13.656cm" svg:y1="31.116cm" svg:x2="26.992cm" svg:y2="28.575cm">
          <text:p/>
        </draw:line>
        <draw:line draw:style-name="gr60" draw:text-style-name="P2" draw:layer="layout" svg:x1="13.656cm" svg:y1="31.115cm" svg:x2="26.992cm" svg:y2="33.656cm">
          <text:p/>
        </draw:line>
        <draw:g>
          <draw:g>
            <draw:polygon draw:style-name="gr5" draw:text-style-name="P5" draw:layer="layout" svg:width="7.62cm" svg:height="11.43cm" svg:x="38.103cm" svg:y="25.4cm" svg:viewBox="0 0 7621 11431" draw:points="0,11431 7621,11431 7621,0 0,0">
              <text:p/>
            </draw:polygon>
            <draw:polygon draw:style-name="gr6" draw:text-style-name="P2" draw:layer="layout" svg:width="7.62cm" svg:height="11.43cm" svg:x="38.103cm" svg:y="25.4cm" svg:viewBox="0 0 7621 11431" draw:points="0,11431 7621,11431 7621,0 0,0">
              <text:p/>
            </draw:polygon>
          </draw:g>
          <draw:frame draw:style-name="gr7" draw:text-style-name="P2" draw:layer="layout" svg:width="7.62cm" svg:height="2.315cm" svg:x="38.103cm" svg:y="23.707cm">
            <draw:text-box>
              <text:p text:style-name="P4"><text:span text:style-name="T2">AD FS proxy subnet</text:span></text:p>
              <text:p text:style-name="P4"><text:span text:style-name="T2">10.0.4.128/27</text:span></text:p>
            </draw:text-box>
          </draw:frame>
        </draw:g>
        <draw:g>
          <draw:polygon draw:style-name="gr31" draw:text-style-name="P2" draw:layer="layout" svg:width="3.636cm" svg:height="10.753cm" svg:x="41.682cm" svg:y="25.738cm" svg:viewBox="0 0 3637 10754" draw:points="0,10754 3637,10754 3637,0 0,0">
            <text:p/>
          </draw:polygon>
          <draw:frame draw:style-name="gr32" draw:text-style-name="P2" draw:layer="layout" svg:width="3.636cm" svg:height="10.753cm" svg:x="41.682cm" svg:y="25.738cm">
            <draw:text-box>
              <text:p text:style-name="P7"><text:span text:style-name="T1">Availability set</text:span></text:p>
            </draw:text-box>
          </draw:frame>
        </draw:g>
        <draw:path draw:style-name="gr3" draw:text-style-name="P3" draw:layer="layout" svg:width="2.452cm" svg:height="2.452cm" svg:x="38.623cm" svg:y="30.846cm" svg:viewBox="0 0 2453 2453" svg:d="M2384 1064l-996-996c-44-44-98-68-161-68-60 0-119 24-163 68l-996 996c-44 44-68 98-68 163 0 58 24 117 68 161l996 996c44 44 98 69 163 69 58 0 117-25 161-69l996-996c44-44 69-98 69-161-5-65-30-124-69-163zM1910 1529v-224h-342c-34 117-127 210-244 244v229c49 35 122 113 122 196 0 122-97 220-219 220-124 0-221-98-221-220 0-88 73-161 122-196v-224c-117-34-210-127-244-244h-342v229l-323-323 323-323v225h342c34-117 127-210 244-244v-327h-225l324-323 322 323h-225v327c117 34 210 127 244 244h342v-230l323 323z">
          <text:p/>
        </draw:path>
        <draw:path draw:style-name="gr3" draw:text-style-name="P3" draw:layer="layout" svg:width="0.518cm" svg:height="0.518cm" svg:x="39.59cm" svg:y="31.794cm" svg:viewBox="0 0 519 519" svg:d="M259 0c-142 0-259 117-259 259 0 143 117 260 259 260 143 0 260-117 260-260 0-142-117-259-260-259z">
          <text:p/>
        </draw:path>
        <draw:path draw:style-name="gr3" draw:text-style-name="P3" draw:layer="layout" svg:width="1.151cm" svg:height="0.804cm" svg:x="42.975cm" svg:y="31.394cm" svg:viewBox="0 0 1152 805" svg:d="M0 805h1152v-805h-1152zM829 570l-216 131v-261l216-130zM593 142l217 132-215 129-219-130zM356 309l216 130v262l-216-131z">
          <text:p/>
        </draw:path>
        <draw:path draw:style-name="gr3" draw:text-style-name="P3" draw:layer="layout" svg:width="3.048cm" svg:height="2.54cm" svg:x="41.977cm" svg:y="30.79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28.536cm" svg:viewBox="0 0 1152 805" svg:d="M0 805h1152v-805h-1152zM829 570l-216 131v-261l216-130zM593 142l217 132-215 129-219-130zM356 309l216 130v262l-216-131z">
          <text:p/>
        </draw:path>
        <draw:path draw:style-name="gr3" draw:text-style-name="P3" draw:layer="layout" svg:width="3.048cm" svg:height="2.54cm" svg:x="41.977cm" svg:y="27.94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42.975cm" svg:y="34.251cm" svg:viewBox="0 0 1152 805" svg:d="M0 805h1152v-805h-1152zM829 570l-216 131v-261l216-130zM593 142l217 132-215 129-219-130zM356 309l216 130v262l-216-131z">
          <text:p/>
        </draw:path>
        <draw:path draw:style-name="gr3" draw:text-style-name="P3" draw:layer="layout" svg:width="3.048cm" svg:height="2.54cm" svg:x="41.977cm" svg:y="33.65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69" draw:text-style-name="P2" draw:layer="layout" svg:x1="36.357cm" svg:y1="32.703cm" svg:x2="39.132cm" svg:y2="32.703cm">
          <text:p/>
        </draw:line>
        <draw:line draw:style-name="gr70" draw:text-style-name="P2" draw:layer="layout" svg:x1="36.357cm" svg:y1="31.433cm" svg:x2="39.14cm" svg:y2="31.433cm">
          <text:p/>
        </draw:line>
        <draw:polyline draw:style-name="gr60" draw:text-style-name="P2" draw:layer="layout" svg:width="2.223cm" svg:height="18.415cm" svg:x="36.357cm" svg:y="12.065cm" svg:viewBox="0 0 2224 18416" draw:points="0,18416 847,18416 847,0 2224,0">
          <text:p/>
        </draw:polyline>
        <draw:g>
          <draw:polygon draw:style-name="gr31" draw:text-style-name="P2" draw:layer="layout" svg:width="3.636cm" svg:height="10.753cm" svg:x="27.966cm" svg:y="5.736cm" svg:viewBox="0 0 3637 10754" draw:points="0,10754 3637,10754 3637,0 0,0">
            <text:p/>
          </draw:polygon>
          <draw:frame draw:style-name="gr32" draw:text-style-name="P2" draw:layer="layout" svg:width="3.636cm" svg:height="10.753cm" svg:x="27.966cm" svg:y="5.736cm">
            <draw:text-box>
              <text:p text:style-name="P7"><text:span text:style-name="T1">Availability set</text:span></text:p>
            </draw:text-box>
          </draw:frame>
        </draw:g>
        <draw:g>
          <draw:polygon draw:style-name="gr31" draw:text-style-name="P2" draw:layer="layout" svg:width="3.636cm" svg:height="10.753cm" svg:x="27.966cm" svg:y="25.738cm" svg:viewBox="0 0 3637 10754" draw:points="0,10754 3637,10754 3637,0 0,0">
            <text:p/>
          </draw:polygon>
          <draw:frame draw:style-name="gr32" draw:text-style-name="P2" draw:layer="layout" svg:width="3.636cm" svg:height="10.753cm" svg:x="27.966cm" svg:y="25.738cm">
            <draw:text-box>
              <text:p text:style-name="P7"><text:span text:style-name="T1">Availability set</text:span></text:p>
            </draw:text-box>
          </draw:frame>
        </draw:g>
        <draw:line draw:style-name="gr10" draw:text-style-name="P2" draw:layer="layout" svg:x1="41.119cm" svg:y1="12.067cm" svg:x2="41.82cm" svg:y2="9.208cm">
          <text:p/>
        </draw:line>
        <draw:line draw:style-name="gr10" draw:text-style-name="P2" draw:layer="layout" svg:x1="41.119cm" svg:y1="12.065cm" svg:x2="41.818cm" svg:y2="12.065cm">
          <text:p/>
        </draw:line>
        <draw:line draw:style-name="gr10" draw:text-style-name="P2" draw:layer="layout" svg:x1="41.119cm" svg:y1="12.065cm" svg:x2="41.82cm" svg:y2="14.924cm">
          <text:p/>
        </draw:line>
        <draw:line draw:style-name="gr10" draw:text-style-name="P2" draw:layer="layout" svg:x1="41.119cm" svg:y1="32.069cm" svg:x2="41.82cm" svg:y2="29.21cm">
          <text:p/>
        </draw:line>
        <draw:line draw:style-name="gr10" draw:text-style-name="P2" draw:layer="layout" svg:x1="41.119cm" svg:y1="32.068cm" svg:x2="41.818cm" svg:y2="32.068cm">
          <text:p/>
        </draw:line>
        <draw:line draw:style-name="gr10" draw:text-style-name="P2" draw:layer="layout" svg:x1="41.119cm" svg:y1="32.068cm" svg:x2="41.82cm" svg:y2="34.927cm">
          <text:p/>
        </draw:line>
        <draw:g>
          <draw:path draw:style-name="gr3" draw:text-style-name="P3" draw:layer="layout" svg:width="1.653cm" svg:height="2.133cm" svg:x="38.547cm" svg:y="5.805cm" svg:viewBox="0 0 1654 2134" svg:d="M1545 841h-108v-200l-636-641-584 841h-109l-108 1185 1545 108 109-1184zM910 1476v447h-160v-447zM1236 841h-818v-200l434-453z">
            <text:p/>
          </draw:path>
          <draw:path draw:style-name="gr11" draw:text-style-name="P2" draw:layer="layout" svg:width="1.653cm" svg:height="2.133cm" svg:x="38.547cm" svg:y="5.805cm" svg:viewBox="0 0 1654 2134" svg:d="M1545 841h-108v-200l-636-641-584 841h-109l-108 1185 1545 108 109-1184zM910 1476v447h-160v-447zM1236 841h-818v-200l434-453z">
            <text:p/>
          </draw:path>
        </draw:g>
        <draw:polygon draw:style-name="gr3" draw:text-style-name="P3" draw:layer="layout" svg:width="1.161cm" svg:height="1.118cm" svg:x="38.793cm" svg:y="6.777cm" svg:viewBox="0 0 1162 1119" draw:points="0,1119 1162,1119 1162,0 0,0">
          <text:p/>
        </draw:polygon>
        <draw:frame draw:style-name="gr12" draw:text-style-name="P2" draw:layer="layout" svg:width="1.653cm" svg:height="1.299cm" svg:x="38.547cm" svg:y="6.675cm">
          <draw:text-box>
            <text:p text:style-name="P7"><text:span text:style-name="T3">NSG</text:span></text:p>
          </draw:text-box>
        </draw:frame>
        <draw:g>
          <draw:path draw:style-name="gr3" draw:text-style-name="P3" draw:layer="layout" svg:width="1.653cm" svg:height="2.133cm" svg:x="38.547cm" svg:y="25.807cm" svg:viewBox="0 0 1654 2134" svg:d="M1545 841h-108v-200l-636-641-584 841h-109l-108 1185 1545 108 109-1184zM910 1476v447h-160v-447zM1236 841h-818v-200l434-453z">
            <text:p/>
          </draw:path>
          <draw:path draw:style-name="gr11" draw:text-style-name="P2" draw:layer="layout" svg:width="1.653cm" svg:height="2.133cm" svg:x="38.547cm" svg:y="25.807cm" svg:viewBox="0 0 1654 2134" svg:d="M1545 841h-108v-200l-636-641-584 841h-109l-108 1185 1545 108 109-1184zM910 1476v447h-160v-447zM1236 841h-818v-200l434-453z">
            <text:p/>
          </draw:path>
        </draw:g>
        <draw:polygon draw:style-name="gr3" draw:text-style-name="P3" draw:layer="layout" svg:width="1.161cm" svg:height="1.118cm" svg:x="38.793cm" svg:y="26.779cm" svg:viewBox="0 0 1162 1119" draw:points="0,1119 1162,1119 1162,0 0,0">
          <text:p/>
        </draw:polygon>
        <draw:frame draw:style-name="gr12" draw:text-style-name="P2" draw:layer="layout" svg:width="1.653cm" svg:height="1.299cm" svg:x="38.547cm" svg:y="26.678cm">
          <draw:text-box>
            <text:p text:style-name="P7"><text:span text:style-name="T3">NSG</text:span></text:p>
          </draw:text-box>
        </draw:frame>
        <draw:g>
          <draw:g>
            <draw:polygon draw:style-name="gr5" draw:text-style-name="P5" draw:layer="layout" svg:width="7.62cm" svg:height="11.43cm" svg:x="46.993cm" svg:y="5.398cm" svg:viewBox="0 0 7621 11431" draw:points="0,11431 7621,11431 7621,0 0,0">
              <text:p/>
            </draw:polygon>
            <draw:polygon draw:style-name="gr6" draw:text-style-name="P2" draw:layer="layout" svg:width="7.62cm" svg:height="11.43cm" svg:x="46.993cm" svg:y="5.398cm" svg:viewBox="0 0 7621 11431" draw:points="0,11431 7621,11431 7621,0 0,0">
              <text:p/>
            </draw:polygon>
          </draw:g>
          <draw:frame draw:style-name="gr7" draw:text-style-name="P2" draw:layer="layout" svg:width="7.62cm" svg:height="2.315cm" svg:x="46.993cm" svg:y="3.704cm">
            <draw:text-box>
              <text:p text:style-name="P4"><text:span text:style-name="T2">Business tier</text:span></text:p>
              <text:p text:style-name="P4"><text:span text:style-name="T2">10.0.2.0/24</text:span></text:p>
            </draw:text-box>
          </draw:frame>
        </draw:g>
        <draw:g>
          <draw:polygon draw:style-name="gr31" draw:text-style-name="P2" draw:layer="layout" svg:width="3.636cm" svg:height="10.753cm" svg:x="50.572cm" svg:y="5.736cm" svg:viewBox="0 0 3637 10754" draw:points="0,10754 3637,10754 3637,0 0,0">
            <text:p/>
          </draw:polygon>
          <draw:frame draw:style-name="gr32" draw:text-style-name="P2" draw:layer="layout" svg:width="3.636cm" svg:height="10.753cm" svg:x="50.572cm" svg:y="5.736cm">
            <draw:text-box>
              <text:p text:style-name="P7"><text:span text:style-name="T1">Availability set</text:span></text:p>
            </draw:text-box>
          </draw:frame>
        </draw:g>
        <draw:path draw:style-name="gr3" draw:text-style-name="P3" draw:layer="layout" svg:width="2.452cm" svg:height="2.452cm" svg:x="47.51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48.48cm" svg:y="11.791cm" svg:viewBox="0 0 519 519" svg:d="M259 0c-142 0-259 117-259 259 0 143 117 260 259 260 143 0 260-117 260-260 0-142-117-259-260-259z">
          <text:p/>
        </draw:path>
        <draw:path draw:style-name="gr3" draw:text-style-name="P3" draw:layer="layout" svg:width="1.151cm" svg:height="0.804cm" svg:x="51.865cm" svg:y="11.391cm" svg:viewBox="0 0 1152 805" svg:d="M0 805h1152v-805h-1152zM829 570l-216 131v-261l216-130zM593 142l217 132-215 129-219-130zM356 309l216 130v262l-216-131z">
          <text:p/>
        </draw:path>
        <draw:path draw:style-name="gr3" draw:text-style-name="P3" draw:layer="layout" svg:width="3.048cm" svg:height="2.54cm" svg:x="50.86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8.534cm" svg:viewBox="0 0 1152 805" svg:d="M0 805h1152v-805h-1152zM829 570l-216 131v-261l216-130zM593 142l217 132-215 129-219-130zM356 309l216 130v262l-216-131z">
          <text:p/>
        </draw:path>
        <draw:path draw:style-name="gr3" draw:text-style-name="P3" draw:layer="layout" svg:width="3.048cm" svg:height="2.54cm" svg:x="50.86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14.249cm" svg:viewBox="0 0 1152 805" svg:d="M0 805h1152v-805h-1152zM829 570l-216 131v-261l216-130zM593 142l217 132-215 129-219-130zM356 309l216 130v262l-216-131z">
          <text:p/>
        </draw:path>
        <draw:path draw:style-name="gr3" draw:text-style-name="P3" draw:layer="layout" svg:width="3.048cm" svg:height="2.54cm" svg:x="50.86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0.009cm" svg:y1="12.067cm" svg:x2="50.71cm" svg:y2="9.208cm">
          <text:p/>
        </draw:line>
        <draw:line draw:style-name="gr10" draw:text-style-name="P2" draw:layer="layout" svg:x1="50.009cm" svg:y1="12.065cm" svg:x2="50.708cm" svg:y2="12.065cm">
          <text:p/>
        </draw:line>
        <draw:line draw:style-name="gr10" draw:text-style-name="P2" draw:layer="layout" svg:x1="50.009cm" svg:y1="12.065cm" svg:x2="50.71cm" svg:y2="14.924cm">
          <text:p/>
        </draw:line>
        <draw:g>
          <draw:path draw:style-name="gr3" draw:text-style-name="P3" draw:layer="layout" svg:width="1.653cm" svg:height="2.133cm" svg:x="47.437cm" svg:y="5.805cm" svg:viewBox="0 0 1654 2134" svg:d="M1545 841h-108v-200l-636-641-584 841h-109l-108 1185 1545 108 109-1184zM910 1476v447h-160v-447zM1236 841h-818v-200l434-453z">
            <text:p/>
          </draw:path>
          <draw:path draw:style-name="gr11" draw:text-style-name="P2" draw:layer="layout" svg:width="1.653cm" svg:height="2.133cm" svg:x="47.437cm" svg:y="5.805cm" svg:viewBox="0 0 1654 2134" svg:d="M1545 841h-108v-200l-636-641-584 841h-109l-108 1185 1545 108 109-1184zM910 1476v447h-160v-447zM1236 841h-818v-200l434-453z">
            <text:p/>
          </draw:path>
        </draw:g>
        <draw:polygon draw:style-name="gr3" draw:text-style-name="P3" draw:layer="layout" svg:width="1.161cm" svg:height="1.118cm" svg:x="47.683cm" svg:y="6.777cm" svg:viewBox="0 0 1162 1119" draw:points="0,1119 1162,1119 1162,0 0,0">
          <text:p/>
        </draw:polygon>
        <draw:frame draw:style-name="gr12" draw:text-style-name="P2" draw:layer="layout" svg:width="1.653cm" svg:height="1.299cm" svg:x="47.437cm" svg:y="6.675cm">
          <draw:text-box>
            <text:p text:style-name="P7"><text:span text:style-name="T3">NSG</text:span></text:p>
          </draw:text-box>
        </draw:frame>
        <draw:g>
          <draw:g>
            <draw:polygon draw:style-name="gr5" draw:text-style-name="P5" draw:layer="layout" svg:width="7.62cm" svg:height="11.43cm" svg:x="55.883cm" svg:y="5.398cm" svg:viewBox="0 0 7621 11431" draw:points="0,11431 7621,11431 7621,0 0,0">
              <text:p/>
            </draw:polygon>
            <draw:polygon draw:style-name="gr6" draw:text-style-name="P2" draw:layer="layout" svg:width="7.62cm" svg:height="11.43cm" svg:x="55.883cm" svg:y="5.398cm" svg:viewBox="0 0 7621 11431" draw:points="0,11431 7621,11431 7621,0 0,0">
              <text:p/>
            </draw:polygon>
          </draw:g>
          <draw:frame draw:style-name="gr7" draw:text-style-name="P2" draw:layer="layout" svg:width="7.62cm" svg:height="2.315cm" svg:x="55.883cm" svg:y="3.704cm">
            <draw:text-box>
              <text:p text:style-name="P4"><text:span text:style-name="T2">Data tier</text:span></text:p>
              <text:p text:style-name="P4"><text:span text:style-name="T2">10.0.3.0/24</text:span></text:p>
            </draw:text-box>
          </draw:frame>
        </draw:g>
        <draw:g>
          <draw:polygon draw:style-name="gr31" draw:text-style-name="P2" draw:layer="layout" svg:width="3.636cm" svg:height="10.753cm" svg:x="59.462cm" svg:y="5.736cm" svg:viewBox="0 0 3637 10754" draw:points="0,10754 3637,10754 3637,0 0,0">
            <text:p/>
          </draw:polygon>
          <draw:frame draw:style-name="gr32" draw:text-style-name="P2" draw:layer="layout" svg:width="3.636cm" svg:height="10.753cm" svg:x="59.462cm" svg:y="5.736cm">
            <draw:text-box>
              <text:p text:style-name="P7"><text:span text:style-name="T1">Availability set</text:span></text:p>
            </draw:text-box>
          </draw:frame>
        </draw:g>
        <draw:path draw:style-name="gr3" draw:text-style-name="P3" draw:layer="layout" svg:width="2.452cm" svg:height="2.452cm" svg:x="56.403cm" svg:y="10.844cm" svg:viewBox="0 0 2453 2453" svg:d="M2384 1064l-996-996c-44-44-98-68-161-68-60 0-119 24-163 68l-996 996c-44 44-68 98-68 163 0 58 24 117 68 161l996 996c44 44 98 69 163 69 58 0 117-25 161-69l996-996c44-44 69-98 69-161-5-65-30-124-69-163zM1910 1529v-224h-342c-34 117-127 210-244 244v230c49 34 122 112 122 195 0 122-97 220-219 220-124 0-221-98-221-220 0-88 73-161 122-195v-225c-117-34-210-127-244-244h-342v229l-323-323 323-323v225h342c34-117 127-210 244-244v-327h-225l324-323 322 323h-225v327c117 34 210 127 244 244h342v-230l323 323z">
          <text:p/>
        </draw:path>
        <draw:path draw:style-name="gr3" draw:text-style-name="P3" draw:layer="layout" svg:width="0.518cm" svg:height="0.518cm" svg:x="57.37cm" svg:y="11.791cm" svg:viewBox="0 0 519 519" svg:d="M259 0c-142 0-259 117-259 259 0 143 117 260 259 260 143 0 260-117 260-260 0-142-117-259-260-259z">
          <text:p/>
        </draw:path>
        <draw:path draw:style-name="gr3" draw:text-style-name="P3" draw:layer="layout" svg:width="1.151cm" svg:height="0.804cm" svg:x="60.755cm" svg:y="11.391cm" svg:viewBox="0 0 1152 805" svg:d="M0 805h1152v-805h-1152zM829 570l-216 131v-261l216-130zM593 142l217 132-215 129-219-130zM356 309l216 130v262l-216-131z">
          <text:p/>
        </draw:path>
        <draw:path draw:style-name="gr3" draw:text-style-name="P3" draw:layer="layout" svg:width="3.048cm" svg:height="2.54cm" svg:x="59.757cm" svg:y="10.79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8.534cm" svg:viewBox="0 0 1152 805" svg:d="M0 805h1152v-805h-1152zM829 570l-216 131v-261l216-130zM593 142l217 132-215 129-219-130zM356 309l216 130v262l-216-131z">
          <text:p/>
        </draw:path>
        <draw:path draw:style-name="gr3" draw:text-style-name="P3" draw:layer="layout" svg:width="3.048cm" svg:height="2.54cm" svg:x="59.757cm" svg:y="7.93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14.249cm" svg:viewBox="0 0 1152 805" svg:d="M0 805h1152v-805h-1152zM829 570l-216 131v-261l216-130zM593 142l217 132-215 129-219-130zM356 309l216 130v262l-216-131z">
          <text:p/>
        </draw:path>
        <draw:path draw:style-name="gr3" draw:text-style-name="P3" draw:layer="layout" svg:width="3.048cm" svg:height="2.54cm" svg:x="59.757cm" svg:y="13.653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8.899cm" svg:y1="12.067cm" svg:x2="59.6cm" svg:y2="9.208cm">
          <text:p/>
        </draw:line>
        <draw:line draw:style-name="gr10" draw:text-style-name="P2" draw:layer="layout" svg:x1="58.899cm" svg:y1="12.065cm" svg:x2="59.598cm" svg:y2="12.065cm">
          <text:p/>
        </draw:line>
        <draw:g>
          <draw:path draw:style-name="gr3" draw:text-style-name="P3" draw:layer="layout" svg:width="1.653cm" svg:height="2.133cm" svg:x="56.327cm" svg:y="5.805cm" svg:viewBox="0 0 1654 2134" svg:d="M1545 841h-108v-200l-636-641-584 841h-109l-108 1185 1545 108 109-1184zM910 1476v447h-160v-447zM1236 841h-818v-200l434-453z">
            <text:p/>
          </draw:path>
          <draw:path draw:style-name="gr11" draw:text-style-name="P2" draw:layer="layout" svg:width="1.653cm" svg:height="2.133cm" svg:x="56.327cm" svg:y="5.805cm" svg:viewBox="0 0 1654 2134" svg:d="M1545 841h-108v-200l-636-641-584 841h-109l-108 1185 1545 108 109-1184zM910 1476v447h-160v-447zM1236 841h-818v-200l434-453z">
            <text:p/>
          </draw:path>
        </draw:g>
        <draw:polygon draw:style-name="gr3" draw:text-style-name="P3" draw:layer="layout" svg:width="1.161cm" svg:height="1.118cm" svg:x="56.573cm" svg:y="6.777cm" svg:viewBox="0 0 1162 1119" draw:points="0,1119 1162,1119 1162,0 0,0">
          <text:p/>
        </draw:polygon>
        <draw:frame draw:style-name="gr12" draw:text-style-name="P2" draw:layer="layout" svg:width="1.653cm" svg:height="1.299cm" svg:x="56.327cm" svg:y="6.675cm">
          <draw:text-box>
            <text:p text:style-name="P7"><text:span text:style-name="T3">NSG</text:span></text:p>
          </draw:text-box>
        </draw:frame>
        <draw:g>
          <draw:g>
            <draw:polygon draw:style-name="gr5" draw:text-style-name="P5" draw:layer="layout" svg:width="7.62cm" svg:height="11.43cm" svg:x="46.993cm" svg:y="25.4cm" svg:viewBox="0 0 7621 11431" draw:points="0,11431 7621,11431 7621,0 0,0">
              <text:p/>
            </draw:polygon>
            <draw:polygon draw:style-name="gr6" draw:text-style-name="P2" draw:layer="layout" svg:width="7.62cm" svg:height="11.43cm" svg:x="46.993cm" svg:y="25.4cm" svg:viewBox="0 0 7621 11431" draw:points="0,11431 7621,11431 7621,0 0,0">
              <text:p/>
            </draw:polygon>
          </draw:g>
          <draw:frame draw:style-name="gr7" draw:text-style-name="P2" draw:layer="layout" svg:width="7.62cm" svg:height="2.315cm" svg:x="46.993cm" svg:y="23.707cm">
            <draw:text-box>
              <text:p text:style-name="P4"><text:span text:style-name="T2">AD FS subnet</text:span></text:p>
              <text:p text:style-name="P4"><text:span text:style-name="T2">10.0.4.32/27</text:span></text:p>
            </draw:text-box>
          </draw:frame>
        </draw:g>
        <draw:g>
          <draw:polyline draw:style-name="gr11" draw:text-style-name="P2" draw:layer="layout" svg:width="3.636cm" svg:height="10.753cm" svg:x="50.572cm" svg:y="25.738cm" svg:viewBox="0 0 3637 10754" draw:points="3637,10754 3637,0 0,0">
            <text:p/>
          </draw:polyline>
          <draw:frame draw:style-name="gr53" draw:text-style-name="P2" draw:layer="layout" svg:width="3.636cm" svg:height="10.753cm" svg:x="50.572cm" svg:y="25.738cm">
            <draw:text-box>
              <text:p text:style-name="P7"><text:span text:style-name="T2">Availability set</text:span></text:p>
            </draw:text-box>
          </draw:frame>
        </draw:g>
        <draw:path draw:style-name="gr11" draw:text-style-name="P2" draw:layer="layout" svg:width="2.315cm" svg:height="2.315cm" svg:x="47.582cm" svg:y="30.915cm" svg:viewBox="0 0 2316 2316" svg:d="M2316 996l-997-996-1319 996 996 1320 1320-997zM1842 1461v-225h-342l-244 474-197-225-586-244v230l-322-324 322-322v225h342l244-572h-224l322-322 324 322h-225v327l586 245v-230l322 322z">
          <text:p/>
        </draw:path>
        <draw:polygon draw:style-name="gr11" draw:text-style-name="P2" draw:layer="layout" svg:width="0cm" svg:height="0cm" svg:x="48.739cm" svg:y="31.794cm" svg:viewBox="0 0 0 0" draw:points="0,0">
          <text:p/>
        </draw:polygon>
        <draw:path draw:style-name="gr3" draw:text-style-name="P3" draw:layer="layout" svg:width="1.151cm" svg:height="0.804cm" svg:x="51.865cm" svg:y="31.394cm" svg:viewBox="0 0 1152 805" svg:d="M0 805h1152v-805h-1152zM829 570l-216 131v-261l216-130zM593 142l217 132-215 129-219-130zM356 309l216 130v262l-216-131z">
          <text:p/>
        </draw:path>
        <draw:path draw:style-name="gr3" draw:text-style-name="P3" draw:layer="layout" svg:width="3.048cm" svg:height="2.54cm" svg:x="50.867cm" svg:y="30.798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28.536cm" svg:viewBox="0 0 1152 805" svg:d="M0 805h1152v-805h-1152zM829 570l-216 131v-261l216-130zM593 142l217 132-215 129-219-130zM356 309l216 130v262l-216-131z">
          <text:p/>
        </draw:path>
        <draw:path draw:style-name="gr3" draw:text-style-name="P3" draw:layer="layout" svg:width="3.048cm" svg:height="2.54cm" svg:x="50.867cm" svg:y="27.94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51.865cm" svg:y="34.251cm" svg:viewBox="0 0 1152 805" svg:d="M0 805h1152v-805h-1152zM829 570l-216 131v-261l216-130zM593 142l217 132-215 129-219-130zM356 309l216 130v262l-216-131z">
          <text:p/>
        </draw:path>
        <draw:path draw:style-name="gr3" draw:text-style-name="P3" draw:layer="layout" svg:width="3.048cm" svg:height="2.54cm" svg:x="50.867cm" svg:y="33.655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line draw:style-name="gr10" draw:text-style-name="P2" draw:layer="layout" svg:x1="50.009cm" svg:y1="32.068cm" svg:x2="50.708cm" svg:y2="32.068cm">
          <text:p/>
        </draw:line>
        <draw:g>
          <draw:path draw:style-name="gr3" draw:text-style-name="P3" draw:layer="layout" svg:width="1.653cm" svg:height="2.133cm" svg:x="47.437cm" svg:y="25.807cm" svg:viewBox="0 0 1654 2134" svg:d="M1545 841h-108v-200l-636-641-584 841h-109l-108 1185 1545 108 109-1184zM910 1476v447h-160v-447zM1236 841h-818v-200l434-453z">
            <text:p/>
          </draw:path>
          <draw:path draw:style-name="gr11" draw:text-style-name="P2" draw:layer="layout" svg:width="1.653cm" svg:height="2.133cm" svg:x="47.437cm" svg:y="25.807cm" svg:viewBox="0 0 1654 2134" svg:d="M1545 841h-108v-200l-636-641-584 841h-109l-108 1185 1545 108 109-1184zM910 1476v447h-160v-447zM1236 841h-818v-200l434-453z">
            <text:p/>
          </draw:path>
        </draw:g>
        <draw:polygon draw:style-name="gr3" draw:text-style-name="P3" draw:layer="layout" svg:width="1.161cm" svg:height="1.118cm" svg:x="47.683cm" svg:y="26.779cm" svg:viewBox="0 0 1162 1119" draw:points="0,1119 1162,1119 1162,0 0,0">
          <text:p/>
        </draw:polygon>
        <draw:frame draw:style-name="gr12" draw:text-style-name="P2" draw:layer="layout" svg:width="1.653cm" svg:height="1.299cm" svg:x="47.437cm" svg:y="26.678cm">
          <draw:text-box>
            <text:p text:style-name="P7"><text:span text:style-name="T3">NSG</text:span></text:p>
          </draw:text-box>
        </draw:frame>
        <draw:g>
          <draw:g>
            <draw:polygon draw:style-name="gr5" draw:text-style-name="P5" draw:layer="layout" svg:width="7.62cm" svg:height="11.43cm" svg:x="55.883cm" svg:y="25.4cm" svg:viewBox="0 0 7621 11431" draw:points="0,11431 7621,11431 7621,0 0,0">
              <text:p/>
            </draw:polygon>
            <draw:polygon draw:style-name="gr6" draw:text-style-name="P2" draw:layer="layout" svg:width="7.62cm" svg:height="11.43cm" svg:x="55.883cm" svg:y="25.4cm" svg:viewBox="0 0 7621 11431" draw:points="0,11431 7621,11431 7621,0 0,0">
              <text:p/>
            </draw:polygon>
          </draw:g>
          <draw:frame draw:style-name="gr7" draw:text-style-name="P2" draw:layer="layout" svg:width="7.62cm" svg:height="2.315cm" svg:x="55.883cm" svg:y="23.707cm">
            <draw:text-box>
              <text:p text:style-name="P4"><text:span text:style-name="T2">AD DS subnet</text:span></text:p>
              <text:p text:style-name="P4"><text:span text:style-name="T2">10.0.4.0/27</text:span></text:p>
            </draw:text-box>
          </draw:frame>
        </draw:g>
        <draw:g>
          <draw:polygon draw:style-name="gr31" draw:text-style-name="P2" draw:layer="layout" svg:width="3.636cm" svg:height="10.753cm" svg:x="59.462cm" svg:y="25.738cm" svg:viewBox="0 0 3637 10754" draw:points="0,10754 3637,10754 3637,0 0,0">
            <text:p/>
          </draw:polygon>
          <draw:frame draw:style-name="gr32" draw:text-style-name="P2" draw:layer="layout" svg:width="3.636cm" svg:height="10.753cm" svg:x="59.462cm" svg:y="25.738cm">
            <draw:text-box>
              <text:p text:style-name="P7"><text:span text:style-name="T1">Availability set</text:span></text:p>
            </draw:text-box>
          </draw:frame>
        </draw:g>
        <draw:g>
          <draw:path draw:style-name="gr3" draw:text-style-name="P3" draw:layer="layout" svg:width="1.653cm" svg:height="2.133cm" svg:x="56.327cm" svg:y="25.807cm" svg:viewBox="0 0 1654 2134" svg:d="M1545 841h-108v-200l-636-641-584 841h-109l-108 1185 1545 108 109-1184zM910 1476v447h-160v-447zM1236 841h-818v-200l434-453z">
            <text:p/>
          </draw:path>
          <draw:path draw:style-name="gr11" draw:text-style-name="P2" draw:layer="layout" svg:width="1.653cm" svg:height="2.133cm" svg:x="56.327cm" svg:y="25.807cm" svg:viewBox="0 0 1654 2134" svg:d="M1545 841h-108v-200l-636-641-584 841h-109l-108 1185 1545 108 109-1184zM910 1476v447h-160v-447zM1236 841h-818v-200l434-453z">
            <text:p/>
          </draw:path>
        </draw:g>
        <draw:polygon draw:style-name="gr3" draw:text-style-name="P3" draw:layer="layout" svg:width="1.161cm" svg:height="1.118cm" svg:x="56.573cm" svg:y="26.779cm" svg:viewBox="0 0 1162 1119" draw:points="0,1119 1162,1119 1162,0 0,0">
          <text:p/>
        </draw:polygon>
        <draw:frame draw:style-name="gr12" draw:text-style-name="P2" draw:layer="layout" svg:width="1.653cm" svg:height="1.299cm" svg:x="56.327cm" svg:y="26.678cm">
          <draw:text-box>
            <text:p text:style-name="P7"><text:span text:style-name="T3">NSG</text:span></text:p>
          </draw:text-box>
        </draw:frame>
        <draw:path draw:style-name="gr3" draw:text-style-name="P3" draw:layer="layout" svg:width="1.151cm" svg:height="0.804cm" svg:x="60.755cm" svg:y="29.965cm" svg:viewBox="0 0 1152 805" svg:d="M0 805h1152v-805h-1152zM829 570l-216 131v-261l216-130zM593 142l217 132-215 129-219-130zM356 309l216 130v262l-216-131z">
          <text:p/>
        </draw:path>
        <draw:path draw:style-name="gr3" draw:text-style-name="P3" draw:layer="layout" svg:width="3.048cm" svg:height="2.54cm" svg:x="59.757cm" svg:y="29.369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path draw:style-name="gr3" draw:text-style-name="P3" draw:layer="layout" svg:width="1.151cm" svg:height="0.804cm" svg:x="60.755cm" svg:y="32.822cm" svg:viewBox="0 0 1152 805" svg:d="M0 805h1152v-805h-1152zM829 570l-216 131v-261l216-130zM593 142l217 132-215 129-219-130zM356 309l216 130v262l-216-131z">
          <text:p/>
        </draw:path>
        <draw:path draw:style-name="gr3" draw:text-style-name="P3" draw:layer="layout" svg:width="3.048cm" svg:height="2.54cm" svg:x="59.757cm" svg:y="32.226cm" svg:viewBox="0 0 3049 2541" svg:d="M2914 0h-2780c-74 0-134 63-134 140v2260c0 78 60 141 134 141h2780c75 0 135-63 135-141v-2260c-1-77-60-140-135-140zM1513 2103l-84 263c-1 2-2 4-3 6s-3 3-6 4c-2 1-6 1-11 1-4 1-10 1-17 1-6 0-11 0-15 0-5-1-8-1-11-1s-5-1-7-1c-2-1-4-2-5-3s-2-2-3-3c0-1-1-3-2-5l-84-262c-2-6-3-10-3-13-1-3 0-6 2-7 2-2 5-3 9-3 5-1 11-1 19-1 6 0 12 0 15 0 4 1 7 1 9 2s4 2 4 3c1 2 2 4 3 6l69 228 68-227c1-2 1-4 2-6s3-3 5-4 5-1 9-2c4 0 9 0 16 0s12 0 16 1c3 0 6 1 7 3 2 2 2 4 2 7-1 4-2 8-4 13zM1885 2368c0 2 0 3-1 4s-2 2-4 3-5 2-9 2c-3 0-8 1-13 1s-10-1-13-1c-4 0-7-1-9-2s-3-2-4-3-1-2-1-4v-241h-1l-82 241c-1 2-2 3-3 5-1 1-3 2-5 3-3 1-6 1-9 1-4 1-8 1-13 1s-9 0-13-1c-3 0-6-1-8-2s-4-2-6-3c-1-1-2-2-2-4l-80-241v241c0 2-1 3-1 4-1 1-3 2-5 3s-5 2-8 2c-4 0-8 1-14 1-5 0-9-1-13-1-3 0-6-1-8-2s-4-2-5-3-1-2-1-4v-264c0-7 2-13 6-17 4-5 9-7 16-7h38c6 0 12 1 17 2s9 3 12 6c4 3 7 6 9 10 3 5 5 10 6 16l62 177h1l63-176c2-6 4-12 7-16 2-5 5-8 8-11s6-5 10-6 9-2 14-2h39c4 0 8 1 11 2 2 1 5 3 7 5 1 2 3 4 4 7s1 7 1 10zM2243 1422c0 42-32 76-73 76h-418c-41 170-21 191 261 191v70h-329-241-309v-70c254 0 296-21 256-191h-413c-41 0-73-34-73-76v-848c0-42 32-77 73-77h1193c41 0 74 35 74 77v848z">
          <text:p/>
        </draw:path>
        <draw:g>
          <draw:polygon draw:style-name="gr1" draw:text-style-name="P1" draw:layer="layout" svg:width="13.5cm" svg:height="17.5cm" svg:x="0.635cm" svg:y="0.635cm" svg:viewBox="0 0 13501 17501" draw:points="0,17501 13501,17501 13501,0 0,0">
            <text:p/>
          </draw:polygon>
          <draw:frame draw:style-name="gr51" draw:text-style-name="P2" draw:layer="layout" svg:width="13.5cm" svg:height="17.5cm" svg:x="0.635cm" svg:y="0.635cm">
            <draw:text-box>
              <text:p text:style-name="P10"><text:span text:style-name="T4">On-premises network</text:span></text:p>
              <text:p text:style-name="P10"><text:span text:style-name="T4">192.168.0.0/16</text:span></text:p>
            </draw:text-box>
          </draw:frame>
        </draw:g>
        <draw:g>
          <draw:path draw:style-name="gr33" draw:text-style-name="P9" draw:layer="layout" svg:width="2.54cm" svg:height="2.54cm" svg:x="9.211cm" svg:y="9.842cm" svg:viewBox="0 0 2541 2541" svg:d="M1271 0c-703 0-1271 568-1271 1271 0 701 568 1270 1271 1270 701 0 1270-569 1270-1270 0-703-569-1271-1270-1271zM1154 577v-404h232v404h115l-230 466-232-466zM635 1501l-467-230 467-232v115h404v232h-404zM1386 1906v404h-232v-404h-115l232-467 230 467zM1906 1501v-115h-405v-232h405v-115l466 232z">
            <text:p/>
          </draw:path>
          <draw:frame draw:style-name="gr48" draw:text-style-name="P2" draw:layer="layout" svg:width="5.542cm" svg:height="2.424cm" svg:x="7.71cm" svg:y="8.89cm">
            <draw:text-box>
              <text:p text:style-name="P7"><text:span text:style-name="T8">Gateway</text:span></text:p>
            </draw:text-box>
          </draw:frame>
        </draw:g>
        <draw:polygon draw:style-name="gr2" draw:text-style-name="P2" draw:layer="layout" svg:width="12.383cm" svg:height="14.439cm" svg:x="1.273cm" svg:y="3.096cm" svg:viewBox="0 0 12384 14440" draw:points="0,14440 12384,14440 12384,0 0,0">
          <text:p/>
        </draw:polygon>
        <draw:path draw:style-name="gr52" draw:text-style-name="P11" draw:layer="layout" svg:width="1.993cm" svg:height="0.635cm" svg:x="3.076cm" svg:y="6.858cm" svg:viewBox="0 0 1994 636" svg:d="M1449 0h-72-719-37c99 381-34 436-621 436v200h746 544 704v-200c-587 0-644-54-545-436z">
          <text:p/>
        </draw:path>
        <draw:path draw:style-name="gr52" draw:text-style-name="P11" draw:layer="layout" svg:width="3.048cm" svg:height="2.413cm" svg:x="2.607cm" svg:y="4.445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1.204cm" svg:viewBox="0 0 1994 636" svg:d="M1449 0h-72-719-37c99 381-34 436-621 436v200h746 544 704v-200c-587 0-644-54-545-436z">
          <text:p/>
        </draw:path>
        <draw:path draw:style-name="gr52" draw:text-style-name="P11" draw:layer="layout" svg:width="3.048cm" svg:height="2.413cm" svg:x="2.607cm" svg:y="8.791cm" svg:viewBox="0 0 3049 2414" svg:d="M2864 0h-2699c-92 0-165 88-165 188v2039c0 99 73 187 165 187h2699c92 0 185-88 185-187v-2039c-1-100-93-188-185-188zM2814 254v1905h-2580v-1905l2587-5z">
          <text:p/>
        </draw:path>
        <draw:path draw:style-name="gr52" draw:text-style-name="P11" draw:layer="layout" svg:width="1.993cm" svg:height="0.635cm" svg:x="3.076cm" svg:y="15.431cm" svg:viewBox="0 0 1994 636" svg:d="M1449 0h-72-719-37c99 381-34 436-621 436v200h746 544 704v-200c-587 0-644-54-545-436z">
          <text:p/>
        </draw:path>
        <draw:path draw:style-name="gr52" draw:text-style-name="P11" draw:layer="layout" svg:width="3.048cm" svg:height="2.413cm" svg:x="2.607cm" svg:y="13.017cm" svg:viewBox="0 0 3049 2414" svg:d="M2864 0h-2699c-92 0-165 88-165 188v2039c0 99 73 187 165 187h2699c92 0 185-88 185-187v-2039c-1-100-93-188-185-188zM2814 254v1905h-2580v-1905l2587-5z">
          <text:p/>
        </draw:path>
        <draw:line draw:style-name="gr49" draw:text-style-name="P2" draw:layer="layout" svg:x1="11.78cm" svg:y1="11.113cm" svg:x2="18.072cm" svg:y2="11.113cm">
          <text:p/>
        </draw:line>
        <draw:line draw:style-name="gr70" draw:text-style-name="P2" draw:layer="layout" svg:x1="45.723cm" svg:y1="31.433cm" svg:x2="47.963cm" svg:y2="31.433cm">
          <text:p/>
        </draw:line>
        <draw:line draw:style-name="gr69" draw:text-style-name="P2" draw:layer="layout" svg:x1="45.723cm" svg:y1="32.703cm" svg:x2="48.009cm" svg:y2="32.703cm">
          <text:p/>
        </draw:line>
        <draw:line draw:style-name="gr69" draw:text-style-name="P2" draw:layer="layout" svg:x1="54.613cm" svg:y1="32.703cm" svg:x2="59.516cm" svg:y2="32.703cm">
          <text:p/>
        </draw:line>
        <draw:g>
          <draw:polygon draw:style-name="gr1" draw:text-style-name="P1" draw:layer="layout" svg:width="21.59cm" svg:height="6.985cm" svg:x="15.561cm" svg:y="40.005cm" svg:viewBox="0 0 21591 6986" draw:points="0,6986 21591,6986 21591,0 0,0">
            <text:p/>
          </draw:polygon>
          <draw:frame draw:style-name="gr71" draw:text-style-name="P2" draw:layer="layout" svg:width="21.59cm" svg:height="6.985cm" svg:x="15.561cm" svg:y="40.005cm">
            <draw:text-box>
              <text:p text:style-name="P10"><text:span text:style-name="T4">Partner network</text:span></text:p>
            </draw:text-box>
          </draw:frame>
        </draw:g>
        <draw:polygon draw:style-name="gr2" draw:text-style-name="P2" draw:layer="layout" svg:width="20.161cm" svg:height="5.314cm" svg:x="16.354cm" svg:y="41.041cm" svg:viewBox="0 0 20162 5315" draw:points="0,5315 20162,5315 20162,0 0,0">
          <text:p/>
        </draw:polygon>
        <draw:path draw:style-name="gr3" draw:text-style-name="P3" draw:layer="layout" svg:width="3.048cm" svg:height="3.048cm" svg:x="32.071cm" svg:y="41.656cm" svg:viewBox="0 0 3049 3049" svg:d="M2865 0h-2700c-92 0-165 88-165 187v2040c0 99 73 186 165 186h925c99 381-35 436-622 436v200h747 544 704v-200c-587 0-645-55-545-436h947c91 0 184-87 184-186v-2040c0-99-93-187-184-187zM2815 254v1905h-2581v-1905l2589-5z">
          <text:p/>
        </draw:path>
        <draw:polygon draw:style-name="gr3" draw:text-style-name="P3" draw:layer="layout" svg:width="0.945cm" svg:height="0.599cm" svg:x="33.092cm" svg:y="42.21cm" svg:viewBox="0 0 946 600" draw:points="946,296 472,0 0,296 0,303 472,600 946,303">
          <text:p/>
        </draw:polygon>
        <draw:polygon draw:style-name="gr3" draw:text-style-name="P3" draw:layer="layout" svg:width="0.473cm" svg:height="0.88cm" svg:x="33.613cm" svg:y="42.601cm" svg:viewBox="0 0 474 881" draw:points="0,295 0,881 474,585 474,0">
          <text:p/>
        </draw:polygon>
        <draw:polygon draw:style-name="gr3" draw:text-style-name="P3" draw:layer="layout" svg:width="0.473cm" svg:height="0.88cm" svg:x="33.044cm" svg:y="42.601cm" svg:viewBox="0 0 474 881" draw:points="474,295 0,0 0,585 474,881">
          <text:p/>
        </draw:polygon>
        <draw:frame draw:style-name="gr36" draw:text-style-name="P2" draw:layer="layout" svg:width="6.954cm" svg:height="3.048cm" svg:x="30.118cm" svg:y="45.261cm">
          <draw:text-box>
            <text:p text:style-name="P7"><text:span text:style-name="T1">Federation server</text:span></text:p>
          </draw:text-box>
        </draw:frame>
        <draw:path draw:style-name="gr52" draw:text-style-name="P11" draw:layer="layout" svg:width="1.993cm" svg:height="0.635cm" svg:x="18.316cm" svg:y="44.069cm" svg:viewBox="0 0 1994 636" svg:d="M1449 0h-72-719-37c99 381-34 436-621 436v200h746 544 704v-200c-587 0-644-54-545-436z">
          <text:p/>
        </draw:path>
        <draw:path draw:style-name="gr52" draw:text-style-name="P11" draw:layer="layout" svg:width="3.048cm" svg:height="2.413cm" svg:x="17.847cm" svg:y="41.656cm" svg:viewBox="0 0 3049 2414" svg:d="M2865 0h-2700c-92 0-165 88-165 188v2039c0 99 73 187 165 187h2700c92 0 184-88 184-187v-2039c0-100-92-188-184-188zM2815 254v1905h-2581v-1905l2588-5z">
          <text:p/>
        </draw:path>
        <draw:path draw:style-name="gr52" draw:text-style-name="P11" draw:layer="layout" svg:width="1.993cm" svg:height="0.635cm" svg:x="22.761cm" svg:y="44.069cm" svg:viewBox="0 0 1994 636" svg:d="M1449 0h-72-719-37c99 381-34 436-621 436v200h746 544 704v-200c-587 0-644-54-545-436z">
          <text:p/>
        </draw:path>
        <draw:path draw:style-name="gr52" draw:text-style-name="P11" draw:layer="layout" svg:width="3.048cm" svg:height="2.413cm" svg:x="22.292cm" svg:y="41.656cm" svg:viewBox="0 0 3049 2414" svg:d="M2865 0h-2700c-92 0-165 88-165 188v2039c0 99 73 187 165 187h2700c92 0 184-88 184-187v-2039c0-100-92-188-184-188zM2815 254v1905h-2581v-1905l2588-5z">
          <text:p/>
        </draw:path>
        <draw:path draw:style-name="gr52" draw:text-style-name="P11" draw:layer="layout" svg:width="1.993cm" svg:height="0.635cm" svg:x="27.206cm" svg:y="44.069cm" svg:viewBox="0 0 1994 636" svg:d="M1449 0h-72-719-37c99 381-34 436-621 436v200h746 544 704v-200c-587 0-644-54-545-436z">
          <text:p/>
        </draw:path>
        <draw:path draw:style-name="gr52" draw:text-style-name="P11" draw:layer="layout" svg:width="3.048cm" svg:height="2.413cm" svg:x="26.737cm" svg:y="41.656cm" svg:viewBox="0 0 3049 2414" svg:d="M2865 0h-2700c-92 0-165 88-165 188v2039c0 99 73 187 165 187h2700c92 0 184-88 184-187v-2039c0-100-92-188-184-188zM2815 254v1905h-2581v-1905l2588-5z">
          <text:p/>
        </draw:path>
        <draw:g>
          <draw:polyline draw:style-name="gr72" draw:text-style-name="P2" draw:layer="layout" svg:width="15.546cm" svg:height="7.038cm" svg:x="35.257cm" svg:y="36.83cm" svg:viewBox="0 0 15547 7039" draw:points="15547,0 15547,7039 0,7039">
            <text:p/>
          </draw:polyline>
          <draw:frame draw:style-name="gr39" draw:text-style-name="P2" draw:layer="layout" svg:width="5.314cm" svg:height="1.299cm" svg:x="41.782cm" svg:y="42.69cm">
            <draw:text-box>
              <text:p text:style-name="P7"><text:span text:style-name="T4">Trust relationship</text:span></text:p>
            </draw:text-box>
          </draw:frame>
        </draw:g>
        <draw:polyline draw:style-name="gr70" draw:text-style-name="P2" draw:layer="layout" svg:width="3.175cm" svg:height="8.255cm" svg:x="12.386cm" svg:y="35.243cm" svg:viewBox="0 0 3176 8256" draw:points="3176,8256 0,8256 0,0">
          <text:p/>
        </draw:polyline>
        <draw:path draw:style-name="gr33" draw:text-style-name="P9" draw:layer="layout" svg:width="2.54cm" svg:height="2.54cm" svg:x="5.401cm" svg:y="33.338cm" svg:viewBox="0 0 2541 2541" svg:d="M1271 177c602 0 1092 491 1092 1093 0 603-490 1094-1092 1094-604 0-1094-491-1094-1094 0-602 490-1093 1094-1093zM1271 0c-703 0-1271 568-1271 1270 0 703 568 1271 1271 1271 701 0 1270-568 1270-1271 0-702-569-1270-1270-1270z">
          <text:p/>
        </draw:path>
        <draw:path draw:style-name="gr33" draw:text-style-name="P9" draw:layer="layout" svg:width="1.808cm" svg:height="0.431cm" svg:x="5.755cm" svg:y="35.05cm" svg:viewBox="0 0 1809 432" svg:d="M1809 326c-32 38-66 73-102 106-202-174-487-285-803-285s-600 111-802 285c-36-33-71-69-102-106 228-201 548-326 904-326s676 125 905 326z">
          <text:p/>
        </draw:path>
        <draw:path draw:style-name="gr33" draw:text-style-name="P9" draw:layer="layout" svg:width="1.808cm" svg:height="0.431cm" svg:x="5.778cm" svg:y="33.733cm" svg:viewBox="0 0 1809 432" svg:d="M1809 105c-32-37-66-72-102-105-202 174-487 284-803 284s-600-110-802-284c-36 33-71 68-102 105 228 202 548 327 904 327s676-125 905-327z">
          <text:p/>
        </draw:path>
        <draw:polygon draw:style-name="gr33" draw:text-style-name="P9" draw:layer="layout" svg:width="2.363cm" svg:height="0.177cm" svg:x="5.46cm" svg:y="34.519cm" svg:viewBox="0 0 2364 178" draw:points="0,178 2364,178 2364,0 0,0">
          <text:p/>
        </draw:polygon>
        <draw:polygon draw:style-name="gr33" draw:text-style-name="P9" draw:layer="layout" svg:width="0.177cm" svg:height="2.422cm" svg:x="6.582cm" svg:y="33.406cm" svg:viewBox="0 0 178 2423" draw:points="0,2423 178,2423 178,0 0,0">
          <text:p/>
        </draw:polygon>
        <draw:path draw:style-name="gr33" draw:text-style-name="P9" draw:layer="layout" svg:width="1.684cm" svg:height="2.392cm" svg:x="5.829cm" svg:y="33.411cm" svg:viewBox="0 0 1685 2393" svg:d="M842 2393c-465 0-842-537-842-1196 0-661 377-1197 842-1197s843 536 843 1197c0 659-378 1196-843 1196zM842 147c-382 0-695 471-695 1050 0 578 313 1048 695 1048 383 0 695-470 695-1048 0-579-312-1050-695-1050z">
          <text:p/>
        </draw:path>
        <draw:frame draw:style-name="gr34" draw:text-style-name="P2" draw:layer="layout" svg:width="5.671cm" svg:height="2.481cm" svg:x="3.834cm" svg:y="36.215cm">
          <draw:text-box>
            <text:p/>
          </draw:text-box>
        </draw:frame>
        <draw:line draw:style-name="gr69" draw:text-style-name="P2" draw:layer="layout" svg:x1="7.941cm" svg:y1="34.608cm" svg:x2="10.481cm" svg:y2="34.608cm">
          <text:p/>
        </draw:line>
        <draw:g>
          <draw:line draw:style-name="gr61" draw:text-style-name="P2" draw:layer="layout" svg:x1="0.635cm" svg:y1="19.844cm" svg:x2="4.021cm" svg:y2="19.844cm">
            <text:p/>
          </draw:line>
          <draw:frame draw:style-name="gr39" draw:text-style-name="P2" draw:layer="layout" svg:width="5.275cm" svg:height="1.299cm" svg:x="4.448cm" svg:y="19.195cm">
            <draw:text-box>
              <text:p text:style-name="P4"><text:span text:style-name="T4">Web app request</text:span></text:p>
            </draw:text-box>
          </draw:frame>
        </draw:g>
        <draw:g>
          <draw:line draw:style-name="gr73" draw:text-style-name="P2" draw:layer="layout" svg:x1="0.635cm" svg:y1="21.114cm" svg:x2="4.021cm" svg:y2="21.114cm">
            <text:p/>
          </draw:line>
          <draw:frame draw:style-name="gr39" draw:text-style-name="P2" draw:layer="layout" svg:width="9.754cm" svg:height="1.299cm" svg:x="4.448cm" svg:y="20.465cm">
            <draw:text-box>
              <text:p text:style-name="P4"><text:span text:style-name="T4">Federated authentication request</text:span></text:p>
            </draw:text-box>
          </draw:frame>
        </draw:g>
        <draw:g>
          <draw:line draw:style-name="gr68" draw:text-style-name="P2" draw:layer="layout" svg:x1="0.635cm" svg:y1="22.384cm" svg:x2="4.021cm" svg:y2="22.384cm">
            <text:p/>
          </draw:line>
          <draw:frame draw:style-name="gr39" draw:text-style-name="P2" draw:layer="layout" svg:width="6.854cm" svg:height="1.299cm" svg:x="4.514cm" svg:y="21.735cm">
            <draw:text-box>
              <text:p text:style-name="P4"><text:span text:style-name="T4">Authentication request</text:span></text:p>
            </draw:text-box>
          </draw:frame>
        </draw:g>
        <draw:line draw:style-name="gr69" draw:text-style-name="P2" draw:layer="layout" svg:x1="61.281cm" svg:y1="16.827cm" svg:x2="61.281cm" svg:y2="25.359cm">
          <text:p/>
        </draw:line>
        <draw:line draw:style-name="gr13" draw:text-style-name="P2" draw:layer="layout" svg:x1="45.723cm" svg:y1="12.065cm" svg:x2="47.469cm" svg:y2="12.065cm">
          <text:p/>
        </draw:line>
        <draw:line draw:style-name="gr13" draw:text-style-name="P2" draw:layer="layout" svg:x1="54.613cm" svg:y1="12.065cm" svg:x2="56.359cm" svg:y2="12.065cm">
          <text:p/>
        </draw:line>
        <draw:line draw:style-name="gr60" draw:text-style-name="P2" draw:layer="layout" svg:x1="36.41cm" svg:y1="12.065cm" svg:x2="38.579cm" svg:y2="12.065cm">
          <text:p/>
        </draw:line>
        <draw:polyline draw:style-name="gr13" draw:text-style-name="P2" draw:layer="layout" svg:width="3.81cm" svg:height="8.531cm" svg:x="19.371cm" svg:y="12.424cm" svg:viewBox="0 0 3811 8532" draw:points="0,0 0,8532 3811,8532">
          <text:p/>
        </draw:poly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pitch="variable"/>
    <style:font-face style:name="Segoe UI1" svg:font-family="'Segoe UI'"/>
    <style:font-face style:name="Segoe UI2"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arker_5f_0" draw:display-name="Marker_0" svg:viewBox="0 0 20 30" svg:d="M10 0l-10 30h20z"/>
    <draw:marker draw:name="Marker_5f_1" draw:display-name="Marker_1" svg:viewBox="0 0 20 20" svg:d="M10 0l-10 20h20z"/>
    <draw:stroke-dash draw:name="Dash_5f_0" draw:display-name="Dash_0" draw:style="round" draw:dots1="1" draw:dots1-length="100%" draw:dots2="1" draw:dots2-length="100%" draw:distance="200%"/>
    <draw:stroke-dash draw:name="Dash_5f_1" draw:display-name="Dash_1" draw:style="round" draw:dots1="1" draw:dots1-length="600%" draw:dots2="1" draw:dots2-length="600%" draw:distance="300%"/>
    <draw:stroke-dash draw:name="Dash_5f_2" draw:display-name="Dash_2" draw:style="round" draw:dots1="1" draw:dots1-length="200%" draw:dots2="1" draw:dots2-length="200%" draw:distance="200%"/>
    <draw:stroke-dash draw:name="Dash_5f_3" draw:display-name="Dash_3" draw:style="rect" draw:dots1="1" draw:dots1-length="600%" draw:dots2="1" draw:dots2-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46.1cm" fo:page-height="134.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style:master-page style:name="PM7" style:page-layout-name="PM0" draw:style-name="Mdp1"/>
    <style:master-page style:name="PM8" style:page-layout-name="PM0" draw:style-name="Mdp1"/>
    <style:master-page style:name="PM9" style:page-layout-name="PM0" draw:style-name="Mdp1"/>
    <style:master-page style:name="PM10" style:page-layout-name="PM0" draw:style-name="Mdp1"/>
    <style:master-page style:name="PM11" style:page-layout-name="PM0" draw:style-name="Mdp1"/>
    <style:master-page style:name="PM12" style:page-layout-name="PM0" draw:style-name="Mdp1"/>
    <style:master-page style:name="PM13" style:page-layout-name="PM0" draw:style-name="Mdp1"/>
    <style:master-page style:name="PM14"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19-03-12T10:50:32Z</dc:date>
    <dc:language>en-US</dc:language>
    <meta:creation-date>2016-09-01T21:41:21Z</meta:creation-date>
    <meta:initial-creator>Telmo Sampaio</meta:initial-creator>
    <meta:generator>LibreOffice/7.2.0.4$Linux_X86_64 LibreOffice_project/9a9c6381e3f7a62afc1329bd359cc48accb6435b</meta:generator>
    <meta:document-statistic meta:object-count="2635"/>
  </office:meta>
</office:document-meta>
</file>